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4" style:family="table-cell" style:parent-style-name="Default">
      <style:table-cell-properties fo:border="0.002cm solid #ff3333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able-cell-properties fo:background-color="#cccccc"/>
    </style:style>
    <style:style style:name="ce5" style:family="table-cell" style:parent-style-name="Default">
      <style:table-cell-properties fo:background-color="#eeeeee" fo:border="none"/>
    </style:style>
    <style:style style:name="ce6" style:family="table-cell" style:parent-style-name="Default" style:data-style-name="N10">
      <style:table-cell-properties fo:background-color="#eeeeee"/>
    </style:style>
    <style:style style:name="ce7" style:family="table-cell" style:parent-style-name="Default">
      <style:table-cell-properties fo:background-color="#eeeeee"/>
    </style:style>
    <style:style style:name="ce8" style:family="table-cell" style:parent-style-name="Default" style:data-style-name="N11"/>
    <style:style style:name="ce13" style:family="table-cell" style:parent-style-name="Default" style:data-style-name="N113">
      <style:table-cell-properties fo:background-color="#eeeeee"/>
    </style:style>
    <style:style style:name="ce15" style:family="table-cell" style:parent-style-name="Default" style:data-style-name="N11">
      <style:table-cell-properties fo:background-color="#eeeeee"/>
    </style:style>
    <style:style style:name="ce11" style:family="table-cell" style:parent-style-name="Default" style:data-style-name="N112"/>
    <style:style style:name="ce12" style:family="table-cell" style:parent-style-name="Default" style:data-style-name="N10"/>
    <style:style style:name="ce14" style:family="table-cell" style:parent-style-name="Default" style:data-style-name="N113"/>
    <style:style style:name="ce16" style:family="table-cell" style:parent-style-name="Default" style:data-style-name="N113">
      <style:table-cell-properties fo:border="0.002cm solid #ff3333"/>
    </style:style>
    <style:style style:name="ce17" style:family="table-cell" style:parent-style-name="Default" style:data-style-name="N11">
      <style:table-cell-properties fo:background-color="#eeeeee"/>
      <style:text-properties style:use-window-font-color="tru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Weapon strength" table:style-name="ta1" table:print="false">
        <table:table-column table:style-name="co1" table:number-columns-repeated="3" table:default-cell-style-name="Default"/>
        <table:table-column table:style-name="co1" table:default-cell-style-name="ce11"/>
        <table:table-column table:style-name="co1" table:number-columns-repeated="4" table:default-cell-style-name="Default"/>
        <table:table-row table:style-name="ro1">
          <table:table-cell office:value-type="string">
            <text:p>Weapon strength at different levels (greatsword, max strength)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Green</text:p>
          </table:table-cell>
          <table:table-cell office:value-type="string">
            <text:p>Yellow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>
            <text:p>Level</text:p>
          </table:table-cell>
          <table:table-cell office:value-type="string">
            <text:p>Blue</text:p>
          </table:table-cell>
          <table:table-cell office:value-type="string">
            <text:p>White</text:p>
          </table:table-cell>
          <table:table-cell table:style-name="Default" office:value-type="string">
            <text:p>Blue/White</text:p>
          </table:table-cell>
          <table:table-cell office:value-type="string">
            <text:p>White * 1,25</text:p>
          </table:table-cell>
          <table:table-cell/>
          <table:table-cell office:value-type="string">
            <text:p>Orange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/>
          <table:table-cell table:formula="of:=[.B5]/[.C5]" office:value-type="float" office:value="0">
            <text:p>#JAKO/0!</text:p>
          </table:table-cell>
          <table:table-cell table:formula="of:=[.C5]*1.25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  <table:table-cell table:formula="of:=[.B6]/[.C6]" office:value-type="float" office:value="0">
            <text:p>#JAKO/0!</text:p>
          </table:table-cell>
          <table:table-cell table:formula="of:=[.C6]*1.25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74">
            <text:p>174</text:p>
          </table:table-cell>
          <table:table-cell/>
          <table:table-cell table:formula="of:=[.B7]/[.C7]" office:value-type="float" office:value="0">
            <text:p>#JAKO/0!</text:p>
          </table:table-cell>
          <table:table-cell table:formula="of:=[.C7]*1.25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142">
            <text:p>142</text:p>
          </table:table-cell>
          <table:table-cell table:formula="of:=[.B8]/[.C8]" office:value-type="float" office:value="0">
            <text:p>0,00000</text:p>
          </table:table-cell>
          <table:table-cell table:formula="of:=[.C8]*1.25" office:value-type="float" office:value="177.5">
            <text:p>177,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80">
            <text:p>180</text:p>
          </table:table-cell>
          <table:table-cell/>
          <table:table-cell table:formula="of:=[.B9]/[.C9]" office:value-type="float" office:value="0">
            <text:p>#JAKO/0!</text:p>
          </table:table-cell>
          <table:table-cell table:formula="of:=[.C9]*1.25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83">
            <text:p>183</text:p>
          </table:table-cell>
          <table:table-cell/>
          <table:table-cell table:formula="of:=[.B10]/[.C10]" office:value-type="float" office:value="0">
            <text:p>#JAKO/0!</text:p>
          </table:table-cell>
          <table:table-cell table:formula="of:=[.C10]*1.25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87">
            <text:p>187</text:p>
          </table:table-cell>
          <table:table-cell/>
          <table:table-cell table:formula="of:=[.B11]/[.C11]" office:value-type="float" office:value="0">
            <text:p>#JAKO/0!</text:p>
          </table:table-cell>
          <table:table-cell table:formula="of:=[.C11]*1.25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2">
            <text:p>192</text:p>
          </table:table-cell>
          <table:table-cell office:value-type="float" office:value="152">
            <text:p>152</text:p>
          </table:table-cell>
          <table:table-cell table:formula="of:=[.B12]/[.C12]" office:value-type="float" office:value="1.26315789473684">
            <text:p>1,26316</text:p>
          </table:table-cell>
          <table:table-cell table:formula="of:=[.C12]*1.25" office:value-type="float" office:value="190">
            <text:p>190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6">
            <text:p>196</text:p>
          </table:table-cell>
          <table:table-cell/>
          <table:table-cell table:formula="of:=[.B13]/[.C13]" office:value-type="float" office:value="0">
            <text:p>#JAKO/0!</text:p>
          </table:table-cell>
          <table:table-cell table:formula="of:=[.C13]*1.25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1">
            <text:p>201</text:p>
          </table:table-cell>
          <table:table-cell office:value-type="float" office:value="160">
            <text:p>160</text:p>
          </table:table-cell>
          <table:table-cell table:formula="of:=[.B14]/[.C14]" office:value-type="float" office:value="1.25625">
            <text:p>1,25625</text:p>
          </table:table-cell>
          <table:table-cell table:formula="of:=[.C14]*1.25" office:value-type="float" office:value="200">
            <text:p>200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06">
            <text:p>206</text:p>
          </table:table-cell>
          <table:table-cell/>
          <table:table-cell table:formula="of:=[.B15]/[.C15]" office:value-type="float" office:value="0">
            <text:p>#JAKO/0!</text:p>
          </table:table-cell>
          <table:table-cell table:formula="of:=[.C15]*1.25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10">
            <text:p>210</text:p>
          </table:table-cell>
          <table:table-cell office:value-type="float" office:value="167">
            <text:p>167</text:p>
          </table:table-cell>
          <table:table-cell table:formula="of:=[.B16]/[.C16]" office:value-type="float" office:value="1.25748502994012">
            <text:p>1,25749</text:p>
          </table:table-cell>
          <table:table-cell table:formula="of:=[.C16]*1.25" office:value-type="float" office:value="208.75">
            <text:p>208,75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15">
            <text:p>215</text:p>
          </table:table-cell>
          <table:table-cell/>
          <table:table-cell table:formula="of:=[.B17]/[.C17]" office:value-type="float" office:value="0">
            <text:p>#JAKO/0!</text:p>
          </table:table-cell>
          <table:table-cell table:formula="of:=[.C17]*1.25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19">
            <text:p>219</text:p>
          </table:table-cell>
          <table:table-cell/>
          <table:table-cell table:formula="of:=[.B18]/[.C18]" office:value-type="float" office:value="0">
            <text:p>#JAKO/0!</text:p>
          </table:table-cell>
          <table:table-cell table:formula="of:=[.C18]*1.25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24">
            <text:p>224</text:p>
          </table:table-cell>
          <table:table-cell office:value-type="float" office:value="178">
            <text:p>178</text:p>
          </table:table-cell>
          <table:table-cell table:formula="of:=[.B19]/[.C19]" office:value-type="float" office:value="1.25842696629213">
            <text:p>1,25843</text:p>
          </table:table-cell>
          <table:table-cell table:formula="of:=[.C19]*1.25" office:value-type="float" office:value="222.5">
            <text:p>222,5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29">
            <text:p>229</text:p>
          </table:table-cell>
          <table:table-cell office:value-type="float" office:value="182">
            <text:p>182</text:p>
          </table:table-cell>
          <table:table-cell table:formula="of:=[.B20]/[.C20]" office:value-type="float" office:value="1.25824175824176">
            <text:p>1,25824</text:p>
          </table:table-cell>
          <table:table-cell table:formula="of:=[.C20]*1.25" office:value-type="float" office:value="227.5">
            <text:p>227,5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34">
            <text:p>234</text:p>
          </table:table-cell>
          <table:table-cell/>
          <table:table-cell table:formula="of:=[.B21]/[.C21]" office:value-type="float" office:value="0">
            <text:p>#JAKO/0!</text:p>
          </table:table-cell>
          <table:table-cell table:formula="of:=[.C21]*1.25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40">
            <text:p>240</text:p>
          </table:table-cell>
          <table:table-cell/>
          <table:table-cell table:formula="of:=[.B22]/[.C22]" office:value-type="float" office:value="0">
            <text:p>#JAKO/0!</text:p>
          </table:table-cell>
          <table:table-cell table:formula="of:=[.C22]*1.25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45">
            <text:p>245</text:p>
          </table:table-cell>
          <table:table-cell/>
          <table:table-cell table:formula="of:=[.B23]/[.C23]" office:value-type="float" office:value="0">
            <text:p>#JAKO/0!</text:p>
          </table:table-cell>
          <table:table-cell table:formula="of:=[.C23]*1.25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float" office:value="199">
            <text:p>199</text:p>
          </table:table-cell>
          <table:table-cell table:formula="of:=[.B24]/[.C24]" office:value-type="float" office:value="0">
            <text:p>0,00000</text:p>
          </table:table-cell>
          <table:table-cell table:formula="of:=[.C24]*1.25" office:value-type="float" office:value="248.75">
            <text:p>248,75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56">
            <text:p>256</text:p>
          </table:table-cell>
          <table:table-cell/>
          <table:table-cell table:formula="of:=[.B25]/[.C25]" office:value-type="float" office:value="0">
            <text:p>#JAKO/0!</text:p>
          </table:table-cell>
          <table:table-cell table:formula="of:=[.C25]*1.25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62">
            <text:p>262</text:p>
          </table:table-cell>
          <table:table-cell/>
          <table:table-cell table:formula="of:=[.B26]/[.C26]" office:value-type="float" office:value="0">
            <text:p>#JAKO/0!</text:p>
          </table:table-cell>
          <table:table-cell table:formula="of:=[.C26]*1.25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68">
            <text:p>268</text:p>
          </table:table-cell>
          <table:table-cell/>
          <table:table-cell table:formula="of:=[.B27]/[.C27]" office:value-type="float" office:value="0">
            <text:p>#JAKO/0!</text:p>
          </table:table-cell>
          <table:table-cell table:formula="of:=[.C27]*1.25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73">
            <text:p>273</text:p>
          </table:table-cell>
          <table:table-cell office:value-type="float" office:value="217">
            <text:p>217</text:p>
          </table:table-cell>
          <table:table-cell table:formula="of:=[.B28]/[.C28]" office:value-type="float" office:value="1.25806451612903">
            <text:p>1,25806</text:p>
          </table:table-cell>
          <table:table-cell table:formula="of:=[.C28]*1.25" office:value-type="float" office:value="271.25">
            <text:p>271,25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79">
            <text:p>279</text:p>
          </table:table-cell>
          <table:table-cell office:value-type="float" office:value="222">
            <text:p>222</text:p>
          </table:table-cell>
          <table:table-cell table:formula="of:=[.B29]/[.C29]" office:value-type="float" office:value="1.25675675675676">
            <text:p>1,25676</text:p>
          </table:table-cell>
          <table:table-cell table:formula="of:=[.C29]*1.25" office:value-type="float" office:value="277.5">
            <text:p>277,5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84">
            <text:p>284</text:p>
          </table:table-cell>
          <table:table-cell/>
          <table:table-cell table:formula="of:=[.B30]/[.C30]" office:value-type="float" office:value="0">
            <text:p>#JAKO/0!</text:p>
          </table:table-cell>
          <table:table-cell table:formula="of:=[.C30]*1.25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92">
            <text:p>292</text:p>
          </table:table-cell>
          <table:table-cell/>
          <table:table-cell table:formula="of:=[.B31]/[.C31]" office:value-type="float" office:value="0">
            <text:p>#JAKO/0!</text:p>
          </table:table-cell>
          <table:table-cell table:formula="of:=[.C31]*1.25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99">
            <text:p>299</text:p>
          </table:table-cell>
          <table:table-cell office:value-type="float" office:value="237">
            <text:p>237</text:p>
          </table:table-cell>
          <table:table-cell table:formula="of:=[.B32]/[.C32]" office:value-type="float" office:value="1.26160337552743">
            <text:p>1,26160</text:p>
          </table:table-cell>
          <table:table-cell table:formula="of:=[.C32]*1.25" office:value-type="float" office:value="296.25">
            <text:p>296,25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06">
            <text:p>306</text:p>
          </table:table-cell>
          <table:table-cell/>
          <table:table-cell table:formula="of:=[.B33]/[.C33]" office:value-type="float" office:value="0">
            <text:p>#JAKO/0!</text:p>
          </table:table-cell>
          <table:table-cell table:formula="of:=[.C33]*1.25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14">
            <text:p>314</text:p>
          </table:table-cell>
          <table:table-cell office:value-type="float" office:value="249">
            <text:p>249</text:p>
          </table:table-cell>
          <table:table-cell table:formula="of:=[.B34]/[.C34]" office:value-type="float" office:value="1.26104417670683">
            <text:p>1,26104</text:p>
          </table:table-cell>
          <table:table-cell table:formula="of:=[.C34]*1.25" office:value-type="float" office:value="311.25">
            <text:p>311,25</text:p>
          </table:table-cell>
          <table:table-cell table:number-columns-repeated="3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21">
            <text:p>321</text:p>
          </table:table-cell>
          <table:table-cell/>
          <table:table-cell table:formula="of:=[.B35]/[.C35]" office:value-type="float" office:value="0">
            <text:p>#JAKO/0!</text:p>
          </table:table-cell>
          <table:table-cell table:formula="of:=[.C35]*1.25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29">
            <text:p>329</text:p>
          </table:table-cell>
          <table:table-cell office:value-type="float" office:value="261">
            <text:p>261</text:p>
          </table:table-cell>
          <table:table-cell table:formula="of:=[.B36]/[.C36]" office:value-type="float" office:value="1.26053639846743">
            <text:p>1,26054</text:p>
          </table:table-cell>
          <table:table-cell table:formula="of:=[.C36]*1.25" office:value-type="float" office:value="326.25">
            <text:p>326,25</text:p>
          </table:table-cell>
          <table:table-cell table:number-columns-repeated="3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36">
            <text:p>336</text:p>
          </table:table-cell>
          <table:table-cell/>
          <table:table-cell table:formula="of:=[.B37]/[.C37]" office:value-type="float" office:value="0">
            <text:p>#JAKO/0!</text:p>
          </table:table-cell>
          <table:table-cell table:formula="of:=[.C37]*1.25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43">
            <text:p>343</text:p>
          </table:table-cell>
          <table:table-cell/>
          <table:table-cell table:formula="of:=[.B38]/[.C38]" office:value-type="float" office:value="0">
            <text:p>#JAKO/0!</text:p>
          </table:table-cell>
          <table:table-cell table:formula="of:=[.C38]*1.25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5">
            <text:p>35</text:p>
          </table:table-cell>
          <table:table-cell/>
          <table:table-cell office:value-type="float" office:value="279">
            <text:p>279</text:p>
          </table:table-cell>
          <table:table-cell table:formula="of:=[.B39]/[.C39]" office:value-type="float" office:value="0">
            <text:p>0,00000</text:p>
          </table:table-cell>
          <table:table-cell table:formula="of:=[.C39]*1.25" office:value-type="float" office:value="348.75">
            <text:p>348,75</text:p>
          </table:table-cell>
          <table:table-cell table:number-columns-repeated="3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58">
            <text:p>358</text:p>
          </table:table-cell>
          <table:table-cell office:value-type="float" office:value="285">
            <text:p>285</text:p>
          </table:table-cell>
          <table:table-cell table:formula="of:=[.B40]/[.C40]" office:value-type="float" office:value="1.25614035087719">
            <text:p>1,25614</text:p>
          </table:table-cell>
          <table:table-cell table:formula="of:=[.C40]*1.25" office:value-type="float" office:value="356.25">
            <text:p>356,25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66">
            <text:p>366</text:p>
          </table:table-cell>
          <table:table-cell/>
          <table:table-cell table:formula="of:=[.B41]/[.C41]" office:value-type="float" office:value="0">
            <text:p>#JAKO/0!</text:p>
          </table:table-cell>
          <table:table-cell table:formula="of:=[.C41]*1.25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75">
            <text:p>375</text:p>
          </table:table-cell>
          <table:table-cell/>
          <table:table-cell table:formula="of:=[.B42]/[.C42]" office:value-type="float" office:value="0">
            <text:p>#JAKO/0!</text:p>
          </table:table-cell>
          <table:table-cell table:formula="of:=[.C42]*1.25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83">
            <text:p>383</text:p>
          </table:table-cell>
          <table:table-cell/>
          <table:table-cell table:formula="of:=[.B43]/[.C43]" office:value-type="float" office:value="0">
            <text:p>#JAKO/0!</text:p>
          </table:table-cell>
          <table:table-cell table:formula="of:=[.C43]*1.25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91">
            <text:p>391</text:p>
          </table:table-cell>
          <table:table-cell office:value-type="float" office:value="311">
            <text:p>311</text:p>
          </table:table-cell>
          <table:table-cell table:formula="of:=[.B44]/[.C44]" office:value-type="float" office:value="1.2572347266881">
            <text:p>1,25723</text:p>
          </table:table-cell>
          <table:table-cell table:formula="of:=[.C44]*1.25" office:value-type="float" office:value="388.75">
            <text:p>388,75</text:p>
          </table:table-cell>
          <table:table-cell table:number-columns-repeated="3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00">
            <text:p>400</text:p>
          </table:table-cell>
          <table:table-cell/>
          <table:table-cell table:formula="of:=[.B45]/[.C45]" office:value-type="float" office:value="0">
            <text:p>#JAKO/0!</text:p>
          </table:table-cell>
          <table:table-cell table:formula="of:=[.C45]*1.25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408">
            <text:p>408</text:p>
          </table:table-cell>
          <table:table-cell/>
          <table:table-cell table:formula="of:=[.B46]/[.C46]" office:value-type="float" office:value="0">
            <text:p>#JAKO/0!</text:p>
          </table:table-cell>
          <table:table-cell table:formula="of:=[.C46]*1.25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416">
            <text:p>416</text:p>
          </table:table-cell>
          <table:table-cell/>
          <table:table-cell table:formula="of:=[.B47]/[.C47]" office:value-type="float" office:value="0">
            <text:p>#JAKO/0!</text:p>
          </table:table-cell>
          <table:table-cell table:formula="of:=[.C47]*1.25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425">
            <text:p>425</text:p>
          </table:table-cell>
          <table:table-cell office:value-type="float" office:value="338">
            <text:p>338</text:p>
          </table:table-cell>
          <table:table-cell table:formula="of:=[.B48]/[.C48]" office:value-type="float" office:value="1.25739644970414">
            <text:p>1,25740</text:p>
          </table:table-cell>
          <table:table-cell table:formula="of:=[.C48]*1.25" office:value-type="float" office:value="422.5">
            <text:p>422,5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433">
            <text:p>433</text:p>
          </table:table-cell>
          <table:table-cell office:value-type="float" office:value="345">
            <text:p>345</text:p>
          </table:table-cell>
          <table:table-cell table:formula="of:=[.B49]/[.C49]" office:value-type="float" office:value="1.25507246376812">
            <text:p>1,25507</text:p>
          </table:table-cell>
          <table:table-cell table:formula="of:=[.C49]*1.25" office:value-type="float" office:value="431.25">
            <text:p>431,25</text:p>
          </table:table-cell>
          <table:table-cell table:number-columns-repeated="3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441">
            <text:p>441</text:p>
          </table:table-cell>
          <table:table-cell/>
          <table:table-cell table:formula="of:=[.B50]/[.C50]" office:value-type="float" office:value="0">
            <text:p>#JAKO/0!</text:p>
          </table:table-cell>
          <table:table-cell table:formula="of:=[.C50]*1.25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451">
            <text:p>451</text:p>
          </table:table-cell>
          <table:table-cell/>
          <table:table-cell table:formula="of:=[.B51]/[.C51]" office:value-type="float" office:value="0">
            <text:p>#JAKO/0!</text:p>
          </table:table-cell>
          <table:table-cell table:formula="of:=[.C51]*1.25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462">
            <text:p>462</text:p>
          </table:table-cell>
          <table:table-cell office:value-type="float" office:value="367">
            <text:p>367</text:p>
          </table:table-cell>
          <table:table-cell table:formula="of:=[.B52]/[.C52]" office:value-type="float" office:value="1.25885558583106">
            <text:p>1,25886</text:p>
          </table:table-cell>
          <table:table-cell table:formula="of:=[.C52]*1.25" office:value-type="float" office:value="458.75">
            <text:p>458,75</text:p>
          </table:table-cell>
          <table:table-cell table:number-columns-repeated="3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472">
            <text:p>472</text:p>
          </table:table-cell>
          <table:table-cell/>
          <table:table-cell table:formula="of:=[.B53]/[.C53]" office:value-type="float" office:value="0">
            <text:p>#JAKO/0!</text:p>
          </table:table-cell>
          <table:table-cell table:formula="of:=[.C53]*1.25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0">
            <text:p>50</text:p>
          </table:table-cell>
          <table:table-cell/>
          <table:table-cell office:value-type="float" office:value="383">
            <text:p>383</text:p>
          </table:table-cell>
          <table:table-cell table:formula="of:=[.B54]/[.C54]" office:value-type="float" office:value="0">
            <text:p>0,00000</text:p>
          </table:table-cell>
          <table:table-cell table:formula="of:=[.C54]*1.25" office:value-type="float" office:value="478.75">
            <text:p>478,75</text:p>
          </table:table-cell>
          <table:table-cell table:number-columns-repeated="3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492">
            <text:p>492</text:p>
          </table:table-cell>
          <table:table-cell/>
          <table:table-cell table:formula="of:=[.B55]/[.C55]" office:value-type="float" office:value="0">
            <text:p>#JAKO/0!</text:p>
          </table:table-cell>
          <table:table-cell table:formula="of:=[.C55]*1.25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502">
            <text:p>502</text:p>
          </table:table-cell>
          <table:table-cell office:value-type="float" office:value="400">
            <text:p>400</text:p>
          </table:table-cell>
          <table:table-cell table:formula="of:=[.B56]/[.C56]" office:value-type="float" office:value="1.255">
            <text:p>1,25500</text:p>
          </table:table-cell>
          <table:table-cell table:formula="of:=[.C56]*1.25" office:value-type="float" office:value="500">
            <text:p>500</text:p>
          </table:table-cell>
          <table:table-cell table:number-columns-repeated="3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512">
            <text:p>512</text:p>
          </table:table-cell>
          <table:table-cell/>
          <table:table-cell table:formula="of:=[.B57]/[.C57]" office:value-type="float" office:value="0">
            <text:p>#JAKO/0!</text:p>
          </table:table-cell>
          <table:table-cell table:formula="of:=[.C57]*1.25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523">
            <text:p>523</text:p>
          </table:table-cell>
          <table:table-cell/>
          <table:table-cell table:formula="of:=[.B58]/[.C58]" office:value-type="float" office:value="0">
            <text:p>#JAKO/0!</text:p>
          </table:table-cell>
          <table:table-cell table:formula="of:=[.C58]*1.25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533">
            <text:p>533</text:p>
          </table:table-cell>
          <table:table-cell office:value-type="float" office:value="425">
            <text:p>425</text:p>
          </table:table-cell>
          <table:table-cell table:formula="of:=[.B59]/[.C59]" office:value-type="float" office:value="1.25411764705882">
            <text:p>1,25412</text:p>
          </table:table-cell>
          <table:table-cell table:formula="of:=[.C59]*1.25" office:value-type="float" office:value="531.25">
            <text:p>531,25</text:p>
          </table:table-cell>
          <table:table-cell table:number-columns-repeated="3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543">
            <text:p>543</text:p>
          </table:table-cell>
          <table:table-cell office:value-type="float" office:value="433">
            <text:p>433</text:p>
          </table:table-cell>
          <table:table-cell table:formula="of:=[.B60]/[.C60]" office:value-type="float" office:value="1.2540415704388">
            <text:p>1,25404</text:p>
          </table:table-cell>
          <table:table-cell table:formula="of:=[.C60]*1.25" office:value-type="float" office:value="541.25">
            <text:p>541,25</text:p>
          </table:table-cell>
          <table:table-cell table:number-columns-repeated="3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554">
            <text:p>554</text:p>
          </table:table-cell>
          <table:table-cell/>
          <table:table-cell table:formula="of:=[.B61]/[.C61]" office:value-type="float" office:value="0">
            <text:p>#JAKO/0!</text:p>
          </table:table-cell>
          <table:table-cell table:formula="of:=[.C61]*1.25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565">
            <text:p>565</text:p>
          </table:table-cell>
          <table:table-cell/>
          <table:table-cell table:formula="of:=[.B62]/[.C62]" office:value-type="float" office:value="0">
            <text:p>#JAKO/0!</text:p>
          </table:table-cell>
          <table:table-cell table:formula="of:=[.C62]*1.25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576">
            <text:p>576</text:p>
          </table:table-cell>
          <table:table-cell/>
          <table:table-cell table:formula="of:=[.B63]/[.C63]" office:value-type="float" office:value="0">
            <text:p>#JAKO/0!</text:p>
          </table:table-cell>
          <table:table-cell table:formula="of:=[.C63]*1.25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87">
            <text:p>587</text:p>
          </table:table-cell>
          <table:table-cell office:value-type="float" office:value="468">
            <text:p>468</text:p>
          </table:table-cell>
          <table:table-cell table:formula="of:=[.B64]/[.C64]" office:value-type="float" office:value="1.2542735042735">
            <text:p>1,25427</text:p>
          </table:table-cell>
          <table:table-cell table:formula="of:=[.C64]*1.25" office:value-type="float" office:value="585">
            <text:p>585</text:p>
          </table:table-cell>
          <table:table-cell table:number-columns-repeated="3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598">
            <text:p>598</text:p>
          </table:table-cell>
          <table:table-cell/>
          <table:table-cell table:formula="of:=[.B65]/[.C65]" office:value-type="float" office:value="0">
            <text:p>#JAKO/0!</text:p>
          </table:table-cell>
          <table:table-cell table:formula="of:=[.C65]*1.25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609">
            <text:p>609</text:p>
          </table:table-cell>
          <table:table-cell/>
          <table:table-cell table:formula="of:=[.B66]/[.C66]" office:value-type="float" office:value="0">
            <text:p>#JAKO/0!</text:p>
          </table:table-cell>
          <table:table-cell table:formula="of:=[.C66]*1.25" office:value-type="float" office:value="0">
            <text:p>0</text:p>
          </table:table-cell>
          <table:table-cell/>
          <table:table-cell office:value-type="float" office:value="803">
            <text:p>803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621">
            <text:p>621</text:p>
          </table:table-cell>
          <table:table-cell/>
          <table:table-cell table:formula="of:=[.B67]/[.C67]" office:value-type="float" office:value="0">
            <text:p>#JAKO/0!</text:p>
          </table:table-cell>
          <table:table-cell table:formula="of:=[.C67]*1.25" office:value-type="float" office:value="0">
            <text:p>0</text:p>
          </table:table-cell>
          <table:table-cell/>
          <table:table-cell office:value-type="float" office:value="817">
            <text:p>817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632">
            <text:p>632</text:p>
          </table:table-cell>
          <table:table-cell office:value-type="float" office:value="504">
            <text:p>504</text:p>
          </table:table-cell>
          <table:table-cell table:formula="of:=[.B68]/[.C68]" office:value-type="float" office:value="1.25396825396825">
            <text:p>1,25397</text:p>
          </table:table-cell>
          <table:table-cell table:formula="of:=[.C68]*1.25" office:value-type="float" office:value="630">
            <text:p>630</text:p>
          </table:table-cell>
          <table:table-cell/>
          <table:table-cell office:value-type="float" office:value="833">
            <text:p>833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/>
          <table:table-cell office:value-type="float" office:value="513">
            <text:p>513</text:p>
          </table:table-cell>
          <table:table-cell table:formula="of:=[.B69]/[.C69]" office:value-type="float" office:value="0">
            <text:p>0,00000</text:p>
          </table:table-cell>
          <table:table-cell table:formula="of:=[.C69]*1.25" office:value-type="float" office:value="641.25">
            <text:p>641,25</text:p>
          </table:table-cell>
          <table:table-cell/>
          <table:table-cell office:value-type="float" office:value="849">
            <text:p>849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654">
            <text:p>654</text:p>
          </table:table-cell>
          <table:table-cell/>
          <table:table-cell table:formula="of:=[.B70]/[.C70]" office:value-type="float" office:value="0">
            <text:p>#JAKO/0!</text:p>
          </table:table-cell>
          <table:table-cell table:formula="of:=[.C70]*1.25" office:value-type="float" office:value="0">
            <text:p>0</text:p>
          </table:table-cell>
          <table:table-cell/>
          <table:table-cell office:value-type="float" office:value="866">
            <text:p>866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667">
            <text:p>667</text:p>
          </table:table-cell>
          <table:table-cell/>
          <table:table-cell table:formula="of:=[.B71]/[.C71]" office:value-type="float" office:value="0">
            <text:p>#JAKO/0!</text:p>
          </table:table-cell>
          <table:table-cell table:formula="of:=[.C71]*1.25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680">
            <text:p>680</text:p>
          </table:table-cell>
          <table:table-cell office:value-type="float" office:value="542">
            <text:p>542</text:p>
          </table:table-cell>
          <table:table-cell table:formula="of:=[.B72]/[.C72]" office:value-type="float" office:value="1.25461254612546">
            <text:p>1,25461</text:p>
          </table:table-cell>
          <table:table-cell table:formula="of:=[.C72]*1.25" office:value-type="float" office:value="677.5">
            <text:p>677,5</text:p>
          </table:table-cell>
          <table:table-cell table:number-columns-repeated="3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693">
            <text:p>693</text:p>
          </table:table-cell>
          <table:table-cell/>
          <table:table-cell table:formula="of:=[.B73]/[.C73]" office:value-type="float" office:value="0">
            <text:p>#JAKO/0!</text:p>
          </table:table-cell>
          <table:table-cell table:formula="of:=[.C73]*1.25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06">
            <text:p>706</text:p>
          </table:table-cell>
          <table:table-cell office:value-type="float" office:value="563">
            <text:p>563</text:p>
          </table:table-cell>
          <table:table-cell table:formula="of:=[.B74]/[.C74]" office:value-type="float" office:value="1.25399644760213">
            <text:p>1,25400</text:p>
          </table:table-cell>
          <table:table-cell table:formula="of:=[.C74]*1.25" office:value-type="float" office:value="703.75">
            <text:p>703,75</text:p>
          </table:table-cell>
          <table:table-cell/>
          <table:table-cell office:value-type="float" office:value="930">
            <text:p>930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18">
            <text:p>718</text:p>
          </table:table-cell>
          <table:table-cell/>
          <table:table-cell table:formula="of:=[.B75]/[.C75]" office:value-type="float" office:value="0">
            <text:p>#JAKO/0!</text:p>
          </table:table-cell>
          <table:table-cell table:formula="of:=[.C75]*1.25" office:value-type="float" office:value="0">
            <text:p>0</text:p>
          </table:table-cell>
          <table:table-cell/>
          <table:table-cell office:value-type="float" office:value="946">
            <text:p>946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731">
            <text:p>731</text:p>
          </table:table-cell>
          <table:table-cell office:value-type="float" office:value="584">
            <text:p>584</text:p>
          </table:table-cell>
          <table:table-cell table:formula="of:=[.B76]/[.C76]" office:value-type="float" office:value="1.25171232876712">
            <text:p>1,25171</text:p>
          </table:table-cell>
          <table:table-cell table:formula="of:=[.C76]*1.25" office:value-type="float" office:value="730">
            <text:p>730</text:p>
          </table:table-cell>
          <table:table-cell/>
          <table:table-cell office:value-type="float" office:value="963">
            <text:p>963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744">
            <text:p>744</text:p>
          </table:table-cell>
          <table:table-cell/>
          <table:table-cell table:formula="of:=[.B77]/[.C77]" office:value-type="float" office:value="0">
            <text:p>#JAKO/0!</text:p>
          </table:table-cell>
          <table:table-cell table:formula="of:=[.C77]*1.25" office:value-type="float" office:value="0">
            <text:p>0</text:p>
          </table:table-cell>
          <table:table-cell/>
          <table:table-cell office:value-type="float" office:value="979">
            <text:p>979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757">
            <text:p>757</text:p>
          </table:table-cell>
          <table:table-cell/>
          <table:table-cell table:formula="of:=[.B78]/[.C78]" office:value-type="float" office:value="0">
            <text:p>#JAKO/0!</text:p>
          </table:table-cell>
          <table:table-cell table:formula="of:=[.C78]*1.25" office:value-type="float" office:value="0">
            <text:p>0</text:p>
          </table:table-cell>
          <table:table-cell/>
          <table:table-cell office:value-type="float" office:value="996">
            <text:p>996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770">
            <text:p>770</text:p>
          </table:table-cell>
          <table:table-cell office:value-type="float" office:value="615">
            <text:p>615</text:p>
          </table:table-cell>
          <table:table-cell table:formula="of:=[.B79]/[.C79]" office:value-type="float" office:value="1.2520325203252">
            <text:p>1,25203</text:p>
          </table:table-cell>
          <table:table-cell table:formula="of:=[.C79]*1.25" office:value-type="float" office:value="768.75">
            <text:p>768,75</text:p>
          </table:table-cell>
          <table:table-cell/>
          <table:table-cell office:value-type="float" office:value="1013">
            <text:p>1013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783">
            <text:p>783</text:p>
          </table:table-cell>
          <table:table-cell office:value-type="float" office:value="626">
            <text:p>626</text:p>
          </table:table-cell>
          <table:table-cell table:formula="of:=[.B80]/[.C80]" office:value-type="float" office:value="1.25079872204473">
            <text:p>1,25080</text:p>
          </table:table-cell>
          <table:table-cell table:formula="of:=[.C80]*1.25" office:value-type="float" office:value="782.5">
            <text:p>782,5</text:p>
          </table:table-cell>
          <table:table-cell/>
          <table:table-cell office:value-type="float" office:value="1031">
            <text:p>1031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797">
            <text:p>797</text:p>
          </table:table-cell>
          <table:table-cell/>
          <table:table-cell table:formula="of:=[.B81]/[.C81]" office:value-type="float" office:value="0">
            <text:p>#JAKO/0!</text:p>
          </table:table-cell>
          <table:table-cell table:formula="of:=[.C81]*1.25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811">
            <text:p>811</text:p>
          </table:table-cell>
          <table:table-cell/>
          <table:table-cell table:formula="of:=[.B82]/[.C82]" office:value-type="float" office:value="0">
            <text:p>#JAKO/0!</text:p>
          </table:table-cell>
          <table:table-cell table:formula="of:=[.C82]*1.25" office:value-type="float" office:value="0">
            <text:p>0</text:p>
          </table:table-cell>
          <table:table-cell/>
          <table:table-cell office:value-type="float" office:value="1065">
            <text:p>1065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825">
            <text:p>825</text:p>
          </table:table-cell>
          <table:table-cell/>
          <table:table-cell table:formula="of:=[.B83]/[.C83]" office:value-type="float" office:value="0">
            <text:p>#JAKO/0!</text:p>
          </table:table-cell>
          <table:table-cell table:formula="of:=[.C83]*1.25" office:value-type="float" office:value="0">
            <text:p>0</text:p>
          </table:table-cell>
          <table:table-cell/>
          <table:table-cell office:value-type="float" office:value="1083">
            <text:p>1083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839">
            <text:p>839</text:p>
          </table:table-cell>
          <table:table-cell office:value-type="float" office:value="670">
            <text:p>670</text:p>
          </table:table-cell>
          <table:table-cell table:formula="of:=[.B84]/[.C84]" office:value-type="float" office:value="1.25223880597015">
            <text:p>1,25224</text:p>
          </table:table-cell>
          <table:table-cell table:formula="of:=[.C84]*1.25" office:value-type="float" office:value="837.5">
            <text:p>837,5</text:p>
          </table:table-cell>
          <table:table-cell/>
          <table:table-cell office:value-type="float" office:value="1100">
            <text:p>1100</text:p>
          </table:table-cell>
          <table:table-cell/>
        </table:table-row>
      </table:table>
      <table:table table:name="Scaling" table:style-name="ta1" table:print="false">
        <table:table-column table:style-name="co1" table:default-cell-style-name="ce3"/>
        <table:table-column table:style-name="co1" table:number-columns-repeated="6" table:default-cell-style-name="ce4"/>
        <table:table-column table:style-name="co1" table:number-columns-repeated="11" table:default-cell-style-name="Default"/>
        <table:table-row table:style-name="ro1">
          <table:table-cell table:style-name="ce2" office:value-type="string">
            <text:p>Area</text:p>
          </table:table-cell>
          <table:table-cell office:value-type="float" office:value="30">
            <text:p>30</text:p>
          </table:table-cell>
          <table:table-cell office:value-type="float" office:value="516">
            <text:p>516</text:p>
          </table:table-cell>
          <table:table-cell table:style-name="Default" table:number-columns-repeated="4"/>
          <table:table-cell table:number-columns-repeated="3"/>
          <table:table-cell table:style-name="ce3" office:value-type="string">
            <text:p>Level 80</text:p>
          </table:table-cell>
          <table:table-cell table:style-name="ce4" office:value-type="float" office:value="1045">
            <text:p>1045</text:p>
          </table:table-cell>
          <table:table-cell table:style-name="ce4" office:value-type="float" office:value="995">
            <text:p>995</text:p>
          </table:table-cell>
          <table:table-cell table:style-name="ce4" office:value-type="float" office:value="882">
            <text:p>882</text:p>
          </table:table-cell>
          <table:table-cell table:style-name="ce4" office:value-type="float" office:value="819">
            <text:p>819</text:p>
          </table:table-cell>
          <table:table-cell table:style-name="ce4" office:value-type="float" office:value="759">
            <text:p>759</text:p>
          </table:table-cell>
          <table:table-cell table:style-name="ce4" office:value-type="float" office:value="606">
            <text:p>606</text:p>
          </table:table-cell>
          <table:table-cell/>
        </table:table-row>
        <table:table-row table:style-name="ro1">
          <table:table-cell office:value-type="string">
            <text:p>Hero</text:p>
          </table:table-cell>
          <table:table-cell table:number-columns-repeated="6" office:value-type="float" office:value="80">
            <text:p>80</text:p>
          </table:table-cell>
          <table:table-cell table:number-columns-repeated="3"/>
          <table:table-cell table:style-name="ce3" office:value-type="string">
            <text:p>Weapon</text:p>
          </table:table-cell>
          <table:table-cell table:style-name="ce4" office:value-type="float" office:value="1155">
            <text:p>1155</text:p>
          </table:table-cell>
          <table:table-cell table:style-name="ce4" office:value-type="float" office:value="1100">
            <text:p>1100</text:p>
          </table:table-cell>
          <table:table-cell table:style-name="ce4" office:value-type="float" office:value="975">
            <text:p>975</text:p>
          </table:table-cell>
          <table:table-cell table:style-name="ce4" office:value-type="float" office:value="906">
            <text:p>906</text:p>
          </table:table-cell>
          <table:table-cell table:style-name="ce4" office:value-type="float" office:value="839">
            <text:p>839</text:p>
          </table:table-cell>
          <table:table-cell table:style-name="ce4" office:value-type="float" office:value="670">
            <text:p>670</text:p>
          </table:table-cell>
          <table:table-cell/>
        </table:table-row>
        <table:table-row table:style-name="ro1">
          <table:table-cell office:value-type="string">
            <text:p>Power</text:p>
          </table:table-cell>
          <table:table-cell office:value-type="float" office:value="567">
            <text:p>567</text:p>
          </table:table-cell>
          <table:table-cell office:value-type="float" office:value="565">
            <text:p>565</text:p>
          </table:table-cell>
          <table:table-cell office:value-type="float" office:value="550">
            <text:p>550</text:p>
          </table:table-cell>
          <table:table-cell office:value-type="float" office:value="557">
            <text:p>557</text:p>
          </table:table-cell>
          <table:table-cell office:value-type="float" office:value="555">
            <text:p>555</text:p>
          </table:table-cell>
          <table:table-cell office:value-type="float" office:value="549">
            <text:p>549</text:p>
          </table:table-cell>
          <table:table-cell table:number-columns-repeated="3"/>
          <table:table-cell table:style-name="ce3" office:value-type="string">
            <text:p>Strengths</text:p>
          </table:table-cell>
          <table:table-cell table:style-name="ce7" table:formula="of:=([.L1]+[.L2])/2" office:value-type="float" office:value="1100">
            <text:p>1100</text:p>
          </table:table-cell>
          <table:table-cell table:style-name="ce7" table:formula="of:=([.M1]+[.M2])/2" office:value-type="float" office:value="1047.5">
            <text:p>1047,5</text:p>
          </table:table-cell>
          <table:table-cell table:style-name="ce7" table:formula="of:=([.N1]+[.N2])/2" office:value-type="float" office:value="928.5">
            <text:p>928,5</text:p>
          </table:table-cell>
          <table:table-cell table:style-name="ce7" table:formula="of:=([.O1]+[.O2])/2" office:value-type="float" office:value="862.5">
            <text:p>862,5</text:p>
          </table:table-cell>
          <table:table-cell table:style-name="ce7" table:formula="of:=([.P1]+[.P2])/2" office:value-type="float" office:value="799">
            <text:p>799</text:p>
          </table:table-cell>
          <table:table-cell table:style-name="ce7" table:formula="of:=([.Q1]+[.Q2])/2" office:value-type="float" office:value="638">
            <text:p>638</text:p>
          </table:table-cell>
          <table:table-cell/>
        </table:table-row>
        <table:table-row table:style-name="ro1">
          <table:table-cell office:value-type="string">
            <text:p>Efficient</text:p>
          </table:table-cell>
          <table:table-cell table:number-columns-repeated="6" office:value-type="float" office:value="1.7">
            <text:p>1,7</text:p>
          </table:table-cell>
          <table:table-cell table:number-columns-repeated="11"/>
        </table:table-row>
        <table:table-row table:style-name="ro1">
          <table:table-cell office:value-type="string">
            <text:p>Damage</text:p>
          </table:table-cell>
          <table:table-cell office:value-type="float" office:value="603">
            <text:p>603</text:p>
          </table:table-cell>
          <table:table-cell office:value-type="float" office:value="601">
            <text:p>601</text:p>
          </table:table-cell>
          <table:table-cell office:value-type="float" office:value="585">
            <text:p>585</text:p>
          </table:table-cell>
          <table:table-cell office:value-type="float" office:value="561">
            <text:p>561</text:p>
          </table:table-cell>
          <table:table-cell office:value-type="float" office:value="526">
            <text:p>526</text:p>
          </table:table-cell>
          <table:table-cell office:value-type="float" office:value="422">
            <text:p>422</text:p>
          </table:table-cell>
          <table:table-cell table:number-columns-repeated="11"/>
        </table:table-row>
        <table:table-row table:style-name="ro1">
          <table:table-cell office:value-type="string">
            <text:p>Rarity</text:p>
          </table:table-cell>
          <table:table-cell office:value-type="string">
            <text:p>Ascended</text:p>
          </table:table-cell>
          <table:table-cell office:value-type="string">
            <text:p>Exotic</text:p>
          </table:table-cell>
          <table:table-cell office:value-type="string">
            <text:p>Rare</text:p>
          </table:table-cell>
          <table:table-cell office:value-type="string">
            <text:p>Masterwork</text:p>
          </table:table-cell>
          <table:table-cell office:value-type="string">
            <text:p>Fine</text:p>
          </table:table-cell>
          <table:table-cell office:value-type="string">
            <text:p>Normal</text:p>
          </table:table-cell>
          <table:table-cell table:number-columns-repeated="11"/>
        </table:table-row>
        <table:table-row table:style-name="ro1">
          <table:table-cell office:value-type="string">
            <text:p>Strength</text:p>
          </table:table-cell>
          <table:table-cell table:style-name="ce5" table:formula="of:=ROUND([.B5]*[.$C1]/[.B4]/[.B3])" office:value-type="float" office:value="323">
            <text:p>323</text:p>
          </table:table-cell>
          <table:table-cell table:style-name="ce5" table:formula="of:=ROUND([.C5]*[.$C1]/[.C4]/[.C3])" office:value-type="float" office:value="323">
            <text:p>323</text:p>
          </table:table-cell>
          <table:table-cell table:style-name="ce5" table:formula="of:=ROUND([.D5]*[.$C1]/[.D4]/[.D3])" office:value-type="float" office:value="323">
            <text:p>323</text:p>
          </table:table-cell>
          <table:table-cell table:style-name="ce5" table:formula="of:=ROUND([.E5]*[.$C1]/[.E4]/[.E3])" office:value-type="float" office:value="306">
            <text:p>306</text:p>
          </table:table-cell>
          <table:table-cell table:style-name="ce5" table:formula="of:=ROUND([.F5]*[.$C1]/[.F4]/[.F3])" office:value-type="float" office:value="288">
            <text:p>288</text:p>
          </table:table-cell>
          <table:table-cell table:style-name="ce5" table:formula="of:=ROUND([.G5]*[.$C1]/[.G4]/[.G3])" office:value-type="float" office:value="233">
            <text:p>233</text:p>
          </table:table-cell>
          <table:table-cell/>
          <table:table-cell table:formula="of:=314/1.05" office:value-type="float" office:value="299.047619047619">
            <text:p>299,05</text:p>
          </table:table-cell>
          <table:table-cell table:number-columns-repeated="8"/>
          <table:table-cell table:style-name="ce7" table:formula="of:=([Tooltips.C24]+[Tooltips.B24])/2" office:value-type="float" office:value="138">
            <text:p>138</text:p>
          </table:table-cell>
        </table:table-row>
        <table:table-row table:style-name="ro1">
          <table:table-cell office:value-type="string">
            <text:p>Downscaling</text:p>
          </table:table-cell>
          <table:table-cell table:style-name="ce6" table:formula="of:=ROUND(([.B5]*[.$C1]/[.B4]/[.B3]/[.L$3] * 100)) %" office:value-type="percentage" office:value="0.29">
            <text:p>29%</text:p>
          </table:table-cell>
          <table:table-cell table:style-name="ce6" table:formula="of:=ROUND(([.C5]*[.$C1]/[.C4]/[.C3]/[.M$3] * 100)) %" office:value-type="percentage" office:value="0.31">
            <text:p>31%</text:p>
          </table:table-cell>
          <table:table-cell table:style-name="ce6" table:formula="of:=ROUND(([.D5]*[.$C1]/[.D4]/[.D3]/[.N$3] * 100)) %" office:value-type="percentage" office:value="0.35">
            <text:p>35%</text:p>
          </table:table-cell>
          <table:table-cell table:style-name="ce6" table:formula="of:=ROUND(([.E5]*[.$C1]/[.E4]/[.E3]/[.O$3] * 100)) %" office:value-type="percentage" office:value="0.35">
            <text:p>35%</text:p>
          </table:table-cell>
          <table:table-cell table:style-name="ce6" table:formula="of:=ROUND(([.F5]*[.$C1]/[.F4]/[.F3]/[.P$3] * 100)) %" office:value-type="percentage" office:value="0.36">
            <text:p>36%</text:p>
          </table:table-cell>
          <table:table-cell table:style-name="ce6" table:formula="of:=ROUND(([.G5]*[.$C1]/[.G4]/[.G3]/[.Q$3] * 100)) %" office:value-type="percentage" office:value="0.37">
            <text:p>37%</text:p>
          </table:table-cell>
          <table:table-cell table:number-columns-repeated="11"/>
        </table:table-row>
        <table:table-row table:style-name="ro1" table:number-rows-repeated="3">
          <table:table-cell table:style-name="Default" table:number-columns-repeated="7"/>
          <table:table-cell table:number-columns-repeated="11"/>
        </table:table-row>
        <table:table-row table:style-name="ro1">
          <table:table-cell table:style-name="ce2" office:value-type="string">
            <text:p>Area</text:p>
          </table:table-cell>
          <table:table-cell office:value-type="float" office:value="35">
            <text:p>35</text:p>
          </table:table-cell>
          <table:table-cell office:value-type="float" office:value="614">
            <text:p>614</text:p>
          </table:table-cell>
          <table:table-cell table:style-name="Default" table:number-columns-repeated="4"/>
          <table:table-cell table:number-columns-repeated="11"/>
        </table:table-row>
        <table:table-row table:style-name="ro1">
          <table:table-cell office:value-type="string">
            <text:p>Hero</text:p>
          </table:table-cell>
          <table:table-cell table:number-columns-repeated="6" office:value-type="float" office:value="80">
            <text:p>80</text:p>
          </table:table-cell>
          <table:table-cell table:number-columns-repeated="11"/>
        </table:table-row>
        <table:table-row table:style-name="ro1">
          <table:table-cell office:value-type="string">
            <text:p>Power</text:p>
          </table:table-cell>
          <table:table-cell office:value-type="float" office:value="689">
            <text:p>689</text:p>
          </table:table-cell>
          <table:table-cell office:value-type="float" office:value="686">
            <text:p>686</text:p>
          </table:table-cell>
          <table:table-cell office:value-type="float" office:value="668">
            <text:p>668</text:p>
          </table:table-cell>
          <table:table-cell office:value-type="float" office:value="677">
            <text:p>677</text:p>
          </table:table-cell>
          <table:table-cell office:value-type="float" office:value="674">
            <text:p>674</text:p>
          </table:table-cell>
          <table:table-cell office:value-type="float" office:value="666">
            <text:p>666</text:p>
          </table:table-cell>
          <table:table-cell table:number-columns-repeated="11"/>
        </table:table-row>
        <table:table-row table:style-name="ro1">
          <table:table-cell office:value-type="string">
            <text:p>Efficient</text:p>
          </table:table-cell>
          <table:table-cell table:number-columns-repeated="6" office:value-type="float" office:value="1.7">
            <text:p>1,7</text:p>
          </table:table-cell>
          <table:table-cell table:number-columns-repeated="11"/>
        </table:table-row>
        <table:table-row table:style-name="ro1">
          <table:table-cell office:value-type="string">
            <text:p>Damage</text:p>
          </table:table-cell>
          <table:table-cell office:value-type="float" office:value="691">
            <text:p>691</text:p>
          </table:table-cell>
          <table:table-cell office:value-type="float" office:value="688">
            <text:p>688</text:p>
          </table:table-cell>
          <table:table-cell office:value-type="float" office:value="670">
            <text:p>670</text:p>
          </table:table-cell>
          <table:table-cell office:value-type="float" office:value="642">
            <text:p>642</text:p>
          </table:table-cell>
          <table:table-cell office:value-type="float" office:value="602">
            <text:p>602</text:p>
          </table:table-cell>
          <table:table-cell office:value-type="float" office:value="483">
            <text:p>483</text:p>
          </table:table-cell>
          <table:table-cell table:number-columns-repeated="11"/>
        </table:table-row>
        <table:table-row table:style-name="ro1">
          <table:table-cell office:value-type="string">
            <text:p>Rarity</text:p>
          </table:table-cell>
          <table:table-cell office:value-type="string">
            <text:p>Ascended</text:p>
          </table:table-cell>
          <table:table-cell office:value-type="string">
            <text:p>Exotic</text:p>
          </table:table-cell>
          <table:table-cell office:value-type="string">
            <text:p>Rare</text:p>
          </table:table-cell>
          <table:table-cell office:value-type="string">
            <text:p>Masterwork</text:p>
          </table:table-cell>
          <table:table-cell office:value-type="string">
            <text:p>Fine</text:p>
          </table:table-cell>
          <table:table-cell office:value-type="string">
            <text:p>Normal</text:p>
          </table:table-cell>
          <table:table-cell table:number-columns-repeated="11"/>
        </table:table-row>
        <table:table-row table:style-name="ro1">
          <table:table-cell office:value-type="string">
            <text:p>Strength</text:p>
          </table:table-cell>
          <table:table-cell table:style-name="ce5" table:formula="of:=ROUND([.B16]*[.$C12]/[.B15]/[.B14])" office:value-type="float" office:value="362">
            <text:p>362</text:p>
          </table:table-cell>
          <table:table-cell table:style-name="ce5" table:formula="of:=ROUND([.C16]*[.$C12]/[.C15]/[.C14])" office:value-type="float" office:value="362">
            <text:p>362</text:p>
          </table:table-cell>
          <table:table-cell table:style-name="ce5" table:formula="of:=ROUND([.D16]*[.$C12]/[.D15]/[.D14])" office:value-type="float" office:value="362">
            <text:p>362</text:p>
          </table:table-cell>
          <table:table-cell table:style-name="ce5" table:formula="of:=ROUND([.E16]*[.$C12]/[.E15]/[.E14])" office:value-type="float" office:value="343">
            <text:p>343</text:p>
          </table:table-cell>
          <table:table-cell table:style-name="ce5" table:formula="of:=ROUND([.F16]*[.$C12]/[.F15]/[.F14])" office:value-type="float" office:value="323">
            <text:p>323</text:p>
          </table:table-cell>
          <table:table-cell table:style-name="ce5" table:formula="of:=ROUND([.G16]*[.$C12]/[.G15]/[.G14])" office:value-type="float" office:value="262">
            <text:p>262</text:p>
          </table:table-cell>
          <table:table-cell table:number-columns-repeated="11"/>
        </table:table-row>
        <table:table-row table:style-name="ro1">
          <table:table-cell office:value-type="string">
            <text:p>Downscaling</text:p>
          </table:table-cell>
          <table:table-cell table:style-name="ce6" table:formula="of:=ROUND(([.B16]*[.$C12]/[.B15]/[.B14]/[.L$3] * 100)) %" office:value-type="percentage" office:value="0.33">
            <text:p>33%</text:p>
          </table:table-cell>
          <table:table-cell table:style-name="ce6" table:formula="of:=ROUND(([.C16]*[.$C12]/[.C15]/[.C14]/[.M$3] * 100)) %" office:value-type="percentage" office:value="0.35">
            <text:p>35%</text:p>
          </table:table-cell>
          <table:table-cell table:style-name="ce6" table:formula="of:=ROUND(([.D16]*[.$C12]/[.D15]/[.D14]/[.N$3] * 100)) %" office:value-type="percentage" office:value="0.39">
            <text:p>39%</text:p>
          </table:table-cell>
          <table:table-cell table:style-name="ce6" table:formula="of:=ROUND(([.E16]*[.$C12]/[.E15]/[.E14]/[.O$3] * 100)) %" office:value-type="percentage" office:value="0.4">
            <text:p>40%</text:p>
          </table:table-cell>
          <table:table-cell table:style-name="ce6" table:formula="of:=ROUND(([.F16]*[.$C12]/[.F15]/[.F14]/[.P$3] * 100)) %" office:value-type="percentage" office:value="0.4">
            <text:p>40%</text:p>
          </table:table-cell>
          <table:table-cell table:style-name="ce6" table:formula="of:=ROUND(([.G16]*[.$C12]/[.G15]/[.G14]/[.Q$3] * 100)) %" office:value-type="percentage" office:value="0.41">
            <text:p>41%</text:p>
          </table:table-cell>
          <table:table-cell table:number-columns-repeated="11"/>
        </table:table-row>
        <table:table-row table:style-name="ro1" table:number-rows-repeated="3">
          <table:table-cell table:style-name="Default" table:number-columns-repeated="7"/>
          <table:table-cell table:number-columns-repeated="11"/>
        </table:table-row>
        <table:table-row table:style-name="ro1">
          <table:table-cell table:style-name="ce2" office:value-type="string">
            <text:p>Area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style-name="Default" table:number-columns-repeated="4"/>
          <table:table-cell table:number-columns-repeated="11"/>
        </table:table-row>
        <table:table-row table:style-name="ro1">
          <table:table-cell office:value-type="string">
            <text:p>Hero</text:p>
          </table:table-cell>
          <table:table-cell table:number-columns-repeated="6" office:value-type="float" office:value="80">
            <text:p>80</text:p>
          </table:table-cell>
          <table:table-cell table:number-columns-repeated="11"/>
        </table:table-row>
        <table:table-row table:style-name="ro1">
          <table:table-cell office:value-type="string">
            <text:p>Power</text:p>
          </table:table-cell>
          <table:table-cell table:number-columns-repeated="6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string">
            <text:p>Efficient</text:p>
          </table:table-cell>
          <table:table-cell table:number-columns-repeated="6" office:value-type="float" office:value="1.7">
            <text:p>1,7</text:p>
          </table:table-cell>
          <table:table-cell table:number-columns-repeated="11"/>
        </table:table-row>
        <table:table-row table:style-name="ro1">
          <table:table-cell office:value-type="string">
            <text:p>Damage</text:p>
          </table:table-cell>
          <table:table-cell table:number-columns-repeated="6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string">
            <text:p>Rarity</text:p>
          </table:table-cell>
          <table:table-cell office:value-type="string">
            <text:p>Ascended</text:p>
          </table:table-cell>
          <table:table-cell office:value-type="string">
            <text:p>Exotic</text:p>
          </table:table-cell>
          <table:table-cell office:value-type="string">
            <text:p>Rare</text:p>
          </table:table-cell>
          <table:table-cell office:value-type="string">
            <text:p>Masterwork</text:p>
          </table:table-cell>
          <table:table-cell office:value-type="string">
            <text:p>Fine</text:p>
          </table:table-cell>
          <table:table-cell office:value-type="string">
            <text:p>Normal</text:p>
          </table:table-cell>
          <table:table-cell table:number-columns-repeated="11"/>
        </table:table-row>
        <table:table-row table:style-name="ro1">
          <table:table-cell office:value-type="string">
            <text:p>Strength</text:p>
          </table:table-cell>
          <table:table-cell table:style-name="ce5" table:formula="of:=ROUND([.B27]*[.$C23]/[.B26]/[.B25])" office:value-type="float" office:value="0">
            <text:p>#JAKO/0!</text:p>
          </table:table-cell>
          <table:table-cell table:style-name="ce5" table:formula="of:=ROUND([.C27]*[.$C23]/[.C26]/[.C25])" office:value-type="float" office:value="0">
            <text:p>#JAKO/0!</text:p>
          </table:table-cell>
          <table:table-cell table:style-name="ce5" table:formula="of:=ROUND([.D27]*[.$C23]/[.D26]/[.D25])" office:value-type="float" office:value="0">
            <text:p>#JAKO/0!</text:p>
          </table:table-cell>
          <table:table-cell table:style-name="ce5" table:formula="of:=ROUND([.E27]*[.$C23]/[.E26]/[.E25])" office:value-type="float" office:value="0">
            <text:p>#JAKO/0!</text:p>
          </table:table-cell>
          <table:table-cell table:style-name="ce5" table:formula="of:=ROUND([.F27]*[.$C23]/[.F26]/[.F25])" office:value-type="float" office:value="0">
            <text:p>#JAKO/0!</text:p>
          </table:table-cell>
          <table:table-cell table:style-name="ce5" table:formula="of:=ROUND([.G27]*[.$C23]/[.G26]/[.G25])" office:value-type="float" office:value="0">
            <text:p>#JAKO/0!</text:p>
          </table:table-cell>
          <table:table-cell table:number-columns-repeated="11"/>
        </table:table-row>
        <table:table-row table:style-name="ro1">
          <table:table-cell office:value-type="string">
            <text:p>Downscaling</text:p>
          </table:table-cell>
          <table:table-cell table:style-name="ce6" table:formula="of:=ROUND(([.B27]*[.$C23]/[.B26]/[.B25]/[.L$3] * 100)) %" office:value-type="percentage" office:value="0">
            <text:p>#JAKO/0!</text:p>
          </table:table-cell>
          <table:table-cell table:style-name="ce6" table:formula="of:=ROUND(([.C27]*[.$C23]/[.C26]/[.C25]/[.M$3] * 100)) %" office:value-type="percentage" office:value="0">
            <text:p>#JAKO/0!</text:p>
          </table:table-cell>
          <table:table-cell table:style-name="ce6" table:formula="of:=ROUND(([.D27]*[.$C23]/[.D26]/[.D25]/[.N$3] * 100)) %" office:value-type="percentage" office:value="0">
            <text:p>#JAKO/0!</text:p>
          </table:table-cell>
          <table:table-cell table:style-name="ce6" table:formula="of:=ROUND(([.E27]*[.$C23]/[.E26]/[.E25]/[.O$3] * 100)) %" office:value-type="percentage" office:value="0">
            <text:p>#JAKO/0!</text:p>
          </table:table-cell>
          <table:table-cell table:style-name="ce6" table:formula="of:=ROUND(([.F27]*[.$C23]/[.F26]/[.F25]/[.P$3] * 100)) %" office:value-type="percentage" office:value="0">
            <text:p>#JAKO/0!</text:p>
          </table:table-cell>
          <table:table-cell table:style-name="ce6" table:formula="of:=ROUND(([.G27]*[.$C23]/[.G26]/[.G25]/[.Q$3] * 100)) %" office:value-type="percentage" office:value="0">
            <text:p>#JAKO/0!</text:p>
          </table:table-cell>
          <table:table-cell table:number-columns-repeated="11"/>
        </table:table-row>
        <table:table-row table:style-name="ro1" table:number-rows-repeated="3">
          <table:table-cell table:style-name="Default" table:number-columns-repeated="7"/>
          <table:table-cell table:number-columns-repeated="11"/>
        </table:table-row>
        <table:table-row table:style-name="ro1">
          <table:table-cell table:style-name="ce2" office:value-type="string">
            <text:p>Area</text:p>
          </table:table-cell>
          <table:table-cell office:value-type="float" office:value="45">
            <text:p>45</text:p>
          </table:table-cell>
          <table:table-cell office:value-type="float" office:value="885">
            <text:p>885</text:p>
          </table:table-cell>
          <table:table-cell table:style-name="Default" table:number-columns-repeated="4"/>
          <table:table-cell table:number-columns-repeated="11"/>
        </table:table-row>
        <table:table-row table:style-name="ro1">
          <table:table-cell office:value-type="string">
            <text:p>Hero</text:p>
          </table:table-cell>
          <table:table-cell table:number-columns-repeated="6" office:value-type="float" office:value="80">
            <text:p>80</text:p>
          </table:table-cell>
          <table:table-cell table:number-columns-repeated="11"/>
        </table:table-row>
        <table:table-row table:style-name="ro1">
          <table:table-cell office:value-type="string">
            <text:p>Power</text:p>
          </table:table-cell>
          <table:table-cell office:value-type="float" office:value="990">
            <text:p>990</text:p>
          </table:table-cell>
          <table:table-cell office:value-type="float" office:value="986">
            <text:p>986</text:p>
          </table:table-cell>
          <table:table-cell office:value-type="float" office:value="960">
            <text:p>960</text:p>
          </table:table-cell>
          <table:table-cell office:value-type="float" office:value="973">
            <text:p>973</text:p>
          </table:table-cell>
          <table:table-cell office:value-type="float" office:value="969">
            <text:p>969</text:p>
          </table:table-cell>
          <table:table-cell office:value-type="float" office:value="958">
            <text:p>958</text:p>
          </table:table-cell>
          <table:table-cell table:number-columns-repeated="11"/>
        </table:table-row>
        <table:table-row table:style-name="ro1">
          <table:table-cell office:value-type="string">
            <text:p>Efficient</text:p>
          </table:table-cell>
          <table:table-cell table:number-columns-repeated="6" office:value-type="float" office:value="1.7">
            <text:p>1,7</text:p>
          </table:table-cell>
          <table:table-cell table:number-columns-repeated="11"/>
        </table:table-row>
        <table:table-row table:style-name="ro1">
          <table:table-cell office:value-type="string">
            <text:p>Damage</text:p>
          </table:table-cell>
          <table:table-cell office:value-type="float" office:value="864">
            <text:p>864</text:p>
          </table:table-cell>
          <table:table-cell office:value-type="float" office:value="860">
            <text:p>860</text:p>
          </table:table-cell>
          <table:table-cell office:value-type="float" office:value="837">
            <text:p>837</text:p>
          </table:table-cell>
          <table:table-cell office:value-type="float" office:value="802">
            <text:p>802</text:p>
          </table:table-cell>
          <table:table-cell office:value-type="float" office:value="751">
            <text:p>751</text:p>
          </table:table-cell>
          <table:table-cell office:value-type="float" office:value="603">
            <text:p>603</text:p>
          </table:table-cell>
          <table:table-cell table:number-columns-repeated="11"/>
        </table:table-row>
        <table:table-row table:style-name="ro1">
          <table:table-cell office:value-type="string">
            <text:p>Rarity</text:p>
          </table:table-cell>
          <table:table-cell office:value-type="string">
            <text:p>Ascended</text:p>
          </table:table-cell>
          <table:table-cell office:value-type="string">
            <text:p>Exotic</text:p>
          </table:table-cell>
          <table:table-cell office:value-type="string">
            <text:p>Rare</text:p>
          </table:table-cell>
          <table:table-cell office:value-type="string">
            <text:p>Masterwork</text:p>
          </table:table-cell>
          <table:table-cell office:value-type="string">
            <text:p>Fine</text:p>
          </table:table-cell>
          <table:table-cell office:value-type="string">
            <text:p>Normal</text:p>
          </table:table-cell>
          <table:table-cell table:number-columns-repeated="11"/>
        </table:table-row>
        <table:table-row table:style-name="ro1">
          <table:table-cell office:value-type="string">
            <text:p>Strength</text:p>
          </table:table-cell>
          <table:table-cell table:style-name="ce5" table:formula="of:=ROUND([.B38]*[.$C34]/[.B37]/[.B36])" office:value-type="float" office:value="454">
            <text:p>454</text:p>
          </table:table-cell>
          <table:table-cell table:style-name="ce5" table:formula="of:=ROUND([.C38]*[.$C34]/[.C37]/[.C36])" office:value-type="float" office:value="454">
            <text:p>454</text:p>
          </table:table-cell>
          <table:table-cell table:style-name="ce5" table:formula="of:=ROUND([.D38]*[.$C34]/[.D37]/[.D36])" office:value-type="float" office:value="454">
            <text:p>454</text:p>
          </table:table-cell>
          <table:table-cell table:style-name="ce5" table:formula="of:=ROUND([.E38]*[.$C34]/[.E37]/[.E36])" office:value-type="float" office:value="429">
            <text:p>429</text:p>
          </table:table-cell>
          <table:table-cell table:style-name="ce5" table:formula="of:=ROUND([.F38]*[.$C34]/[.F37]/[.F36])" office:value-type="float" office:value="403">
            <text:p>403</text:p>
          </table:table-cell>
          <table:table-cell table:style-name="ce5" table:formula="of:=ROUND([.G38]*[.$C34]/[.G37]/[.G36])" office:value-type="float" office:value="328">
            <text:p>328</text:p>
          </table:table-cell>
          <table:table-cell table:number-columns-repeated="11"/>
        </table:table-row>
        <table:table-row table:style-name="ro1">
          <table:table-cell office:value-type="string">
            <text:p>Downscaling</text:p>
          </table:table-cell>
          <table:table-cell table:style-name="ce6" table:formula="of:=ROUND(([.B38]*[.$C34]/[.B37]/[.B36]/[.L$3] * 100)) %" office:value-type="percentage" office:value="0.41">
            <text:p>41%</text:p>
          </table:table-cell>
          <table:table-cell table:style-name="ce6" table:formula="of:=ROUND(([.C38]*[.$C34]/[.C37]/[.C36]/[.M$3] * 100)) %" office:value-type="percentage" office:value="0.43">
            <text:p>43%</text:p>
          </table:table-cell>
          <table:table-cell table:style-name="ce6" table:formula="of:=ROUND(([.D38]*[.$C34]/[.D37]/[.D36]/[.N$3] * 100)) %" office:value-type="percentage" office:value="0.49">
            <text:p>49%</text:p>
          </table:table-cell>
          <table:table-cell table:style-name="ce6" table:formula="of:=ROUND(([.E38]*[.$C34]/[.E37]/[.E36]/[.O$3] * 100)) %" office:value-type="percentage" office:value="0.5">
            <text:p>50%</text:p>
          </table:table-cell>
          <table:table-cell table:style-name="ce6" table:formula="of:=ROUND(([.F38]*[.$C34]/[.F37]/[.F36]/[.P$3] * 100)) %" office:value-type="percentage" office:value="0.5">
            <text:p>50%</text:p>
          </table:table-cell>
          <table:table-cell table:style-name="ce6" table:formula="of:=ROUND(([.G38]*[.$C34]/[.G37]/[.G36]/[.Q$3] * 100)) %" office:value-type="percentage" office:value="0.51">
            <text:p>51%</text:p>
          </table:table-cell>
          <table:table-cell table:number-columns-repeated="11"/>
        </table:table-row>
        <table:table-row table:style-name="ro1" table:number-rows-repeated="3">
          <table:table-cell table:style-name="Default" table:number-columns-repeated="7"/>
          <table:table-cell table:number-columns-repeated="11"/>
        </table:table-row>
        <table:table-row table:style-name="ro1">
          <table:table-cell table:style-name="ce2" office:value-type="string">
            <text:p>Area</text:p>
          </table:table-cell>
          <table:table-cell office:value-type="float" office:value="50">
            <text:p>50</text:p>
          </table:table-cell>
          <table:table-cell office:value-type="float" office:value="1047">
            <text:p>1047</text:p>
          </table:table-cell>
          <table:table-cell table:style-name="Default" table:number-columns-repeated="4"/>
          <table:table-cell table:number-columns-repeated="11"/>
        </table:table-row>
        <table:table-row table:style-name="ro1">
          <table:table-cell office:value-type="string">
            <text:p>Hero</text:p>
          </table:table-cell>
          <table:table-cell table:number-columns-repeated="6" office:value-type="float" office:value="80">
            <text:p>80</text:p>
          </table:table-cell>
          <table:table-cell table:number-columns-repeated="11"/>
        </table:table-row>
        <table:table-row table:style-name="ro1">
          <table:table-cell office:value-type="string">
            <text:p>Power</text:p>
          </table:table-cell>
          <table:table-cell office:value-type="float" office:value="1157">
            <text:p>1157</text:p>
          </table:table-cell>
          <table:table-cell office:value-type="float" office:value="1152">
            <text:p>1152</text:p>
          </table:table-cell>
          <table:table-cell office:value-type="float" office:value="1121">
            <text:p>1121</text:p>
          </table:table-cell>
          <table:table-cell office:value-type="float" office:value="1137">
            <text:p>1137</text:p>
          </table:table-cell>
          <table:table-cell office:value-type="float" office:value="1132">
            <text:p>1132</text:p>
          </table:table-cell>
          <table:table-cell office:value-type="float" office:value="1119">
            <text:p>1119</text:p>
          </table:table-cell>
          <table:table-cell table:number-columns-repeated="11"/>
        </table:table-row>
        <table:table-row table:style-name="ro1">
          <table:table-cell office:value-type="string">
            <text:p>Efficient</text:p>
          </table:table-cell>
          <table:table-cell table:number-columns-repeated="6" office:value-type="float" office:value="1.7">
            <text:p>1,7</text:p>
          </table:table-cell>
          <table:table-cell table:number-columns-repeated="11"/>
        </table:table-row>
        <table:table-row table:style-name="ro1">
          <table:table-cell office:value-type="string">
            <text:p>Damage</text:p>
          </table:table-cell>
          <table:table-cell office:value-type="float" office:value="939">
            <text:p>939</text:p>
          </table:table-cell>
          <table:table-cell office:value-type="float" office:value="935">
            <text:p>935</text:p>
          </table:table-cell>
          <table:table-cell office:value-type="float" office:value="910">
            <text:p>910</text:p>
          </table:table-cell>
          <table:table-cell office:value-type="float" office:value="873">
            <text:p>873</text:p>
          </table:table-cell>
          <table:table-cell office:value-type="float" office:value="818">
            <text:p>818</text:p>
          </table:table-cell>
          <table:table-cell office:value-type="float" office:value="657">
            <text:p>657</text:p>
          </table:table-cell>
          <table:table-cell table:number-columns-repeated="11"/>
        </table:table-row>
        <table:table-row table:style-name="ro1">
          <table:table-cell office:value-type="string">
            <text:p>Rarity</text:p>
          </table:table-cell>
          <table:table-cell office:value-type="string">
            <text:p>Ascended</text:p>
          </table:table-cell>
          <table:table-cell office:value-type="string">
            <text:p>Exotic</text:p>
          </table:table-cell>
          <table:table-cell office:value-type="string">
            <text:p>Rare</text:p>
          </table:table-cell>
          <table:table-cell office:value-type="string">
            <text:p>Masterwork</text:p>
          </table:table-cell>
          <table:table-cell office:value-type="string">
            <text:p>Fine</text:p>
          </table:table-cell>
          <table:table-cell office:value-type="string">
            <text:p>Normal</text:p>
          </table:table-cell>
          <table:table-cell table:number-columns-repeated="11"/>
        </table:table-row>
        <table:table-row table:style-name="ro1">
          <table:table-cell office:value-type="string">
            <text:p>Strength</text:p>
          </table:table-cell>
          <table:table-cell table:style-name="ce5" table:formula="of:=ROUND([.B49]*[.$C45]/[.B48]/[.B47])" office:value-type="float" office:value="500">
            <text:p>500</text:p>
          </table:table-cell>
          <table:table-cell table:style-name="ce5" table:formula="of:=ROUND([.C49]*[.$C45]/[.C48]/[.C47])" office:value-type="float" office:value="500">
            <text:p>500</text:p>
          </table:table-cell>
          <table:table-cell table:style-name="ce5" table:formula="of:=ROUND([.D49]*[.$C45]/[.D48]/[.D47])" office:value-type="float" office:value="500">
            <text:p>500</text:p>
          </table:table-cell>
          <table:table-cell table:style-name="ce5" table:formula="of:=ROUND([.E49]*[.$C45]/[.E48]/[.E47])" office:value-type="float" office:value="473">
            <text:p>473</text:p>
          </table:table-cell>
          <table:table-cell table:style-name="ce5" table:formula="of:=ROUND([.F49]*[.$C45]/[.F48]/[.F47])" office:value-type="float" office:value="445">
            <text:p>445</text:p>
          </table:table-cell>
          <table:table-cell table:style-name="ce5" table:formula="of:=ROUND([.G49]*[.$C45]/[.G48]/[.G47])" office:value-type="float" office:value="362">
            <text:p>362</text:p>
          </table:table-cell>
          <table:table-cell table:number-columns-repeated="11"/>
        </table:table-row>
        <table:table-row table:style-name="ro1">
          <table:table-cell office:value-type="string">
            <text:p>Downscaling</text:p>
          </table:table-cell>
          <table:table-cell table:style-name="ce6" table:formula="of:=ROUND(([.B49]*[.$C45]/[.B48]/[.B47]/[.L$3] * 100)) %" office:value-type="percentage" office:value="0.45">
            <text:p>45%</text:p>
          </table:table-cell>
          <table:table-cell table:style-name="ce6" table:formula="of:=ROUND(([.C49]*[.$C45]/[.C48]/[.C47]/[.M$3] * 100)) %" office:value-type="percentage" office:value="0.48">
            <text:p>48%</text:p>
          </table:table-cell>
          <table:table-cell table:style-name="ce6" table:formula="of:=ROUND(([.D49]*[.$C45]/[.D48]/[.D47]/[.N$3] * 100)) %" office:value-type="percentage" office:value="0.54">
            <text:p>54%</text:p>
          </table:table-cell>
          <table:table-cell table:style-name="ce6" table:formula="of:=ROUND(([.E49]*[.$C45]/[.E48]/[.E47]/[.O$3] * 100)) %" office:value-type="percentage" office:value="0.55">
            <text:p>55%</text:p>
          </table:table-cell>
          <table:table-cell table:style-name="ce6" table:formula="of:=ROUND(([.F49]*[.$C45]/[.F48]/[.F47]/[.P$3] * 100)) %" office:value-type="percentage" office:value="0.56">
            <text:p>56%</text:p>
          </table:table-cell>
          <table:table-cell table:style-name="ce6" table:formula="of:=ROUND(([.G49]*[.$C45]/[.G48]/[.G47]/[.Q$3] * 100)) %" office:value-type="percentage" office:value="0.57">
            <text:p>57%</text:p>
          </table:table-cell>
          <table:table-cell table:number-columns-repeated="11"/>
        </table:table-row>
        <table:table-row table:style-name="ro1" table:number-rows-repeated="3">
          <table:table-cell table:style-name="Default" table:number-columns-repeated="7"/>
          <table:table-cell table:number-columns-repeated="11"/>
        </table:table-row>
        <table:table-row table:style-name="ro1">
          <table:table-cell table:style-name="ce2" office:value-type="string">
            <text:p>Area</text:p>
          </table:table-cell>
          <table:table-cell office:value-type="float" office:value="55">
            <text:p>55</text:p>
          </table:table-cell>
          <table:table-cell office:value-type="float" office:value="1217">
            <text:p>1217</text:p>
          </table:table-cell>
          <table:table-cell table:style-name="Default" office:value-type="string">
            <text:p>NOTE:</text:p>
          </table:table-cell>
          <table:table-cell table:style-name="Default" office:value-type="string">
            <text:p>Actually level 56 area!!</text:p>
          </table:table-cell>
          <table:table-cell table:style-name="Default" table:number-columns-repeated="2"/>
          <table:table-cell table:number-columns-repeated="11"/>
        </table:table-row>
        <table:table-row table:style-name="ro1">
          <table:table-cell office:value-type="string">
            <text:p>Hero</text:p>
          </table:table-cell>
          <table:table-cell table:number-columns-repeated="6" office:value-type="float" office:value="80">
            <text:p>80</text:p>
          </table:table-cell>
          <table:table-cell table:number-columns-repeated="11"/>
        </table:table-row>
        <table:table-row table:style-name="ro1">
          <table:table-cell office:value-type="string">
            <text:p>Power</text:p>
          </table:table-cell>
          <table:table-cell office:value-type="float" office:value="1383">
            <text:p>1383</text:p>
          </table:table-cell>
          <table:table-cell office:value-type="float" office:value="1378">
            <text:p>1378</text:p>
          </table:table-cell>
          <table:table-cell office:value-type="float" office:value="1341">
            <text:p>1341</text:p>
          </table:table-cell>
          <table:table-cell office:value-type="float" office:value="1360">
            <text:p>1360</text:p>
          </table:table-cell>
          <table:table-cell office:value-type="float" office:value="1353">
            <text:p>1353</text:p>
          </table:table-cell>
          <table:table-cell office:value-type="float" office:value="1338">
            <text:p>1338</text:p>
          </table:table-cell>
          <table:table-cell table:number-columns-repeated="11"/>
        </table:table-row>
        <table:table-row table:style-name="ro1">
          <table:table-cell office:value-type="string">
            <text:p>Efficient</text:p>
          </table:table-cell>
          <table:table-cell table:number-columns-repeated="6" office:value-type="float" office:value="1.7">
            <text:p>1,7</text:p>
          </table:table-cell>
          <table:table-cell table:number-columns-repeated="11"/>
        </table:table-row>
        <table:table-row table:style-name="ro1">
          <table:table-cell office:value-type="string">
            <text:p>Damage</text:p>
          </table:table-cell>
          <table:table-cell office:value-type="float" office:value="1045">
            <text:p>1045</text:p>
          </table:table-cell>
          <table:table-cell office:value-type="float" office:value="1042">
            <text:p>1042</text:p>
          </table:table-cell>
          <table:table-cell office:value-type="float" office:value="1014">
            <text:p>1014</text:p>
          </table:table-cell>
          <table:table-cell office:value-type="float" office:value="971">
            <text:p>971</text:p>
          </table:table-cell>
          <table:table-cell office:value-type="float" office:value="910">
            <text:p>910</text:p>
          </table:table-cell>
          <table:table-cell office:value-type="float" office:value="731">
            <text:p>731</text:p>
          </table:table-cell>
          <table:table-cell table:number-columns-repeated="11"/>
        </table:table-row>
        <table:table-row table:style-name="ro1">
          <table:table-cell office:value-type="string">
            <text:p>Rarity</text:p>
          </table:table-cell>
          <table:table-cell office:value-type="string">
            <text:p>Ascended</text:p>
          </table:table-cell>
          <table:table-cell office:value-type="string">
            <text:p>Exotic</text:p>
          </table:table-cell>
          <table:table-cell office:value-type="string">
            <text:p>Rare</text:p>
          </table:table-cell>
          <table:table-cell office:value-type="string">
            <text:p>Masterwork</text:p>
          </table:table-cell>
          <table:table-cell office:value-type="string">
            <text:p>Fine</text:p>
          </table:table-cell>
          <table:table-cell office:value-type="string">
            <text:p>Normal</text:p>
          </table:table-cell>
          <table:table-cell table:number-columns-repeated="11"/>
        </table:table-row>
        <table:table-row table:style-name="ro1">
          <table:table-cell office:value-type="string">
            <text:p>Strength</text:p>
          </table:table-cell>
          <table:table-cell table:style-name="ce5" table:formula="of:=ROUND([.B60]*[.$C56]/[.B59]/[.B58])" office:value-type="float" office:value="541">
            <text:p>541</text:p>
          </table:table-cell>
          <table:table-cell table:style-name="ce5" table:formula="of:=ROUND([.C60]*[.$C56]/[.C59]/[.C58])" office:value-type="float" office:value="541">
            <text:p>541</text:p>
          </table:table-cell>
          <table:table-cell table:style-name="ce5" table:formula="of:=ROUND([.D60]*[.$C56]/[.D59]/[.D58])" office:value-type="float" office:value="541">
            <text:p>541</text:p>
          </table:table-cell>
          <table:table-cell table:style-name="ce5" table:formula="of:=ROUND([.E60]*[.$C56]/[.E59]/[.E58])" office:value-type="float" office:value="511">
            <text:p>511</text:p>
          </table:table-cell>
          <table:table-cell table:style-name="ce5" table:formula="of:=ROUND([.F60]*[.$C56]/[.F59]/[.F58])" office:value-type="float" office:value="481">
            <text:p>481</text:p>
          </table:table-cell>
          <table:table-cell table:style-name="ce5" table:formula="of:=ROUND([.G60]*[.$C56]/[.G59]/[.G58])" office:value-type="float" office:value="391">
            <text:p>391</text:p>
          </table:table-cell>
          <table:table-cell table:number-columns-repeated="11"/>
        </table:table-row>
        <table:table-row table:style-name="ro1">
          <table:table-cell office:value-type="string">
            <text:p>Downscaling</text:p>
          </table:table-cell>
          <table:table-cell table:style-name="ce6" table:formula="of:=ROUND(([.B60]*[.$C56]/[.B59]/[.B58]/[.L$3] * 100)) %" office:value-type="percentage" office:value="0.49">
            <text:p>49%</text:p>
          </table:table-cell>
          <table:table-cell table:style-name="ce6" table:formula="of:=ROUND(([.C60]*[.$C56]/[.C59]/[.C58]/[.M$3] * 100)) %" office:value-type="percentage" office:value="0.52">
            <text:p>52%</text:p>
          </table:table-cell>
          <table:table-cell table:style-name="ce6" table:formula="of:=ROUND(([.D60]*[.$C56]/[.D59]/[.D58]/[.N$3] * 100)) %" office:value-type="percentage" office:value="0.58">
            <text:p>58%</text:p>
          </table:table-cell>
          <table:table-cell table:style-name="ce6" table:formula="of:=ROUND(([.E60]*[.$C56]/[.E59]/[.E58]/[.O$3] * 100)) %" office:value-type="percentage" office:value="0.59">
            <text:p>59%</text:p>
          </table:table-cell>
          <table:table-cell table:style-name="ce6" table:formula="of:=ROUND(([.F60]*[.$C56]/[.F59]/[.F58]/[.P$3] * 100)) %" office:value-type="percentage" office:value="0.6">
            <text:p>60%</text:p>
          </table:table-cell>
          <table:table-cell table:style-name="ce6" table:formula="of:=ROUND(([.G60]*[.$C56]/[.G59]/[.G58]/[.Q$3] * 100)) %" office:value-type="percentage" office:value="0.61">
            <text:p>61%</text:p>
          </table:table-cell>
          <table:table-cell table:number-columns-repeated="11"/>
        </table:table-row>
        <table:table-row table:style-name="ro1" table:number-rows-repeated="3">
          <table:table-cell table:style-name="Default" table:number-columns-repeated="7"/>
          <table:table-cell table:number-columns-repeated="11"/>
        </table:table-row>
        <table:table-row table:style-name="ro1">
          <table:table-cell table:style-name="ce2" office:value-type="string">
            <text:p>Area</text:p>
          </table:table-cell>
          <table:table-cell office:value-type="float" office:value="60">
            <text:p>60</text:p>
          </table:table-cell>
          <table:table-cell office:value-type="float" office:value="1450">
            <text:p>1450</text:p>
          </table:table-cell>
          <table:table-cell table:style-name="Default" table:number-columns-repeated="4"/>
          <table:table-cell table:number-columns-repeated="11"/>
        </table:table-row>
        <table:table-row table:style-name="ro1">
          <table:table-cell office:value-type="string">
            <text:p>Hero</text:p>
          </table:table-cell>
          <table:table-cell table:number-columns-repeated="6" office:value-type="float" office:value="80">
            <text:p>80</text:p>
          </table:table-cell>
          <table:table-cell table:number-columns-repeated="11"/>
        </table:table-row>
        <table:table-row table:style-name="ro1">
          <table:table-cell office:value-type="string">
            <text:p>Power</text:p>
          </table:table-cell>
          <table:table-cell office:value-type="float" office:value="1539">
            <text:p>1539</text:p>
          </table:table-cell>
          <table:table-cell office:value-type="float" office:value="1533">
            <text:p>1533</text:p>
          </table:table-cell>
          <table:table-cell office:value-type="float" office:value="1492">
            <text:p>1492</text:p>
          </table:table-cell>
          <table:table-cell office:value-type="float" office:value="1513">
            <text:p>1513</text:p>
          </table:table-cell>
          <table:table-cell office:value-type="float" office:value="1506">
            <text:p>1506</text:p>
          </table:table-cell>
          <table:table-cell office:value-type="float" office:value="1489">
            <text:p>1489</text:p>
          </table:table-cell>
          <table:table-cell table:number-columns-repeated="11"/>
        </table:table-row>
        <table:table-row table:style-name="ro1">
          <table:table-cell office:value-type="string">
            <text:p>Efficient</text:p>
          </table:table-cell>
          <table:table-cell table:number-columns-repeated="6" office:value-type="float" office:value="1.7">
            <text:p>1,7</text:p>
          </table:table-cell>
          <table:table-cell table:number-columns-repeated="11"/>
        </table:table-row>
        <table:table-row table:style-name="ro1">
          <table:table-cell office:value-type="string">
            <text:p>Damage</text:p>
          </table:table-cell>
          <table:table-cell office:value-type="float" office:value="1234">
            <text:p>1234</text:p>
          </table:table-cell>
          <table:table-cell office:value-type="float" office:value="1229">
            <text:p>1229</text:p>
          </table:table-cell>
          <table:table-cell office:value-type="float" office:value="1077">
            <text:p>1077</text:p>
          </table:table-cell>
          <table:table-cell office:value-type="float" office:value="1032">
            <text:p>1032</text:p>
          </table:table-cell>
          <table:table-cell office:value-type="float" office:value="966">
            <text:p>966</text:p>
          </table:table-cell>
          <table:table-cell office:value-type="float" office:value="777">
            <text:p>777</text:p>
          </table:table-cell>
          <table:table-cell table:number-columns-repeated="11"/>
        </table:table-row>
        <table:table-row table:style-name="ro1">
          <table:table-cell office:value-type="string">
            <text:p>Rarity</text:p>
          </table:table-cell>
          <table:table-cell office:value-type="string">
            <text:p>Ascended</text:p>
          </table:table-cell>
          <table:table-cell office:value-type="string">
            <text:p>Exotic</text:p>
          </table:table-cell>
          <table:table-cell office:value-type="string">
            <text:p>Rare</text:p>
          </table:table-cell>
          <table:table-cell office:value-type="string">
            <text:p>Masterwork</text:p>
          </table:table-cell>
          <table:table-cell office:value-type="string">
            <text:p>Fine</text:p>
          </table:table-cell>
          <table:table-cell office:value-type="string">
            <text:p>Normal</text:p>
          </table:table-cell>
          <table:table-cell table:number-columns-repeated="11"/>
        </table:table-row>
        <table:table-row table:style-name="ro1">
          <table:table-cell office:value-type="string">
            <text:p>Strength</text:p>
          </table:table-cell>
          <table:table-cell table:style-name="ce5" table:formula="of:=ROUND([.B71]*[.$C67]/[.B70]/[.B69])" office:value-type="float" office:value="684">
            <text:p>684</text:p>
          </table:table-cell>
          <table:table-cell table:style-name="ce5" table:formula="of:=ROUND([.C71]*[.$C67]/[.C70]/[.C69])" office:value-type="float" office:value="684">
            <text:p>684</text:p>
          </table:table-cell>
          <table:table-cell table:style-name="ce5" table:formula="of:=ROUND([.D71]*[.$C67]/[.D70]/[.D69])" office:value-type="float" office:value="616">
            <text:p>616</text:p>
          </table:table-cell>
          <table:table-cell table:style-name="ce5" table:formula="of:=ROUND([.E71]*[.$C67]/[.E70]/[.E69])" office:value-type="float" office:value="582">
            <text:p>582</text:p>
          </table:table-cell>
          <table:table-cell table:style-name="ce5" table:formula="of:=ROUND([.F71]*[.$C67]/[.F70]/[.F69])" office:value-type="float" office:value="547">
            <text:p>547</text:p>
          </table:table-cell>
          <table:table-cell table:style-name="ce5" table:formula="of:=ROUND([.G71]*[.$C67]/[.G70]/[.G69])" office:value-type="float" office:value="445">
            <text:p>445</text:p>
          </table:table-cell>
          <table:table-cell table:number-columns-repeated="11"/>
        </table:table-row>
        <table:table-row table:style-name="ro1">
          <table:table-cell office:value-type="string">
            <text:p>Downscaling</text:p>
          </table:table-cell>
          <table:table-cell table:style-name="ce6" table:formula="of:=ROUND(([.B71]*[.$C67]/[.B70]/[.B69]/[.L$3] * 100)) %" office:value-type="percentage" office:value="0.62">
            <text:p>62%</text:p>
          </table:table-cell>
          <table:table-cell table:style-name="ce6" table:formula="of:=ROUND(([.C71]*[.$C67]/[.C70]/[.C69]/[.M$3] * 100)) %" office:value-type="percentage" office:value="0.65">
            <text:p>65%</text:p>
          </table:table-cell>
          <table:table-cell table:style-name="ce6" table:formula="of:=ROUND(([.D71]*[.$C67]/[.D70]/[.D69]/[.N$3] * 100)) %" office:value-type="percentage" office:value="0.66">
            <text:p>66%</text:p>
          </table:table-cell>
          <table:table-cell table:style-name="ce6" table:formula="of:=ROUND(([.E71]*[.$C67]/[.E70]/[.E69]/[.O$3] * 100)) %" office:value-type="percentage" office:value="0.67">
            <text:p>67%</text:p>
          </table:table-cell>
          <table:table-cell table:style-name="ce6" table:formula="of:=ROUND(([.F71]*[.$C67]/[.F70]/[.F69]/[.P$3] * 100)) %" office:value-type="percentage" office:value="0.68">
            <text:p>68%</text:p>
          </table:table-cell>
          <table:table-cell table:style-name="ce6" table:formula="of:=ROUND(([.G71]*[.$C67]/[.G70]/[.G69]/[.Q$3] * 100)) %" office:value-type="percentage" office:value="0.7">
            <text:p>70%</text:p>
          </table:table-cell>
          <table:table-cell table:number-columns-repeated="11"/>
        </table:table-row>
        <table:table-row table:style-name="ro1" table:number-rows-repeated="3">
          <table:table-cell table:style-name="Default" table:number-columns-repeated="7"/>
          <table:table-cell table:number-columns-repeated="11"/>
        </table:table-row>
        <table:table-row table:style-name="ro1">
          <table:table-cell table:style-name="ce2" office:value-type="string">
            <text:p>Area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table:style-name="Default" table:number-columns-repeated="4"/>
          <table:table-cell table:number-columns-repeated="11"/>
        </table:table-row>
        <table:table-row table:style-name="ro1">
          <table:table-cell office:value-type="string">
            <text:p>Hero</text:p>
          </table:table-cell>
          <table:table-cell table:number-columns-repeated="6" office:value-type="float" office:value="80">
            <text:p>80</text:p>
          </table:table-cell>
          <table:table-cell table:number-columns-repeated="11"/>
        </table:table-row>
        <table:table-row table:style-name="ro1">
          <table:table-cell office:value-type="string">
            <text:p>Power</text:p>
          </table:table-cell>
          <table:table-cell table:number-columns-repeated="6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string">
            <text:p>Efficient</text:p>
          </table:table-cell>
          <table:table-cell table:number-columns-repeated="6" office:value-type="float" office:value="1.7">
            <text:p>1,7</text:p>
          </table:table-cell>
          <table:table-cell table:number-columns-repeated="11"/>
        </table:table-row>
        <table:table-row table:style-name="ro1">
          <table:table-cell office:value-type="string">
            <text:p>Damage</text:p>
          </table:table-cell>
          <table:table-cell table:number-columns-repeated="6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string">
            <text:p>Rarity</text:p>
          </table:table-cell>
          <table:table-cell office:value-type="string">
            <text:p>Ascended</text:p>
          </table:table-cell>
          <table:table-cell office:value-type="string">
            <text:p>Exotic</text:p>
          </table:table-cell>
          <table:table-cell office:value-type="string">
            <text:p>Rare</text:p>
          </table:table-cell>
          <table:table-cell office:value-type="string">
            <text:p>Masterwork</text:p>
          </table:table-cell>
          <table:table-cell office:value-type="string">
            <text:p>Fine</text:p>
          </table:table-cell>
          <table:table-cell office:value-type="string">
            <text:p>Normal</text:p>
          </table:table-cell>
          <table:table-cell table:number-columns-repeated="11"/>
        </table:table-row>
        <table:table-row table:style-name="ro1">
          <table:table-cell office:value-type="string">
            <text:p>Strength</text:p>
          </table:table-cell>
          <table:table-cell table:style-name="ce5" table:formula="of:=ROUND([.B82]*[.$C78]/[.B81]/[.B80])" office:value-type="float" office:value="0">
            <text:p>#JAKO/0!</text:p>
          </table:table-cell>
          <table:table-cell table:style-name="ce5" table:formula="of:=ROUND([.C82]*[.$C78]/[.C81]/[.C80])" office:value-type="float" office:value="0">
            <text:p>#JAKO/0!</text:p>
          </table:table-cell>
          <table:table-cell table:style-name="ce5" table:formula="of:=ROUND([.D82]*[.$C78]/[.D81]/[.D80])" office:value-type="float" office:value="0">
            <text:p>#JAKO/0!</text:p>
          </table:table-cell>
          <table:table-cell table:style-name="ce5" table:formula="of:=ROUND([.E82]*[.$C78]/[.E81]/[.E80])" office:value-type="float" office:value="0">
            <text:p>#JAKO/0!</text:p>
          </table:table-cell>
          <table:table-cell table:style-name="ce5" table:formula="of:=ROUND([.F82]*[.$C78]/[.F81]/[.F80])" office:value-type="float" office:value="0">
            <text:p>#JAKO/0!</text:p>
          </table:table-cell>
          <table:table-cell table:style-name="ce5" table:formula="of:=ROUND([.G82]*[.$C78]/[.G81]/[.G80])" office:value-type="float" office:value="0">
            <text:p>#JAKO/0!</text:p>
          </table:table-cell>
          <table:table-cell table:number-columns-repeated="11"/>
        </table:table-row>
        <table:table-row table:style-name="ro1">
          <table:table-cell office:value-type="string">
            <text:p>Downscaling</text:p>
          </table:table-cell>
          <table:table-cell table:style-name="ce6" table:formula="of:=ROUND(([.B82]*[.$C78]/[.B81]/[.B80]/[.L$3] * 100)) %" office:value-type="percentage" office:value="0">
            <text:p>#JAKO/0!</text:p>
          </table:table-cell>
          <table:table-cell table:style-name="ce6" table:formula="of:=ROUND(([.C82]*[.$C78]/[.C81]/[.C80]/[.M$3] * 100)) %" office:value-type="percentage" office:value="0">
            <text:p>#JAKO/0!</text:p>
          </table:table-cell>
          <table:table-cell table:style-name="ce6" table:formula="of:=ROUND(([.D82]*[.$C78]/[.D81]/[.D80]/[.N$3] * 100)) %" office:value-type="percentage" office:value="0">
            <text:p>#JAKO/0!</text:p>
          </table:table-cell>
          <table:table-cell table:style-name="ce6" table:formula="of:=ROUND(([.E82]*[.$C78]/[.E81]/[.E80]/[.O$3] * 100)) %" office:value-type="percentage" office:value="0">
            <text:p>#JAKO/0!</text:p>
          </table:table-cell>
          <table:table-cell table:style-name="ce6" table:formula="of:=ROUND(([.F82]*[.$C78]/[.F81]/[.F80]/[.P$3] * 100)) %" office:value-type="percentage" office:value="0">
            <text:p>#JAKO/0!</text:p>
          </table:table-cell>
          <table:table-cell table:style-name="ce6" table:formula="of:=ROUND(([.G82]*[.$C78]/[.G81]/[.G80]/[.Q$3] * 100)) %" office:value-type="percentage" office:value="0">
            <text:p>#JAKO/0!</text:p>
          </table:table-cell>
          <table:table-cell table:number-columns-repeated="11"/>
        </table:table-row>
        <table:table-row table:style-name="ro1" table:number-rows-repeated="3">
          <table:table-cell table:style-name="Default" table:number-columns-repeated="7"/>
          <table:table-cell table:number-columns-repeated="11"/>
        </table:table-row>
        <table:table-row table:style-name="ro1">
          <table:table-cell table:style-name="ce2" office:value-type="string">
            <text:p>Area</text:p>
          </table:table-cell>
          <table:table-cell office:value-type="float" office:value="70">
            <text:p>70</text:p>
          </table:table-cell>
          <table:table-cell office:value-type="float" office:value="1923">
            <text:p>1923</text:p>
          </table:table-cell>
          <table:table-cell table:style-name="Default" table:number-columns-repeated="4"/>
          <table:table-cell table:number-columns-repeated="11"/>
        </table:table-row>
        <table:table-row table:style-name="ro1">
          <table:table-cell office:value-type="string">
            <text:p>Hero</text:p>
          </table:table-cell>
          <table:table-cell table:number-columns-repeated="6" office:value-type="float" office:value="80">
            <text:p>80</text:p>
          </table:table-cell>
          <table:table-cell table:number-columns-repeated="11"/>
        </table:table-row>
        <table:table-row table:style-name="ro1">
          <table:table-cell office:value-type="string">
            <text:p>Power</text:p>
          </table:table-cell>
          <table:table-cell office:value-type="float" office:value="1974">
            <text:p>1974</text:p>
          </table:table-cell>
          <table:table-cell office:value-type="float" office:value="1967">
            <text:p>1967</text:p>
          </table:table-cell>
          <table:table-cell office:value-type="float" office:value="1914">
            <text:p>1914</text:p>
          </table:table-cell>
          <table:table-cell office:value-type="float" office:value="1942">
            <text:p>1942</text:p>
          </table:table-cell>
          <table:table-cell office:value-type="float" office:value="1932">
            <text:p>1932</text:p>
          </table:table-cell>
          <table:table-cell office:value-type="float" office:value="1910">
            <text:p>1910</text:p>
          </table:table-cell>
          <table:table-cell table:number-columns-repeated="11"/>
        </table:table-row>
        <table:table-row table:style-name="ro1">
          <table:table-cell office:value-type="string">
            <text:p>Efficient</text:p>
          </table:table-cell>
          <table:table-cell table:number-columns-repeated="6" office:value-type="float" office:value="1.7">
            <text:p>1,7</text:p>
          </table:table-cell>
          <table:table-cell table:number-columns-repeated="11"/>
        </table:table-row>
        <table:table-row table:style-name="ro1">
          <table:table-cell office:value-type="string">
            <text:p>Damage</text:p>
          </table:table-cell>
          <table:table-cell office:value-type="float" office:value="1433">
            <text:p>1433</text:p>
          </table:table-cell>
          <table:table-cell office:value-type="float" office:value="1427">
            <text:p>1427</text:p>
          </table:table-cell>
          <table:table-cell office:value-type="float" office:value="1250">
            <text:p>1250</text:p>
          </table:table-cell>
          <table:table-cell office:value-type="float" office:value="1198">
            <text:p>1198</text:p>
          </table:table-cell>
          <table:table-cell office:value-type="float" office:value="1122">
            <text:p>1122</text:p>
          </table:table-cell>
          <table:table-cell office:value-type="float" office:value="902">
            <text:p>902</text:p>
          </table:table-cell>
          <table:table-cell table:number-columns-repeated="11"/>
        </table:table-row>
        <table:table-row table:style-name="ro1">
          <table:table-cell office:value-type="string">
            <text:p>Rarity</text:p>
          </table:table-cell>
          <table:table-cell office:value-type="string">
            <text:p>Ascended</text:p>
          </table:table-cell>
          <table:table-cell office:value-type="string">
            <text:p>Exotic</text:p>
          </table:table-cell>
          <table:table-cell office:value-type="string">
            <text:p>Rare</text:p>
          </table:table-cell>
          <table:table-cell office:value-type="string">
            <text:p>Masterwork</text:p>
          </table:table-cell>
          <table:table-cell office:value-type="string">
            <text:p>Fine</text:p>
          </table:table-cell>
          <table:table-cell office:value-type="string">
            <text:p>Normal</text:p>
          </table:table-cell>
          <table:table-cell table:number-columns-repeated="11"/>
        </table:table-row>
        <table:table-row table:style-name="ro1">
          <table:table-cell office:value-type="string">
            <text:p>Strength</text:p>
          </table:table-cell>
          <table:table-cell table:style-name="ce5" table:formula="of:=ROUND([.B93]*[.$C89]/[.B92]/[.B91])" office:value-type="float" office:value="821">
            <text:p>821</text:p>
          </table:table-cell>
          <table:table-cell table:style-name="ce5" table:formula="of:=ROUND([.C93]*[.$C89]/[.C92]/[.C91])" office:value-type="float" office:value="821">
            <text:p>821</text:p>
          </table:table-cell>
          <table:table-cell table:style-name="ce5" table:formula="of:=ROUND([.D93]*[.$C89]/[.D92]/[.D91])" office:value-type="float" office:value="739">
            <text:p>739</text:p>
          </table:table-cell>
          <table:table-cell table:style-name="ce5" table:formula="of:=ROUND([.E93]*[.$C89]/[.E92]/[.E91])" office:value-type="float" office:value="698">
            <text:p>698</text:p>
          </table:table-cell>
          <table:table-cell table:style-name="ce5" table:formula="of:=ROUND([.F93]*[.$C89]/[.F92]/[.F91])" office:value-type="float" office:value="657">
            <text:p>657</text:p>
          </table:table-cell>
          <table:table-cell table:style-name="ce5" table:formula="of:=ROUND([.G93]*[.$C89]/[.G92]/[.G91])" office:value-type="float" office:value="534">
            <text:p>534</text:p>
          </table:table-cell>
          <table:table-cell table:number-columns-repeated="11"/>
        </table:table-row>
        <table:table-row table:style-name="ro1">
          <table:table-cell office:value-type="string">
            <text:p>Downscaling</text:p>
          </table:table-cell>
          <table:table-cell table:style-name="ce6" table:formula="of:=ROUND(([.B93]*[.$C89]/[.B92]/[.B91]/[.L$3] * 100)) %" office:value-type="percentage" office:value="0.75">
            <text:p>75%</text:p>
          </table:table-cell>
          <table:table-cell table:style-name="ce6" table:formula="of:=ROUND(([.C93]*[.$C89]/[.C92]/[.C91]/[.M$3] * 100)) %" office:value-type="percentage" office:value="0.78">
            <text:p>78%</text:p>
          </table:table-cell>
          <table:table-cell table:style-name="ce6" table:formula="of:=ROUND(([.D93]*[.$C89]/[.D92]/[.D91]/[.N$3] * 100)) %" office:value-type="percentage" office:value="0.8">
            <text:p>80%</text:p>
          </table:table-cell>
          <table:table-cell table:style-name="ce6" table:formula="of:=ROUND(([.E93]*[.$C89]/[.E92]/[.E91]/[.O$3] * 100)) %" office:value-type="percentage" office:value="0.81">
            <text:p>81%</text:p>
          </table:table-cell>
          <table:table-cell table:style-name="ce6" table:formula="of:=ROUND(([.F93]*[.$C89]/[.F92]/[.F91]/[.P$3] * 100)) %" office:value-type="percentage" office:value="0.82">
            <text:p>82%</text:p>
          </table:table-cell>
          <table:table-cell table:style-name="ce6" table:formula="of:=ROUND(([.G93]*[.$C89]/[.G92]/[.G91]/[.Q$3] * 100)) %" office:value-type="percentage" office:value="0.84">
            <text:p>84%</text:p>
          </table:table-cell>
          <table:table-cell table:number-columns-repeated="11"/>
        </table:table-row>
        <table:table-row table:style-name="ro1" table:number-rows-repeated="3">
          <table:table-cell table:style-name="Default" table:number-columns-repeated="7"/>
          <table:table-cell table:number-columns-repeated="11"/>
        </table:table-row>
        <table:table-row table:style-name="ro1">
          <table:table-cell table:style-name="ce2" office:value-type="string">
            <text:p>Area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table:style-name="Default" table:number-columns-repeated="4"/>
          <table:table-cell table:number-columns-repeated="11"/>
        </table:table-row>
        <table:table-row table:style-name="ro1">
          <table:table-cell office:value-type="string">
            <text:p>Hero</text:p>
          </table:table-cell>
          <table:table-cell table:number-columns-repeated="6" office:value-type="float" office:value="80">
            <text:p>80</text:p>
          </table:table-cell>
          <table:table-cell table:number-columns-repeated="11"/>
        </table:table-row>
        <table:table-row table:style-name="ro1">
          <table:table-cell office:value-type="string">
            <text:p>Power</text:p>
          </table:table-cell>
          <table:table-cell table:number-columns-repeated="6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string">
            <text:p>Efficient</text:p>
          </table:table-cell>
          <table:table-cell table:number-columns-repeated="6" office:value-type="float" office:value="1.7">
            <text:p>1,7</text:p>
          </table:table-cell>
          <table:table-cell table:number-columns-repeated="11"/>
        </table:table-row>
        <table:table-row table:style-name="ro1">
          <table:table-cell office:value-type="string">
            <text:p>Damage</text:p>
          </table:table-cell>
          <table:table-cell table:number-columns-repeated="6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string">
            <text:p>Rarity</text:p>
          </table:table-cell>
          <table:table-cell office:value-type="string">
            <text:p>Ascended</text:p>
          </table:table-cell>
          <table:table-cell office:value-type="string">
            <text:p>Exotic</text:p>
          </table:table-cell>
          <table:table-cell office:value-type="string">
            <text:p>Rare</text:p>
          </table:table-cell>
          <table:table-cell office:value-type="string">
            <text:p>Masterwork</text:p>
          </table:table-cell>
          <table:table-cell office:value-type="string">
            <text:p>Fine</text:p>
          </table:table-cell>
          <table:table-cell office:value-type="string">
            <text:p>Normal</text:p>
          </table:table-cell>
          <table:table-cell table:number-columns-repeated="11"/>
        </table:table-row>
        <table:table-row table:style-name="ro1">
          <table:table-cell office:value-type="string">
            <text:p>Strength</text:p>
          </table:table-cell>
          <table:table-cell table:style-name="ce5" table:formula="of:=ROUND([.B104]*[.$C100]/[.B103]/[.B102])" office:value-type="float" office:value="0">
            <text:p>#JAKO/0!</text:p>
          </table:table-cell>
          <table:table-cell table:style-name="ce5" table:formula="of:=ROUND([.C104]*[.$C100]/[.C103]/[.C102])" office:value-type="float" office:value="0">
            <text:p>#JAKO/0!</text:p>
          </table:table-cell>
          <table:table-cell table:style-name="ce5" table:formula="of:=ROUND([.D104]*[.$C100]/[.D103]/[.D102])" office:value-type="float" office:value="0">
            <text:p>#JAKO/0!</text:p>
          </table:table-cell>
          <table:table-cell table:style-name="ce5" table:formula="of:=ROUND([.E104]*[.$C100]/[.E103]/[.E102])" office:value-type="float" office:value="0">
            <text:p>#JAKO/0!</text:p>
          </table:table-cell>
          <table:table-cell table:style-name="ce5" table:formula="of:=ROUND([.F104]*[.$C100]/[.F103]/[.F102])" office:value-type="float" office:value="0">
            <text:p>#JAKO/0!</text:p>
          </table:table-cell>
          <table:table-cell table:style-name="ce5" table:formula="of:=ROUND([.G104]*[.$C100]/[.G103]/[.G102])" office:value-type="float" office:value="0">
            <text:p>#JAKO/0!</text:p>
          </table:table-cell>
          <table:table-cell table:number-columns-repeated="11"/>
        </table:table-row>
        <table:table-row table:style-name="ro1">
          <table:table-cell office:value-type="string">
            <text:p>Downscaling</text:p>
          </table:table-cell>
          <table:table-cell table:style-name="ce6" table:formula="of:=ROUND(([.B104]*[.$C100]/[.B103]/[.B102]/[.L$3] * 100)) %" office:value-type="percentage" office:value="0">
            <text:p>#JAKO/0!</text:p>
          </table:table-cell>
          <table:table-cell table:style-name="ce6" table:formula="of:=ROUND(([.C104]*[.$C100]/[.C103]/[.C102]/[.M$3] * 100)) %" office:value-type="percentage" office:value="0">
            <text:p>#JAKO/0!</text:p>
          </table:table-cell>
          <table:table-cell table:style-name="ce6" table:formula="of:=ROUND(([.D104]*[.$C100]/[.D103]/[.D102]/[.N$3] * 100)) %" office:value-type="percentage" office:value="0">
            <text:p>#JAKO/0!</text:p>
          </table:table-cell>
          <table:table-cell table:style-name="ce6" table:formula="of:=ROUND(([.E104]*[.$C100]/[.E103]/[.E102]/[.O$3] * 100)) %" office:value-type="percentage" office:value="0">
            <text:p>#JAKO/0!</text:p>
          </table:table-cell>
          <table:table-cell table:style-name="ce6" table:formula="of:=ROUND(([.F104]*[.$C100]/[.F103]/[.F102]/[.P$3] * 100)) %" office:value-type="percentage" office:value="0">
            <text:p>#JAKO/0!</text:p>
          </table:table-cell>
          <table:table-cell table:style-name="ce6" table:formula="of:=ROUND(([.G104]*[.$C100]/[.G103]/[.G102]/[.Q$3] * 100)) %" office:value-type="percentage" office:value="0">
            <text:p>#JAKO/0!</text:p>
          </table:table-cell>
          <table:table-cell table:number-columns-repeated="11"/>
        </table:table-row>
        <table:table-row table:style-name="ro1" table:number-rows-repeated="3">
          <table:table-cell table:style-name="Default" table:number-columns-repeated="7"/>
          <table:table-cell table:number-columns-repeated="11"/>
        </table:table-row>
        <table:table-row table:style-name="ro1">
          <table:table-cell table:style-name="ce2" office:value-type="string">
            <text:p>Area</text:p>
          </table:table-cell>
          <table:table-cell office:value-type="float" office:value="79">
            <text:p>79</text:p>
          </table:table-cell>
          <table:table-cell office:value-type="float" office:value="2487">
            <text:p>2487</text:p>
          </table:table-cell>
          <table:table-cell table:style-name="Default" table:number-columns-repeated="4"/>
          <table:table-cell table:number-columns-repeated="11"/>
        </table:table-row>
        <table:table-row table:style-name="ro1">
          <table:table-cell office:value-type="string">
            <text:p>Hero</text:p>
          </table:table-cell>
          <table:table-cell table:number-columns-repeated="6" office:value-type="float" office:value="80">
            <text:p>80</text:p>
          </table:table-cell>
          <table:table-cell table:number-columns-repeated="11"/>
        </table:table-row>
        <table:table-row table:style-name="ro1">
          <table:table-cell office:value-type="string">
            <text:p>Power</text:p>
          </table:table-cell>
          <table:table-cell office:value-type="float" office:value="2410">
            <text:p>2410</text:p>
          </table:table-cell>
          <table:table-cell office:value-type="float" office:value="2401">
            <text:p>2401</text:p>
          </table:table-cell>
          <table:table-cell office:value-type="float" office:value="2337">
            <text:p>2337</text:p>
          </table:table-cell>
          <table:table-cell office:value-type="float" office:value="2370">
            <text:p>2370</text:p>
          </table:table-cell>
          <table:table-cell office:value-type="float" office:value="2358">
            <text:p>2358</text:p>
          </table:table-cell>
          <table:table-cell office:value-type="float" office:value="2332">
            <text:p>2332</text:p>
          </table:table-cell>
          <table:table-cell table:number-columns-repeated="11"/>
        </table:table-row>
        <table:table-row table:style-name="ro1">
          <table:table-cell office:value-type="string">
            <text:p>Efficient</text:p>
          </table:table-cell>
          <table:table-cell table:number-columns-repeated="6" office:value-type="float" office:value="1.7">
            <text:p>1,7</text:p>
          </table:table-cell>
          <table:table-cell table:number-columns-repeated="11"/>
        </table:table-row>
        <table:table-row table:style-name="ro1">
          <table:table-cell office:value-type="string">
            <text:p>Damage</text:p>
          </table:table-cell>
          <table:table-cell office:value-type="float" office:value="1591">
            <text:p>1591</text:p>
          </table:table-cell>
          <table:table-cell office:value-type="float" office:value="1585">
            <text:p>1585</text:p>
          </table:table-cell>
          <table:table-cell office:value-type="float" office:value="1389">
            <text:p>1389</text:p>
          </table:table-cell>
          <table:table-cell office:value-type="float" office:value="1330">
            <text:p>1330</text:p>
          </table:table-cell>
          <table:table-cell office:value-type="float" office:value="1245">
            <text:p>1245</text:p>
          </table:table-cell>
          <table:table-cell office:value-type="float" office:value="1002">
            <text:p>1002</text:p>
          </table:table-cell>
          <table:table-cell table:number-columns-repeated="11"/>
        </table:table-row>
        <table:table-row table:style-name="ro1">
          <table:table-cell office:value-type="string">
            <text:p>Rarity</text:p>
          </table:table-cell>
          <table:table-cell office:value-type="string">
            <text:p>Ascended</text:p>
          </table:table-cell>
          <table:table-cell office:value-type="string">
            <text:p>Exotic</text:p>
          </table:table-cell>
          <table:table-cell office:value-type="string">
            <text:p>Rare</text:p>
          </table:table-cell>
          <table:table-cell office:value-type="string">
            <text:p>Masterwork</text:p>
          </table:table-cell>
          <table:table-cell office:value-type="string">
            <text:p>Fine</text:p>
          </table:table-cell>
          <table:table-cell office:value-type="string">
            <text:p>Normal</text:p>
          </table:table-cell>
          <table:table-cell table:number-columns-repeated="11"/>
        </table:table-row>
        <table:table-row table:style-name="ro1">
          <table:table-cell office:value-type="string">
            <text:p>Strength</text:p>
          </table:table-cell>
          <table:table-cell table:style-name="ce5" table:formula="of:=ROUND([.B115]*[.$C111]/[.B114]/[.B113])" office:value-type="float" office:value="966">
            <text:p>966</text:p>
          </table:table-cell>
          <table:table-cell table:style-name="ce5" table:formula="of:=ROUND([.C115]*[.$C111]/[.C114]/[.C113])" office:value-type="float" office:value="966">
            <text:p>966</text:p>
          </table:table-cell>
          <table:table-cell table:style-name="ce5" table:formula="of:=ROUND([.D115]*[.$C111]/[.D114]/[.D113])" office:value-type="float" office:value="870">
            <text:p>870</text:p>
          </table:table-cell>
          <table:table-cell table:style-name="ce5" table:formula="of:=ROUND([.E115]*[.$C111]/[.E114]/[.E113])" office:value-type="float" office:value="821">
            <text:p>821</text:p>
          </table:table-cell>
          <table:table-cell table:style-name="ce5" table:formula="of:=ROUND([.F115]*[.$C111]/[.F114]/[.F113])" office:value-type="float" office:value="772">
            <text:p>772</text:p>
          </table:table-cell>
          <table:table-cell table:style-name="ce5" table:formula="of:=ROUND([.G115]*[.$C111]/[.G114]/[.G113])" office:value-type="float" office:value="629">
            <text:p>629</text:p>
          </table:table-cell>
          <table:table-cell table:number-columns-repeated="11"/>
        </table:table-row>
        <table:table-row table:style-name="ro1">
          <table:table-cell office:value-type="string">
            <text:p>Downscaling</text:p>
          </table:table-cell>
          <table:table-cell table:style-name="ce6" table:formula="of:=ROUND(([.B115]*[.$C111]/[.B114]/[.B113]/[.L$3] * 100)) %" office:value-type="percentage" office:value="0.88">
            <text:p>88%</text:p>
          </table:table-cell>
          <table:table-cell table:style-name="ce6" table:formula="of:=ROUND(([.C115]*[.$C111]/[.C114]/[.C113]/[.M$3] * 100)) %" office:value-type="percentage" office:value="0.92">
            <text:p>92%</text:p>
          </table:table-cell>
          <table:table-cell table:style-name="ce6" table:formula="of:=ROUND(([.D115]*[.$C111]/[.D114]/[.D113]/[.N$3] * 100)) %" office:value-type="percentage" office:value="0.94">
            <text:p>94%</text:p>
          </table:table-cell>
          <table:table-cell table:style-name="ce6" table:formula="of:=ROUND(([.E115]*[.$C111]/[.E114]/[.E113]/[.O$3] * 100)) %" office:value-type="percentage" office:value="0.95">
            <text:p>95%</text:p>
          </table:table-cell>
          <table:table-cell table:style-name="ce6" table:formula="of:=ROUND(([.F115]*[.$C111]/[.F114]/[.F113]/[.P$3] * 100)) %" office:value-type="percentage" office:value="0.97">
            <text:p>97%</text:p>
          </table:table-cell>
          <table:table-cell table:style-name="ce6" table:formula="of:=ROUND(([.G115]*[.$C111]/[.G114]/[.G113]/[.Q$3] * 100)) %" office:value-type="percentage" office:value="0.99">
            <text:p>99%</text:p>
          </table:table-cell>
          <table:table-cell table:number-columns-repeated="11"/>
        </table:table-row>
        <table:table-row table:style-name="ro1" table:number-rows-repeated="3">
          <table:table-cell table:style-name="Default" table:number-columns-repeated="7"/>
          <table:table-cell table:number-columns-repeated="11"/>
        </table:table-row>
        <table:table-row table:style-name="ro1">
          <table:table-cell table:style-name="Default" table:number-columns-repeated="2"/>
          <table:table-cell table:style-name="Default" office:value-type="float" office:value="1250">
            <text:p>1250</text:p>
          </table:table-cell>
          <table:table-cell table:style-name="Default" office:value-type="float" office:value="1095">
            <text:p>1095</text:p>
          </table:table-cell>
          <table:table-cell table:style-name="Default" table:formula="of:=([.D122]*[.C123])/([.C122]*[.D123])*2600" office:value-type="float" office:value="1278.28389261745">
            <text:p>1278,28</text:p>
          </table:table-cell>
          <table:table-cell table:style-name="Default"/>
          <table:table-cell table:style-name="Default" office:value-type="float" office:value="1996">
            <text:p>1996</text:p>
          </table:table-cell>
          <table:table-cell office:value-type="float" office:value="1952">
            <text:p>1952</text:p>
          </table:table-cell>
          <table:table-cell table:formula="of:=([.H122]*[.G123])/([.G122]*[.H123])*2600" office:value-type="float" office:value="2486.96093485673">
            <text:p>2486,96</text:p>
          </table:table-cell>
          <table:table-cell table:number-columns-repeated="9"/>
        </table:table-row>
        <table:table-row table:style-name="ro1">
          <table:table-cell table:style-name="Default" table:number-columns-repeated="2"/>
          <table:table-cell table:style-name="Default" office:value-type="float" office:value="1338">
            <text:p>1338</text:p>
          </table:table-cell>
          <table:table-cell table:style-name="Default" office:value-type="float" office:value="2384">
            <text:p>2384</text:p>
          </table:table-cell>
          <table:table-cell table:style-name="Default" table:number-columns-repeated="2"/>
          <table:table-cell table:style-name="Default" office:value-type="float" office:value="2410">
            <text:p>2410</text:p>
          </table:table-cell>
          <table:table-cell office:value-type="float" office:value="2464">
            <text:p>2464</text:p>
          </table:table-cell>
          <table:table-cell table:formula="of:=[.G123]/[.H123]" office:value-type="float" office:value="0.978084415584416">
            <text:p>0,98</text:p>
          </table:table-cell>
          <table:table-cell table:number-columns-repeated="9"/>
        </table:table-row>
      </table:table>
      <table:table table:name="Graphs" table:style-name="ta1" table:print="false">
        <table:table-column table:style-name="co1" table:number-columns-repeated="7" table:default-cell-style-name="Default"/>
        <table:table-column table:style-name="co1" table:number-columns-repeated="2" table:default-cell-style-name="ce8"/>
        <table:table-column table:style-name="co1" table:default-cell-style-name="ce12"/>
        <table:table-column table:style-name="co1" table:default-cell-style-name="Default"/>
        <table:table-row table:style-name="ro1">
          <table:table-cell office:value-type="string">
            <text:p>OUTDATED!</text:p>
          </table:table-cell>
          <table:table-cell/>
          <table:table-cell office:value-type="string">
            <text:p>Level</text:p>
          </table:table-cell>
          <table:table-cell office:value-type="string">
            <text:p>Armor</text:p>
          </table:table-cell>
          <table:table-cell office:value-type="string">
            <text:p>Armor (max)</text:p>
          </table:table-cell>
          <table:table-cell office:value-type="string">
            <text:p>Stats</text:p>
          </table:table-cell>
          <table:table-cell office:value-type="string">
            <text:p>Stat change</text:p>
          </table:table-cell>
          <table:table-cell table:style-name="Default" office:value-type="string">
            <text:p>Percent</text:p>
          </table:table-cell>
          <table:table-cell table:style-name="Default"/>
          <table:table-cell table:style-name="Default" office:value-type="string">
            <text:p>Percent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float" office:value="3000">
            <text:p>3000</text:p>
          </table:table-cell>
          <table:table-cell table:formula="of:=[.D2]/[.D$81]" office:value-type="percentage" office:value="0">
            <text:p>0,00%</text:p>
          </table:table-cell>
          <table:table-cell table:formula="of:=[.E2]/[.E$81]" office:value-type="percentage" office:value="0">
            <text:p>0,00%</text:p>
          </table:table-cell>
          <table:table-cell table:formula="of:=[.F2]/[.F$81]" office:value-type="percentage" office:value="0.0262008733624454">
            <text:p>3%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149">
            <text:p>149</text:p>
          </table:table-cell>
          <table:table-cell office:value-type="float" office:value="152">
            <text:p>152</text:p>
          </table:table-cell>
          <table:table-cell office:value-type="float" office:value="28">
            <text:p>28</text:p>
          </table:table-cell>
          <table:table-cell/>
          <table:table-cell table:formula="of:=[.D3]/[.D$81]" office:value-type="percentage" office:value="0.0573076923076923">
            <text:p>5,73%</text:p>
          </table:table-cell>
          <table:table-cell table:formula="of:=[.E3]/[.E$81]" office:value-type="percentage" office:value="0.0584615384615385">
            <text:p>5,85%</text:p>
          </table:table-cell>
          <table:table-cell table:formula="of:=[.F3]/[.F$81]" office:value-type="percentage" office:value="0.0305676855895196">
            <text:p>3%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2"/>
          <table:table-cell office:value-type="float" office:value="32">
            <text:p>32</text:p>
          </table:table-cell>
          <table:table-cell/>
          <table:table-cell table:formula="of:=[.D4]/[.D$81]" office:value-type="percentage" office:value="0">
            <text:p>0,00%</text:p>
          </table:table-cell>
          <table:table-cell table:formula="of:=[.E4]/[.E$81]" office:value-type="percentage" office:value="0">
            <text:p>0,00%</text:p>
          </table:table-cell>
          <table:table-cell table:formula="of:=[.F4]/[.F$81]" office:value-type="percentage" office:value="0.0349344978165939">
            <text:p>3%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70">
            <text:p>170</text:p>
          </table:table-cell>
          <table:table-cell office:value-type="float" office:value="172">
            <text:p>172</text:p>
          </table:table-cell>
          <table:table-cell office:value-type="float" office:value="36">
            <text:p>36</text:p>
          </table:table-cell>
          <table:table-cell/>
          <table:table-cell table:formula="of:=[.D5]/[.D$81]" office:value-type="percentage" office:value="0.0653846153846154">
            <text:p>6,54%</text:p>
          </table:table-cell>
          <table:table-cell table:formula="of:=[.E5]/[.E$81]" office:value-type="percentage" office:value="0.0661538461538462">
            <text:p>6,62%</text:p>
          </table:table-cell>
          <table:table-cell table:formula="of:=[.F5]/[.F$81]" office:value-type="percentage" office:value="0.0393013100436681">
            <text:p>4%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float" office:value="40">
            <text:p>40</text:p>
          </table:table-cell>
          <table:table-cell/>
          <table:table-cell table:formula="of:=[.D6]/[.D$81]" office:value-type="percentage" office:value="0">
            <text:p>0,00%</text:p>
          </table:table-cell>
          <table:table-cell table:formula="of:=[.E6]/[.E$81]" office:value-type="percentage" office:value="0">
            <text:p>0,00%</text:p>
          </table:table-cell>
          <table:table-cell table:formula="of:=[.F6]/[.F$81]" office:value-type="percentage" office:value="0.0436681222707424">
            <text:p>4%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float" office:value="206">
            <text:p>206</text:p>
          </table:table-cell>
          <table:table-cell office:value-type="float" office:value="210">
            <text:p>210</text:p>
          </table:table-cell>
          <table:table-cell office:value-type="float" office:value="44">
            <text:p>44</text:p>
          </table:table-cell>
          <table:table-cell/>
          <table:table-cell table:formula="of:=[.D7]/[.D$81]" office:value-type="percentage" office:value="0.0792307692307692">
            <text:p>7,92%</text:p>
          </table:table-cell>
          <table:table-cell table:formula="of:=[.E7]/[.E$81]" office:value-type="percentage" office:value="0.0807692307692308">
            <text:p>8,08%</text:p>
          </table:table-cell>
          <table:table-cell table:formula="of:=[.F7]/[.F$81]" office:value-type="percentage" office:value="0.0480349344978166">
            <text:p>5%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table:number-columns-repeated="2"/>
          <table:table-cell office:value-type="float" office:value="48">
            <text:p>48</text:p>
          </table:table-cell>
          <table:table-cell/>
          <table:table-cell table:formula="of:=[.D8]/[.D$81]" office:value-type="percentage" office:value="0">
            <text:p>0,00%</text:p>
          </table:table-cell>
          <table:table-cell table:formula="of:=[.E8]/[.E$81]" office:value-type="percentage" office:value="0">
            <text:p>0,00%</text:p>
          </table:table-cell>
          <table:table-cell table:formula="of:=[.F8]/[.F$81]" office:value-type="percentage" office:value="0.0524017467248908">
            <text:p>5%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number-columns-repeated="2"/>
          <table:table-cell office:value-type="float" office:value="52">
            <text:p>52</text:p>
          </table:table-cell>
          <table:table-cell/>
          <table:table-cell table:formula="of:=[.D9]/[.D$81]" office:value-type="percentage" office:value="0">
            <text:p>0,00%</text:p>
          </table:table-cell>
          <table:table-cell table:formula="of:=[.E9]/[.E$81]" office:value-type="percentage" office:value="0">
            <text:p>0,00%</text:p>
          </table:table-cell>
          <table:table-cell table:formula="of:=[.F9]/[.F$81]" office:value-type="percentage" office:value="0.0567685589519651">
            <text:p>6%</text:p>
          </table:table-cell>
          <table:table-cell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table:number-columns-repeated="2"/>
          <table:table-cell office:value-type="float" office:value="56">
            <text:p>56</text:p>
          </table:table-cell>
          <table:table-cell office:value-type="float" office:value="3000">
            <text:p>3000</text:p>
          </table:table-cell>
          <table:table-cell table:formula="of:=[.D10]/[.D$81]" office:value-type="percentage" office:value="0">
            <text:p>0,00%</text:p>
          </table:table-cell>
          <table:table-cell table:formula="of:=[.E10]/[.E$81]" office:value-type="percentage" office:value="0">
            <text:p>0,00%</text:p>
          </table:table-cell>
          <table:table-cell table:formula="of:=[.F10]/[.F$81]" office:value-type="percentage" office:value="0.0611353711790393">
            <text:p>6%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234">
            <text:p>234</text:p>
          </table:table-cell>
          <table:table-cell office:value-type="float" office:value="242">
            <text:p>242</text:p>
          </table:table-cell>
          <table:table-cell office:value-type="float" office:value="62">
            <text:p>62</text:p>
          </table:table-cell>
          <table:table-cell/>
          <table:table-cell table:formula="of:=[.D11]/[.D$81]" office:value-type="percentage" office:value="0.09">
            <text:p>9,00%</text:p>
          </table:table-cell>
          <table:table-cell table:formula="of:=[.E11]/[.E$81]" office:value-type="percentage" office:value="0.0930769230769231">
            <text:p>9,31%</text:p>
          </table:table-cell>
          <table:table-cell table:formula="of:=[.F11]/[.F$81]" office:value-type="percentage" office:value="0.0676855895196507">
            <text:p>7%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table:number-columns-repeated="2"/>
          <table:table-cell office:value-type="float" office:value="68">
            <text:p>68</text:p>
          </table:table-cell>
          <table:table-cell/>
          <table:table-cell table:formula="of:=[.D12]/[.D$81]" office:value-type="percentage" office:value="0">
            <text:p>0,00%</text:p>
          </table:table-cell>
          <table:table-cell table:formula="of:=[.E12]/[.E$81]" office:value-type="percentage" office:value="0">
            <text:p>0,00%</text:p>
          </table:table-cell>
          <table:table-cell table:formula="of:=[.F12]/[.F$81]" office:value-type="percentage" office:value="0.074235807860262">
            <text:p>7%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table:number-columns-repeated="2"/>
          <table:table-cell office:value-type="float" office:value="74">
            <text:p>74</text:p>
          </table:table-cell>
          <table:table-cell/>
          <table:table-cell table:formula="of:=[.D13]/[.D$81]" office:value-type="percentage" office:value="0">
            <text:p>0,00%</text:p>
          </table:table-cell>
          <table:table-cell table:formula="of:=[.E13]/[.E$81]" office:value-type="percentage" office:value="0">
            <text:p>0,00%</text:p>
          </table:table-cell>
          <table:table-cell table:formula="of:=[.F13]/[.F$81]" office:value-type="percentage" office:value="0.0807860262008734">
            <text:p>8%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table:number-columns-repeated="2"/>
          <table:table-cell office:value-type="float" office:value="80">
            <text:p>80</text:p>
          </table:table-cell>
          <table:table-cell/>
          <table:table-cell table:formula="of:=[.D14]/[.D$81]" office:value-type="percentage" office:value="0">
            <text:p>0,00%</text:p>
          </table:table-cell>
          <table:table-cell table:formula="of:=[.E14]/[.E$81]" office:value-type="percentage" office:value="0">
            <text:p>0,00%</text:p>
          </table:table-cell>
          <table:table-cell table:formula="of:=[.F14]/[.F$81]" office:value-type="percentage" office:value="0.0873362445414847">
            <text:p>9%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274">
            <text:p>274</text:p>
          </table:table-cell>
          <table:table-cell office:value-type="float" office:value="280">
            <text:p>280</text:p>
          </table:table-cell>
          <table:table-cell office:value-type="float" office:value="86">
            <text:p>86</text:p>
          </table:table-cell>
          <table:table-cell/>
          <table:table-cell table:formula="of:=[.D15]/[.D$81]" office:value-type="percentage" office:value="0.105384615384615">
            <text:p>10,54%</text:p>
          </table:table-cell>
          <table:table-cell table:formula="of:=[.E15]/[.E$81]" office:value-type="percentage" office:value="0.107692307692308">
            <text:p>10,77%</text:p>
          </table:table-cell>
          <table:table-cell table:formula="of:=[.F15]/[.F$81]" office:value-type="percentage" office:value="0.0938864628820961">
            <text:p>9%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289">
            <text:p>289</text:p>
          </table:table-cell>
          <table:table-cell office:value-type="float" office:value="290">
            <text:p>290</text:p>
          </table:table-cell>
          <table:table-cell office:value-type="float" office:value="92">
            <text:p>92</text:p>
          </table:table-cell>
          <table:table-cell/>
          <table:table-cell table:formula="of:=[.D16]/[.D$81]" office:value-type="percentage" office:value="0.111153846153846">
            <text:p>11,12%</text:p>
          </table:table-cell>
          <table:table-cell table:formula="of:=[.E16]/[.E$81]" office:value-type="percentage" office:value="0.111538461538462">
            <text:p>11,15%</text:p>
          </table:table-cell>
          <table:table-cell table:formula="of:=[.F16]/[.F$81]" office:value-type="percentage" office:value="0.100436681222707">
            <text:p>10%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table:number-columns-repeated="2"/>
          <table:table-cell office:value-type="float" office:value="98">
            <text:p>98</text:p>
          </table:table-cell>
          <table:table-cell/>
          <table:table-cell table:formula="of:=[.D17]/[.D$81]" office:value-type="percentage" office:value="0">
            <text:p>0,00%</text:p>
          </table:table-cell>
          <table:table-cell table:formula="of:=[.E17]/[.E$81]" office:value-type="percentage" office:value="0">
            <text:p>0,00%</text:p>
          </table:table-cell>
          <table:table-cell table:formula="of:=[.F17]/[.F$81]" office:value-type="percentage" office:value="0.106986899563319">
            <text:p>11%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table:number-columns-repeated="2"/>
          <table:table-cell office:value-type="float" office:value="104">
            <text:p>104</text:p>
          </table:table-cell>
          <table:table-cell/>
          <table:table-cell table:formula="of:=[.D18]/[.D$81]" office:value-type="percentage" office:value="0">
            <text:p>0,00%</text:p>
          </table:table-cell>
          <table:table-cell table:formula="of:=[.E18]/[.E$81]" office:value-type="percentage" office:value="0">
            <text:p>0,00%</text:p>
          </table:table-cell>
          <table:table-cell table:formula="of:=[.F18]/[.F$81]" office:value-type="percentage" office:value="0.11353711790393">
            <text:p>11%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/>
          <table:table-cell/>
          <table:table-cell office:value-type="float" office:value="110">
            <text:p>110</text:p>
          </table:table-cell>
          <table:table-cell/>
          <table:table-cell table:formula="of:=[.D19]/[.D$81]" office:value-type="percentage" office:value="0">
            <text:p>0,00%</text:p>
          </table:table-cell>
          <table:table-cell table:formula="of:=[.E20]/[.E$81]" office:value-type="percentage" office:value="0.125769230769231">
            <text:p>12,58%</text:p>
          </table:table-cell>
          <table:table-cell table:formula="of:=[.F19]/[.F$81]" office:value-type="percentage" office:value="0.120087336244541">
            <text:p>12%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324">
            <text:p>324</text:p>
          </table:table-cell>
          <table:table-cell office:value-type="float" office:value="327">
            <text:p>327</text:p>
          </table:table-cell>
          <table:table-cell office:value-type="float" office:value="116">
            <text:p>116</text:p>
          </table:table-cell>
          <table:table-cell office:value-type="float" office:value="3000">
            <text:p>3000</text:p>
          </table:table-cell>
          <table:table-cell table:formula="of:=[.D20]/[.D$81]" office:value-type="percentage" office:value="0.124615384615385">
            <text:p>12,46%</text:p>
          </table:table-cell>
          <table:table-cell table:formula="of:=[.E20]/[.E$81]" office:value-type="percentage" office:value="0.125769230769231">
            <text:p>12,58%</text:p>
          </table:table-cell>
          <table:table-cell table:formula="of:=[.F20]/[.F$81]" office:value-type="percentage" office:value="0.126637554585153">
            <text:p>13%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number-columns-repeated="2"/>
          <table:table-cell office:value-type="float" office:value="124">
            <text:p>124</text:p>
          </table:table-cell>
          <table:table-cell/>
          <table:table-cell table:formula="of:=[.D21]/[.D$81]" office:value-type="percentage" office:value="0">
            <text:p>0,00%</text:p>
          </table:table-cell>
          <table:table-cell table:formula="of:=[.E21]/[.E$81]" office:value-type="percentage" office:value="0">
            <text:p>0,00%</text:p>
          </table:table-cell>
          <table:table-cell table:formula="of:=[.F21]/[.F$81]" office:value-type="percentage" office:value="0.135371179039301">
            <text:p>14%</text:p>
          </table:table-cell>
          <table:table-cell/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table:number-columns-repeated="2"/>
          <table:table-cell office:value-type="float" office:value="132">
            <text:p>132</text:p>
          </table:table-cell>
          <table:table-cell/>
          <table:table-cell table:formula="of:=[.D22]/[.D$81]" office:value-type="percentage" office:value="0">
            <text:p>0,00%</text:p>
          </table:table-cell>
          <table:table-cell table:formula="of:=[.E22]/[.E$81]" office:value-type="percentage" office:value="0">
            <text:p>0,00%</text:p>
          </table:table-cell>
          <table:table-cell table:formula="of:=[.F22]/[.F$81]" office:value-type="percentage" office:value="0.14410480349345">
            <text:p>14%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370">
            <text:p>370</text:p>
          </table:table-cell>
          <table:table-cell office:value-type="float" office:value="373">
            <text:p>373</text:p>
          </table:table-cell>
          <table:table-cell office:value-type="float" office:value="140">
            <text:p>140</text:p>
          </table:table-cell>
          <table:table-cell/>
          <table:table-cell table:formula="of:=[.D23]/[.D$81]" office:value-type="percentage" office:value="0.142307692307692">
            <text:p>14,23%</text:p>
          </table:table-cell>
          <table:table-cell table:formula="of:=[.E23]/[.E$81]" office:value-type="percentage" office:value="0.143461538461538">
            <text:p>14,35%</text:p>
          </table:table-cell>
          <table:table-cell table:formula="of:=[.F23]/[.F$81]" office:value-type="percentage" office:value="0.152838427947598">
            <text:p>15%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table:number-columns-repeated="2" office:value-type="float" office:value="387">
            <text:p>387</text:p>
          </table:table-cell>
          <table:table-cell office:value-type="float" office:value="148">
            <text:p>148</text:p>
          </table:table-cell>
          <table:table-cell/>
          <table:table-cell table:formula="of:=[.D24]/[.D$81]" office:value-type="percentage" office:value="0.148846153846154">
            <text:p>14,88%</text:p>
          </table:table-cell>
          <table:table-cell table:formula="of:=[.E24]/[.E$81]" office:value-type="percentage" office:value="0.148846153846154">
            <text:p>14,88%</text:p>
          </table:table-cell>
          <table:table-cell table:formula="of:=[.F24]/[.F$81]" office:value-type="percentage" office:value="0.161572052401747">
            <text:p>16%</text:p>
          </table:table-cell>
          <table:table-cell/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 table:number-columns-repeated="2"/>
          <table:table-cell office:value-type="float" office:value="156">
            <text:p>156</text:p>
          </table:table-cell>
          <table:table-cell/>
          <table:table-cell table:formula="of:=[.D25]/[.D$81]" office:value-type="percentage" office:value="0">
            <text:p>0,00%</text:p>
          </table:table-cell>
          <table:table-cell table:formula="of:=[.E25]/[.E$81]" office:value-type="percentage" office:value="0">
            <text:p>0,00%</text:p>
          </table:table-cell>
          <table:table-cell table:formula="of:=[.F25]/[.F$81]" office:value-type="percentage" office:value="0.170305676855895">
            <text:p>17%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415">
            <text:p>415</text:p>
          </table:table-cell>
          <table:table-cell office:value-type="float" office:value="418">
            <text:p>418</text:p>
          </table:table-cell>
          <table:table-cell office:value-type="float" office:value="164">
            <text:p>164</text:p>
          </table:table-cell>
          <table:table-cell/>
          <table:table-cell table:formula="of:=[.D26]/[.D$81]" office:value-type="percentage" office:value="0.159615384615385">
            <text:p>15,96%</text:p>
          </table:table-cell>
          <table:table-cell table:formula="of:=[.E26]/[.E$81]" office:value-type="percentage" office:value="0.160769230769231">
            <text:p>16,08%</text:p>
          </table:table-cell>
          <table:table-cell table:formula="of:=[.F26]/[.F$81]" office:value-type="percentage" office:value="0.179039301310044">
            <text:p>18%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">
            <text:p>26</text:p>
          </table:table-cell>
          <table:table-cell table:number-columns-repeated="2"/>
          <table:table-cell office:value-type="float" office:value="172">
            <text:p>172</text:p>
          </table:table-cell>
          <table:table-cell/>
          <table:table-cell table:formula="of:=[.D27]/[.D$81]" office:value-type="percentage" office:value="0">
            <text:p>0,00%</text:p>
          </table:table-cell>
          <table:table-cell table:formula="of:=[.E27]/[.E$81]" office:value-type="percentage" office:value="0">
            <text:p>0,00%</text:p>
          </table:table-cell>
          <table:table-cell table:formula="of:=[.F27]/[.F$81]" office:value-type="percentage" office:value="0.187772925764192">
            <text:p>19%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27">
            <text:p>27</text:p>
          </table:table-cell>
          <table:table-cell office:value-type="float" office:value="443">
            <text:p>443</text:p>
          </table:table-cell>
          <table:table-cell office:value-type="float" office:value="446">
            <text:p>446</text:p>
          </table:table-cell>
          <table:table-cell office:value-type="float" office:value="180">
            <text:p>180</text:p>
          </table:table-cell>
          <table:table-cell/>
          <table:table-cell table:formula="of:=[.D28]/[.D$81]" office:value-type="percentage" office:value="0.170384615384615">
            <text:p>17,04%</text:p>
          </table:table-cell>
          <table:table-cell table:formula="of:=[.E28]/[.E$81]" office:value-type="percentage" office:value="0.171538461538462">
            <text:p>17,15%</text:p>
          </table:table-cell>
          <table:table-cell table:formula="of:=[.F28]/[.F$81]" office:value-type="percentage" office:value="0.196506550218341">
            <text:p>20%</text:p>
          </table:table-cell>
          <table:table-cell/>
        </table:table-row>
        <table:table-row table:style-name="ro1">
          <table:table-cell table:number-columns-repeated="2"/>
          <table:table-cell office:value-type="float" office:value="28">
            <text:p>28</text:p>
          </table:table-cell>
          <table:table-cell table:number-columns-repeated="2"/>
          <table:table-cell office:value-type="float" office:value="188">
            <text:p>188</text:p>
          </table:table-cell>
          <table:table-cell/>
          <table:table-cell table:formula="of:=[.D29]/[.D$81]" office:value-type="percentage" office:value="0">
            <text:p>0,00%</text:p>
          </table:table-cell>
          <table:table-cell table:formula="of:=[.E29]/[.E$81]" office:value-type="percentage" office:value="0">
            <text:p>0,00%</text:p>
          </table:table-cell>
          <table:table-cell table:formula="of:=[.F29]/[.F$81]" office:value-type="percentage" office:value="0.205240174672489">
            <text:p>21%</text:p>
          </table:table-cell>
          <table:table-cell/>
        </table:table-row>
        <table:table-row table:style-name="ro1">
          <table:table-cell table:number-columns-repeated="2"/>
          <table:table-cell office:value-type="float" office:value="29">
            <text:p>29</text:p>
          </table:table-cell>
          <table:table-cell table:number-columns-repeated="2"/>
          <table:table-cell office:value-type="float" office:value="196">
            <text:p>196</text:p>
          </table:table-cell>
          <table:table-cell office:value-type="float" office:value="3000">
            <text:p>3000</text:p>
          </table:table-cell>
          <table:table-cell table:formula="of:=[.D30]/[.D$81]" office:value-type="percentage" office:value="0">
            <text:p>0,00%</text:p>
          </table:table-cell>
          <table:table-cell table:formula="of:=[.E30]/[.E$81]" office:value-type="percentage" office:value="0">
            <text:p>0,00%</text:p>
          </table:table-cell>
          <table:table-cell table:formula="of:=[.F30]/[.F$81]" office:value-type="percentage" office:value="0.213973799126638">
            <text:p>21%</text:p>
          </table:table-cell>
          <table:table-cell/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office:value-type="float" office:value="515">
            <text:p>515</text:p>
          </table:table-cell>
          <table:table-cell office:value-type="float" office:value="516">
            <text:p>516</text:p>
          </table:table-cell>
          <table:table-cell office:value-type="float" office:value="206">
            <text:p>206</text:p>
          </table:table-cell>
          <table:table-cell/>
          <table:table-cell table:formula="of:=[.D31]/[.D$81]" office:value-type="percentage" office:value="0.198076923076923">
            <text:p>19,81%</text:p>
          </table:table-cell>
          <table:table-cell table:formula="of:=[.E31]/[.E$81]" office:value-type="percentage" office:value="0.198461538461538">
            <text:p>19,85%</text:p>
          </table:table-cell>
          <table:table-cell table:formula="of:=[.F31]/[.F$81]" office:value-type="percentage" office:value="0.224890829694323">
            <text:p>22%</text:p>
          </table:table-cell>
          <table:table-cell/>
        </table:table-row>
        <table:table-row table:style-name="ro1">
          <table:table-cell table:number-columns-repeated="2"/>
          <table:table-cell office:value-type="float" office:value="31">
            <text:p>31</text:p>
          </table:table-cell>
          <table:table-cell table:number-columns-repeated="2"/>
          <table:table-cell office:value-type="float" office:value="216">
            <text:p>216</text:p>
          </table:table-cell>
          <table:table-cell/>
          <table:table-cell table:formula="of:=[.D32]/[.D$81]" office:value-type="percentage" office:value="0">
            <text:p>0,00%</text:p>
          </table:table-cell>
          <table:table-cell table:formula="of:=[.E32]/[.E$81]" office:value-type="percentage" office:value="0">
            <text:p>0,00%</text:p>
          </table:table-cell>
          <table:table-cell table:formula="of:=[.F32]/[.F$81]" office:value-type="percentage" office:value="0.235807860262009">
            <text:p>24%</text:p>
          </table:table-cell>
          <table:table-cell/>
        </table:table-row>
        <table:table-row table:style-name="ro1">
          <table:table-cell table:number-columns-repeated="2"/>
          <table:table-cell office:value-type="float" office:value="32">
            <text:p>32</text:p>
          </table:table-cell>
          <table:table-cell table:number-columns-repeated="2"/>
          <table:table-cell office:value-type="float" office:value="226">
            <text:p>226</text:p>
          </table:table-cell>
          <table:table-cell/>
          <table:table-cell table:formula="of:=[.D33]/[.D$81]" office:value-type="percentage" office:value="0">
            <text:p>0,00%</text:p>
          </table:table-cell>
          <table:table-cell table:formula="of:=[.E33]/[.E$81]" office:value-type="percentage" office:value="0">
            <text:p>0,00%</text:p>
          </table:table-cell>
          <table:table-cell table:formula="of:=[.F33]/[.F$81]" office:value-type="percentage" office:value="0.246724890829694">
            <text:p>25%</text:p>
          </table:table-cell>
          <table:table-cell>
            <draw:frame table:end-cell-address="Graphs.AA52" table:end-x="0.304cm" table:end-y="0.426cm" draw:z-index="0" draw:style-name="gr1" draw:text-style-name="P1" svg:width="35.934cm" svg:height="9.006cm" svg:x="0.5cm" svg:y="0cm">
              <draw:object draw:notify-on-update-of-ranges="Graphs.C2:Graphs.C81 Graphs.D2:Graphs.D81 Graphs.F2:Graphs.F81 Graphs.G2:Graphs.G8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number-columns-repeated="2"/>
          <table:table-cell office:value-type="float" office:value="33">
            <text:p>33</text:p>
          </table:table-cell>
          <table:table-cell office:value-type="float" office:value="580">
            <text:p>580</text:p>
          </table:table-cell>
          <table:table-cell office:value-type="float" office:value="583">
            <text:p>583</text:p>
          </table:table-cell>
          <table:table-cell office:value-type="float" office:value="236">
            <text:p>236</text:p>
          </table:table-cell>
          <table:table-cell/>
          <table:table-cell table:formula="of:=[.D34]/[.D$81]" office:value-type="percentage" office:value="0.223076923076923">
            <text:p>22,31%</text:p>
          </table:table-cell>
          <table:table-cell table:formula="of:=[.E34]/[.E$81]" office:value-type="percentage" office:value="0.224230769230769">
            <text:p>22,42%</text:p>
          </table:table-cell>
          <table:table-cell table:formula="of:=[.F34]/[.F$81]" office:value-type="percentage" office:value="0.25764192139738">
            <text:p>26%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34">
            <text:p>34</text:p>
          </table:table-cell>
          <table:table-cell office:value-type="float" office:value="599">
            <text:p>599</text:p>
          </table:table-cell>
          <table:table-cell office:value-type="float" office:value="602">
            <text:p>602</text:p>
          </table:table-cell>
          <table:table-cell office:value-type="float" office:value="246">
            <text:p>246</text:p>
          </table:table-cell>
          <table:table-cell/>
          <table:table-cell table:formula="of:=[.D35]/[.D$81]" office:value-type="percentage" office:value="0.230384615384615">
            <text:p>23,04%</text:p>
          </table:table-cell>
          <table:table-cell table:formula="of:=[.E35]/[.E$81]" office:value-type="percentage" office:value="0.231538461538462">
            <text:p>23,15%</text:p>
          </table:table-cell>
          <table:table-cell table:formula="of:=[.F35]/[.F$81]" office:value-type="percentage" office:value="0.268558951965066">
            <text:p>27%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12">
            <text:p>612</text:p>
          </table:table-cell>
          <table:table-cell office:value-type="float" office:value="615">
            <text:p>615</text:p>
          </table:table-cell>
          <table:table-cell office:value-type="float" office:value="256">
            <text:p>256</text:p>
          </table:table-cell>
          <table:table-cell/>
          <table:table-cell table:formula="of:=[.D36]/[.D$81]" office:value-type="percentage" office:value="0.235384615384615">
            <text:p>23,54%</text:p>
          </table:table-cell>
          <table:table-cell table:formula="of:=[.E36]/[.E$81]" office:value-type="percentage" office:value="0.236538461538461">
            <text:p>23,65%</text:p>
          </table:table-cell>
          <table:table-cell table:formula="of:=[.F36]/[.F$81]" office:value-type="percentage" office:value="0.279475982532751">
            <text:p>28%</text:p>
          </table:table-cell>
          <table:table-cell/>
        </table:table-row>
        <table:table-row table:style-name="ro1">
          <table:table-cell table:number-columns-repeated="2"/>
          <table:table-cell office:value-type="float" office:value="36">
            <text:p>36</text:p>
          </table:table-cell>
          <table:table-cell table:number-columns-repeated="2"/>
          <table:table-cell office:value-type="float" office:value="266">
            <text:p>266</text:p>
          </table:table-cell>
          <table:table-cell/>
          <table:table-cell table:formula="of:=[.D37]/[.D$81]" office:value-type="percentage" office:value="0">
            <text:p>0,00%</text:p>
          </table:table-cell>
          <table:table-cell table:formula="of:=[.E37]/[.E$81]" office:value-type="percentage" office:value="0">
            <text:p>0,00%</text:p>
          </table:table-cell>
          <table:table-cell table:formula="of:=[.F37]/[.F$81]" office:value-type="percentage" office:value="0.290393013100437">
            <text:p>29%</text:p>
          </table:table-cell>
          <table:table-cell/>
        </table:table-row>
        <table:table-row table:style-name="ro1">
          <table:table-cell table:number-columns-repeated="2"/>
          <table:table-cell office:value-type="float" office:value="37">
            <text:p>37</text:p>
          </table:table-cell>
          <table:table-cell office:value-type="float" office:value="673">
            <text:p>673</text:p>
          </table:table-cell>
          <table:table-cell office:value-type="float" office:value="676">
            <text:p>676</text:p>
          </table:table-cell>
          <table:table-cell office:value-type="float" office:value="276">
            <text:p>276</text:p>
          </table:table-cell>
          <table:table-cell/>
          <table:table-cell table:formula="of:=[.D38]/[.D$81]" office:value-type="percentage" office:value="0.258846153846154">
            <text:p>25,88%</text:p>
          </table:table-cell>
          <table:table-cell table:formula="of:=[.E38]/[.E$81]" office:value-type="percentage" office:value="0.26">
            <text:p>26,00%</text:p>
          </table:table-cell>
          <table:table-cell table:formula="of:=[.F38]/[.F$81]" office:value-type="percentage" office:value="0.301310043668122">
            <text:p>30%</text:p>
          </table:table-cell>
          <table:table-cell/>
        </table:table-row>
        <table:table-row table:style-name="ro1">
          <table:table-cell table:number-columns-repeated="2"/>
          <table:table-cell office:value-type="float" office:value="38">
            <text:p>38</text:p>
          </table:table-cell>
          <table:table-cell table:number-columns-repeated="2"/>
          <table:table-cell office:value-type="float" office:value="286">
            <text:p>286</text:p>
          </table:table-cell>
          <table:table-cell/>
          <table:table-cell table:formula="of:=[.D39]/[.D$81]" office:value-type="percentage" office:value="0">
            <text:p>0,00%</text:p>
          </table:table-cell>
          <table:table-cell table:formula="of:=[.E39]/[.E$81]" office:value-type="percentage" office:value="0">
            <text:p>0,00%</text:p>
          </table:table-cell>
          <table:table-cell table:formula="of:=[.F39]/[.F$81]" office:value-type="percentage" office:value="0.312227074235808">
            <text:p>31%</text:p>
          </table:table-cell>
          <table:table-cell/>
        </table:table-row>
        <table:table-row table:style-name="ro1">
          <table:table-cell table:number-columns-repeated="2"/>
          <table:table-cell office:value-type="float" office:value="39">
            <text:p>39</text:p>
          </table:table-cell>
          <table:table-cell table:number-columns-repeated="2"/>
          <table:table-cell office:value-type="float" office:value="296">
            <text:p>296</text:p>
          </table:table-cell>
          <table:table-cell office:value-type="float" office:value="3000">
            <text:p>3000</text:p>
          </table:table-cell>
          <table:table-cell table:formula="of:=[.D40]/[.D$81]" office:value-type="percentage" office:value="0">
            <text:p>0,00%</text:p>
          </table:table-cell>
          <table:table-cell table:formula="of:=[.E40]/[.E$81]" office:value-type="percentage" office:value="0">
            <text:p>0,00%</text:p>
          </table:table-cell>
          <table:table-cell table:formula="of:=[.F40]/[.F$81]" office:value-type="percentage" office:value="0.323144104803493">
            <text:p>32%</text:p>
          </table:table-cell>
          <table:table-cell/>
        </table:table-row>
        <table:table-row table:style-name="ro1">
          <table:table-cell table:number-columns-repeated="2"/>
          <table:table-cell office:value-type="float" office:value="40">
            <text:p>40</text:p>
          </table:table-cell>
          <table:table-cell table:number-columns-repeated="2"/>
          <table:table-cell office:value-type="float" office:value="308">
            <text:p>308</text:p>
          </table:table-cell>
          <table:table-cell/>
          <table:table-cell table:formula="of:=[.D41]/[.D$81]" office:value-type="percentage" office:value="0">
            <text:p>0,00%</text:p>
          </table:table-cell>
          <table:table-cell table:formula="of:=[.E41]/[.E$81]" office:value-type="percentage" office:value="0">
            <text:p>0,00%</text:p>
          </table:table-cell>
          <table:table-cell table:formula="of:=[.F41]/[.F$81]" office:value-type="percentage" office:value="0.336244541484716">
            <text:p>34%</text:p>
          </table:table-cell>
          <table:table-cell/>
        </table:table-row>
        <table:table-row table:style-name="ro1">
          <table:table-cell table:number-columns-repeated="2"/>
          <table:table-cell office:value-type="float" office:value="41">
            <text:p>41</text:p>
          </table:table-cell>
          <table:table-cell table:number-columns-repeated="2"/>
          <table:table-cell office:value-type="float" office:value="320">
            <text:p>320</text:p>
          </table:table-cell>
          <table:table-cell/>
          <table:table-cell table:formula="of:=[.D42]/[.D$81]" office:value-type="percentage" office:value="0">
            <text:p>0,00%</text:p>
          </table:table-cell>
          <table:table-cell table:formula="of:=[.E42]/[.E$81]" office:value-type="percentage" office:value="0">
            <text:p>0,00%</text:p>
          </table:table-cell>
          <table:table-cell table:formula="of:=[.F42]/[.F$81]" office:value-type="percentage" office:value="0.349344978165939">
            <text:p>35%</text:p>
          </table:table-cell>
          <table:table-cell/>
        </table:table-row>
        <table:table-row table:style-name="ro1">
          <table:table-cell table:number-columns-repeated="2"/>
          <table:table-cell office:value-type="float" office:value="42">
            <text:p>42</text:p>
          </table:table-cell>
          <table:table-cell office:value-type="float" office:value="799">
            <text:p>799</text:p>
          </table:table-cell>
          <table:table-cell office:value-type="float" office:value="807">
            <text:p>807</text:p>
          </table:table-cell>
          <table:table-cell office:value-type="float" office:value="332">
            <text:p>332</text:p>
          </table:table-cell>
          <table:table-cell/>
          <table:table-cell table:formula="of:=[.D43]/[.D$81]" office:value-type="percentage" office:value="0.307307692307692">
            <text:p>30,73%</text:p>
          </table:table-cell>
          <table:table-cell table:formula="of:=[.E43]/[.E$81]" office:value-type="percentage" office:value="0.310384615384615">
            <text:p>31,04%</text:p>
          </table:table-cell>
          <table:table-cell table:formula="of:=[.F43]/[.F$81]" office:value-type="percentage" office:value="0.362445414847162">
            <text:p>36%</text:p>
          </table:table-cell>
          <table:table-cell/>
        </table:table-row>
        <table:table-row table:style-name="ro1">
          <table:table-cell table:number-columns-repeated="2"/>
          <table:table-cell office:value-type="float" office:value="43">
            <text:p>43</text:p>
          </table:table-cell>
          <table:table-cell table:number-columns-repeated="2"/>
          <table:table-cell office:value-type="float" office:value="344">
            <text:p>344</text:p>
          </table:table-cell>
          <table:table-cell/>
          <table:table-cell table:formula="of:=[.D44]/[.D$81]" office:value-type="percentage" office:value="0">
            <text:p>0,00%</text:p>
          </table:table-cell>
          <table:table-cell table:formula="of:=[.E44]/[.E$81]" office:value-type="percentage" office:value="0">
            <text:p>0,00%</text:p>
          </table:table-cell>
          <table:table-cell table:formula="of:=[.F44]/[.F$81]" office:value-type="percentage" office:value="0.375545851528384">
            <text:p>38%</text:p>
          </table:table-cell>
          <table:table-cell/>
        </table:table-row>
        <table:table-row table:style-name="ro1">
          <table:table-cell table:number-columns-repeated="2"/>
          <table:table-cell office:value-type="float" office:value="44">
            <text:p>44</text:p>
          </table:table-cell>
          <table:table-cell table:number-columns-repeated="2"/>
          <table:table-cell office:value-type="float" office:value="356">
            <text:p>356</text:p>
          </table:table-cell>
          <table:table-cell/>
          <table:table-cell table:formula="of:=[.D45]/[.D$81]" office:value-type="percentage" office:value="0">
            <text:p>0,00%</text:p>
          </table:table-cell>
          <table:table-cell table:formula="of:=[.E45]/[.E$81]" office:value-type="percentage" office:value="0">
            <text:p>0,00%</text:p>
          </table:table-cell>
          <table:table-cell table:formula="of:=[.F45]/[.F$81]" office:value-type="percentage" office:value="0.388646288209607">
            <text:p>39%</text:p>
          </table:table-cell>
          <table:table-cell/>
        </table:table-row>
        <table:table-row table:style-name="ro1">
          <table:table-cell table:number-columns-repeated="2"/>
          <table:table-cell office:value-type="float" office:value="45">
            <text:p>45</text:p>
          </table:table-cell>
          <table:table-cell office:value-type="float" office:value="882">
            <text:p>882</text:p>
          </table:table-cell>
          <table:table-cell office:value-type="float" office:value="889">
            <text:p>889</text:p>
          </table:table-cell>
          <table:table-cell office:value-type="float" office:value="368">
            <text:p>368</text:p>
          </table:table-cell>
          <table:table-cell/>
          <table:table-cell table:formula="of:=[.D46]/[.D$81]" office:value-type="percentage" office:value="0.339230769230769">
            <text:p>33,92%</text:p>
          </table:table-cell>
          <table:table-cell table:formula="of:=[.E46]/[.E$81]" office:value-type="percentage" office:value="0.341923076923077">
            <text:p>34,19%</text:p>
          </table:table-cell>
          <table:table-cell table:formula="of:=[.F46]/[.F$81]" office:value-type="percentage" office:value="0.40174672489083">
            <text:p>40%</text:p>
          </table:table-cell>
          <table:table-cell/>
        </table:table-row>
        <table:table-row table:style-name="ro1">
          <table:table-cell table:number-columns-repeated="2"/>
          <table:table-cell office:value-type="float" office:value="46">
            <text:p>46</text:p>
          </table:table-cell>
          <table:table-cell table:number-columns-repeated="2"/>
          <table:table-cell office:value-type="float" office:value="380">
            <text:p>380</text:p>
          </table:table-cell>
          <table:table-cell/>
          <table:table-cell table:formula="of:=[.D47]/[.D$81]" office:value-type="percentage" office:value="0">
            <text:p>0,00%</text:p>
          </table:table-cell>
          <table:table-cell table:formula="of:=[.E47]/[.E$81]" office:value-type="percentage" office:value="0">
            <text:p>0,00%</text:p>
          </table:table-cell>
          <table:table-cell table:formula="of:=[.F47]/[.F$81]" office:value-type="percentage" office:value="0.414847161572052">
            <text:p>41%</text:p>
          </table:table-cell>
          <table:table-cell/>
        </table:table-row>
        <table:table-row table:style-name="ro1">
          <table:table-cell table:number-columns-repeated="2"/>
          <table:table-cell office:value-type="float" office:value="47">
            <text:p>47</text:p>
          </table:table-cell>
          <table:table-cell table:number-columns-repeated="2"/>
          <table:table-cell office:value-type="float" office:value="392">
            <text:p>392</text:p>
          </table:table-cell>
          <table:table-cell/>
          <table:table-cell table:formula="of:=[.D48]/[.D$81]" office:value-type="percentage" office:value="0">
            <text:p>0,00%</text:p>
          </table:table-cell>
          <table:table-cell table:formula="of:=[.E48]/[.E$81]" office:value-type="percentage" office:value="0">
            <text:p>0,00%</text:p>
          </table:table-cell>
          <table:table-cell table:formula="of:=[.F48]/[.F$81]" office:value-type="percentage" office:value="0.427947598253275">
            <text:p>43%</text:p>
          </table:table-cell>
          <table:table-cell/>
        </table:table-row>
        <table:table-row table:style-name="ro1">
          <table:table-cell table:number-columns-repeated="2"/>
          <table:table-cell office:value-type="float" office:value="48">
            <text:p>48</text:p>
          </table:table-cell>
          <table:table-cell table:number-columns-repeated="2"/>
          <table:table-cell office:value-type="float" office:value="404">
            <text:p>404</text:p>
          </table:table-cell>
          <table:table-cell/>
          <table:table-cell table:formula="of:=[.D49]/[.D$81]" office:value-type="percentage" office:value="0">
            <text:p>0,00%</text:p>
          </table:table-cell>
          <table:table-cell table:formula="of:=[.E49]/[.E$81]" office:value-type="percentage" office:value="0">
            <text:p>0,00%</text:p>
          </table:table-cell>
          <table:table-cell table:formula="of:=[.F49]/[.F$81]" office:value-type="percentage" office:value="0.441048034934498">
            <text:p>44%</text:p>
          </table:table-cell>
          <table:table-cell/>
        </table:table-row>
        <table:table-row table:style-name="ro1">
          <table:table-cell table:number-columns-repeated="2"/>
          <table:table-cell office:value-type="float" office:value="49">
            <text:p>49</text:p>
          </table:table-cell>
          <table:table-cell table:number-columns-repeated="2"/>
          <table:table-cell office:value-type="float" office:value="416">
            <text:p>416</text:p>
          </table:table-cell>
          <table:table-cell office:value-type="float" office:value="3000">
            <text:p>3000</text:p>
          </table:table-cell>
          <table:table-cell table:formula="of:=[.D50]/[.D$81]" office:value-type="percentage" office:value="0">
            <text:p>0,00%</text:p>
          </table:table-cell>
          <table:table-cell table:formula="of:=[.E50]/[.E$81]" office:value-type="percentage" office:value="0">
            <text:p>0,00%</text:p>
          </table:table-cell>
          <table:table-cell table:formula="of:=[.F50]/[.F$81]" office:value-type="percentage" office:value="0.454148471615721">
            <text:p>45%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">
            <text:p>50</text:p>
          </table:table-cell>
          <table:table-cell office:value-type="float" office:value="1046">
            <text:p>1046</text:p>
          </table:table-cell>
          <table:table-cell office:value-type="float" office:value="1048">
            <text:p>1048</text:p>
          </table:table-cell>
          <table:table-cell office:value-type="float" office:value="430">
            <text:p>430</text:p>
          </table:table-cell>
          <table:table-cell/>
          <table:table-cell table:formula="of:=[.D51]/[.D$81]" office:value-type="percentage" office:value="0.402307692307692">
            <text:p>40,23%</text:p>
          </table:table-cell>
          <table:table-cell table:formula="of:=[.E51]/[.E$81]" office:value-type="percentage" office:value="0.403076923076923">
            <text:p>40,31%</text:p>
          </table:table-cell>
          <table:table-cell table:formula="of:=[.F51]/[.F$81]" office:value-type="percentage" office:value="0.46943231441048">
            <text:p>47%</text:p>
          </table:table-cell>
          <table:table-cell/>
        </table:table-row>
        <table:table-row table:style-name="ro1">
          <table:table-cell table:number-columns-repeated="2"/>
          <table:table-cell office:value-type="float" office:value="51">
            <text:p>51</text:p>
          </table:table-cell>
          <table:table-cell table:number-columns-repeated="2"/>
          <table:table-cell office:value-type="float" office:value="444">
            <text:p>444</text:p>
          </table:table-cell>
          <table:table-cell/>
          <table:table-cell table:formula="of:=[.D52]/[.D$81]" office:value-type="percentage" office:value="0">
            <text:p>0,00%</text:p>
          </table:table-cell>
          <table:table-cell table:formula="of:=[.E52]/[.E$81]" office:value-type="percentage" office:value="0">
            <text:p>0,00%</text:p>
          </table:table-cell>
          <table:table-cell table:formula="of:=[.F52]/[.F$81]" office:value-type="percentage" office:value="0.48471615720524">
            <text:p>48%</text:p>
          </table:table-cell>
          <table:table-cell/>
        </table:table-row>
        <table:table-row table:style-name="ro1">
          <table:table-cell table:number-columns-repeated="2"/>
          <table:table-cell office:value-type="float" office:value="52">
            <text:p>52</text:p>
          </table:table-cell>
          <table:table-cell table:number-columns-repeated="2"/>
          <table:table-cell office:value-type="float" office:value="458">
            <text:p>458</text:p>
          </table:table-cell>
          <table:table-cell/>
          <table:table-cell table:formula="of:=[.D53]/[.D$81]" office:value-type="percentage" office:value="0">
            <text:p>0,00%</text:p>
          </table:table-cell>
          <table:table-cell table:formula="of:=[.E53]/[.E$81]" office:value-type="percentage" office:value="0">
            <text:p>0,00%</text:p>
          </table:table-cell>
          <table:table-cell table:formula="of:=[.F53]/[.F$81]" office:value-type="percentage" office:value="0.5">
            <text:p>50%</text:p>
          </table:table-cell>
          <table:table-cell/>
        </table:table-row>
        <table:table-row table:style-name="ro1">
          <table:table-cell table:number-columns-repeated="2"/>
          <table:table-cell office:value-type="float" office:value="53">
            <text:p>53</text:p>
          </table:table-cell>
          <table:table-cell table:number-columns-repeated="2"/>
          <table:table-cell office:value-type="float" office:value="472">
            <text:p>472</text:p>
          </table:table-cell>
          <table:table-cell/>
          <table:table-cell table:formula="of:=[.D54]/[.D$81]" office:value-type="percentage" office:value="0">
            <text:p>0,00%</text:p>
          </table:table-cell>
          <table:table-cell table:formula="of:=[.E54]/[.E$81]" office:value-type="percentage" office:value="0">
            <text:p>0,00%</text:p>
          </table:table-cell>
          <table:table-cell table:formula="of:=[.F54]/[.F$81]" office:value-type="percentage" office:value="0.51528384279476">
            <text:p>52%</text:p>
          </table:table-cell>
          <table:table-cell/>
        </table:table-row>
        <table:table-row table:style-name="ro1">
          <table:table-cell table:number-columns-repeated="2"/>
          <table:table-cell office:value-type="float" office:value="54">
            <text:p>54</text:p>
          </table:table-cell>
          <table:table-cell table:number-columns-repeated="2"/>
          <table:table-cell office:value-type="float" office:value="486">
            <text:p>486</text:p>
          </table:table-cell>
          <table:table-cell/>
          <table:table-cell table:formula="of:=[.D55]/[.D$81]" office:value-type="percentage" office:value="0">
            <text:p>0,00%</text:p>
          </table:table-cell>
          <table:table-cell table:formula="of:=[.E55]/[.E$81]" office:value-type="percentage" office:value="0">
            <text:p>0,00%</text:p>
          </table:table-cell>
          <table:table-cell table:formula="of:=[.F55]/[.F$81]" office:value-type="percentage" office:value="0.53056768558952">
            <text:p>53%</text:p>
          </table:table-cell>
          <table:table-cell/>
        </table:table-row>
        <table:table-row table:style-name="ro1">
          <table:table-cell table:number-columns-repeated="2"/>
          <table:table-cell office:value-type="float" office:value="55">
            <text:p>55</text:p>
          </table:table-cell>
          <table:table-cell office:value-type="float" office:value="1209">
            <text:p>1209</text:p>
          </table:table-cell>
          <table:table-cell office:value-type="float" office:value="1225">
            <text:p>1225</text:p>
          </table:table-cell>
          <table:table-cell office:value-type="float" office:value="500">
            <text:p>500</text:p>
          </table:table-cell>
          <table:table-cell/>
          <table:table-cell table:formula="of:=[.D56]/[.D$81]" office:value-type="percentage" office:value="0.465">
            <text:p>46,50%</text:p>
          </table:table-cell>
          <table:table-cell table:formula="of:=[.E56]/[.E$81]" office:value-type="percentage" office:value="0.471153846153846">
            <text:p>47,12%</text:p>
          </table:table-cell>
          <table:table-cell table:formula="of:=[.F56]/[.F$81]" office:value-type="percentage" office:value="0.54585152838428">
            <text:p>55%</text:p>
          </table:table-cell>
          <table:table-cell/>
        </table:table-row>
        <table:table-row table:style-name="ro1">
          <table:table-cell table:number-columns-repeated="2"/>
          <table:table-cell office:value-type="float" office:value="56">
            <text:p>56</text:p>
          </table:table-cell>
          <table:table-cell table:number-columns-repeated="2"/>
          <table:table-cell office:value-type="float" office:value="514">
            <text:p>514</text:p>
          </table:table-cell>
          <table:table-cell/>
          <table:table-cell table:formula="of:=[.D57]/[.D$81]" office:value-type="percentage" office:value="0">
            <text:p>0,00%</text:p>
          </table:table-cell>
          <table:table-cell table:formula="of:=[.E57]/[.E$81]" office:value-type="percentage" office:value="0">
            <text:p>0,00%</text:p>
          </table:table-cell>
          <table:table-cell table:formula="of:=[.F57]/[.F$81]" office:value-type="percentage" office:value="0.561135371179039">
            <text:p>56%</text:p>
          </table:table-cell>
          <table:table-cell/>
        </table:table-row>
        <table:table-row table:style-name="ro1">
          <table:table-cell table:number-columns-repeated="2"/>
          <table:table-cell office:value-type="float" office:value="57">
            <text:p>57</text:p>
          </table:table-cell>
          <table:table-cell table:number-columns-repeated="2"/>
          <table:table-cell office:value-type="float" office:value="528">
            <text:p>528</text:p>
          </table:table-cell>
          <table:table-cell/>
          <table:table-cell table:formula="of:=[.D58]/[.D$81]" office:value-type="percentage" office:value="0">
            <text:p>0,00%</text:p>
          </table:table-cell>
          <table:table-cell table:formula="of:=[.E58]/[.E$81]" office:value-type="percentage" office:value="0">
            <text:p>0,00%</text:p>
          </table:table-cell>
          <table:table-cell table:formula="of:=[.F58]/[.F$81]" office:value-type="percentage" office:value="0.576419213973799">
            <text:p>58%</text:p>
          </table:table-cell>
          <table:table-cell/>
        </table:table-row>
        <table:table-row table:style-name="ro1">
          <table:table-cell table:number-columns-repeated="2"/>
          <table:table-cell office:value-type="float" office:value="58">
            <text:p>58</text:p>
          </table:table-cell>
          <table:table-cell table:number-columns-repeated="2"/>
          <table:table-cell office:value-type="float" office:value="542">
            <text:p>542</text:p>
          </table:table-cell>
          <table:table-cell/>
          <table:table-cell table:formula="of:=[.D59]/[.D$81]" office:value-type="percentage" office:value="0">
            <text:p>0,00%</text:p>
          </table:table-cell>
          <table:table-cell table:formula="of:=[.E59]/[.E$81]" office:value-type="percentage" office:value="0">
            <text:p>0,00%</text:p>
          </table:table-cell>
          <table:table-cell table:formula="of:=[.F59]/[.F$81]" office:value-type="percentage" office:value="0.591703056768559">
            <text:p>59%</text:p>
          </table:table-cell>
          <table:table-cell/>
        </table:table-row>
        <table:table-row table:style-name="ro1">
          <table:table-cell table:number-columns-repeated="2"/>
          <table:table-cell office:value-type="float" office:value="59">
            <text:p>59</text:p>
          </table:table-cell>
          <table:table-cell table:number-columns-repeated="2"/>
          <table:table-cell office:value-type="float" office:value="556">
            <text:p>556</text:p>
          </table:table-cell>
          <table:table-cell office:value-type="float" office:value="3000">
            <text:p>3000</text:p>
          </table:table-cell>
          <table:table-cell table:formula="of:=[.D60]/[.D$81]" office:value-type="percentage" office:value="0">
            <text:p>0,00%</text:p>
          </table:table-cell>
          <table:table-cell table:formula="of:=[.E60]/[.E$81]" office:value-type="percentage" office:value="0">
            <text:p>0,00%</text:p>
          </table:table-cell>
          <table:table-cell table:formula="of:=[.F60]/[.F$81]" office:value-type="percentage" office:value="0.606986899563319">
            <text:p>61%</text:p>
          </table:table-cell>
          <table:table-cell/>
        </table:table-row>
        <table:table-row table:style-name="ro1">
          <table:table-cell table:number-columns-repeated="2"/>
          <table:table-cell office:value-type="float" office:value="60">
            <text:p>60</text:p>
          </table:table-cell>
          <table:table-cell office:value-type="float" office:value="1448">
            <text:p>1448</text:p>
          </table:table-cell>
          <table:table-cell office:value-type="float" office:value="1451">
            <text:p>1451</text:p>
          </table:table-cell>
          <table:table-cell office:value-type="float" office:value="572">
            <text:p>572</text:p>
          </table:table-cell>
          <table:table-cell/>
          <table:table-cell table:formula="of:=[.D61]/[.D$81]" office:value-type="percentage" office:value="0.556923076923077">
            <text:p>55,69%</text:p>
          </table:table-cell>
          <table:table-cell table:formula="of:=[.E61]/[.E$81]" office:value-type="percentage" office:value="0.558076923076923">
            <text:p>55,81%</text:p>
          </table:table-cell>
          <table:table-cell table:formula="of:=[.F61]/[.F$81]" office:value-type="percentage" office:value="0.624454148471616">
            <text:p>62%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  <table:table-cell office:value-type="float" office:value="61">
            <text:p>61</text:p>
          </table:table-cell>
          <table:table-cell office:value-type="float" office:value="1485">
            <text:p>1485</text:p>
          </table:table-cell>
          <table:table-cell office:value-type="float" office:value="1488">
            <text:p>1488</text:p>
          </table:table-cell>
          <table:table-cell office:value-type="float" office:value="588">
            <text:p>588</text:p>
          </table:table-cell>
          <table:table-cell/>
          <table:table-cell table:formula="of:=[.D62]/[.D$81]" office:value-type="percentage" office:value="0.571153846153846">
            <text:p>57,12%</text:p>
          </table:table-cell>
          <table:table-cell table:formula="of:=[.E62]/[.E$81]" office:value-type="percentage" office:value="0.572307692307692">
            <text:p>57,23%</text:p>
          </table:table-cell>
          <table:table-cell table:formula="of:=[.F62]/[.F$81]" office:value-type="percentage" office:value="0.641921397379913">
            <text:p>64%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2">
            <text:p>42</text:p>
          </table:table-cell>
          <table:table-cell office:value-type="float" office:value="62">
            <text:p>62</text:p>
          </table:table-cell>
          <table:table-cell office:value-type="float" office:value="1520">
            <text:p>1520</text:p>
          </table:table-cell>
          <table:table-cell office:value-type="float" office:value="1528">
            <text:p>1528</text:p>
          </table:table-cell>
          <table:table-cell office:value-type="float" office:value="604">
            <text:p>604</text:p>
          </table:table-cell>
          <table:table-cell/>
          <table:table-cell table:formula="of:=[.D63]/[.D$81]" office:value-type="percentage" office:value="0.584615384615385">
            <text:p>58,46%</text:p>
          </table:table-cell>
          <table:table-cell table:formula="of:=[.E63]/[.E$81]" office:value-type="percentage" office:value="0.587692307692308">
            <text:p>58,77%</text:p>
          </table:table-cell>
          <table:table-cell table:formula="of:=[.F63]/[.F$81]" office:value-type="percentage" office:value="0.65938864628821">
            <text:p>66%</text:p>
          </table:table-cell>
          <table:table-cell/>
        </table:table-row>
        <table:table-row table:style-name="ro1">
          <table:table-cell table:number-columns-repeated="2"/>
          <table:table-cell office:value-type="float" office:value="63">
            <text:p>63</text:p>
          </table:table-cell>
          <table:table-cell table:number-columns-repeated="2"/>
          <table:table-cell office:value-type="float" office:value="620">
            <text:p>620</text:p>
          </table:table-cell>
          <table:table-cell/>
          <table:table-cell table:formula="of:=[.D64]/[.D$81]" office:value-type="percentage" office:value="0">
            <text:p>0,00%</text:p>
          </table:table-cell>
          <table:table-cell table:formula="of:=[.E64]/[.E$81]" office:value-type="percentage" office:value="0">
            <text:p>0,00%</text:p>
          </table:table-cell>
          <table:table-cell table:formula="of:=[.F64]/[.F$81]" office:value-type="percentage" office:value="0.676855895196507">
            <text:p>68%</text:p>
          </table:table-cell>
          <table:table-cell/>
        </table:table-row>
        <table:table-row table:style-name="ro1">
          <table:table-cell table:number-columns-repeated="2"/>
          <table:table-cell office:value-type="float" office:value="64">
            <text:p>64</text:p>
          </table:table-cell>
          <table:table-cell table:number-columns-repeated="2"/>
          <table:table-cell office:value-type="float" office:value="636">
            <text:p>636</text:p>
          </table:table-cell>
          <table:table-cell/>
          <table:table-cell table:formula="of:=[.D65]/[.D$81]" office:value-type="percentage" office:value="0">
            <text:p>0,00%</text:p>
          </table:table-cell>
          <table:table-cell table:formula="of:=[.E65]/[.E$81]" office:value-type="percentage" office:value="0">
            <text:p>0,00%</text:p>
          </table:table-cell>
          <table:table-cell table:formula="of:=[.F65]/[.F$81]" office:value-type="percentage" office:value="0.694323144104803">
            <text:p>69%</text:p>
          </table:table-cell>
          <table:table-cell/>
        </table:table-row>
        <table:table-row table:style-name="ro1">
          <table:table-cell table:number-columns-repeated="2"/>
          <table:table-cell office:value-type="float" office:value="65">
            <text:p>65</text:p>
          </table:table-cell>
          <table:table-cell table:number-columns-repeated="2"/>
          <table:table-cell office:value-type="float" office:value="652">
            <text:p>652</text:p>
          </table:table-cell>
          <table:table-cell/>
          <table:table-cell table:formula="of:=[.D66]/[.D$81]" office:value-type="percentage" office:value="0">
            <text:p>0,00%</text:p>
          </table:table-cell>
          <table:table-cell table:formula="of:=[.E66]/[.E$81]" office:value-type="percentage" office:value="0">
            <text:p>0,00%</text:p>
          </table:table-cell>
          <table:table-cell table:formula="of:=[.F66]/[.F$81]" office:value-type="percentage" office:value="0.7117903930131">
            <text:p>71%</text:p>
          </table:table-cell>
          <table:table-cell/>
        </table:table-row>
        <table:table-row table:style-name="ro1">
          <table:table-cell table:number-columns-repeated="2"/>
          <table:table-cell office:value-type="float" office:value="66">
            <text:p>66</text:p>
          </table:table-cell>
          <table:table-cell table:number-columns-repeated="2"/>
          <table:table-cell office:value-type="float" office:value="668">
            <text:p>668</text:p>
          </table:table-cell>
          <table:table-cell/>
          <table:table-cell table:formula="of:=[.D67]/[.D$81]" office:value-type="percentage" office:value="0">
            <text:p>0,00%</text:p>
          </table:table-cell>
          <table:table-cell table:formula="of:=[.E67]/[.E$81]" office:value-type="percentage" office:value="0">
            <text:p>0,00%</text:p>
          </table:table-cell>
          <table:table-cell table:formula="of:=[.F67]/[.F$81]" office:value-type="percentage" office:value="0.729257641921397">
            <text:p>73%</text:p>
          </table:table-cell>
          <table:table-cell/>
        </table:table-row>
        <table:table-row table:style-name="ro1">
          <table:table-cell table:number-columns-repeated="2"/>
          <table:table-cell office:value-type="float" office:value="67">
            <text:p>67</text:p>
          </table:table-cell>
          <table:table-cell office:value-type="float" office:value="1743">
            <text:p>1743</text:p>
          </table:table-cell>
          <table:table-cell office:value-type="float" office:value="1746">
            <text:p>1746</text:p>
          </table:table-cell>
          <table:table-cell office:value-type="float" office:value="684">
            <text:p>684</text:p>
          </table:table-cell>
          <table:table-cell/>
          <table:table-cell table:formula="of:=[.D68]/[.D$81]" office:value-type="percentage" office:value="0.670384615384615">
            <text:p>67,04%</text:p>
          </table:table-cell>
          <table:table-cell table:formula="of:=[.E68]/[.E$81]" office:value-type="percentage" office:value="0.671538461538461">
            <text:p>67,15%</text:p>
          </table:table-cell>
          <table:table-cell table:formula="of:=[.F68]/[.F$81]" office:value-type="percentage" office:value="0.746724890829694">
            <text:p>75%</text:p>
          </table:table-cell>
          <table:table-cell/>
        </table:table-row>
        <table:table-row table:style-name="ro1">
          <table:table-cell table:number-columns-repeated="2"/>
          <table:table-cell office:value-type="float" office:value="68">
            <text:p>68</text:p>
          </table:table-cell>
          <table:table-cell table:number-columns-repeated="2"/>
          <table:table-cell office:value-type="float" office:value="700">
            <text:p>700</text:p>
          </table:table-cell>
          <table:table-cell/>
          <table:table-cell table:formula="of:=[.D69]/[.D$81]" office:value-type="percentage" office:value="0">
            <text:p>0,00%</text:p>
          </table:table-cell>
          <table:table-cell table:formula="of:=[.E69]/[.E$81]" office:value-type="percentage" office:value="0">
            <text:p>0,00%</text:p>
          </table:table-cell>
          <table:table-cell table:formula="of:=[.F69]/[.F$81]" office:value-type="percentage" office:value="0.764192139737991">
            <text:p>76%</text:p>
          </table:table-cell>
          <table:table-cell/>
        </table:table-row>
        <table:table-row table:style-name="ro1">
          <table:table-cell table:number-columns-repeated="2"/>
          <table:table-cell office:value-type="float" office:value="69">
            <text:p>69</text:p>
          </table:table-cell>
          <table:table-cell table:number-columns-repeated="2"/>
          <table:table-cell office:value-type="float" office:value="716">
            <text:p>716</text:p>
          </table:table-cell>
          <table:table-cell office:value-type="float" office:value="3000">
            <text:p>3000</text:p>
          </table:table-cell>
          <table:table-cell table:formula="of:=[.D70]/[.D$81]" office:value-type="percentage" office:value="0">
            <text:p>0,00%</text:p>
          </table:table-cell>
          <table:table-cell table:formula="of:=[.E70]/[.E$81]" office:value-type="percentage" office:value="0">
            <text:p>0,00%</text:p>
          </table:table-cell>
          <table:table-cell table:formula="of:=[.F70]/[.F$81]" office:value-type="percentage" office:value="0.781659388646288">
            <text:p>78%</text:p>
          </table:table-cell>
          <table:table-cell/>
        </table:table-row>
        <table:table-row table:style-name="ro1">
          <table:table-cell table:number-columns-repeated="2"/>
          <table:table-cell office:value-type="float" office:value="70">
            <text:p>70</text:p>
          </table:table-cell>
          <table:table-cell office:value-type="float" office:value="1922">
            <text:p>1922</text:p>
          </table:table-cell>
          <table:table-cell office:value-type="float" office:value="1924">
            <text:p>1924</text:p>
          </table:table-cell>
          <table:table-cell office:value-type="float" office:value="734">
            <text:p>734</text:p>
          </table:table-cell>
          <table:table-cell/>
          <table:table-cell table:formula="of:=[.D71]/[.D$81]" office:value-type="percentage" office:value="0.739230769230769">
            <text:p>73,92%</text:p>
          </table:table-cell>
          <table:table-cell table:formula="of:=[.E71]/[.E$81]" office:value-type="percentage" office:value="0.74">
            <text:p>74,00%</text:p>
          </table:table-cell>
          <table:table-cell table:formula="of:=[.F71]/[.F$81]" office:value-type="percentage" office:value="0.801310043668122">
            <text:p>80%</text:p>
          </table:table-cell>
          <table:table-cell/>
        </table:table-row>
        <table:table-row table:style-name="ro1">
          <table:table-cell table:number-columns-repeated="2"/>
          <table:table-cell office:value-type="float" office:value="71">
            <text:p>71</text:p>
          </table:table-cell>
          <table:table-cell table:number-columns-repeated="2"/>
          <table:table-cell office:value-type="float" office:value="752">
            <text:p>752</text:p>
          </table:table-cell>
          <table:table-cell/>
          <table:table-cell table:formula="of:=[.D72]/[.D$81]" office:value-type="percentage" office:value="0">
            <text:p>0,00%</text:p>
          </table:table-cell>
          <table:table-cell table:formula="of:=[.E72]/[.E$81]" office:value-type="percentage" office:value="0">
            <text:p>0,00%</text:p>
          </table:table-cell>
          <table:table-cell table:formula="of:=[.F72]/[.F$81]" office:value-type="percentage" office:value="0.820960698689956">
            <text:p>82%</text:p>
          </table:table-cell>
          <table:table-cell/>
        </table:table-row>
        <table:table-row table:style-name="ro1">
          <table:table-cell table:number-columns-repeated="2"/>
          <table:table-cell office:value-type="float" office:value="72">
            <text:p>72</text:p>
          </table:table-cell>
          <table:table-cell table:number-columns-repeated="2"/>
          <table:table-cell office:value-type="float" office:value="770">
            <text:p>770</text:p>
          </table:table-cell>
          <table:table-cell/>
          <table:table-cell table:formula="of:=[.D73]/[.D$81]" office:value-type="percentage" office:value="0">
            <text:p>0,00%</text:p>
          </table:table-cell>
          <table:table-cell table:formula="of:=[.E73]/[.E$81]" office:value-type="percentage" office:value="0">
            <text:p>0,00%</text:p>
          </table:table-cell>
          <table:table-cell table:formula="of:=[.F73]/[.F$81]" office:value-type="percentage" office:value="0.84061135371179">
            <text:p>84%</text:p>
          </table:table-cell>
          <table:table-cell/>
        </table:table-row>
        <table:table-row table:style-name="ro1">
          <table:table-cell table:number-columns-repeated="2"/>
          <table:table-cell office:value-type="float" office:value="73">
            <text:p>73</text:p>
          </table:table-cell>
          <table:table-cell table:number-columns-repeated="2"/>
          <table:table-cell office:value-type="float" office:value="788">
            <text:p>788</text:p>
          </table:table-cell>
          <table:table-cell/>
          <table:table-cell table:formula="of:=[.D74]/[.D$81]" office:value-type="percentage" office:value="0">
            <text:p>0,00%</text:p>
          </table:table-cell>
          <table:table-cell table:formula="of:=[.E74]/[.E$81]" office:value-type="percentage" office:value="0">
            <text:p>0,00%</text:p>
          </table:table-cell>
          <table:table-cell table:formula="of:=[.F74]/[.F$81]" office:value-type="percentage" office:value="0.860262008733625">
            <text:p>86%</text:p>
          </table:table-cell>
          <table:table-cell/>
        </table:table-row>
        <table:table-row table:style-name="ro1">
          <table:table-cell table:number-columns-repeated="2"/>
          <table:table-cell office:value-type="float" office:value="74">
            <text:p>74</text:p>
          </table:table-cell>
          <table:table-cell table:number-columns-repeated="2"/>
          <table:table-cell office:value-type="float" office:value="806">
            <text:p>806</text:p>
          </table:table-cell>
          <table:table-cell/>
          <table:table-cell table:formula="of:=[.D75]/[.D$81]" office:value-type="percentage" office:value="0">
            <text:p>0,00%</text:p>
          </table:table-cell>
          <table:table-cell table:formula="of:=[.E75]/[.E$81]" office:value-type="percentage" office:value="0">
            <text:p>0,00%</text:p>
          </table:table-cell>
          <table:table-cell table:formula="of:=[.F75]/[.F$81]" office:value-type="percentage" office:value="0.879912663755458">
            <text:p>88%</text:p>
          </table:table-cell>
          <table:table-cell/>
        </table:table-row>
        <table:table-row table:style-name="ro1">
          <table:table-cell table:number-columns-repeated="2"/>
          <table:table-cell office:value-type="float" office:value="75">
            <text:p>75</text:p>
          </table:table-cell>
          <table:table-cell table:number-columns-repeated="2"/>
          <table:table-cell office:value-type="float" office:value="824">
            <text:p>824</text:p>
          </table:table-cell>
          <table:table-cell/>
          <table:table-cell table:formula="of:=[.D76]/[.D$81]" office:value-type="percentage" office:value="0">
            <text:p>0,00%</text:p>
          </table:table-cell>
          <table:table-cell table:formula="of:=[.E76]/[.E$81]" office:value-type="percentage" office:value="0">
            <text:p>0,00%</text:p>
          </table:table-cell>
          <table:table-cell table:formula="of:=[.F76]/[.F$81]" office:value-type="percentage" office:value="0.899563318777293">
            <text:p>90%</text:p>
          </table:table-cell>
          <table:table-cell/>
        </table:table-row>
        <table:table-row table:style-name="ro1">
          <table:table-cell table:number-columns-repeated="2"/>
          <table:table-cell office:value-type="float" office:value="76">
            <text:p>76</text:p>
          </table:table-cell>
          <table:table-cell table:number-columns-repeated="2"/>
          <table:table-cell office:value-type="float" office:value="842">
            <text:p>842</text:p>
          </table:table-cell>
          <table:table-cell/>
          <table:table-cell table:formula="of:=[.D77]/[.D$81]" office:value-type="percentage" office:value="0">
            <text:p>0,00%</text:p>
          </table:table-cell>
          <table:table-cell table:formula="of:=[.E77]/[.E$81]" office:value-type="percentage" office:value="0">
            <text:p>0,00%</text:p>
          </table:table-cell>
          <table:table-cell table:formula="of:=[.F77]/[.F$81]" office:value-type="percentage" office:value="0.919213973799127">
            <text:p>92%</text:p>
          </table:table-cell>
          <table:table-cell/>
        </table:table-row>
        <table:table-row table:style-name="ro1">
          <table:table-cell table:number-columns-repeated="2"/>
          <table:table-cell office:value-type="float" office:value="77">
            <text:p>77</text:p>
          </table:table-cell>
          <table:table-cell table:number-columns-repeated="2"/>
          <table:table-cell office:value-type="float" office:value="860">
            <text:p>860</text:p>
          </table:table-cell>
          <table:table-cell/>
          <table:table-cell table:formula="of:=[.D78]/[.D$81]" office:value-type="percentage" office:value="0">
            <text:p>0,00%</text:p>
          </table:table-cell>
          <table:table-cell table:formula="of:=[.E78]/[.E$81]" office:value-type="percentage" office:value="0">
            <text:p>0,00%</text:p>
          </table:table-cell>
          <table:table-cell table:formula="of:=[.F78]/[.F$81]" office:value-type="percentage" office:value="0.938864628820961">
            <text:p>94%</text:p>
          </table:table-cell>
          <table:table-cell/>
        </table:table-row>
        <table:table-row table:style-name="ro1">
          <table:table-cell table:number-columns-repeated="2"/>
          <table:table-cell office:value-type="float" office:value="78">
            <text:p>78</text:p>
          </table:table-cell>
          <table:table-cell table:number-columns-repeated="2"/>
          <table:table-cell office:value-type="float" office:value="878">
            <text:p>878</text:p>
          </table:table-cell>
          <table:table-cell/>
          <table:table-cell table:formula="of:=[.D79]/[.D$81]" office:value-type="percentage" office:value="0">
            <text:p>0,00%</text:p>
          </table:table-cell>
          <table:table-cell table:formula="of:=[.E79]/[.E$81]" office:value-type="percentage" office:value="0">
            <text:p>0,00%</text:p>
          </table:table-cell>
          <table:table-cell table:formula="of:=[.F79]/[.F$81]" office:value-type="percentage" office:value="0.958515283842795">
            <text:p>96%</text:p>
          </table:table-cell>
          <table:table-cell/>
        </table:table-row>
        <table:table-row table:style-name="ro1">
          <table:table-cell table:number-columns-repeated="2"/>
          <table:table-cell office:value-type="float" office:value="79">
            <text:p>79</text:p>
          </table:table-cell>
          <table:table-cell table:number-columns-repeated="2"/>
          <table:table-cell office:value-type="float" office:value="896">
            <text:p>896</text:p>
          </table:table-cell>
          <table:table-cell/>
          <table:table-cell table:formula="of:=[.D80]/[.D$81]" office:value-type="percentage" office:value="0">
            <text:p>0,00%</text:p>
          </table:table-cell>
          <table:table-cell table:formula="of:=[.E80]/[.E$81]" office:value-type="percentage" office:value="0">
            <text:p>0,00%</text:p>
          </table:table-cell>
          <table:table-cell table:formula="of:=[.F80]/[.F$81]" office:value-type="percentage" office:value="0.978165938864629">
            <text:p>98%</text:p>
          </table:table-cell>
          <table:table-cell/>
        </table:table-row>
        <table:table-row table:style-name="ro1">
          <table:table-cell table:number-columns-repeated="2"/>
          <table:table-cell office:value-type="float" office:value="80">
            <text:p>80</text:p>
          </table:table-cell>
          <table:table-cell table:number-columns-repeated="2" office:value-type="float" office:value="2600">
            <text:p>2600</text:p>
          </table:table-cell>
          <table:table-cell office:value-type="float" office:value="916">
            <text:p>916</text:p>
          </table:table-cell>
          <table:table-cell office:value-type="float" office:value="3000">
            <text:p>3000</text:p>
          </table:table-cell>
          <table:table-cell table:formula="of:=[.D81]/[.D$81]" office:value-type="percentage" office:value="1">
            <text:p>100,00%</text:p>
          </table:table-cell>
          <table:table-cell table:formula="of:=[.E81]/[.E$81]" office:value-type="percentage" office:value="1">
            <text:p>100,00%</text:p>
          </table:table-cell>
          <table:table-cell table:formula="of:=[.F81]/[.F$81]" office:value-type="percentage" office:value="1">
            <text:p>100%</text:p>
          </table:table-cell>
          <table:table-cell/>
        </table:table-row>
      </table:table>
      <table:table table:name="Tooltips" table:style-name="ta1" table:print="false">
        <table:table-column table:style-name="co1" table:default-cell-style-name="ce3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3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3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34" table:default-cell-style-name="Default"/>
        <table:table-row table:style-name="ro1">
          <table:table-cell office:value-type="string">
            <text:p>Hero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Hero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Hero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Hero</text:p>
          </table:table-cell>
          <table:table-cell table:style-name="ce4" office:value-type="float" office:value="7">
            <text:p>7</text:p>
          </table:table-cell>
          <table:table-cell table:number-columns-repeated="3"/>
          <table:table-cell table:style-name="ce3" office:value-type="string">
            <text:p>Hero</text:p>
          </table:table-cell>
          <table:table-cell table:style-name="ce4" office:value-type="float" office:value="7">
            <text:p>7</text:p>
          </table:table-cell>
          <table:table-cell table:number-columns-repeated="28"/>
        </table:table-row>
        <table:table-row table:style-name="ro1"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  <table:table-cell office:value-type="string">
            <text:p>Power</text:p>
          </table:table-cell>
          <table:table-cell office:value-type="float" office:value="30">
            <text:p>30</text:p>
          </table:table-cell>
          <table:table-cell table:number-columns-repeated="3"/>
          <table:table-cell office:value-type="string">
            <text:p>Power</text:p>
          </table:table-cell>
          <table:table-cell office:value-type="float" office:value="56">
            <text:p>56</text:p>
          </table:table-cell>
          <table:table-cell table:number-columns-repeated="3"/>
          <table:table-cell office:value-type="string">
            <text:p>Power</text:p>
          </table:table-cell>
          <table:table-cell table:style-name="ce4" office:value-type="float" office:value="57">
            <text:p>57</text:p>
          </table:table-cell>
          <table:table-cell table:number-columns-repeated="3"/>
          <table:table-cell table:style-name="ce3" office:value-type="string">
            <text:p>Power</text:p>
          </table:table-cell>
          <table:table-cell table:style-name="ce4" office:value-type="float" office:value="61">
            <text:p>61</text:p>
          </table:table-cell>
          <table:table-cell table:number-columns-repeated="28"/>
        </table:table-row>
        <table:table-row table:style-name="ro1">
          <table:table-cell office:value-type="string">
            <text:p>Strength</text:p>
          </table:table-cell>
          <table:table-cell office:value-type="float" office:value="100">
            <text:p>100</text:p>
          </table:table-cell>
          <table:table-cell table:style-name="ce4" office:value-type="float" office:value="122">
            <text:p>122</text:p>
          </table:table-cell>
          <table:table-cell table:style-name="ce7" table:formula="of:=([.C3]+[.B3])/2" office:value-type="float" office:value="111">
            <text:p>111</text:p>
          </table:table-cell>
          <table:table-cell/>
          <table:table-cell office:value-type="string">
            <text:p>Strength</text:p>
          </table:table-cell>
          <table:table-cell office:value-type="float" office:value="108">
            <text:p>108</text:p>
          </table:table-cell>
          <table:table-cell table:style-name="ce4" office:value-type="float" office:value="114">
            <text:p>114</text:p>
          </table:table-cell>
          <table:table-cell table:style-name="ce7" table:formula="of:=([.H3]+[.G3])/2" office:value-type="float" office:value="111">
            <text:p>111</text:p>
          </table:table-cell>
          <table:table-cell/>
          <table:table-cell office:value-type="string">
            <text:p>Strength</text:p>
          </table:table-cell>
          <table:table-cell office:value-type="float" office:value="153">
            <text:p>153</text:p>
          </table:table-cell>
          <table:table-cell table:style-name="ce4" office:value-type="float" office:value="169">
            <text:p>169</text:p>
          </table:table-cell>
          <table:table-cell table:style-name="ce7" table:formula="of:=([.M3]+[.L3])/2" office:value-type="float" office:value="161">
            <text:p>161</text:p>
          </table:table-cell>
          <table:table-cell/>
          <table:table-cell office:value-type="string">
            <text:p>Strength</text:p>
          </table:table-cell>
          <table:table-cell table:style-name="ce4" office:value-type="float" office:value="141">
            <text:p>141</text:p>
          </table:table-cell>
          <table:table-cell table:style-name="ce4" office:value-type="float" office:value="156">
            <text:p>156</text:p>
          </table:table-cell>
          <table:table-cell table:style-name="ce7" table:formula="of:=([.R3]+[.Q3])/2" office:value-type="float" office:value="148.5">
            <text:p>148,5</text:p>
          </table:table-cell>
          <table:table-cell/>
          <table:table-cell table:style-name="ce3" office:value-type="string">
            <text:p>Strength</text:p>
          </table:table-cell>
          <table:table-cell table:style-name="ce4" office:value-type="float" office:value="129">
            <text:p>129</text:p>
          </table:table-cell>
          <table:table-cell table:style-name="ce4" office:value-type="float" office:value="158">
            <text:p>158</text:p>
          </table:table-cell>
          <table:table-cell table:style-name="ce7" table:formula="of:=([.W3]+[.V3])/2" office:value-type="float" office:value="143.5">
            <text:p>143,5</text:p>
          </table:table-cell>
          <table:table-cell table:number-columns-repeated="26"/>
        </table:table-row>
        <table:table-row table:style-name="ro1">
          <table:table-cell office:value-type="string">
            <text:p>Efficient</text:p>
          </table:table-cell>
          <table:table-cell office:value-type="float" office:value="0.5">
            <text:p>0,5</text:p>
          </table:table-cell>
          <table:table-cell table:number-columns-repeated="3"/>
          <table:table-cell office:value-type="string">
            <text:p>Efficient</text:p>
          </table:table-cell>
          <table:table-cell office:value-type="float" office:value="2.4">
            <text:p>2,4</text:p>
          </table:table-cell>
          <table:table-cell table:number-columns-repeated="3"/>
          <table:table-cell office:value-type="string">
            <text:p>Efficient</text:p>
          </table:table-cell>
          <table:table-cell office:value-type="float" office:value="1.5">
            <text:p>1,5</text:p>
          </table:table-cell>
          <table:table-cell table:number-columns-repeated="3"/>
          <table:table-cell office:value-type="string">
            <text:p>Efficient</text:p>
          </table:table-cell>
          <table:table-cell table:style-name="ce4" office:value-type="float" office:value="1.5">
            <text:p>1,5</text:p>
          </table:table-cell>
          <table:table-cell table:number-columns-repeated="3"/>
          <table:table-cell table:style-name="ce3" office:value-type="string">
            <text:p>Efficient</text:p>
          </table:table-cell>
          <table:table-cell table:style-name="ce4" office:value-type="float" office:value="0.4">
            <text:p>0,4</text:p>
          </table:table-cell>
          <table:table-cell table:number-columns-repeated="28"/>
        </table:table-row>
        <table:table-row table:style-name="ro1">
          <table:table-cell office:value-type="string">
            <text:p>Damage</text:p>
          </table:table-cell>
          <table:table-cell office:value-type="float" office:value="11">
            <text:p>11</text:p>
          </table:table-cell>
          <table:table-cell table:number-columns-repeated="3"/>
          <table:table-cell office:value-type="string">
            <text:p>Damage</text:p>
          </table:table-cell>
          <table:table-cell office:value-type="float" office:value="53">
            <text:p>53</text:p>
          </table:table-cell>
          <table:table-cell table:number-columns-repeated="3"/>
          <table:table-cell office:value-type="string">
            <text:p>Damage</text:p>
          </table:table-cell>
          <table:table-cell office:value-type="float" office:value="79">
            <text:p>79</text:p>
          </table:table-cell>
          <table:table-cell table:number-columns-repeated="3"/>
          <table:table-cell office:value-type="string">
            <text:p>Damage</text:p>
          </table:table-cell>
          <table:table-cell table:style-name="ce4" office:value-type="float" office:value="61">
            <text:p>61</text:p>
          </table:table-cell>
          <table:table-cell table:number-columns-repeated="3"/>
          <table:table-cell table:style-name="ce3" office:value-type="string">
            <text:p>Damage</text:p>
          </table:table-cell>
          <table:table-cell table:style-name="ce4" office:value-type="float" office:value="17">
            <text:p>17</text:p>
          </table:table-cell>
          <table:table-cell table:number-columns-repeated="28"/>
        </table:table-row>
        <table:table-row table:style-name="ro1">
          <table:table-cell office:value-type="string">
            <text:p>Target Armor</text:p>
          </table:table-cell>
          <table:table-cell table:style-name="ce7" table:formula="of:=ROUND([.B2]*[.D3]*[.B4]/([.B5]-0.5))" office:value-type="float" office:value="159">
            <text:p>159</text:p>
          </table:table-cell>
          <table:table-cell table:style-name="ce6" table:formula="of:=([.B2]*[.D3]*[.B4]/([.B5]-0.5)/2600*100) %" office:value-type="percentage" office:value="0.060989010989011">
            <text:p>6%</text:p>
          </table:table-cell>
          <table:table-cell table:style-name="ce7" table:formula="of:=ROUND([.B2]*[.D3]*[.B4]/([.B5]+0.5))" office:value-type="float" office:value="145">
            <text:p>145</text:p>
          </table:table-cell>
          <table:table-cell table:style-name="ce6" table:formula="of:=([.B2]*[.D3]*[.B4]/([.B5]+0.5)/2600*100) %" office:value-type="percentage" office:value="0.055685618729097">
            <text:p>6%</text:p>
          </table:table-cell>
          <table:table-cell office:value-type="string">
            <text:p>Target Armor</text:p>
          </table:table-cell>
          <table:table-cell table:style-name="ce7" table:formula="of:=ROUND([.G2]*[.I3]*[.G4]/([.G5]-0.5))" office:value-type="float" office:value="152">
            <text:p>152</text:p>
          </table:table-cell>
          <table:table-cell table:style-name="ce6" table:formula="of:=([.G2]*[.I3]*[.G4]/([.G5]-0.5)/2600*100) %" office:value-type="percentage" office:value="0.0585494505494506">
            <text:p>6%</text:p>
          </table:table-cell>
          <table:table-cell table:style-name="ce7" table:formula="of:=ROUND([.G2]*[.I3]*[.G4]/([.G5]+0.5))" office:value-type="float" office:value="149">
            <text:p>149</text:p>
          </table:table-cell>
          <table:table-cell table:style-name="ce6" table:formula="of:=([.G2]*[.I3]*[.G4]/([.G5]+0.5)/2600*100) %" office:value-type="percentage" office:value="0.0574550682961898">
            <text:p>6%</text:p>
          </table:table-cell>
          <table:table-cell office:value-type="string">
            <text:p>Target Armor</text:p>
          </table:table-cell>
          <table:table-cell table:style-name="ce7" table:formula="of:=ROUND([.L2]*[.N3]*[.L4]/([.L5]-0.5))" office:value-type="float" office:value="172">
            <text:p>172</text:p>
          </table:table-cell>
          <table:table-cell table:style-name="ce6" table:formula="of:=([.L2]*[.N3]*[.L4]/([.L5]-0.5)/2600*100) %" office:value-type="percentage" office:value="0.0662616364527193">
            <text:p>7%</text:p>
          </table:table-cell>
          <table:table-cell table:style-name="ce7" table:formula="of:=ROUND([.L2]*[.N3]*[.L4]/([.L5]+0.5))" office:value-type="float" office:value="170">
            <text:p>170</text:p>
          </table:table-cell>
          <table:table-cell table:style-name="ce6" table:formula="of:=([.L2]*[.N3]*[.L4]/([.L5]+0.5)/2600*100) %" office:value-type="percentage" office:value="0.0654281567489115">
            <text:p>7%</text:p>
          </table:table-cell>
          <table:table-cell office:value-type="string">
            <text:p>Target Armor</text:p>
          </table:table-cell>
          <table:table-cell table:style-name="ce7" table:formula="of:=ROUND([.Q2]*[.S3]*[.Q4]/([.Q5]-0.5))" office:value-type="float" office:value="210">
            <text:p>210</text:p>
          </table:table-cell>
          <table:table-cell table:style-name="ce6" table:formula="of:=([.Q2]*[.S3]*[.Q4]/([.Q5]-0.5)/2600*100) %" office:value-type="percentage" office:value="0.0807167832167832">
            <text:p>8%</text:p>
          </table:table-cell>
          <table:table-cell table:style-name="ce7" table:formula="of:=ROUND([.Q2]*[.S3]*[.Q4]/([.Q5]+0.5))" office:value-type="float" office:value="206">
            <text:p>206</text:p>
          </table:table-cell>
          <table:table-cell table:style-name="ce6" table:formula="of:=([.Q2]*[.S3]*[.Q4]/([.Q5]+0.5)/2600*100) %" office:value-type="percentage" office:value="0.0794043151969981">
            <text:p>8%</text:p>
          </table:table-cell>
          <table:table-cell table:style-name="ce3" office:value-type="string">
            <text:p>Target Armor</text:p>
          </table:table-cell>
          <table:table-cell table:style-name="ce7" table:formula="of:=ROUND([.V2]*[.X3]*[.V4]/([.V5]-0.5))" office:value-type="float" office:value="212">
            <text:p>212</text:p>
          </table:table-cell>
          <table:table-cell table:style-name="ce6" table:formula="of:=([.V2]*[.X3]*[.V4]/([.V5]-0.5)/2600*100) %" office:value-type="percentage" office:value="0.0816177156177156">
            <text:p>8%</text:p>
          </table:table-cell>
          <table:table-cell table:style-name="ce7" table:formula="of:=ROUND([.V2]*[.X3]*[.V4]/([.V5]+0.5))" office:value-type="float" office:value="200">
            <text:p>200</text:p>
          </table:table-cell>
          <table:table-cell table:style-name="ce6" table:formula="of:=([.V2]*[.X3]*[.V4]/([.V5]+0.5)/2600*100) %" office:value-type="percentage" office:value="0.0769538461538462">
            <text:p>8%</text:p>
          </table:table-cell>
          <table:table-cell table:number-columns-repeated="25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  <table:table-cell table:number-columns-repeated="34"/>
        </table:table-row>
        <table:table-row table:style-name="ro1">
          <table:table-cell office:value-type="string">
            <text:p>Hero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string">
            <text:p>Hero</text:p>
          </table:table-cell>
          <table:table-cell office:value-type="float" office:value="14">
            <text:p>14</text:p>
          </table:table-cell>
          <table:table-cell table:number-columns-repeated="3"/>
          <table:table-cell office:value-type="string">
            <text:p>Hero</text:p>
          </table:table-cell>
          <table:table-cell office:value-type="float" office:value="15">
            <text:p>15</text:p>
          </table:table-cell>
          <table:table-cell table:number-columns-repeated="3"/>
          <table:table-cell office:value-type="string">
            <text:p>Hero</text:p>
          </table:table-cell>
          <table:table-cell table:style-name="ce4" office:value-type="float" office:value="19">
            <text:p>19</text:p>
          </table:table-cell>
          <table:table-cell table:number-columns-repeated="3"/>
          <table:table-cell table:style-name="ce3" office:value-type="string">
            <text:p>Hero</text:p>
          </table:table-cell>
          <table:table-cell table:style-name="ce4" office:value-type="float" office:value="19">
            <text:p>19</text:p>
          </table:table-cell>
          <table:table-cell table:number-columns-repeated="28"/>
        </table:table-row>
        <table:table-row table:style-name="ro1">
          <table:table-cell office:value-type="string">
            <text:p>Power</text:p>
          </table:table-cell>
          <table:table-cell office:value-type="float" office:value="92">
            <text:p>92</text:p>
          </table:table-cell>
          <table:table-cell table:number-columns-repeated="3"/>
          <table:table-cell office:value-type="string">
            <text:p>Power</text:p>
          </table:table-cell>
          <table:table-cell office:value-type="float" office:value="104">
            <text:p>104</text:p>
          </table:table-cell>
          <table:table-cell table:number-columns-repeated="3"/>
          <table:table-cell office:value-type="string">
            <text:p>Power</text:p>
          </table:table-cell>
          <table:table-cell office:value-type="float" office:value="139">
            <text:p>139</text:p>
          </table:table-cell>
          <table:table-cell table:number-columns-repeated="3"/>
          <table:table-cell office:value-type="string">
            <text:p>Power</text:p>
          </table:table-cell>
          <table:table-cell table:style-name="ce4" office:value-type="float" office:value="134">
            <text:p>134</text:p>
          </table:table-cell>
          <table:table-cell table:number-columns-repeated="3"/>
          <table:table-cell table:style-name="ce3" office:value-type="string">
            <text:p>Power</text:p>
          </table:table-cell>
          <table:table-cell table:style-name="ce4" office:value-type="float" office:value="181">
            <text:p>181</text:p>
          </table:table-cell>
          <table:table-cell table:number-columns-repeated="28"/>
        </table:table-row>
        <table:table-row table:style-name="ro1">
          <table:table-cell office:value-type="string">
            <text:p>Strength</text:p>
          </table:table-cell>
          <table:table-cell office:value-type="float" office:value="131">
            <text:p>131</text:p>
          </table:table-cell>
          <table:table-cell table:style-name="ce4" office:value-type="float" office:value="145">
            <text:p>145</text:p>
          </table:table-cell>
          <table:table-cell table:style-name="ce7" table:formula="of:=([.C10]+[.B10])/2" office:value-type="float" office:value="138">
            <text:p>138</text:p>
          </table:table-cell>
          <table:table-cell/>
          <table:table-cell office:value-type="string">
            <text:p>Strength</text:p>
          </table:table-cell>
          <table:table-cell office:value-type="float" office:value="104">
            <text:p>104</text:p>
          </table:table-cell>
          <table:table-cell table:style-name="ce4" office:value-type="float" office:value="118">
            <text:p>118</text:p>
          </table:table-cell>
          <table:table-cell table:style-name="ce7" table:formula="of:=([.H10]+[.G10])/2" office:value-type="float" office:value="111">
            <text:p>111</text:p>
          </table:table-cell>
          <table:table-cell/>
          <table:table-cell office:value-type="string">
            <text:p>Strength</text:p>
          </table:table-cell>
          <table:table-cell office:value-type="float" office:value="200">
            <text:p>200</text:p>
          </table:table-cell>
          <table:table-cell table:style-name="ce4" office:value-type="float" office:value="212">
            <text:p>212</text:p>
          </table:table-cell>
          <table:table-cell table:style-name="ce7" table:formula="of:=([.M10]+[.L10])/2" office:value-type="float" office:value="206">
            <text:p>206</text:p>
          </table:table-cell>
          <table:table-cell/>
          <table:table-cell office:value-type="string">
            <text:p>Strength</text:p>
          </table:table-cell>
          <table:table-cell table:style-name="ce4" office:value-type="float" office:value="199">
            <text:p>199</text:p>
          </table:table-cell>
          <table:table-cell table:style-name="ce4" office:value-type="float" office:value="219">
            <text:p>219</text:p>
          </table:table-cell>
          <table:table-cell table:style-name="ce7" table:formula="of:=([.R10]+[.Q10])/2" office:value-type="float" office:value="209">
            <text:p>209</text:p>
          </table:table-cell>
          <table:table-cell/>
          <table:table-cell table:style-name="ce3" office:value-type="string">
            <text:p>Strength</text:p>
          </table:table-cell>
          <table:table-cell table:style-name="ce4" office:value-type="float" office:value="215">
            <text:p>215</text:p>
          </table:table-cell>
          <table:table-cell table:style-name="ce4" office:value-type="float" office:value="238">
            <text:p>238</text:p>
          </table:table-cell>
          <table:table-cell table:style-name="ce7" table:formula="of:=([.W10]+[.V10])/2" office:value-type="float" office:value="226.5">
            <text:p>226,5</text:p>
          </table:table-cell>
          <table:table-cell table:number-columns-repeated="26"/>
        </table:table-row>
        <table:table-row table:style-name="ro1">
          <table:table-cell office:value-type="string">
            <text:p>Efficient</text:p>
          </table:table-cell>
          <table:table-cell office:value-type="float" office:value="0.6">
            <text:p>0,6</text:p>
          </table:table-cell>
          <table:table-cell table:number-columns-repeated="3"/>
          <table:table-cell office:value-type="string">
            <text:p>Efficient</text:p>
          </table:table-cell>
          <table:table-cell office:value-type="float" office:value="1.2">
            <text:p>1,2</text:p>
          </table:table-cell>
          <table:table-cell table:number-columns-repeated="3"/>
          <table:table-cell office:value-type="string">
            <text:p>Efficient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Efficient</text:p>
          </table:table-cell>
          <table:table-cell table:style-name="ce4" office:value-type="float" office:value="0.85">
            <text:p>0,85</text:p>
          </table:table-cell>
          <table:table-cell table:number-columns-repeated="3"/>
          <table:table-cell table:style-name="ce3" office:value-type="string">
            <text:p>Efficient</text:p>
          </table:table-cell>
          <table:table-cell table:style-name="ce4" office:value-type="float" office:value="0.85">
            <text:p>0,85</text:p>
          </table:table-cell>
          <table:table-cell table:number-columns-repeated="28"/>
        </table:table-row>
        <table:table-row table:style-name="ro1">
          <table:table-cell office:value-type="string">
            <text:p>Damage</text:p>
          </table:table-cell>
          <table:table-cell office:value-type="float" office:value="32">
            <text:p>32</text:p>
          </table:table-cell>
          <table:table-cell table:number-columns-repeated="3"/>
          <table:table-cell office:value-type="string">
            <text:p>Damage</text:p>
          </table:table-cell>
          <table:table-cell office:value-type="float" office:value="50">
            <text:p>50</text:p>
          </table:table-cell>
          <table:table-cell table:number-columns-repeated="3"/>
          <table:table-cell office:value-type="string">
            <text:p>Damage</text:p>
          </table:table-cell>
          <table:table-cell office:value-type="float" office:value="198">
            <text:p>198</text:p>
          </table:table-cell>
          <table:table-cell table:number-columns-repeated="3"/>
          <table:table-cell office:value-type="string">
            <text:p>Damage</text:p>
          </table:table-cell>
          <table:table-cell table:style-name="ce4" office:value-type="float" office:value="73">
            <text:p>73</text:p>
          </table:table-cell>
          <table:table-cell table:number-columns-repeated="3"/>
          <table:table-cell table:style-name="ce3" office:value-type="string">
            <text:p>Damage</text:p>
          </table:table-cell>
          <table:table-cell table:style-name="ce4" office:value-type="float" office:value="107">
            <text:p>107</text:p>
          </table:table-cell>
          <table:table-cell table:number-columns-repeated="28"/>
        </table:table-row>
        <table:table-row table:style-name="ro1">
          <table:table-cell office:value-type="string">
            <text:p>Target Armor</text:p>
          </table:table-cell>
          <table:table-cell table:style-name="ce7" table:formula="of:=ROUND([.B9]*[.D10]*[.B11]/([.B12]-0.5))" office:value-type="float" office:value="242">
            <text:p>242</text:p>
          </table:table-cell>
          <table:table-cell table:style-name="ce6" table:formula="of:=([.B9]*[.D10]*[.B11]/([.B12]-0.5)/2600*100) %" office:value-type="percentage" office:value="0.093010989010989">
            <text:p>9%</text:p>
          </table:table-cell>
          <table:table-cell table:style-name="ce7" table:formula="of:=ROUND([.B9]*[.D10]*[.B11]/([.B12]+0.5))" office:value-type="float" office:value="234">
            <text:p>234</text:p>
          </table:table-cell>
          <table:table-cell table:style-name="ce6" table:formula="of:=([.B9]*[.D10]*[.B11]/([.B12]+0.5)/2600*100) %" office:value-type="percentage" office:value="0.0901491124260355">
            <text:p>9%</text:p>
          </table:table-cell>
          <table:table-cell office:value-type="string">
            <text:p>Target Armor</text:p>
          </table:table-cell>
          <table:table-cell table:style-name="ce7" table:formula="of:=ROUND([.G9]*[.I10]*[.G11]/([.G12]-0.5))" office:value-type="float" office:value="280">
            <text:p>280</text:p>
          </table:table-cell>
          <table:table-cell table:style-name="ce6" table:formula="of:=([.G9]*[.I10]*[.G11]/([.G12]-0.5)/2600*100) %" office:value-type="percentage" office:value="0.107636363636364">
            <text:p>11%</text:p>
          </table:table-cell>
          <table:table-cell table:style-name="ce7" table:formula="of:=ROUND([.G9]*[.I10]*[.G11]/([.G12]+0.5))" office:value-type="float" office:value="274">
            <text:p>274</text:p>
          </table:table-cell>
          <table:table-cell table:style-name="ce6" table:formula="of:=([.G9]*[.I10]*[.G11]/([.G12]+0.5)/2600*100) %" office:value-type="percentage" office:value="0.10550495049505">
            <text:p>11%</text:p>
          </table:table-cell>
          <table:table-cell office:value-type="string">
            <text:p>Target Armor</text:p>
          </table:table-cell>
          <table:table-cell table:style-name="ce7" table:formula="of:=ROUND([.L9]*[.N10]*[.L11]/([.L12]-0.5))" office:value-type="float" office:value="290">
            <text:p>290</text:p>
          </table:table-cell>
          <table:table-cell table:style-name="ce6" table:formula="of:=([.L9]*[.N10]*[.L11]/([.L12]-0.5)/2600*100) %" office:value-type="percentage" office:value="0.111524829600779">
            <text:p>11%</text:p>
          </table:table-cell>
          <table:table-cell table:style-name="ce7" table:formula="of:=ROUND([.L9]*[.N10]*[.L11]/([.L12]+0.5))" office:value-type="float" office:value="289">
            <text:p>289</text:p>
          </table:table-cell>
          <table:table-cell table:style-name="ce6" table:formula="of:=([.L9]*[.N10]*[.L11]/([.L12]+0.5)/2600*100) %" office:value-type="percentage" office:value="0.110962991668281">
            <text:p>11%</text:p>
          </table:table-cell>
          <table:table-cell office:value-type="string">
            <text:p>Target Armor</text:p>
          </table:table-cell>
          <table:table-cell table:style-name="ce7" table:formula="of:=ROUND([.Q9]*[.S10]*[.Q11]/([.Q12]-0.5))" office:value-type="float" office:value="328">
            <text:p>328</text:p>
          </table:table-cell>
          <table:table-cell table:style-name="ce6" table:formula="of:=([.Q9]*[.S10]*[.Q11]/([.Q12]-0.5)/2600*100) %" office:value-type="percentage" office:value="0.12628700265252">
            <text:p>13%</text:p>
          </table:table-cell>
          <table:table-cell table:style-name="ce7" table:formula="of:=ROUND([.Q9]*[.S10]*[.Q11]/([.Q12]+0.5))" office:value-type="float" office:value="324">
            <text:p>324</text:p>
          </table:table-cell>
          <table:table-cell table:style-name="ce6" table:formula="of:=([.Q9]*[.S10]*[.Q11]/([.Q12]+0.5)/2600*100) %" office:value-type="percentage" office:value="0.124568812140241">
            <text:p>12%</text:p>
          </table:table-cell>
          <table:table-cell table:style-name="ce3" office:value-type="string">
            <text:p>Target Armor</text:p>
          </table:table-cell>
          <table:table-cell table:style-name="ce7" table:formula="of:=ROUND([.V9]*[.X10]*[.V11]/([.V12]-0.5))" office:value-type="float" office:value="327">
            <text:p>327</text:p>
          </table:table-cell>
          <table:table-cell table:style-name="ce6" table:formula="of:=([.V9]*[.X10]*[.V11]/([.V12]-0.5)/2600*100) %" office:value-type="percentage" office:value="0.125846966413868">
            <text:p>13%</text:p>
          </table:table-cell>
          <table:table-cell table:style-name="ce7" table:formula="of:=ROUND([.V9]*[.X10]*[.V11]/([.V12]+0.5))" office:value-type="float" office:value="324">
            <text:p>324</text:p>
          </table:table-cell>
          <table:table-cell table:style-name="ce6" table:formula="of:=([.V9]*[.X10]*[.V11]/([.V12]+0.5)/2600*100) %" office:value-type="percentage" office:value="0.124676296958855">
            <text:p>12%</text:p>
          </table:table-cell>
          <table:table-cell table:number-columns-repeated="25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  <table:table-cell table:number-columns-repeated="34"/>
        </table:table-row>
        <table:table-row table:style-name="ro1">
          <table:table-cell office:value-type="string">
            <text:p>Hero</text:p>
          </table:table-cell>
          <table:table-cell office:value-type="float" office:value="22">
            <text:p>22</text:p>
          </table:table-cell>
          <table:table-cell table:number-columns-repeated="3"/>
          <table:table-cell office:value-type="string">
            <text:p>Hero</text:p>
          </table:table-cell>
          <table:table-cell office:value-type="float" office:value="23">
            <text:p>23</text:p>
          </table:table-cell>
          <table:table-cell table:number-columns-repeated="3"/>
          <table:table-cell office:value-type="string">
            <text:p>Hero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Hero</text:p>
          </table:table-cell>
          <table:table-cell table:style-name="ce4" office:value-type="float" office:value="27">
            <text:p>27</text:p>
          </table:table-cell>
          <table:table-cell table:number-columns-repeated="3"/>
          <table:table-cell table:style-name="ce3" office:value-type="string">
            <text:p>Hero</text:p>
          </table:table-cell>
          <table:table-cell table:style-name="ce4" office:value-type="float" office:value="27">
            <text:p>27</text:p>
          </table:table-cell>
          <table:table-cell table:number-columns-repeated="28"/>
        </table:table-row>
        <table:table-row table:style-name="ro1">
          <table:table-cell office:value-type="string">
            <text:p>Power</text:p>
          </table:table-cell>
          <table:table-cell office:value-type="float" office:value="243">
            <text:p>243</text:p>
          </table:table-cell>
          <table:table-cell table:number-columns-repeated="3"/>
          <table:table-cell office:value-type="string">
            <text:p>Power</text:p>
          </table:table-cell>
          <table:table-cell office:value-type="float" office:value="276">
            <text:p>276</text:p>
          </table:table-cell>
          <table:table-cell table:number-columns-repeated="3"/>
          <table:table-cell office:value-type="string">
            <text:p>Power</text:p>
          </table:table-cell>
          <table:table-cell office:value-type="float" office:value="192">
            <text:p>192</text:p>
          </table:table-cell>
          <table:table-cell table:number-columns-repeated="3"/>
          <table:table-cell office:value-type="string">
            <text:p>Power</text:p>
          </table:table-cell>
          <table:table-cell table:style-name="ce4" office:value-type="float" office:value="264">
            <text:p>264</text:p>
          </table:table-cell>
          <table:table-cell table:number-columns-repeated="3"/>
          <table:table-cell table:style-name="ce3" office:value-type="string">
            <text:p>Power</text:p>
          </table:table-cell>
          <table:table-cell table:style-name="ce4" office:value-type="float" office:value="271">
            <text:p>271</text:p>
          </table:table-cell>
          <table:table-cell table:number-columns-repeated="28"/>
        </table:table-row>
        <table:table-row table:style-name="ro1">
          <table:table-cell office:value-type="string">
            <text:p>Strength</text:p>
          </table:table-cell>
          <table:table-cell office:value-type="float" office:value="197">
            <text:p>197</text:p>
          </table:table-cell>
          <table:table-cell table:style-name="ce4" office:value-type="float" office:value="240">
            <text:p>240</text:p>
          </table:table-cell>
          <table:table-cell table:style-name="ce7" table:formula="of:=([.C17]+[.B17])/2" office:value-type="float" office:value="218.5">
            <text:p>218,5</text:p>
          </table:table-cell>
          <table:table-cell/>
          <table:table-cell office:value-type="string">
            <text:p>Strength</text:p>
          </table:table-cell>
          <table:table-cell office:value-type="float" office:value="229">
            <text:p>229</text:p>
          </table:table-cell>
          <table:table-cell table:style-name="ce4" office:value-type="float" office:value="243">
            <text:p>243</text:p>
          </table:table-cell>
          <table:table-cell table:style-name="ce7" table:formula="of:=([.H17]+[.G17])/2" office:value-type="float" office:value="236">
            <text:p>236</text:p>
          </table:table-cell>
          <table:table-cell/>
          <table:table-cell office:value-type="string">
            <text:p>Strength</text:p>
          </table:table-cell>
          <table:table-cell office:value-type="float" office:value="245">
            <text:p>245</text:p>
          </table:table-cell>
          <table:table-cell table:style-name="ce4" office:value-type="float" office:value="276">
            <text:p>276</text:p>
          </table:table-cell>
          <table:table-cell table:style-name="ce7" table:formula="of:=([.M17]+[.L17])/2" office:value-type="float" office:value="260.5">
            <text:p>260,5</text:p>
          </table:table-cell>
          <table:table-cell/>
          <table:table-cell office:value-type="string">
            <text:p>Strength</text:p>
          </table:table-cell>
          <table:table-cell table:style-name="ce4" office:value-type="float" office:value="247">
            <text:p>247</text:p>
          </table:table-cell>
          <table:table-cell table:style-name="ce4" office:value-type="float" office:value="272">
            <text:p>272</text:p>
          </table:table-cell>
          <table:table-cell table:style-name="ce7" table:formula="of:=([.R17]+[.Q17])/2" office:value-type="float" office:value="259.5">
            <text:p>259,5</text:p>
          </table:table-cell>
          <table:table-cell/>
          <table:table-cell table:style-name="ce3" office:value-type="string">
            <text:p>Strength</text:p>
          </table:table-cell>
          <table:table-cell table:style-name="ce4" office:value-type="float" office:value="253">
            <text:p>253</text:p>
          </table:table-cell>
          <table:table-cell table:style-name="ce4" office:value-type="float" office:value="297">
            <text:p>297</text:p>
          </table:table-cell>
          <table:table-cell table:style-name="ce7" table:formula="of:=([.W17]+[.V17])/2" office:value-type="float" office:value="275">
            <text:p>275</text:p>
          </table:table-cell>
          <table:table-cell table:number-columns-repeated="26"/>
        </table:table-row>
        <table:table-row table:style-name="ro1">
          <table:table-cell office:value-type="string">
            <text:p>Efficient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Efficient</text:p>
          </table:table-cell>
          <table:table-cell office:value-type="float" office:value="3.25">
            <text:p>3,25</text:p>
          </table:table-cell>
          <table:table-cell table:number-columns-repeated="3"/>
          <table:table-cell office:value-type="string">
            <text:p>Efficient</text:p>
          </table:table-cell>
          <table:table-cell office:value-type="float" office:value="1.2">
            <text:p>1,2</text:p>
          </table:table-cell>
          <table:table-cell table:number-columns-repeated="3"/>
          <table:table-cell office:value-type="string">
            <text:p>Efficient</text:p>
          </table:table-cell>
          <table:table-cell table:style-name="ce4" office:value-type="float" office:value="1.2">
            <text:p>1,2</text:p>
          </table:table-cell>
          <table:table-cell table:number-columns-repeated="3"/>
          <table:table-cell table:style-name="ce3" office:value-type="string">
            <text:p>Efficient</text:p>
          </table:table-cell>
          <table:table-cell table:style-name="ce4" office:value-type="float" office:value="0.35">
            <text:p>0,35</text:p>
          </table:table-cell>
          <table:table-cell table:number-columns-repeated="28"/>
        </table:table-row>
        <table:table-row table:style-name="ro1">
          <table:table-cell office:value-type="string">
            <text:p>Damage</text:p>
          </table:table-cell>
          <table:table-cell office:value-type="float" office:value="143">
            <text:p>143</text:p>
          </table:table-cell>
          <table:table-cell table:number-columns-repeated="3"/>
          <table:table-cell office:value-type="string">
            <text:p>Damage</text:p>
          </table:table-cell>
          <table:table-cell office:value-type="float" office:value="547">
            <text:p>547</text:p>
          </table:table-cell>
          <table:table-cell table:number-columns-repeated="3"/>
          <table:table-cell office:value-type="string">
            <text:p>Damage</text:p>
          </table:table-cell>
          <table:table-cell office:value-type="float" office:value="144">
            <text:p>144</text:p>
          </table:table-cell>
          <table:table-cell table:number-columns-repeated="3"/>
          <table:table-cell office:value-type="string">
            <text:p>Damage</text:p>
          </table:table-cell>
          <table:table-cell table:style-name="ce4" office:value-type="float" office:value="185">
            <text:p>185</text:p>
          </table:table-cell>
          <table:table-cell table:number-columns-repeated="3"/>
          <table:table-cell table:style-name="ce3" office:value-type="string">
            <text:p>Damage</text:p>
          </table:table-cell>
          <table:table-cell table:style-name="ce4" office:value-type="float" office:value="59">
            <text:p>59</text:p>
          </table:table-cell>
          <table:table-cell table:number-columns-repeated="28"/>
        </table:table-row>
        <table:table-row table:style-name="ro1">
          <table:table-cell office:value-type="string">
            <text:p>Target Armor</text:p>
          </table:table-cell>
          <table:table-cell table:style-name="ce7" table:formula="of:=ROUND([.B16]*[.D17]*[.B18]/([.B19]-0.5))" office:value-type="float" office:value="373">
            <text:p>373</text:p>
          </table:table-cell>
          <table:table-cell table:style-name="ce6" table:formula="of:=([.B16]*[.D17]*[.B18]/([.B19]-0.5)/2600*100) %" office:value-type="percentage" office:value="0.143307692307692">
            <text:p>14%</text:p>
          </table:table-cell>
          <table:table-cell table:style-name="ce7" table:formula="of:=ROUND([.B16]*[.D17]*[.B18]/([.B19]+0.5))" office:value-type="float" office:value="370">
            <text:p>370</text:p>
          </table:table-cell>
          <table:table-cell table:style-name="ce6" table:formula="of:=([.B16]*[.D17]*[.B18]/([.B19]+0.5)/2600*100) %" office:value-type="percentage" office:value="0.142309032430984">
            <text:p>14%</text:p>
          </table:table-cell>
          <table:table-cell office:value-type="string">
            <text:p>Target Armor</text:p>
          </table:table-cell>
          <table:table-cell table:style-name="ce7" table:formula="of:=ROUND([.G16]*[.I17]*[.G18]/([.G19]-0.5))" office:value-type="float" office:value="387">
            <text:p>387</text:p>
          </table:table-cell>
          <table:table-cell table:style-name="ce6" table:formula="of:=([.G16]*[.I17]*[.G18]/([.G19]-0.5)/2600*100) %" office:value-type="percentage" office:value="0.148984446477585">
            <text:p>15%</text:p>
          </table:table-cell>
          <table:table-cell table:style-name="ce7" table:formula="of:=ROUND([.G16]*[.I17]*[.G18]/([.G19]+0.5))" office:value-type="float" office:value="387">
            <text:p>387</text:p>
          </table:table-cell>
          <table:table-cell table:style-name="ce6" table:formula="of:=([.G16]*[.I17]*[.G18]/([.G19]+0.5)/2600*100) %" office:value-type="percentage" office:value="0.148712328767123">
            <text:p>15%</text:p>
          </table:table-cell>
          <table:table-cell office:value-type="string">
            <text:p>Target Armor</text:p>
          </table:table-cell>
          <table:table-cell table:style-name="ce7" table:formula="of:=ROUND([.L16]*[.N17]*[.L18]/([.L19]-0.5))" office:value-type="float" office:value="418">
            <text:p>418</text:p>
          </table:table-cell>
          <table:table-cell table:style-name="ce6" table:formula="of:=([.L16]*[.N17]*[.L18]/([.L19]-0.5)/2600*100) %" office:value-type="percentage" office:value="0.160866255695524">
            <text:p>16%</text:p>
          </table:table-cell>
          <table:table-cell table:style-name="ce7" table:formula="of:=ROUND([.L16]*[.N17]*[.L18]/([.L19]+0.5))" office:value-type="float" office:value="415">
            <text:p>415</text:p>
          </table:table-cell>
          <table:table-cell table:style-name="ce6" table:formula="of:=([.L16]*[.N17]*[.L18]/([.L19]+0.5)/2600*100) %" office:value-type="percentage" office:value="0.159752994410434">
            <text:p>16%</text:p>
          </table:table-cell>
          <table:table-cell office:value-type="string">
            <text:p>Target Armor</text:p>
          </table:table-cell>
          <table:table-cell table:style-name="ce7" table:formula="of:=ROUND([.Q16]*[.S17]*[.Q18]/([.Q19]-0.5))" office:value-type="float" office:value="446">
            <text:p>446</text:p>
          </table:table-cell>
          <table:table-cell table:style-name="ce6" table:formula="of:=([.Q16]*[.S17]*[.Q18]/([.Q19]-0.5)/2600*100) %" office:value-type="percentage" office:value="0.171377110694184">
            <text:p>17%</text:p>
          </table:table-cell>
          <table:table-cell table:style-name="ce7" table:formula="of:=ROUND([.Q16]*[.S17]*[.Q18]/([.Q19]+0.5))" office:value-type="float" office:value="443">
            <text:p>443</text:p>
          </table:table-cell>
          <table:table-cell table:style-name="ce6" table:formula="of:=([.Q16]*[.S17]*[.Q18]/([.Q19]+0.5)/2600*100) %" office:value-type="percentage" office:value="0.170453244868339">
            <text:p>17%</text:p>
          </table:table-cell>
          <table:table-cell table:style-name="ce3" office:value-type="string">
            <text:p>Target Armor</text:p>
          </table:table-cell>
          <table:table-cell table:style-name="ce7" table:formula="of:=ROUND([.V16]*[.X17]*[.V18]/([.V19]-0.5))" office:value-type="float" office:value="446">
            <text:p>446</text:p>
          </table:table-cell>
          <table:table-cell table:style-name="ce6" table:formula="of:=([.V16]*[.X17]*[.V18]/([.V19]-0.5)/2600*100) %" office:value-type="percentage" office:value="0.171490795529257">
            <text:p>17%</text:p>
          </table:table-cell>
          <table:table-cell table:style-name="ce7" table:formula="of:=ROUND([.V16]*[.X17]*[.V18]/([.V19]+0.5))" office:value-type="float" office:value="438">
            <text:p>438</text:p>
          </table:table-cell>
          <table:table-cell table:style-name="ce6" table:formula="of:=([.V16]*[.X17]*[.V18]/([.V19]+0.5)/2600*100) %" office:value-type="percentage" office:value="0.168608597285068">
            <text:p>17%</text:p>
          </table:table-cell>
          <table:table-cell table:number-columns-repeated="25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  <table:table-cell table:number-columns-repeated="34"/>
        </table:table-row>
        <table:table-row table:style-name="ro1">
          <table:table-cell office:value-type="string">
            <text:p>Hero</text:p>
          </table:table-cell>
          <table:table-cell office:value-type="float" office:value="30">
            <text:p>30</text:p>
          </table:table-cell>
          <table:table-cell table:number-columns-repeated="3"/>
          <table:table-cell office:value-type="string">
            <text:p>Hero</text:p>
          </table:table-cell>
          <table:table-cell office:value-type="float" office:value="30">
            <text:p>30</text:p>
          </table:table-cell>
          <table:table-cell table:number-columns-repeated="3"/>
          <table:table-cell office:value-type="string">
            <text:p>Hero</text:p>
          </table:table-cell>
          <table:table-cell office:value-type="float" office:value="30">
            <text:p>30</text:p>
          </table:table-cell>
          <table:table-cell table:number-columns-repeated="3"/>
          <table:table-cell office:value-type="string">
            <text:p>Hero</text:p>
          </table:table-cell>
          <table:table-cell table:style-name="ce4" office:value-type="float" office:value="33">
            <text:p>33</text:p>
          </table:table-cell>
          <table:table-cell table:number-columns-repeated="3"/>
          <table:table-cell table:style-name="ce3" office:value-type="string">
            <text:p>Hero</text:p>
          </table:table-cell>
          <table:table-cell table:style-name="ce4" office:value-type="float" office:value="34">
            <text:p>34</text:p>
          </table:table-cell>
          <table:table-cell table:number-columns-repeated="3"/>
          <table:table-cell table:style-name="ce3" office:value-type="string">
            <text:p>Hero</text:p>
          </table:table-cell>
          <table:table-cell table:style-name="ce4" office:value-type="float" office:value="34">
            <text:p>34</text:p>
          </table:table-cell>
          <table:table-cell table:number-columns-repeated="3"/>
          <table:table-cell table:style-name="ce3" office:value-type="string">
            <text:p>Hero</text:p>
          </table:table-cell>
          <table:table-cell table:style-name="ce4" office:value-type="float" office:value="35">
            <text:p>35</text:p>
          </table:table-cell>
          <table:table-cell table:number-columns-repeated="3"/>
          <table:table-cell table:style-name="ce3" office:value-type="string">
            <text:p>Hero</text:p>
          </table:table-cell>
          <table:table-cell table:style-name="ce4" office:value-type="float" office:value="35">
            <text:p>35</text:p>
          </table:table-cell>
          <table:table-cell table:number-columns-repeated="3"/>
          <table:table-cell table:style-name="ce3" office:value-type="string">
            <text:p>Hero</text:p>
          </table:table-cell>
          <table:table-cell table:style-name="ce4" office:value-type="float" office:value="35">
            <text:p>35</text:p>
          </table:table-cell>
          <table:table-cell table:number-columns-repeated="3"/>
          <table:table-cell table:style-name="ce3" office:value-type="string">
            <text:p>Hero</text:p>
          </table:table-cell>
          <table:table-cell table:style-name="ce4"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Power</text:p>
          </table:table-cell>
          <table:table-cell office:value-type="float" office:value="347">
            <text:p>347</text:p>
          </table:table-cell>
          <table:table-cell table:number-columns-repeated="3"/>
          <table:table-cell office:value-type="string">
            <text:p>Power</text:p>
          </table:table-cell>
          <table:table-cell office:value-type="float" office:value="372">
            <text:p>372</text:p>
          </table:table-cell>
          <table:table-cell table:number-columns-repeated="3"/>
          <table:table-cell office:value-type="string">
            <text:p>Power</text:p>
          </table:table-cell>
          <table:table-cell office:value-type="float" office:value="276">
            <text:p>276</text:p>
          </table:table-cell>
          <table:table-cell table:number-columns-repeated="3"/>
          <table:table-cell office:value-type="string">
            <text:p>Power</text:p>
          </table:table-cell>
          <table:table-cell table:style-name="ce4" office:value-type="float" office:value="395">
            <text:p>395</text:p>
          </table:table-cell>
          <table:table-cell table:number-columns-repeated="3"/>
          <table:table-cell table:style-name="ce3" office:value-type="string">
            <text:p>Power</text:p>
          </table:table-cell>
          <table:table-cell table:style-name="ce4" office:value-type="float" office:value="365">
            <text:p>365</text:p>
          </table:table-cell>
          <table:table-cell table:number-columns-repeated="3"/>
          <table:table-cell table:style-name="ce3" office:value-type="string">
            <text:p>Power</text:p>
          </table:table-cell>
          <table:table-cell table:style-name="ce4" office:value-type="float" office:value="353">
            <text:p>353</text:p>
          </table:table-cell>
          <table:table-cell table:number-columns-repeated="3"/>
          <table:table-cell table:style-name="ce3" office:value-type="string">
            <text:p>Power</text:p>
          </table:table-cell>
          <table:table-cell table:style-name="ce4" office:value-type="float" office:value="383">
            <text:p>383</text:p>
          </table:table-cell>
          <table:table-cell table:number-columns-repeated="3"/>
          <table:table-cell table:style-name="ce3" office:value-type="string">
            <text:p>Power</text:p>
          </table:table-cell>
          <table:table-cell table:style-name="ce4" office:value-type="float" office:value="397">
            <text:p>397</text:p>
          </table:table-cell>
          <table:table-cell table:number-columns-repeated="3"/>
          <table:table-cell table:style-name="ce3" office:value-type="string">
            <text:p>Power</text:p>
          </table:table-cell>
          <table:table-cell table:style-name="ce4" office:value-type="float" office:value="397">
            <text:p>397</text:p>
          </table:table-cell>
          <table:table-cell table:number-columns-repeated="3"/>
          <table:table-cell table:style-name="ce3" office:value-type="string">
            <text:p>Power</text:p>
          </table:table-cell>
          <table:table-cell table:style-name="ce4" office:value-type="float" office:value="501">
            <text:p>501</text:p>
          </table:table-cell>
          <table:table-cell table:number-columns-repeated="3"/>
        </table:table-row>
        <table:table-row table:style-name="ro1">
          <table:table-cell office:value-type="string">
            <text:p>Strength</text:p>
          </table:table-cell>
          <table:table-cell office:value-type="float" office:value="131">
            <text:p>131</text:p>
          </table:table-cell>
          <table:table-cell table:style-name="ce4" office:value-type="float" office:value="145">
            <text:p>145</text:p>
          </table:table-cell>
          <table:table-cell table:style-name="ce7" table:formula="of:=([.C24]+[.B24])/2" office:value-type="float" office:value="138">
            <text:p>138</text:p>
          </table:table-cell>
          <table:table-cell/>
          <table:table-cell office:value-type="string">
            <text:p>Strength</text:p>
          </table:table-cell>
          <table:table-cell office:value-type="float" office:value="267">
            <text:p>267</text:p>
          </table:table-cell>
          <table:table-cell table:style-name="ce4" office:value-type="float" office:value="283">
            <text:p>283</text:p>
          </table:table-cell>
          <table:table-cell table:style-name="ce7" table:formula="of:=([.H24]+[.G24])/2" office:value-type="float" office:value="275">
            <text:p>275</text:p>
          </table:table-cell>
          <table:table-cell/>
          <table:table-cell office:value-type="string">
            <text:p>Strength</text:p>
          </table:table-cell>
          <table:table-cell office:value-type="float" office:value="249">
            <text:p>249</text:p>
          </table:table-cell>
          <table:table-cell table:style-name="ce4" office:value-type="float" office:value="281">
            <text:p>281</text:p>
          </table:table-cell>
          <table:table-cell table:style-name="ce7" table:formula="of:=([.M24]+[.L24])/2" office:value-type="float" office:value="265">
            <text:p>265</text:p>
          </table:table-cell>
          <table:table-cell/>
          <table:table-cell office:value-type="string">
            <text:p>Strength</text:p>
          </table:table-cell>
          <table:table-cell table:style-name="ce4" office:value-type="float" office:value="323">
            <text:p>323</text:p>
          </table:table-cell>
          <table:table-cell table:style-name="ce4" office:value-type="float" office:value="357">
            <text:p>357</text:p>
          </table:table-cell>
          <table:table-cell table:style-name="ce7" table:formula="of:=([.R24]+[.Q24])/2" office:value-type="float" office:value="340">
            <text:p>340</text:p>
          </table:table-cell>
          <table:table-cell/>
          <table:table-cell table:style-name="ce3" office:value-type="string">
            <text:p>Strength</text:p>
          </table:table-cell>
          <table:table-cell table:style-name="ce4" office:value-type="float" office:value="215">
            <text:p>215</text:p>
          </table:table-cell>
          <table:table-cell table:style-name="ce4" office:value-type="float" office:value="229">
            <text:p>229</text:p>
          </table:table-cell>
          <table:table-cell table:style-name="ce7" table:formula="of:=([.W24]+[.V24])/2" office:value-type="float" office:value="222">
            <text:p>222</text:p>
          </table:table-cell>
          <table:table-cell/>
          <table:table-cell table:style-name="ce3" office:value-type="string">
            <text:p>Strength</text:p>
          </table:table-cell>
          <table:table-cell table:style-name="ce4" office:value-type="float" office:value="288">
            <text:p>288</text:p>
          </table:table-cell>
          <table:table-cell table:style-name="ce4" office:value-type="float" office:value="324">
            <text:p>324</text:p>
          </table:table-cell>
          <table:table-cell table:style-name="ce7" table:formula="of:=([.AB24]+[.AA24])/2" office:value-type="float" office:value="306">
            <text:p>306</text:p>
          </table:table-cell>
          <table:table-cell/>
          <table:table-cell table:style-name="ce3" office:value-type="string">
            <text:p>Strength</text:p>
          </table:table-cell>
          <table:table-cell table:style-name="ce4" office:value-type="float" office:value="280">
            <text:p>280</text:p>
          </table:table-cell>
          <table:table-cell table:style-name="ce4" office:value-type="float" office:value="310">
            <text:p>310</text:p>
          </table:table-cell>
          <table:table-cell table:style-name="ce7" table:formula="of:=([.AG24]+[.AF24])/2" office:value-type="float" office:value="295">
            <text:p>295</text:p>
          </table:table-cell>
          <table:table-cell/>
          <table:table-cell table:style-name="ce3" office:value-type="string">
            <text:p>Strength</text:p>
          </table:table-cell>
          <table:table-cell table:style-name="ce4" office:value-type="float" office:value="268">
            <text:p>268</text:p>
          </table:table-cell>
          <table:table-cell table:style-name="ce4" office:value-type="float" office:value="296">
            <text:p>296</text:p>
          </table:table-cell>
          <table:table-cell table:style-name="ce7" table:formula="of:=([.AL24]+[.AK24])/2" office:value-type="float" office:value="282">
            <text:p>282</text:p>
          </table:table-cell>
          <table:table-cell/>
          <table:table-cell table:style-name="ce3" office:value-type="string">
            <text:p>Strength</text:p>
          </table:table-cell>
          <table:table-cell table:style-name="ce4" office:value-type="float" office:value="253">
            <text:p>253</text:p>
          </table:table-cell>
          <table:table-cell table:style-name="ce4" office:value-type="float" office:value="297">
            <text:p>297</text:p>
          </table:table-cell>
          <table:table-cell table:style-name="ce7" table:formula="of:=([.AQ24]+[.AP24])/2" office:value-type="float" office:value="275">
            <text:p>275</text:p>
          </table:table-cell>
          <table:table-cell/>
          <table:table-cell table:style-name="ce3" office:value-type="string">
            <text:p>Strength</text:p>
          </table:table-cell>
          <table:table-cell table:style-name="ce4" office:value-type="float" office:value="229">
            <text:p>229</text:p>
          </table:table-cell>
          <table:table-cell table:style-name="ce4" office:value-type="float" office:value="253">
            <text:p>253</text:p>
          </table:table-cell>
          <table:table-cell table:style-name="ce7" table:formula="of:=([.AV24]+[.AU24])/2" office:value-type="float" office:value="241">
            <text:p>241</text:p>
          </table:table-cell>
          <table:table-cell/>
        </table:table-row>
        <table:table-row table:style-name="ro1">
          <table:table-cell office:value-type="string">
            <text:p>Efficient</text:p>
          </table:table-cell>
          <table:table-cell office:value-type="float" office:value="0.55">
            <text:p>0,55</text:p>
          </table:table-cell>
          <table:table-cell table:number-columns-repeated="3"/>
          <table:table-cell office:value-type="string">
            <text:p>Efficient</text:p>
          </table:table-cell>
          <table:table-cell office:value-type="float" office:value="2.4">
            <text:p>2,4</text:p>
          </table:table-cell>
          <table:table-cell table:number-columns-repeated="3"/>
          <table:table-cell office:value-type="string">
            <text:p>Efficient</text:p>
          </table:table-cell>
          <table:table-cell office:value-type="float" office:value="1.5">
            <text:p>1,5</text:p>
          </table:table-cell>
          <table:table-cell table:number-columns-repeated="3"/>
          <table:table-cell office:value-type="string">
            <text:p>Efficient</text:p>
          </table:table-cell>
          <table:table-cell table:style-name="ce4" office:value-type="float" office:value="0.9">
            <text:p>0,9</text:p>
          </table:table-cell>
          <table:table-cell table:number-columns-repeated="3"/>
          <table:table-cell table:style-name="ce3" office:value-type="string">
            <text:p>Efficient</text:p>
          </table:table-cell>
          <table:table-cell table:style-name="ce4" office:value-type="float" office:value="0.75">
            <text:p>0,75</text:p>
          </table:table-cell>
          <table:table-cell table:number-columns-repeated="3"/>
          <table:table-cell table:style-name="ce3" office:value-type="string">
            <text:p>Efficient</text:p>
          </table:table-cell>
          <table:table-cell table:style-name="ce4" office:value-type="float" office:value="0.666">
            <text:p>0,67</text:p>
          </table:table-cell>
          <table:table-cell table:number-columns-repeated="3"/>
          <table:table-cell table:style-name="ce3" office:value-type="string">
            <text:p>Efficient</text:p>
          </table:table-cell>
          <table:table-cell table:style-name="ce4" office:value-type="float" office:value="0.945">
            <text:p>0,95</text:p>
          </table:table-cell>
          <table:table-cell table:number-columns-repeated="3"/>
          <table:table-cell table:style-name="ce3" office:value-type="string">
            <text:p>Efficient</text:p>
          </table:table-cell>
          <table:table-cell table:style-name="ce4" office:value-type="float" office:value="1">
            <text:p>1</text:p>
          </table:table-cell>
          <table:table-cell table:number-columns-repeated="3"/>
          <table:table-cell table:style-name="ce3" office:value-type="string">
            <text:p>Efficient</text:p>
          </table:table-cell>
          <table:table-cell table:style-name="ce4" office:value-type="float" office:value="0.4">
            <text:p>0,4</text:p>
          </table:table-cell>
          <table:table-cell table:number-columns-repeated="3"/>
          <table:table-cell table:style-name="ce3" office:value-type="string">
            <text:p>Efficient</text:p>
          </table:table-cell>
          <table:table-cell table:style-name="ce4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Damage</text:p>
          </table:table-cell>
          <table:table-cell office:value-type="float" office:value="51">
            <text:p>51</text:p>
          </table:table-cell>
          <table:table-cell table:number-columns-repeated="3"/>
          <table:table-cell office:value-type="string">
            <text:p>Damage</text:p>
          </table:table-cell>
          <table:table-cell office:value-type="float" office:value="476">
            <text:p>476</text:p>
          </table:table-cell>
          <table:table-cell table:number-columns-repeated="3"/>
          <table:table-cell office:value-type="string">
            <text:p>Damage</text:p>
          </table:table-cell>
          <table:table-cell office:value-type="float" office:value="213">
            <text:p>213</text:p>
          </table:table-cell>
          <table:table-cell table:number-columns-repeated="3"/>
          <table:table-cell office:value-type="string">
            <text:p>Damage</text:p>
          </table:table-cell>
          <table:table-cell table:style-name="ce4" office:value-type="float" office:value="208">
            <text:p>208</text:p>
          </table:table-cell>
          <table:table-cell table:number-columns-repeated="3"/>
          <table:table-cell table:style-name="ce3" office:value-type="string">
            <text:p>Damage</text:p>
          </table:table-cell>
          <table:table-cell table:style-name="ce4" office:value-type="float" office:value="101">
            <text:p>101</text:p>
          </table:table-cell>
          <table:table-cell table:number-columns-repeated="3"/>
          <table:table-cell table:style-name="ce3" office:value-type="string">
            <text:p>Damage</text:p>
          </table:table-cell>
          <table:table-cell table:style-name="ce4" office:value-type="float" office:value="120">
            <text:p>120</text:p>
          </table:table-cell>
          <table:table-cell table:number-columns-repeated="3"/>
          <table:table-cell table:style-name="ce3" office:value-type="string">
            <text:p>Damage</text:p>
          </table:table-cell>
          <table:table-cell table:style-name="ce4" office:value-type="float" office:value="174">
            <text:p>174</text:p>
          </table:table-cell>
          <table:table-cell table:number-columns-repeated="3"/>
          <table:table-cell table:style-name="ce3" office:value-type="string">
            <text:p>Damage</text:p>
          </table:table-cell>
          <table:table-cell table:style-name="ce4" office:value-type="float" office:value="259">
            <text:p>259</text:p>
          </table:table-cell>
          <table:table-cell table:number-columns-repeated="3"/>
          <table:table-cell table:style-name="ce3" office:value-type="string">
            <text:p>Damage</text:p>
          </table:table-cell>
          <table:table-cell table:style-name="ce4" office:value-type="float" office:value="71">
            <text:p>71</text:p>
          </table:table-cell>
          <table:table-cell table:number-columns-repeated="3"/>
          <table:table-cell table:style-name="ce3" office:value-type="string">
            <text:p>Damage</text:p>
          </table:table-cell>
          <table:table-cell table:style-name="ce4" office:value-type="float" office:value="179">
            <text:p>179</text:p>
          </table:table-cell>
          <table:table-cell table:number-columns-repeated="3"/>
        </table:table-row>
        <table:table-row table:style-name="ro1">
          <table:table-cell office:value-type="string">
            <text:p>Target Armor</text:p>
          </table:table-cell>
          <table:table-cell table:style-name="ce7" table:formula="of:=ROUND([.B23]*[.D24]*[.B25]/([.B26]-0.5))" office:value-type="float" office:value="522">
            <text:p>522</text:p>
          </table:table-cell>
          <table:table-cell table:style-name="ce6" table:formula="of:=([.B23]*[.D24]*[.B25]/([.B26]-0.5)/2600*100) %" office:value-type="percentage" office:value="0.20058872810358">
            <text:p>20%</text:p>
          </table:table-cell>
          <table:table-cell table:style-name="ce7" table:formula="of:=ROUND([.B23]*[.D24]*[.B25]/([.B26]+0.5))" office:value-type="float" office:value="511">
            <text:p>511</text:p>
          </table:table-cell>
          <table:table-cell table:style-name="ce6" table:formula="of:=([.B23]*[.D24]*[.B25]/([.B26]+0.5)/2600*100) %" office:value-type="percentage" office:value="0.196693801344287">
            <text:p>20%</text:p>
          </table:table-cell>
          <table:table-cell office:value-type="string">
            <text:p>Target Armor</text:p>
          </table:table-cell>
          <table:table-cell table:style-name="ce7" table:formula="of:=ROUND([.G23]*[.I24]*[.G25]/([.G26]-0.5))" office:value-type="float" office:value="516">
            <text:p>516</text:p>
          </table:table-cell>
          <table:table-cell table:style-name="ce6" table:formula="of:=([.G23]*[.I24]*[.G25]/([.G26]-0.5)/2600*100) %" office:value-type="percentage" office:value="0.198592574617811">
            <text:p>20%</text:p>
          </table:table-cell>
          <table:table-cell table:style-name="ce7" table:formula="of:=ROUND([.G23]*[.I24]*[.G25]/([.G26]+0.5))" office:value-type="float" office:value="515">
            <text:p>515</text:p>
          </table:table-cell>
          <table:table-cell table:style-name="ce6" table:formula="of:=([.G23]*[.I24]*[.G25]/([.G26]+0.5)/2600*100) %" office:value-type="percentage" office:value="0.198175801113891">
            <text:p>20%</text:p>
          </table:table-cell>
          <table:table-cell office:value-type="string">
            <text:p>Target Armor</text:p>
          </table:table-cell>
          <table:table-cell table:style-name="ce7" table:formula="of:=ROUND([.L23]*[.N24]*[.L25]/([.L26]-0.5))" office:value-type="float" office:value="516">
            <text:p>516</text:p>
          </table:table-cell>
          <table:table-cell table:style-name="ce6" table:formula="of:=([.L23]*[.N24]*[.L25]/([.L26]-0.5)/2600*100) %" office:value-type="percentage" office:value="0.198570135746606">
            <text:p>20%</text:p>
          </table:table-cell>
          <table:table-cell table:style-name="ce7" table:formula="of:=ROUND([.L23]*[.N24]*[.L25]/([.L26]+0.5))" office:value-type="float" office:value="514">
            <text:p>514</text:p>
          </table:table-cell>
          <table:table-cell table:style-name="ce6" table:formula="of:=([.L23]*[.N24]*[.L25]/([.L26]+0.5)/2600*100) %" office:value-type="percentage" office:value="0.19764006485318">
            <text:p>20%</text:p>
          </table:table-cell>
          <table:table-cell office:value-type="string">
            <text:p>Target Armor</text:p>
          </table:table-cell>
          <table:table-cell table:style-name="ce7" table:formula="of:=ROUND([.Q23]*[.S24]*[.Q25]/([.Q26]-0.5))" office:value-type="float" office:value="583">
            <text:p>583</text:p>
          </table:table-cell>
          <table:table-cell table:style-name="ce6" table:formula="of:=([.Q23]*[.S24]*[.Q25]/([.Q26]-0.5)/2600*100) %" office:value-type="percentage" office:value="0.22404077849861">
            <text:p>22%</text:p>
          </table:table-cell>
          <table:table-cell table:style-name="ce7" table:formula="of:=ROUND([.Q23]*[.S24]*[.Q25]/([.Q26]+0.5))" office:value-type="float" office:value="580">
            <text:p>580</text:p>
          </table:table-cell>
          <table:table-cell table:style-name="ce6" table:formula="of:=([.Q23]*[.S24]*[.Q25]/([.Q26]+0.5)/2600*100) %" office:value-type="percentage" office:value="0.222966242390703">
            <text:p>22%</text:p>
          </table:table-cell>
          <table:table-cell table:style-name="ce3" office:value-type="string">
            <text:p>Target Armor</text:p>
          </table:table-cell>
          <table:table-cell table:style-name="ce7" table:formula="of:=ROUND([.V23]*[.X24]*[.V25]/([.V26]-0.5))" office:value-type="float" office:value="605">
            <text:p>605</text:p>
          </table:table-cell>
          <table:table-cell table:style-name="ce6" table:formula="of:=([.V23]*[.X24]*[.V25]/([.V26]-0.5)/2600*100) %" office:value-type="percentage" office:value="0.232577497129736">
            <text:p>23%</text:p>
          </table:table-cell>
          <table:table-cell table:style-name="ce7" table:formula="of:=ROUND([.V23]*[.X24]*[.V25]/([.V26]+0.5))" office:value-type="float" office:value="599">
            <text:p>599</text:p>
          </table:table-cell>
          <table:table-cell table:style-name="ce6" table:formula="of:=([.V23]*[.X24]*[.V25]/([.V26]+0.5)/2600*100) %" office:value-type="percentage" office:value="0.230286093217128">
            <text:p>23%</text:p>
          </table:table-cell>
          <table:table-cell table:style-name="ce3" office:value-type="string">
            <text:p>Target Armor</text:p>
          </table:table-cell>
          <table:table-cell table:style-name="ce7" table:formula="of:=ROUND([.AA23]*[.AC24]*[.AA25]/([.AA26]-0.5))" office:value-type="float" office:value="602">
            <text:p>602</text:p>
          </table:table-cell>
          <table:table-cell table:style-name="ce6" table:formula="of:=([.AA23]*[.AC24]*[.AA25]/([.AA26]-0.5)/2600*100) %" office:value-type="percentage" office:value="0.231541641454779">
            <text:p>23%</text:p>
          </table:table-cell>
          <table:table-cell table:style-name="ce7" table:formula="of:=ROUND([.AA23]*[.AC24]*[.AA25]/([.AA26]+0.5))" office:value-type="float" office:value="597">
            <text:p>597</text:p>
          </table:table-cell>
          <table:table-cell table:style-name="ce6" table:formula="of:=([.AA23]*[.AC24]*[.AA25]/([.AA26]+0.5)/2600*100) %" office:value-type="percentage" office:value="0.229620134056815">
            <text:p>23%</text:p>
          </table:table-cell>
          <table:table-cell table:style-name="ce3" office:value-type="string">
            <text:p>Target Armor</text:p>
          </table:table-cell>
          <table:table-cell table:style-name="ce7" table:formula="of:=ROUND([.AF23]*[.AH24]*[.AF25]/([.AF26]-0.5))" office:value-type="float" office:value="615">
            <text:p>615</text:p>
          </table:table-cell>
          <table:table-cell table:style-name="ce6" table:formula="of:=([.AF23]*[.AH24]*[.AF25]/([.AF26]-0.5)/2600*100) %" office:value-type="percentage" office:value="0.236689924628685">
            <text:p>24%</text:p>
          </table:table-cell>
          <table:table-cell table:style-name="ce7" table:formula="of:=ROUND([.AF23]*[.AH24]*[.AF25]/([.AF26]+0.5))" office:value-type="float" office:value="612">
            <text:p>612</text:p>
          </table:table-cell>
          <table:table-cell table:style-name="ce6" table:formula="of:=([.AF23]*[.AH24]*[.AF25]/([.AF26]+0.5)/2600*100) %" office:value-type="percentage" office:value="0.235333535375799">
            <text:p>24%</text:p>
          </table:table-cell>
          <table:table-cell table:style-name="ce3" office:value-type="string">
            <text:p>Target Armor</text:p>
          </table:table-cell>
          <table:table-cell table:style-name="ce7" table:formula="of:=ROUND([.AK23]*[.AM24]*[.AK25]/([.AK26]-0.5))" office:value-type="float" office:value="433">
            <text:p>433</text:p>
          </table:table-cell>
          <table:table-cell table:style-name="ce6" table:formula="of:=([.AK23]*[.AM24]*[.AK25]/([.AK26]-0.5)/2600*100) %" office:value-type="percentage" office:value="0.166573426573427">
            <text:p>17%</text:p>
          </table:table-cell>
          <table:table-cell table:style-name="ce7" table:formula="of:=ROUND([.AK23]*[.AM24]*[.AK25]/([.AK26]+0.5))" office:value-type="float" office:value="431">
            <text:p>431</text:p>
          </table:table-cell>
          <table:table-cell table:style-name="ce6" table:formula="of:=([.AK23]*[.AM24]*[.AK25]/([.AK26]+0.5)/2600*100) %" office:value-type="percentage" office:value="0.165931525122277">
            <text:p>17%</text:p>
          </table:table-cell>
          <table:table-cell table:style-name="ce3" office:value-type="string">
            <text:p>Target Armor</text:p>
          </table:table-cell>
          <table:table-cell table:style-name="ce7" table:formula="of:=ROUND([.AP23]*[.AR24]*[.AP25]/([.AP26]-0.5))" office:value-type="float" office:value="619">
            <text:p>619</text:p>
          </table:table-cell>
          <table:table-cell table:style-name="ce6" table:formula="of:=([.AP23]*[.AR24]*[.AP25]/([.AP26]-0.5)/2600*100) %" office:value-type="percentage" office:value="0.238243316966721">
            <text:p>24%</text:p>
          </table:table-cell>
          <table:table-cell table:style-name="ce7" table:formula="of:=ROUND([.AP23]*[.AR24]*[.AP25]/([.AP26]+0.5))" office:value-type="float" office:value="611">
            <text:p>611</text:p>
          </table:table-cell>
          <table:table-cell table:style-name="ce6" table:formula="of:=([.AP23]*[.AR24]*[.AP25]/([.AP26]+0.5)/2600*100) %" office:value-type="percentage" office:value="0.23491124260355">
            <text:p>23%</text:p>
          </table:table-cell>
          <table:table-cell table:style-name="ce3" office:value-type="string">
            <text:p>Target Armor</text:p>
          </table:table-cell>
          <table:table-cell table:style-name="ce7" table:formula="of:=ROUND([.AU23]*[.AW24]*[.AU25]/([.AU26]-0.5))" office:value-type="float" office:value="676">
            <text:p>676</text:p>
          </table:table-cell>
          <table:table-cell table:style-name="ce6" table:formula="of:=([.AU23]*[.AW24]*[.AU25]/([.AU26]-0.5)/2600*100) %" office:value-type="percentage" office:value="0.26016160310278">
            <text:p>26%</text:p>
          </table:table-cell>
          <table:table-cell table:style-name="ce7" table:formula="of:=ROUND([.AU23]*[.AW24]*[.AU25]/([.AU26]+0.5))" office:value-type="float" office:value="673">
            <text:p>673</text:p>
          </table:table-cell>
          <table:table-cell table:style-name="ce6" table:formula="of:=([.AU23]*[.AW24]*[.AU25]/([.AU26]+0.5)/2600*100) %" office:value-type="percentage" office:value="0.258712234840369">
            <text:p>26%</text:p>
          </table:table-cell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  <table:table-cell table:number-columns-repeated="34"/>
        </table:table-row>
        <table:table-row table:style-name="ro1">
          <table:table-cell office:value-type="string">
            <text:p>Hero</text:p>
          </table:table-cell>
          <table:table-cell office:value-type="float" office:value="42">
            <text:p>42</text:p>
          </table:table-cell>
          <table:table-cell table:number-columns-repeated="3"/>
          <table:table-cell office:value-type="string">
            <text:p>Hero</text:p>
          </table:table-cell>
          <table:table-cell office:value-type="float" office:value="42">
            <text:p>42</text:p>
          </table:table-cell>
          <table:table-cell office:value-type="string">
            <text:p>???</text:p>
          </table:table-cell>
          <table:table-cell table:number-columns-repeated="2"/>
          <table:table-cell office:value-type="string">
            <text:p>Hero</text:p>
          </table:table-cell>
          <table:table-cell office:value-type="float" office:value="45">
            <text:p>45</text:p>
          </table:table-cell>
          <table:table-cell table:number-columns-repeated="3"/>
          <table:table-cell table:style-name="Default"/>
          <table:table-cell table:number-columns-repeated="34"/>
        </table:table-row>
        <table:table-row table:style-name="ro1">
          <table:table-cell office:value-type="string">
            <text:p>Power</text:p>
          </table:table-cell>
          <table:table-cell office:value-type="float" office:value="413">
            <text:p>413</text:p>
          </table:table-cell>
          <table:table-cell table:number-columns-repeated="3"/>
          <table:table-cell office:value-type="string">
            <text:p>Power</text:p>
          </table:table-cell>
          <table:table-cell office:value-type="float" office:value="445">
            <text:p>445</text:p>
          </table:table-cell>
          <table:table-cell table:number-columns-repeated="3"/>
          <table:table-cell office:value-type="string">
            <text:p>Power</text:p>
          </table:table-cell>
          <table:table-cell office:value-type="float" office:value="506">
            <text:p>506</text:p>
          </table:table-cell>
          <table:table-cell table:number-columns-repeated="3"/>
          <table:table-cell table:style-name="Default"/>
          <table:table-cell table:number-columns-repeated="34"/>
        </table:table-row>
        <table:table-row table:style-name="ro1">
          <table:table-cell office:value-type="string">
            <text:p>Strength</text:p>
          </table:table-cell>
          <table:table-cell office:value-type="float" office:value="228">
            <text:p>228</text:p>
          </table:table-cell>
          <table:table-cell table:style-name="ce4" office:value-type="float" office:value="268">
            <text:p>268</text:p>
          </table:table-cell>
          <table:table-cell table:style-name="ce7" table:formula="of:=([.C31]+[.B31])/2" office:value-type="float" office:value="248">
            <text:p>248</text:p>
          </table:table-cell>
          <table:table-cell/>
          <table:table-cell office:value-type="string">
            <text:p>Strength</text:p>
          </table:table-cell>
          <table:table-cell office:value-type="float" office:value="264">
            <text:p>264</text:p>
          </table:table-cell>
          <table:table-cell table:style-name="ce4" office:value-type="float" office:value="292">
            <text:p>292</text:p>
          </table:table-cell>
          <table:table-cell table:style-name="ce7" table:formula="of:=([.H31]+[.G31])/2" office:value-type="float" office:value="278">
            <text:p>278</text:p>
          </table:table-cell>
          <table:table-cell/>
          <table:table-cell office:value-type="string">
            <text:p>Strength</text:p>
          </table:table-cell>
          <table:table-cell office:value-type="float" office:value="331">
            <text:p>331</text:p>
          </table:table-cell>
          <table:table-cell table:style-name="ce4" office:value-type="float" office:value="373">
            <text:p>373</text:p>
          </table:table-cell>
          <table:table-cell table:style-name="ce7" table:formula="of:=([.M31]+[.L31])/2" office:value-type="float" office:value="352">
            <text:p>352</text:p>
          </table:table-cell>
          <table:table-cell/>
          <table:table-cell table:style-name="Default"/>
          <table:table-cell table:number-columns-repeated="34"/>
        </table:table-row>
        <table:table-row table:style-name="ro1">
          <table:table-cell office:value-type="string">
            <text:p>Efficient</text:p>
          </table:table-cell>
          <table:table-cell office:value-type="float" office:value="0.8">
            <text:p>0,8</text:p>
          </table:table-cell>
          <table:table-cell table:number-columns-repeated="3"/>
          <table:table-cell office:value-type="string">
            <text:p>Efficient</text:p>
          </table:table-cell>
          <table:table-cell office:value-type="float" office:value="1.6">
            <text:p>1,6</text:p>
          </table:table-cell>
          <table:table-cell table:number-columns-repeated="3"/>
          <table:table-cell office:value-type="string">
            <text:p>Efficient</text:p>
          </table:table-cell>
          <table:table-cell office:value-type="float" office:value="0.666">
            <text:p>0,67</text:p>
          </table:table-cell>
          <table:table-cell table:number-columns-repeated="3"/>
          <table:table-cell table:style-name="Default"/>
          <table:table-cell table:number-columns-repeated="34"/>
        </table:table-row>
        <table:table-row table:style-name="ro1">
          <table:table-cell office:value-type="string">
            <text:p>Damage</text:p>
          </table:table-cell>
          <table:table-cell office:value-type="float" office:value="102">
            <text:p>102</text:p>
          </table:table-cell>
          <table:table-cell table:number-columns-repeated="3"/>
          <table:table-cell office:value-type="string">
            <text:p>Damage</text:p>
          </table:table-cell>
          <table:table-cell office:value-type="float" office:value="247">
            <text:p>247</text:p>
          </table:table-cell>
          <table:table-cell table:number-columns-repeated="3"/>
          <table:table-cell office:value-type="string">
            <text:p>Damage</text:p>
          </table:table-cell>
          <table:table-cell office:value-type="float" office:value="134">
            <text:p>134</text:p>
          </table:table-cell>
          <table:table-cell table:number-columns-repeated="3"/>
          <table:table-cell table:style-name="Default"/>
          <table:table-cell table:number-columns-repeated="34"/>
        </table:table-row>
        <table:table-row table:style-name="ro1">
          <table:table-cell office:value-type="string">
            <text:p>Target Armor</text:p>
          </table:table-cell>
          <table:table-cell table:style-name="ce7" table:formula="of:=ROUND([.B30]*[.D31]*[.B32]/([.B33]-0.5))" office:value-type="float" office:value="807">
            <text:p>807</text:p>
          </table:table-cell>
          <table:table-cell table:style-name="ce6" table:formula="of:=([.B30]*[.D31]*[.B32]/([.B33]-0.5)/2600*100) %" office:value-type="percentage" office:value="0.310493368700265">
            <text:p>31%</text:p>
          </table:table-cell>
          <table:table-cell table:style-name="ce7" table:formula="of:=ROUND([.B30]*[.D31]*[.B32]/([.B33]+0.5))" office:value-type="float" office:value="799">
            <text:p>799</text:p>
          </table:table-cell>
          <table:table-cell table:style-name="ce6" table:formula="of:=([.B30]*[.D31]*[.B32]/([.B33]+0.5)/2600*100) %" office:value-type="percentage" office:value="0.30746416510319">
            <text:p>31%</text:p>
          </table:table-cell>
          <table:table-cell office:value-type="string">
            <text:p>Target Armor</text:p>
          </table:table-cell>
          <table:table-cell table:style-name="ce7" table:formula="of:=ROUND([.G30]*[.I31]*[.G32]/([.G33]-0.5))" office:value-type="float" office:value="803">
            <text:p>803</text:p>
          </table:table-cell>
          <table:table-cell table:style-name="ce6" table:formula="of:=([.G30]*[.I31]*[.G32]/([.G33]-0.5)/2600*100) %" office:value-type="percentage" office:value="0.308840692775784">
            <text:p>31%</text:p>
          </table:table-cell>
          <table:table-cell table:style-name="ce7" table:formula="of:=ROUND([.G30]*[.I31]*[.G32]/([.G33]+0.5))" office:value-type="float" office:value="800">
            <text:p>800</text:p>
          </table:table-cell>
          <table:table-cell table:style-name="ce6" table:formula="of:=([.G30]*[.I31]*[.G32]/([.G33]+0.5)/2600*100) %" office:value-type="percentage" office:value="0.307592851592852">
            <text:p>31%</text:p>
          </table:table-cell>
          <table:table-cell office:value-type="string">
            <text:p>Target Armor</text:p>
          </table:table-cell>
          <table:table-cell table:style-name="ce7" table:formula="of:=ROUND([.L30]*[.N31]*[.L32]/([.L33]-0.5))" office:value-type="float" office:value="889">
            <text:p>889</text:p>
          </table:table-cell>
          <table:table-cell table:style-name="ce6" table:formula="of:=([.L30]*[.N31]*[.L32]/([.L33]-0.5)/2600*100) %" office:value-type="percentage" office:value="0.341753362143475">
            <text:p>34%</text:p>
          </table:table-cell>
          <table:table-cell table:style-name="ce7" table:formula="of:=ROUND([.L30]*[.N31]*[.L32]/([.L33]+0.5))" office:value-type="float" office:value="882">
            <text:p>882</text:p>
          </table:table-cell>
          <table:table-cell table:style-name="ce6" table:formula="of:=([.L30]*[.N31]*[.L32]/([.L33]+0.5)/2600*100) %" office:value-type="percentage" office:value="0.339212444952817">
            <text:p>34%</text:p>
          </table:table-cell>
          <table:table-cell table:style-name="Default"/>
          <table:table-cell table:number-columns-repeated="34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  <table:table-cell table:number-columns-repeated="34"/>
        </table:table-row>
        <table:table-row table:style-name="ro1">
          <table:table-cell office:value-type="string">
            <text:p>Hero</text:p>
          </table:table-cell>
          <table:table-cell office:value-type="float" office:value="50">
            <text:p>50</text:p>
          </table:table-cell>
          <table:table-cell table:number-columns-repeated="3"/>
          <table:table-cell office:value-type="string">
            <text:p>Hero</text:p>
          </table:table-cell>
          <table:table-cell office:value-type="float" office:value="55">
            <text:p>55</text:p>
          </table:table-cell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  <table:table-cell table:number-columns-repeated="34"/>
        </table:table-row>
        <table:table-row table:style-name="ro1">
          <table:table-cell office:value-type="string">
            <text:p>Power</text:p>
          </table:table-cell>
          <table:table-cell office:value-type="float" office:value="991">
            <text:p>991</text:p>
          </table:table-cell>
          <table:table-cell table:number-columns-repeated="3"/>
          <table:table-cell office:value-type="string">
            <text:p>Power</text:p>
          </table:table-cell>
          <table:table-cell office:value-type="float" office:value="687">
            <text:p>687</text:p>
          </table:table-cell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  <table:table-cell table:number-columns-repeated="34"/>
        </table:table-row>
        <table:table-row table:style-name="ro1">
          <table:table-cell office:value-type="string">
            <text:p>Strength</text:p>
          </table:table-cell>
          <table:table-cell office:value-type="float" office:value="468">
            <text:p>468</text:p>
          </table:table-cell>
          <table:table-cell table:style-name="ce4" office:value-type="float" office:value="528">
            <text:p>528</text:p>
          </table:table-cell>
          <table:table-cell table:style-name="ce7" table:formula="of:=([.C38]+[.B38])/2" office:value-type="float" office:value="498">
            <text:p>498</text:p>
          </table:table-cell>
          <table:table-cell/>
          <table:table-cell office:value-type="string">
            <text:p>Strength</text:p>
          </table:table-cell>
          <table:table-cell office:value-type="float" office:value="411">
            <text:p>411</text:p>
          </table:table-cell>
          <table:table-cell table:style-name="ce4" office:value-type="float" office:value="463">
            <text:p>463</text:p>
          </table:table-cell>
          <table:table-cell table:style-name="ce7" table:formula="of:=([.H38]+[.G38])/2" office:value-type="float" office:value="437">
            <text:p>437</text:p>
          </table:table-cell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34"/>
        </table:table-row>
        <table:table-row table:style-name="ro1">
          <table:table-cell office:value-type="string">
            <text:p>Efficient</text:p>
          </table:table-cell>
          <table:table-cell office:value-type="float" office:value="1.5">
            <text:p>1,5</text:p>
          </table:table-cell>
          <table:table-cell table:number-columns-repeated="3"/>
          <table:table-cell office:value-type="string">
            <text:p>Efficient</text:p>
          </table:table-cell>
          <table:table-cell office:value-type="float" office:value="0.3">
            <text:p>0,3</text:p>
          </table:table-cell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  <table:table-cell table:number-columns-repeated="34"/>
        </table:table-row>
        <table:table-row table:style-name="ro1">
          <table:table-cell office:value-type="string">
            <text:p>Damage</text:p>
          </table:table-cell>
          <table:table-cell office:value-type="float" office:value="707">
            <text:p>707</text:p>
          </table:table-cell>
          <table:table-cell table:number-columns-repeated="3"/>
          <table:table-cell office:value-type="string">
            <text:p>Damage</text:p>
          </table:table-cell>
          <table:table-cell office:value-type="float" office:value="74">
            <text:p>74</text:p>
          </table:table-cell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  <table:table-cell table:number-columns-repeated="34"/>
        </table:table-row>
        <table:table-row table:style-name="ro1">
          <table:table-cell office:value-type="string">
            <text:p>Target Armor</text:p>
          </table:table-cell>
          <table:table-cell table:style-name="ce7" table:formula="of:=ROUND([.B37]*[.D38]*[.B39]/([.B40]-0.5))" office:value-type="float" office:value="1048">
            <text:p>1048</text:p>
          </table:table-cell>
          <table:table-cell table:style-name="ce6" table:formula="of:=([.B37]*[.D38]*[.B39]/([.B40]-0.5)/2600*100) %" office:value-type="percentage" office:value="0.403003429691328">
            <text:p>40%</text:p>
          </table:table-cell>
          <table:table-cell table:style-name="ce7" table:formula="of:=ROUND([.B37]*[.D38]*[.B39]/([.B40]+0.5))" office:value-type="float" office:value="1046">
            <text:p>1046</text:p>
          </table:table-cell>
          <table:table-cell table:style-name="ce6" table:formula="of:=([.B37]*[.D38]*[.B39]/([.B40]+0.5)/2600*100) %" office:value-type="percentage" office:value="0.402433813536287">
            <text:p>40%</text:p>
          </table:table-cell>
          <table:table-cell office:value-type="string">
            <text:p>Target Armor</text:p>
          </table:table-cell>
          <table:table-cell table:style-name="ce7" table:formula="of:=ROUND([.G37]*[.I38]*[.G39]/([.G40]-0.5))" office:value-type="float" office:value="1225">
            <text:p>1225</text:p>
          </table:table-cell>
          <table:table-cell table:style-name="ce6" table:formula="of:=([.G37]*[.I38]*[.G39]/([.G40]-0.5)/2600*100) %" office:value-type="percentage" office:value="0.471301412872842">
            <text:p>47%</text:p>
          </table:table-cell>
          <table:table-cell table:style-name="ce7" table:formula="of:=ROUND([.G37]*[.I38]*[.G39]/([.G40]+0.5))" office:value-type="float" office:value="1209">
            <text:p>1209</text:p>
          </table:table-cell>
          <table:table-cell table:style-name="ce6" table:formula="of:=([.G37]*[.I38]*[.G39]/([.G40]+0.5)/2600*100) %" office:value-type="percentage" office:value="0.464975219411461">
            <text:p>46%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34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  <table:table-cell table:number-columns-repeated="34"/>
        </table:table-row>
        <table:table-row table:style-name="ro1">
          <table:table-cell office:value-type="string">
            <text:p>Hero</text:p>
          </table:table-cell>
          <table:table-cell office:value-type="float" office:value="60">
            <text:p>60</text:p>
          </table:table-cell>
          <table:table-cell table:number-columns-repeated="3"/>
          <table:table-cell office:value-type="string">
            <text:p>Hero</text:p>
          </table:table-cell>
          <table:table-cell office:value-type="float" office:value="61">
            <text:p>61</text:p>
          </table:table-cell>
          <table:table-cell table:number-columns-repeated="3"/>
          <table:table-cell office:value-type="string">
            <text:p>Hero</text:p>
          </table:table-cell>
          <table:table-cell office:value-type="float" office:value="62">
            <text:p>62</text:p>
          </table:table-cell>
          <table:table-cell table:number-columns-repeated="3"/>
          <table:table-cell office:value-type="string">
            <text:p>Hero</text:p>
          </table:table-cell>
          <table:table-cell table:style-name="ce4" office:value-type="float" office:value="66">
            <text:p>66</text:p>
          </table:table-cell>
          <table:table-cell table:number-columns-repeated="33"/>
        </table:table-row>
        <table:table-row table:style-name="ro1">
          <table:table-cell office:value-type="string">
            <text:p>Power</text:p>
          </table:table-cell>
          <table:table-cell office:value-type="float" office:value="776">
            <text:p>776</text:p>
          </table:table-cell>
          <table:table-cell table:number-columns-repeated="3"/>
          <table:table-cell office:value-type="string">
            <text:p>Power</text:p>
          </table:table-cell>
          <table:table-cell office:value-type="float" office:value="833">
            <text:p>833</text:p>
          </table:table-cell>
          <table:table-cell table:number-columns-repeated="3"/>
          <table:table-cell office:value-type="string">
            <text:p>Power</text:p>
          </table:table-cell>
          <table:table-cell office:value-type="float" office:value="988">
            <text:p>988</text:p>
          </table:table-cell>
          <table:table-cell table:number-columns-repeated="3"/>
          <table:table-cell office:value-type="string">
            <text:p>Power</text:p>
          </table:table-cell>
          <table:table-cell table:style-name="ce4" office:value-type="float" office:value="1026">
            <text:p>1026</text:p>
          </table:table-cell>
          <table:table-cell table:number-columns-repeated="33"/>
        </table:table-row>
        <table:table-row table:style-name="ro1">
          <table:table-cell office:value-type="string">
            <text:p>Strength</text:p>
          </table:table-cell>
          <table:table-cell office:value-type="float" office:value="300">
            <text:p>300</text:p>
          </table:table-cell>
          <table:table-cell table:style-name="ce4" office:value-type="float" office:value="318">
            <text:p>318</text:p>
          </table:table-cell>
          <table:table-cell table:style-name="ce7" table:formula="of:=([.C45]+[.B45])/2" office:value-type="float" office:value="309">
            <text:p>309</text:p>
          </table:table-cell>
          <table:table-cell/>
          <table:table-cell office:value-type="string">
            <text:p>Strength</text:p>
          </table:table-cell>
          <table:table-cell office:value-type="float" office:value="484">
            <text:p>484</text:p>
          </table:table-cell>
          <table:table-cell table:style-name="ce4" office:value-type="float" office:value="535">
            <text:p>535</text:p>
          </table:table-cell>
          <table:table-cell table:style-name="ce7" table:formula="of:=([.H45]+[.G45])/2" office:value-type="float" office:value="509.5">
            <text:p>509,5</text:p>
          </table:table-cell>
          <table:table-cell/>
          <table:table-cell office:value-type="string">
            <text:p>Strength</text:p>
          </table:table-cell>
          <table:table-cell office:value-type="float" office:value="430">
            <text:p>430</text:p>
          </table:table-cell>
          <table:table-cell table:style-name="ce4" office:value-type="float" office:value="475">
            <text:p>475</text:p>
          </table:table-cell>
          <table:table-cell table:style-name="ce7" table:formula="of:=([.M45]+[.L45])/2" office:value-type="float" office:value="452.5">
            <text:p>452,5</text:p>
          </table:table-cell>
          <table:table-cell/>
          <table:table-cell office:value-type="string">
            <text:p>Strength</text:p>
          </table:table-cell>
          <table:table-cell table:style-name="ce4" office:value-type="float" office:value="501">
            <text:p>501</text:p>
          </table:table-cell>
          <table:table-cell table:style-name="ce4" office:value-type="float" office:value="587">
            <text:p>587</text:p>
          </table:table-cell>
          <table:table-cell table:style-name="ce7" table:formula="of:=([.R45]+[.Q45])/2" office:value-type="float" office:value="544">
            <text:p>544</text:p>
          </table:table-cell>
          <table:table-cell table:number-columns-repeated="31"/>
        </table:table-row>
        <table:table-row table:style-name="ro1">
          <table:table-cell office:value-type="string">
            <text:p>Efficient</text:p>
          </table:table-cell>
          <table:table-cell office:value-type="float" office:value="2.4">
            <text:p>2,4</text:p>
          </table:table-cell>
          <table:table-cell table:number-columns-repeated="3"/>
          <table:table-cell office:value-type="string">
            <text:p>Efficient</text:p>
          </table:table-cell>
          <table:table-cell office:value-type="float" office:value="1.45">
            <text:p>1,45</text:p>
          </table:table-cell>
          <table:table-cell table:number-columns-repeated="3"/>
          <table:table-cell office:value-type="string">
            <text:p>Efficient</text:p>
          </table:table-cell>
          <table:table-cell office:value-type="float" office:value="0.6">
            <text:p>0,6</text:p>
          </table:table-cell>
          <table:table-cell table:number-columns-repeated="3"/>
          <table:table-cell office:value-type="string">
            <text:p>Efficient</text:p>
          </table:table-cell>
          <table:table-cell table:style-name="ce4" office:value-type="float" office:value="2">
            <text:p>2</text:p>
          </table:table-cell>
          <table:table-cell table:number-columns-repeated="33"/>
        </table:table-row>
        <table:table-row table:style-name="ro1">
          <table:table-cell office:value-type="string">
            <text:p>Damage</text:p>
          </table:table-cell>
          <table:table-cell office:value-type="float" office:value="397">
            <text:p>397</text:p>
          </table:table-cell>
          <table:table-cell table:number-columns-repeated="3"/>
          <table:table-cell office:value-type="string">
            <text:p>Damage</text:p>
          </table:table-cell>
          <table:table-cell office:value-type="float" office:value="414">
            <text:p>414</text:p>
          </table:table-cell>
          <table:table-cell table:number-columns-repeated="3"/>
          <table:table-cell office:value-type="string">
            <text:p>Damage</text:p>
          </table:table-cell>
          <table:table-cell office:value-type="float" office:value="176">
            <text:p>176</text:p>
          </table:table-cell>
          <table:table-cell table:number-columns-repeated="3"/>
          <table:table-cell office:value-type="string">
            <text:p>Damage</text:p>
          </table:table-cell>
          <table:table-cell table:style-name="ce4" office:value-type="float" office:value="640">
            <text:p>640</text:p>
          </table:table-cell>
          <table:table-cell table:number-columns-repeated="33"/>
        </table:table-row>
        <table:table-row table:style-name="ro1">
          <table:table-cell office:value-type="string">
            <text:p>Target Armor</text:p>
          </table:table-cell>
          <table:table-cell table:style-name="ce7" table:formula="of:=ROUND([.B44]*[.D45]*[.B46]/([.B47]-0.5))" office:value-type="float" office:value="1451">
            <text:p>1451</text:p>
          </table:table-cell>
          <table:table-cell table:style-name="ce6" table:formula="of:=([.B44]*[.D45]*[.B46]/([.B47]-0.5)/2600*100) %" office:value-type="percentage" office:value="0.558232224270055">
            <text:p>56%</text:p>
          </table:table-cell>
          <table:table-cell table:style-name="ce7" table:formula="of:=ROUND([.B44]*[.D45]*[.B46]/([.B47]+0.5))" office:value-type="float" office:value="1448">
            <text:p>1448</text:p>
          </table:table-cell>
          <table:table-cell table:style-name="ce6" table:formula="of:=([.B44]*[.D45]*[.B46]/([.B47]+0.5)/2600*100) %" office:value-type="percentage" office:value="0.556827866473149">
            <text:p>56%</text:p>
          </table:table-cell>
          <table:table-cell office:value-type="string">
            <text:p>Target Armor</text:p>
          </table:table-cell>
          <table:table-cell table:style-name="ce7" table:formula="of:=ROUND([.G44]*[.I45]*[.G46]/([.G47]-0.5))" office:value-type="float" office:value="1488">
            <text:p>1488</text:p>
          </table:table-cell>
          <table:table-cell table:style-name="ce6" table:formula="of:=([.G44]*[.I45]*[.G46]/([.G47]-0.5)/2600*100) %" office:value-type="percentage" office:value="0.572411473351316">
            <text:p>57%</text:p>
          </table:table-cell>
          <table:table-cell table:style-name="ce7" table:formula="of:=ROUND([.G44]*[.I45]*[.G46]/([.G47]+0.5))" office:value-type="float" office:value="1485">
            <text:p>1485</text:p>
          </table:table-cell>
          <table:table-cell table:style-name="ce6" table:formula="of:=([.G44]*[.I45]*[.G46]/([.G47]+0.5)/2600*100) %" office:value-type="percentage" office:value="0.571030504778695">
            <text:p>57%</text:p>
          </table:table-cell>
          <table:table-cell office:value-type="string">
            <text:p>Target Armor</text:p>
          </table:table-cell>
          <table:table-cell table:style-name="ce7" table:formula="of:=ROUND([.L44]*[.N45]*[.L46]/([.L47]-0.5))" office:value-type="float" office:value="1528">
            <text:p>1528</text:p>
          </table:table-cell>
          <table:table-cell table:style-name="ce6" table:formula="of:=([.L44]*[.N45]*[.L46]/([.L47]-0.5)/2600*100) %" office:value-type="percentage" office:value="0.587863247863248">
            <text:p>59%</text:p>
          </table:table-cell>
          <table:table-cell table:style-name="ce7" table:formula="of:=ROUND([.L44]*[.N45]*[.L46]/([.L47]+0.5))" office:value-type="float" office:value="1520">
            <text:p>1520</text:p>
          </table:table-cell>
          <table:table-cell table:style-name="ce6" table:formula="of:=([.L44]*[.N45]*[.L46]/([.L47]+0.5)/2600*100) %" office:value-type="percentage" office:value="0.584532577903683">
            <text:p>58%</text:p>
          </table:table-cell>
          <table:table-cell office:value-type="string">
            <text:p>Target Armor</text:p>
          </table:table-cell>
          <table:table-cell table:style-name="ce7" table:formula="of:=ROUND([.Q44]*[.S45]*[.Q46]/([.Q47]-0.5))" office:value-type="float" office:value="1746">
            <text:p>1746</text:p>
          </table:table-cell>
          <table:table-cell table:style-name="ce6" table:formula="of:=([.Q44]*[.S45]*[.Q46]/([.Q47]-0.5)/2600*100) %" office:value-type="percentage" office:value="0.671370662175979">
            <text:p>67%</text:p>
          </table:table-cell>
          <table:table-cell table:style-name="ce7" table:formula="of:=ROUND([.Q44]*[.S45]*[.Q46]/([.Q47]+0.5))" office:value-type="float" office:value="1743">
            <text:p>1743</text:p>
          </table:table-cell>
          <table:table-cell table:style-name="ce6" table:formula="of:=([.Q44]*[.S45]*[.Q46]/([.Q47]+0.5)/2600*100) %" office:value-type="percentage" office:value="0.670322464420825">
            <text:p>67%</text:p>
          </table:table-cell>
          <table:table-cell table:number-columns-repeated="30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  <table:table-cell table:number-columns-repeated="34"/>
        </table:table-row>
        <table:table-row table:style-name="ro1">
          <table:table-cell office:value-type="string">
            <text:p>Hero</text:p>
          </table:table-cell>
          <table:table-cell office:value-type="float" office:value="70">
            <text:p>70</text:p>
          </table:table-cell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  <table:table-cell table:number-columns-repeated="34"/>
        </table:table-row>
        <table:table-row table:style-name="ro1">
          <table:table-cell office:value-type="string">
            <text:p>Power</text:p>
          </table:table-cell>
          <table:table-cell office:value-type="float" office:value="1093">
            <text:p>1093</text:p>
          </table:table-cell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  <table:table-cell table:number-columns-repeated="34"/>
        </table:table-row>
        <table:table-row table:style-name="ro1">
          <table:table-cell office:value-type="string">
            <text:p>Strength</text:p>
          </table:table-cell>
          <table:table-cell office:value-type="float" office:value="554">
            <text:p>554</text:p>
          </table:table-cell>
          <table:table-cell table:style-name="ce4" office:value-type="float" office:value="588">
            <text:p>588</text:p>
          </table:table-cell>
          <table:table-cell table:style-name="ce7" table:formula="of:=([.C52]+[.B52])/2" office:value-type="float" office:value="571">
            <text:p>571</text:p>
          </table:table-cell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  <table:table-cell table:number-columns-repeated="34"/>
        </table:table-row>
        <table:table-row table:style-name="ro1">
          <table:table-cell office:value-type="string">
            <text:p>Efficient</text:p>
          </table:table-cell>
          <table:table-cell office:value-type="float" office:value="2.4">
            <text:p>2,4</text:p>
          </table:table-cell>
          <table:table-cell table:number-columns-repeated="3"/>
          <table:table-cell table:style-name="Default" table:number-columns-repeated="2"/>
          <table:table-cell/>
          <table:table-cell table:style-name="ce7"/>
          <table:table-cell/>
          <table:table-cell table:style-name="Default" table:number-columns-repeated="2"/>
          <table:table-cell table:style-name="ce3" office:value-type="string">
            <text:p>Hero</text:p>
          </table:table-cell>
          <table:table-cell table:style-name="ce4" office:value-type="float" office:value="66">
            <text:p>66</text:p>
          </table:table-cell>
          <table:table-cell/>
          <table:table-cell table:style-name="Default"/>
          <table:table-cell table:number-columns-repeated="34"/>
        </table:table-row>
        <table:table-row table:style-name="ro1">
          <table:table-cell office:value-type="string">
            <text:p>Damage</text:p>
          </table:table-cell>
          <table:table-cell office:value-type="float" office:value="779">
            <text:p>779</text:p>
          </table:table-cell>
          <table:table-cell table:number-columns-repeated="3"/>
          <table:table-cell table:style-name="Default" table:number-columns-repeated="2"/>
          <table:table-cell table:number-columns-repeated="2"/>
          <table:table-cell table:style-name="ce14"/>
          <table:table-cell table:style-name="Default" table:number-columns-repeated="2"/>
          <table:table-cell table:style-name="ce3" office:value-type="string">
            <text:p>Power</text:p>
          </table:table-cell>
          <table:table-cell table:style-name="ce4" office:value-type="float" office:value="2570">
            <text:p>2570</text:p>
          </table:table-cell>
          <table:table-cell/>
          <table:table-cell table:style-name="Default"/>
          <table:table-cell table:number-columns-repeated="34"/>
        </table:table-row>
        <table:table-row table:style-name="ro1">
          <table:table-cell office:value-type="string">
            <text:p>Target Armor</text:p>
          </table:table-cell>
          <table:table-cell table:style-name="ce7" table:formula="of:=ROUND([.B51]*[.D52]*[.B53]/([.B54]-0.5))" office:value-type="float" office:value="1924">
            <text:p>1924</text:p>
          </table:table-cell>
          <table:table-cell table:style-name="ce6" table:formula="of:=([.B51]*[.D52]*[.B53]/([.B54]-0.5)/2600*100) %" office:value-type="percentage" office:value="0.740006521416926">
            <text:p>74%</text:p>
          </table:table-cell>
          <table:table-cell table:style-name="ce7" table:formula="of:=ROUND([.B51]*[.D52]*[.B53]/([.B54]+0.5))" office:value-type="float" office:value="1922">
            <text:p>1922</text:p>
          </table:table-cell>
          <table:table-cell table:style-name="ce6" table:formula="of:=([.B51]*[.D52]*[.B53]/([.B54]+0.5)/2600*100) %" office:value-type="percentage" office:value="0.739057186559432">
            <text:p>74%</text:p>
          </table:table-cell>
          <table:table-cell table:style-name="Default" table:number-columns-repeated="2"/>
          <table:table-cell/>
          <table:table-cell table:style-name="ce14"/>
          <table:table-cell/>
          <table:table-cell table:style-name="Default" table:number-columns-repeated="2"/>
          <table:table-cell table:style-name="ce3" office:value-type="string">
            <text:p>Strength</text:p>
          </table:table-cell>
          <table:table-cell table:style-name="ce4" office:value-type="float" office:value="900">
            <text:p>900</text:p>
          </table:table-cell>
          <table:table-cell table:style-name="ce4" office:value-type="float" office:value="1100">
            <text:p>1100</text:p>
          </table:table-cell>
          <table:table-cell table:style-name="ce7" table:formula="of:=([.O55]+[.N55])/2" office:value-type="float" office:value="1000">
            <text:p>1000</text:p>
          </table:table-cell>
          <table:table-cell table:number-columns-repeated="34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style-name="ce3" office:value-type="string">
            <text:p>Efficient</text:p>
          </table:table-cell>
          <table:table-cell table:style-name="ce4" office:value-type="float" office:value="3">
            <text:p>3</text:p>
          </table:table-cell>
          <table:table-cell/>
          <table:table-cell table:style-name="Default"/>
          <table:table-cell table:number-columns-repeated="34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style-name="ce3" office:value-type="string">
            <text:p>Damage</text:p>
          </table:table-cell>
          <table:table-cell table:style-name="ce4" office:value-type="float" office:value="2969">
            <text:p>2969</text:p>
          </table:table-cell>
          <table:table-cell/>
          <table:table-cell table:style-name="Default"/>
          <table:table-cell table:number-columns-repeated="34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style-name="ce3" office:value-type="string">
            <text:p>Target Armor</text:p>
          </table:table-cell>
          <table:table-cell table:style-name="ce7" table:formula="of:=ROUND([.N54]*[.P55]*[.N56]/([.N57]-0.5))" office:value-type="float" office:value="2597">
            <text:p>2597</text:p>
          </table:table-cell>
          <table:table-cell table:style-name="ce6" table:formula="of:=([.N54]*[.P55]*[.N56]/([.N57]-0.5)/2600*100) %" office:value-type="percentage" office:value="0.998950518910095">
            <text:p>100%</text:p>
          </table:table-cell>
          <table:table-cell table:style-name="ce7" table:formula="of:=ROUND([.N54]*[.P55]*[.N56]/([.N57]+0.5))" office:value-type="float" office:value="2596">
            <text:p>2596</text:p>
          </table:table-cell>
          <table:table-cell table:style-name="ce6" table:formula="of:=([.N54]*[.P55]*[.N56]/([.N57]+0.5)/2600*100) %" office:value-type="percentage" office:value="0.998614115300426">
            <text:p>100%</text:p>
          </table:table-cell>
          <table:table-cell table:number-columns-repeated="33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  <table:table-cell table:number-columns-repeated="34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style-name="ce3" office:value-type="string">
            <text:p>Hero</text:p>
          </table:table-cell>
          <table:table-cell table:style-name="ce4" office:value-type="float" office:value="80">
            <text:p>80</text:p>
          </table:table-cell>
          <table:table-cell/>
          <table:table-cell table:style-name="Default"/>
          <table:table-cell table:style-name="ce3" office:value-type="string">
            <text:p>Hero</text:p>
          </table:table-cell>
          <table:table-cell table:style-name="ce4" office:value-type="float" office:value="80">
            <text:p>80</text:p>
          </table:table-cell>
          <table:table-cell table:number-columns-repeated="32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style-name="ce3" office:value-type="string">
            <text:p>Power</text:p>
          </table:table-cell>
          <table:table-cell table:style-name="ce4" office:value-type="float" office:value="3090">
            <text:p>3090</text:p>
          </table:table-cell>
          <table:table-cell/>
          <table:table-cell table:style-name="Default"/>
          <table:table-cell table:style-name="ce3" office:value-type="string">
            <text:p>Power</text:p>
          </table:table-cell>
          <table:table-cell table:style-name="ce4" office:value-type="float" office:value="3090">
            <text:p>3090</text:p>
          </table:table-cell>
          <table:table-cell table:number-columns-repeated="32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formula="of:=[.N61]*[.P62]*3/2600" office:value-type="float" office:value="3565.38461538462">
            <text:p>3565,38</text:p>
          </table:table-cell>
          <table:table-cell table:style-name="Default"/>
          <table:table-cell table:style-name="ce3" office:value-type="string">
            <text:p>Strength</text:p>
          </table:table-cell>
          <table:table-cell table:style-name="ce4" office:value-type="float" office:value="900">
            <text:p>900</text:p>
          </table:table-cell>
          <table:table-cell table:style-name="ce4" office:value-type="float" office:value="1100">
            <text:p>1100</text:p>
          </table:table-cell>
          <table:table-cell table:style-name="ce7" table:formula="of:=([.O62]+[.N62])/2" office:value-type="float" office:value="1000">
            <text:p>1000</text:p>
          </table:table-cell>
          <table:table-cell table:style-name="ce3" office:value-type="string">
            <text:p>Strength</text:p>
          </table:table-cell>
          <table:table-cell table:style-name="ce4" office:value-type="float" office:value="900">
            <text:p>900</text:p>
          </table:table-cell>
          <table:table-cell table:style-name="ce4" office:value-type="float" office:value="1100">
            <text:p>1100</text:p>
          </table:table-cell>
          <table:table-cell table:style-name="ce7" table:formula="of:=([.S62]+[.R62])/2 + 1.1" office:value-type="float" office:value="1001.1">
            <text:p>1001,1</text:p>
          </table:table-cell>
          <table:table-cell table:number-columns-repeated="30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formula="of:=([.N64]-1)*[.N63]/[.N61]/3" office:value-type="float" office:value="1001.01402373247">
            <text:p>1001,01</text:p>
          </table:table-cell>
          <table:table-cell table:style-name="Default"/>
          <table:table-cell table:style-name="ce3" office:value-type="string">
            <text:p>Target Armor</text:p>
          </table:table-cell>
          <table:table-cell table:style-name="ce4" office:value-type="float" office:value="2600">
            <text:p>2600</text:p>
          </table:table-cell>
          <table:table-cell/>
          <table:table-cell table:style-name="Default"/>
          <table:table-cell table:style-name="ce3" office:value-type="string">
            <text:p>Target Armor</text:p>
          </table:table-cell>
          <table:table-cell table:style-name="ce4" office:value-type="float" office:value="2600">
            <text:p>2600</text:p>
          </table:table-cell>
          <table:table-cell table:number-columns-repeated="32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[.N61]*([.P62]+1)*3/[.N63]" office:value-type="float" office:value="3568.95">
            <text:p>3568,95</text:p>
          </table:table-cell>
          <table:table-cell table:style-name="Default" table:number-columns-repeated="2"/>
          <table:table-cell table:style-name="ce3" office:value-type="string">
            <text:p>Damage</text:p>
          </table:table-cell>
          <table:table-cell table:style-name="ce4" office:value-type="float" office:value="3570">
            <text:p>3570</text:p>
          </table:table-cell>
          <table:table-cell table:style-name="ce4" table:formula="of:=[.N64]-1" office:value-type="float" office:value="3569">
            <text:p>3569</text:p>
          </table:table-cell>
          <table:table-cell table:style-name="ce4" table:formula="of:=[.N64]+1" office:value-type="float" office:value="3571">
            <text:p>3571</text:p>
          </table:table-cell>
          <table:table-cell table:style-name="ce3" office:value-type="string">
            <text:p>Efficient</text:p>
          </table:table-cell>
          <table:table-cell table:style-name="ce16" office:value-type="float" office:value="3">
            <text:p>3,0000</text:p>
          </table:table-cell>
          <table:table-cell table:style-name="ce16" office:value-type="float" office:value="3.003">
            <text:p>3,0030</text:p>
          </table:table-cell>
          <table:table-cell table:style-name="ce16" office:value-type="float" office:value="3.004">
            <text:p>3,0040</text:p>
          </table:table-cell>
          <table:table-cell table:number-columns-repeated="30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style-name="ce3" office:value-type="string">
            <text:p>Efficient</text:p>
          </table:table-cell>
          <table:table-cell table:style-name="ce13" table:formula="of:=[.N64]*[.N63]/[.N61]/[.P62]" office:value-type="float" office:value="3.00388349514563">
            <text:p>3,0039</text:p>
          </table:table-cell>
          <table:table-cell table:style-name="ce13" table:formula="of:=[.O64]*[.N63]/[.N61]/[.P62]" office:value-type="float" office:value="3.00304207119741">
            <text:p>3,0030</text:p>
          </table:table-cell>
          <table:table-cell table:style-name="ce13" table:formula="of:=[.P64]*[.N63]/[.N61]/[.P62]" office:value-type="float" office:value="3.00472491909385">
            <text:p>3,0047</text:p>
          </table:table-cell>
          <table:table-cell table:style-name="ce3" office:value-type="string">
            <text:p>Damage</text:p>
          </table:table-cell>
          <table:table-cell table:style-name="ce13" table:formula="of:=[.R61]*[.T62]*[.R64]/[.R63]" office:value-type="float" office:value="3569.30653846154">
            <text:p>3569,3065</text:p>
          </table:table-cell>
          <table:table-cell table:style-name="ce13" table:formula="of:=[.R61]*[.T62]*[.S64]/[.R63]" office:value-type="float" office:value="3572.875845">
            <text:p>3572,8758</text:p>
          </table:table-cell>
          <table:table-cell table:style-name="ce13" table:formula="of:=[.R61]*[.T62]*[.T64]/[.R63]" office:value-type="float" office:value="3574.06561384615">
            <text:p>3574,0656</text:p>
          </table:table-cell>
          <table:table-cell table:number-columns-repeated="30"/>
        </table:table-row>
      </table:table>
      <table:table table:name="Vs" table:style-name="ta1" table:print="false">
        <table:table-column table:style-name="co1" table:number-columns-repeated="12" table:default-cell-style-name="Default"/>
        <table:table-row table:style-name="ro1">
          <table:table-cell office:value-type="string">
            <text:p>Power</text:p>
          </table:table-cell>
          <table:table-cell office:value-type="string">
            <text:p>Critical</text:p>
          </table:table-cell>
          <table:table-cell office:value-type="string">
            <text:p>Critical damage</text:p>
          </table:table-cell>
          <table:table-cell office:value-type="string">
            <text:p>Modifiers</text:p>
          </table:table-cell>
          <table:table-cell office:value-type="string">
            <text:p>Wep strength</text:p>
          </table:table-cell>
          <table:table-cell office:value-type="string">
            <text:p>Tooltip armor</text:p>
          </table:table-cell>
          <table:table-cell table:number-columns-repeated="3"/>
          <table:table-cell office:value-type="string">
            <text:p>Total</text:p>
          </table:table-cell>
          <table:table-cell table:number-columns-repeated="2"/>
        </table:table-row>
        <table:table-row table:style-name="ro1">
          <table:table-cell office:value-type="float" office:value="638">
            <text:p>638</text:p>
          </table:table-cell>
          <table:table-cell table:style-name="ce8" office:value-type="percentage" office:value="0.36">
            <text:p>36,00%</text:p>
          </table:table-cell>
          <table:table-cell table:style-name="ce8" office:value-type="percentage" office:value="1.5">
            <text:p>150,00%</text:p>
          </table:table-cell>
          <table:table-cell table:formula="of:=1.01 * 1.05" office:value-type="float" office:value="1.0605">
            <text:p>1,06</text:p>
          </table:table-cell>
          <table:table-cell table:formula="of:=392" office:value-type="float" office:value="392">
            <text:p>392</text:p>
          </table:table-cell>
          <table:table-cell office:value-type="float" office:value="624">
            <text:p>624</text:p>
          </table:table-cell>
          <table:table-cell table:number-columns-repeated="3"/>
          <table:table-cell table:formula="of:=[.E2]*[.D2]*([.A2]+[.A2]*[.B2]*([.C2]-1)) / [.F2]" office:value-type="float" office:value="501.550694615385">
            <text:p>501,55</text:p>
          </table:table-cell>
          <table:table-cell/>
          <table:table-cell office:value-type="string">
            <text:p>Level 35 rare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720">
            <text:p>720</text:p>
          </table:table-cell>
          <table:table-cell table:style-name="ce8" office:value-type="percentage" office:value="0.54">
            <text:p>54,00%</text:p>
          </table:table-cell>
          <table:table-cell table:style-name="ce8" office:value-type="percentage" office:value="2.12">
            <text:p>212,00%</text:p>
          </table:table-cell>
          <table:table-cell table:formula="of:=1.05*1.1*1.1*1.1*1.05*1.15" office:value-type="float" office:value="1.687541625">
            <text:p>1,69</text:p>
          </table:table-cell>
          <table:table-cell office:value-type="float" office:value="364">
            <text:p>364</text:p>
          </table:table-cell>
          <table:table-cell office:value-type="float" office:value="624">
            <text:p>624</text:p>
          </table:table-cell>
          <table:table-cell table:number-columns-repeated="3"/>
          <table:table-cell table:formula="of:=[.E4]*[.D4]*([.A4]+[.A4]*[.B4]*([.C4]-1)) / [.F4]" office:value-type="float" office:value="1137.430055916">
            <text:p>1137,43</text:p>
          </table:table-cell>
          <table:table-cell/>
          <table:table-cell office:value-type="string">
            <text:p>Level 80 exotic + ascended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050">
            <text:p>1050</text:p>
          </table:table-cell>
          <table:table-cell table:style-name="ce8" table:formula="of:=0.36 + 0.2 + 0.13" office:value-type="percentage" office:value="0.69">
            <text:p>69,00%</text:p>
          </table:table-cell>
          <table:table-cell table:style-name="ce8" table:formula="of:=1.5 + 0.19" office:value-type="percentage" office:value="1.69">
            <text:p>169,00%</text:p>
          </table:table-cell>
          <table:table-cell table:formula="of:=1.01 * 1.05" office:value-type="float" office:value="1.0605">
            <text:p>1,06</text:p>
          </table:table-cell>
          <table:table-cell table:formula="of:=392" office:value-type="float" office:value="392">
            <text:p>392</text:p>
          </table:table-cell>
          <table:table-cell office:value-type="float" office:value="624">
            <text:p>624</text:p>
          </table:table-cell>
          <table:table-cell table:number-columns-repeated="3"/>
          <table:table-cell table:formula="of:=[.E6]*[.D6]*([.A6]+[.A6]*[.B6]*([.C6]-1)) / [.F6]" office:value-type="float" office:value="1032.56459451923">
            <text:p>1032,56</text:p>
          </table:table-cell>
          <table:table-cell/>
          <table:table-cell office:value-type="string">
            <text:p>Level 35 rare with buffs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formula="of:=720+362" office:value-type="float" office:value="1082">
            <text:p>1082</text:p>
          </table:table-cell>
          <table:table-cell table:style-name="ce8" table:formula="of:=0.59 + 0.2 + 0.13" office:value-type="percentage" office:value="0.92">
            <text:p>92,00%</text:p>
          </table:table-cell>
          <table:table-cell table:style-name="ce8" table:formula="of:=2.17 + 0.19" office:value-type="percentage" office:value="2.36">
            <text:p>236,00%</text:p>
          </table:table-cell>
          <table:table-cell table:formula="of:=1.05*1.1*1.1*1.1*1.05*1.15" office:value-type="float" office:value="1.687541625">
            <text:p>1,69</text:p>
          </table:table-cell>
          <table:table-cell office:value-type="float" office:value="364">
            <text:p>364</text:p>
          </table:table-cell>
          <table:table-cell office:value-type="float" office:value="624">
            <text:p>624</text:p>
          </table:table-cell>
          <table:table-cell table:number-columns-repeated="3"/>
          <table:table-cell table:formula="of:=[.E8]*[.D8]*([.A8]+[.A8]*[.B8]*([.C8]-1)) / [.F8]" office:value-type="float" office:value="2397.7981942299">
            <text:p>2397,8</text:p>
          </table:table-cell>
          <table:table-cell/>
          <table:table-cell office:value-type="string">
            <text:p>Level 80 exotic + ascended with buffs</text:p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office:value-type="float" office:value="499">
            <text:p>499</text:p>
          </table:table-cell>
          <table:table-cell table:style-name="ce8" office:value-type="percentage" office:value="0.28">
            <text:p>28,00%</text:p>
          </table:table-cell>
          <table:table-cell table:style-name="ce8" office:value-type="percentage" office:value="1.5">
            <text:p>150,00%</text:p>
          </table:table-cell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  <table:table-cell office:value-type="float" office:value="624">
            <text:p>624</text:p>
          </table:table-cell>
          <table:table-cell table:number-columns-repeated="3"/>
          <table:table-cell table:formula="of:=[.E13]*[.D13]*([.A13]+[.A13]*[.B13]*([.C13]-1)) / [.F13]" office:value-type="float" office:value="273.490384615385">
            <text:p>273,49</text:p>
          </table:table-cell>
          <table:table-cell/>
          <table:table-cell office:value-type="string">
            <text:p>Level 35 shitty gear</text:p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office:value-type="string">
            <text:p>Upscaled to 80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2084">
            <text:p>2084</text:p>
          </table:table-cell>
          <table:table-cell table:style-name="ce8" office:value-type="percentage" office:value="0.33">
            <text:p>33,00%</text:p>
          </table:table-cell>
          <table:table-cell table:style-name="ce8" office:value-type="percentage" office:value="1.5">
            <text:p>150,00%</text:p>
          </table:table-cell>
          <table:table-cell table:formula="of:=1.01 * 1.05" office:value-type="float" office:value="1.0605">
            <text:p>1,06</text:p>
          </table:table-cell>
          <table:table-cell table:formula="of:=816*1.1" office:value-type="float" office:value="897.6">
            <text:p>897,6</text:p>
          </table:table-cell>
          <table:table-cell office:value-type="float" office:value="2600">
            <text:p>2600</text:p>
          </table:table-cell>
          <table:table-cell table:number-columns-repeated="3"/>
          <table:table-cell table:formula="of:=[.E20]*[.D20]*([.A20]+[.A20]*[.B20]*([.C20]-1)) / [.F20]" office:value-type="float" office:value="888.881379895385">
            <text:p>888,88</text:p>
          </table:table-cell>
          <table:table-cell/>
          <table:table-cell office:value-type="string">
            <text:p>Level 35 rare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2474">
            <text:p>2474</text:p>
          </table:table-cell>
          <table:table-cell table:style-name="ce8" office:value-type="percentage" office:value="0.51">
            <text:p>51,00%</text:p>
          </table:table-cell>
          <table:table-cell table:style-name="ce8" office:value-type="percentage" office:value="2.09">
            <text:p>209,00%</text:p>
          </table:table-cell>
          <table:table-cell table:formula="of:=1.05*1.1*1.1*1.1*1.05*1.15" office:value-type="float" office:value="1.687541625">
            <text:p>1,69</text:p>
          </table:table-cell>
          <table:table-cell office:value-type="float" office:value="1100">
            <text:p>1100</text:p>
          </table:table-cell>
          <table:table-cell office:value-type="float" office:value="2600">
            <text:p>2600</text:p>
          </table:table-cell>
          <table:table-cell table:number-columns-repeated="3"/>
          <table:table-cell table:formula="of:=[.E22]*[.D22]*([.A22]+[.A22]*[.B22]*([.C22]-1)) / [.F22]" office:value-type="float" office:value="2748.24348593003">
            <text:p>2748,24</text:p>
          </table:table-cell>
          <table:table-cell/>
          <table:table-cell office:value-type="string">
            <text:p>Level 80 exotic + ascended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8" table:number-columns-repeated="2"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8" table:number-columns-repeated="2"/>
          <table:table-cell table:number-columns-repeated="9"/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table:style-name="ce8" table:number-columns-repeated="2"/>
          <table:table-cell table:number-columns-repeated="9"/>
        </table:table-row>
      </table:table>
      <table:table table:name="Utility" table:style-name="ta1" table:print="false">
        <table:table-column table:style-name="co1" table:default-cell-style-name="ce7"/>
        <table:table-column table:style-name="co1" table:default-cell-style-name="ce4"/>
        <table:table-column table:style-name="co1" table:default-cell-style-name="ce15"/>
        <table:table-column table:style-name="co1" table:default-cell-style-name="ce4"/>
        <table:table-column table:style-name="co1" table:number-columns-repeated="2" table:default-cell-style-name="ce7"/>
        <table:table-column table:style-name="co1" table:default-cell-style-name="ce5"/>
        <table:table-column table:style-name="co1" table:default-cell-style-name="ce15"/>
        <table:table-column table:style-name="co1" table:default-cell-style-name="Default"/>
        <table:table-column table:style-name="co1" table:default-cell-style-name="ce4"/>
        <table:table-column table:style-name="co1" table:default-cell-style-name="ce7"/>
        <table:table-column table:style-name="co1" table:default-cell-style-name="ce17"/>
        <table:table-column table:style-name="co1" table:default-cell-style-name="Default"/>
        <table:table-column table:style-name="co1" table:default-cell-style-name="ce4"/>
        <table:table-column table:style-name="co1" table:default-cell-style-name="ce7"/>
        <table:table-column table:style-name="co1" table:default-cell-style-name="ce17"/>
        <table:table-column table:style-name="co1" table:default-cell-style-name="Default"/>
        <table:table-column table:style-name="co1" table:default-cell-style-name="ce4"/>
        <table:table-column table:style-name="co1" table:default-cell-style-name="ce7"/>
        <table:table-column table:style-name="co1" table:default-cell-style-name="ce15"/>
        <table:table-column table:style-name="co1" table:default-cell-style-name="Default"/>
        <table:table-column table:style-name="co1" table:number-columns-repeated="2" table:default-cell-style-name="ce15"/>
        <table:table-column table:style-name="co1" table:default-cell-style-name="Default"/>
        <table:table-column table:style-name="co1" table:number-columns-repeated="2" table:default-cell-style-name="ce7"/>
        <table:table-column table:style-name="co1" table:default-cell-style-name="ce15"/>
        <table:table-column table:style-name="co1" table:default-cell-style-name="ce7"/>
        <table:table-column table:style-name="co1" table:default-cell-style-name="ce15"/>
        <table:table-column table:style-name="co1" table:number-columns-repeated="2" table:default-cell-style-name="ce7"/>
        <table:table-column table:style-name="co1" table:default-cell-style-name="ce15"/>
        <table:table-column table:style-name="co1" table:default-cell-style-name="Default"/>
        <table:table-column table:style-name="co1" table:default-cell-style-name="ce15"/>
        <table:table-column table:style-name="co1" table:default-cell-style-name="Default"/>
        <table:table-column table:style-name="co1" table:default-cell-style-name="ce7"/>
        <table:table-row table:style-name="ro1">
          <table:table-cell table:style-name="Default" office:value-type="string">
            <text:p>Strength of utility skills at various levels.</text:p>
          </table:table-cell>
          <table:table-cell table:style-name="Default" table:number-columns-repeated="7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 table:number-columns-repeated="8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 table:number-columns-repeated="8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office:value-type="string">
            <text:p>Power</text:p>
          </table:table-cell>
          <table:table-cell office:value-type="float" office:value="2475">
            <text:p>2475</text:p>
          </table:table-cell>
          <table:table-cell table:style-name="Default"/>
          <table:table-cell table:style-name="Default" office:value-type="string">
            <text:p>Might</text:p>
          </table:table-cell>
          <table:table-cell table:style-name="ce4" office:value-type="float" office:value="25">
            <text:p>25</text:p>
          </table:table-cell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 office:value-type="string">
            <text:p>Precision</text:p>
          </table:table-cell>
          <table:table-cell table:style-name="ce4" office:value-type="float" office:value="1915">
            <text:p>1915</text:p>
          </table:table-cell>
          <table:table-cell table:style-name="ce7" table:formula="of:=[.Z3] - 926" office:value-type="float" office:value="989">
            <text:p>989</text:p>
          </table:table-cell>
          <table:table-cell table:style-name="Default" table:number-columns-repeated="5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office:value-type="string">
            <text:p>Signet of Might</text:p>
          </table:table-cell>
          <table:table-cell table:style-name="Default"/>
          <table:table-cell/>
          <table:table-cell table:style-name="Default" table:number-columns-repeated="8"/>
          <table:table-cell/>
          <table:table-cell table:style-name="Default" office:value-type="string">
            <text:p>Signet of Fury</text:p>
          </table:table-cell>
          <table:table-cell/>
          <table:table-cell table:style-name="Default" office:value-type="string">
            <text:p>Level</text:p>
          </table:table-cell>
        </table:table-row>
        <table:table-row table:style-name="ro1">
          <table:table-cell table:style-name="Default" office:value-type="string">
            <text:p>Level</text:p>
          </table:table-cell>
          <table:table-cell table:style-name="Default" office:value-type="string">
            <text:p>Attributes</text:p>
          </table:table-cell>
          <table:table-cell table:style-name="Default" office:value-type="string">
            <text:p>Scaling</text:p>
          </table:table-cell>
          <table:table-cell table:style-name="Default" office:value-type="string">
            <text:p>Stat cap</text:p>
          </table:table-cell>
          <table:table-cell table:style-name="Default" office:value-type="string">
            <text:p>Power</text:p>
          </table:table-cell>
          <table:table-cell table:style-name="Default" office:value-type="string">
            <text:p><text:s/>With Might</text:p>
          </table:table-cell>
          <table:table-cell table:style-name="Default" office:value-type="string">
            <text:p>Scaled</text:p>
          </table:table-cell>
          <table:table-cell table:style-name="Default" office:value-type="string">
            <text:p>Ratio</text:p>
          </table:table-cell>
          <table:table-cell/>
          <table:table-cell table:style-name="Default" office:value-type="string">
            <text:p>Might</text:p>
          </table:table-cell>
          <table:table-cell table:style-name="Default" office:value-type="string">
            <text:p>Scaled</text:p>
          </table:table-cell>
          <table:table-cell table:style-name="Default" office:value-type="string">
            <text:p>Ratio</text:p>
          </table:table-cell>
          <table:table-cell/>
          <table:table-cell table:style-name="Default" office:value-type="string">
            <text:p>Signets</text:p>
          </table:table-cell>
          <table:table-cell table:style-name="Default" office:value-type="string">
            <text:p>Scaled</text:p>
          </table:table-cell>
          <table:table-cell table:style-name="Default" office:value-type="string">
            <text:p>Ratio</text:p>
          </table:table-cell>
          <table:table-cell/>
          <table:table-cell table:style-name="Default" office:value-type="string">
            <text:p>Banners</text:p>
          </table:table-cell>
          <table:table-cell table:style-name="Default" office:value-type="string">
            <text:p>Scaled</text:p>
          </table:table-cell>
          <table:table-cell table:style-name="Default" office:value-type="string">
            <text:p>Ratio</text:p>
          </table:table-cell>
          <table:table-cell/>
          <table:table-cell table:style-name="Default" office:value-type="string">
            <text:p>Damage</text:p>
          </table:table-cell>
          <table:table-cell table:style-name="Default" office:value-type="string">
            <text:p>With Might</text:p>
          </table:table-cell>
          <table:table-cell/>
          <table:table-cell table:style-name="Default" office:value-type="string">
            <text:p>Critical Ratio</text:p>
          </table:table-cell>
          <table:table-cell table:style-name="Default" office:value-type="string">
            <text:p>Precision</text:p>
          </table:table-cell>
          <table:table-cell table:style-name="Default" office:value-type="string">
            <text:p>Chance</text:p>
          </table:table-cell>
          <table:table-cell table:style-name="Default" office:value-type="string">
            <text:p>Scaled</text:p>
          </table:table-cell>
          <table:table-cell table:style-name="Default" office:value-type="string">
            <text:p>Ratio</text:p>
          </table:table-cell>
          <table:table-cell table:style-name="Default" office:value-type="string">
            <text:p>Real chance</text:p>
          </table:table-cell>
          <table:table-cell table:style-name="Default" office:value-type="string">
            <text:p>Scaled</text:p>
          </table:table-cell>
          <table:table-cell table:style-name="ce8" office:value-type="string">
            <text:p>Ratio</text:p>
          </table:table-cell>
          <table:table-cell/>
          <table:table-cell table:style-name="Default" office:value-type="string">
            <text:p>Chance boost</text:p>
          </table:table-cell>
          <table:table-cell/>
          <table:table-cell table:formula="of:=ROW() -5" office:value-type="float" office:value="0">
            <text:p>0</text:p>
          </table:table-cell>
        </table:table-row>
        <table:table-row table:style-name="ro1">
          <table:table-cell table:formula="of:=ROW() -5" office:value-type="float" office:value="1">
            <text:p>1</text:p>
          </table:table-cell>
          <table:table-cell office:value-type="float" office:value="24">
            <text:p>24</text:p>
          </table:table-cell>
          <table:table-cell table:formula="of:=[.B6]/[.B$85]" office:value-type="percentage" office:value="0.0259179265658747">
            <text:p>2,59%</text:p>
          </table:table-cell>
          <table:table-cell office:value-type="float" office:value="100">
            <text:p>100</text:p>
          </table:table-cell>
          <table:table-cell table:formula="of:=MIN([.D6]; [.$B$3]*[.C6])" office:value-type="float" office:value="64.14686825054">
            <text:p>64,15</text:p>
          </table:table-cell>
          <table:table-cell table:formula="of:= [.E6] + + [.$E$3] * [.J6]" office:value-type="float" office:value="198.52186825054">
            <text:p>198,52</text:p>
          </table:table-cell>
          <table:table-cell table:formula="of:=[.F6] /[.C6]" office:value-type="float" office:value="7659.63541666667">
            <text:p>7659,64</text:p>
          </table:table-cell>
          <table:table-cell table:formula="of:=[.G6] /[.G$85]" office:value-type="percentage" office:value="2.28645833333333">
            <text:p>228,65%</text:p>
          </table:table-cell>
          <table:table-cell/>
          <table:table-cell table:formula="of:=0.375 * [.A6] + 5" office:value-type="float" office:value="5.375">
            <text:p>5,38</text:p>
          </table:table-cell>
          <table:table-cell table:formula="of:= [.J6] / [.C6]" office:value-type="float" office:value="207.385416666667">
            <text:p>207,39</text:p>
          </table:table-cell>
          <table:table-cell table:formula="of:= [.K6] / [.K$85]" office:value-type="percentage" office:value="5.92529761904762">
            <text:p>592,53%</text:p>
          </table:table-cell>
          <table:table-cell/>
          <table:table-cell table:formula="of:=2 * (10 + [.A6])" office:value-type="float" office:value="22">
            <text:p>22</text:p>
          </table:table-cell>
          <table:table-cell table:formula="of:=[.N6] /[.C6]" office:value-type="float" office:value="848.833333333333">
            <text:p>848,83</text:p>
          </table:table-cell>
          <table:table-cell table:formula="of:=[.O6] / [.O$85]" office:value-type="percentage" office:value="4.71574074074074">
            <text:p>471,57%</text:p>
          </table:table-cell>
          <table:table-cell/>
          <table:table-cell table:formula="of:=10 + 2 *[.A6]" office:value-type="float" office:value="12">
            <text:p>12</text:p>
          </table:table-cell>
          <table:table-cell table:formula="of:=[.R6] /[.C6]" office:value-type="float" office:value="463">
            <text:p>463</text:p>
          </table:table-cell>
          <table:table-cell table:formula="of:=[.S6]/[.S$85]" office:value-type="percentage" office:value="2.72352941176471">
            <text:p>272,35%</text:p>
          </table:table-cell>
          <table:table-cell/>
          <table:table-cell table:formula="of:=[.N6] / [.E6]" office:value-type="percentage" office:value="0.342962962962963">
            <text:p>34,30%</text:p>
          </table:table-cell>
          <table:table-cell table:formula="of:=[.N6] / [.F6]" office:value-type="percentage" office:value="0.110819025600925">
            <text:p>11,08%</text:p>
          </table:table-cell>
          <table:table-cell/>
          <table:table-cell table:formula="of:=(0.0024 * [.A6] * [.A6]) + (0.06 * [.A6]) + 1" office:value-type="float" office:value="1.0624">
            <text:p>1,06</text:p>
          </table:table-cell>
          <table:table-cell table:formula="of:=MIN([.D6]; [.$AA$3]*[.C6])" office:value-type="float" office:value="25.6328293736501">
            <text:p>25,63</text:p>
          </table:table-cell>
          <table:table-cell table:formula="of:=([.Z6] / [.Y6]) %" office:value-type="percentage" office:value="0.241272866845351">
            <text:p>24,13%</text:p>
          </table:table-cell>
          <table:table-cell table:formula="of:=[.AA6] * 100 * [.Y$85]" office:value-type="float" office:value="510.533386244763">
            <text:p>510,53</text:p>
          </table:table-cell>
          <table:table-cell table:formula="of:=[.AB6] /[.AB$85]" office:value-type="percentage" office:value="0.516211715110984">
            <text:p>51,62%</text:p>
          </table:table-cell>
          <table:table-cell table:formula="of:=[.AA6] + 0.045 + 0.2" office:value-type="percentage" office:value="0.486272866845351">
            <text:p>48,63%</text:p>
          </table:table-cell>
          <table:table-cell table:formula="of:=[.AD6] * 100 * [.Y$85]" office:value-type="float" office:value="1028.95338624476">
            <text:p>1028,95</text:p>
          </table:table-cell>
          <table:table-cell table:formula="of:=[.AE6] /[.AE$85]" office:value-type="percentage" office:value="0.682592367253163">
            <text:p>68,26%</text:p>
          </table:table-cell>
          <table:table-cell/>
          <table:table-cell table:formula="of:=[.N6]% / [.Y6]" office:value-type="percentage" office:value="0.207078313253012">
            <text:p>20,71%</text:p>
          </table:table-cell>
          <table:table-cell/>
          <table:table-cell table:formula="of:=ROW() -5" office:value-type="float" office:value="1">
            <text:p>1</text:p>
          </table:table-cell>
        </table:table-row>
        <table:table-row table:style-name="ro1">
          <table:table-cell table:formula="of:=ROW() -5" office:value-type="float" office:value="2">
            <text:p>2</text:p>
          </table:table-cell>
          <table:table-cell office:value-type="float" office:value="24">
            <text:p>24</text:p>
          </table:table-cell>
          <table:table-cell table:formula="of:=[.B7]/[.B$85]" office:value-type="percentage" office:value="0.0259179265658747">
            <text:p>2,59%</text:p>
          </table:table-cell>
          <table:table-cell office:value-type="float" office:value="110">
            <text:p>110</text:p>
          </table:table-cell>
          <table:table-cell table:formula="of:=MIN([.D7]; [.$B$3]*[.C7])" office:value-type="float" office:value="64.14686825054">
            <text:p>64,15</text:p>
          </table:table-cell>
          <table:table-cell table:formula="of:= [.E7] + + [.$E$3] * [.J7]" office:value-type="float" office:value="207.89686825054">
            <text:p>207,9</text:p>
          </table:table-cell>
          <table:table-cell table:formula="of:=[.F7] /[.C7]" office:value-type="float" office:value="8021.35416666667">
            <text:p>8021,35</text:p>
          </table:table-cell>
          <table:table-cell table:formula="of:=[.G7] /[.G$85]" office:value-type="percentage" office:value="2.39443407960199">
            <text:p>239,44%</text:p>
          </table:table-cell>
          <table:table-cell/>
          <table:table-cell table:formula="of:=0.375 * [.A7] + 5" office:value-type="float" office:value="5.75">
            <text:p>5,75</text:p>
          </table:table-cell>
          <table:table-cell table:formula="of:= [.J7] / [.C7]" office:value-type="float" office:value="221.854166666667">
            <text:p>221,85</text:p>
          </table:table-cell>
          <table:table-cell table:formula="of:= [.K7] / [.K$85]" office:value-type="percentage" office:value="6.33869047619048">
            <text:p>633,87%</text:p>
          </table:table-cell>
          <table:table-cell/>
          <table:table-cell table:formula="of:=2 * (10 + [.A7])" office:value-type="float" office:value="24">
            <text:p>24</text:p>
          </table:table-cell>
          <table:table-cell table:formula="of:=[.N7] /[.C7]" office:value-type="float" office:value="926">
            <text:p>926</text:p>
          </table:table-cell>
          <table:table-cell table:formula="of:=[.O7] / [.O$85]" office:value-type="percentage" office:value="5.14444444444445">
            <text:p>514,44%</text:p>
          </table:table-cell>
          <table:table-cell/>
          <table:table-cell table:formula="of:=10 + 2 *[.A7]" office:value-type="float" office:value="14">
            <text:p>14</text:p>
          </table:table-cell>
          <table:table-cell table:formula="of:=[.R7] /[.C7]" office:value-type="float" office:value="540.166666666667">
            <text:p>540,17</text:p>
          </table:table-cell>
          <table:table-cell table:formula="of:=[.S7]/[.S$85]" office:value-type="percentage" office:value="3.17745098039216">
            <text:p>317,75%</text:p>
          </table:table-cell>
          <table:table-cell/>
          <table:table-cell table:formula="of:=[.N7] / [.E7]" office:value-type="percentage" office:value="0.374141414141414">
            <text:p>37,41%</text:p>
          </table:table-cell>
          <table:table-cell table:formula="of:=[.N7] / [.F7]" office:value-type="percentage" office:value="0.115441854425037">
            <text:p>11,54%</text:p>
          </table:table-cell>
          <table:table-cell/>
          <table:table-cell table:formula="of:=(0.0024 * [.A7] * [.A7]) + (0.06 * [.A7]) + 1" office:value-type="float" office:value="1.1296">
            <text:p>1,13</text:p>
          </table:table-cell>
          <table:table-cell table:formula="of:=MIN([.D7]; [.$AA$3]*[.C7])" office:value-type="float" office:value="25.6328293736501">
            <text:p>25,63</text:p>
          </table:table-cell>
          <table:table-cell table:formula="of:=([.Z7] / [.Y7]) %" office:value-type="percentage" office:value="0.226919523491945">
            <text:p>22,69%</text:p>
          </table:table-cell>
          <table:table-cell table:formula="of:=[.AA7] * 100 * [.Y$85]" office:value-type="float" office:value="480.161711708956">
            <text:p>480,16</text:p>
          </table:table-cell>
          <table:table-cell table:formula="of:=[.AB7] /[.AB$85]" office:value-type="percentage" office:value="0.485502236308347">
            <text:p>48,55%</text:p>
          </table:table-cell>
          <table:table-cell table:formula="of:=[.AA7] + 0.045 + 0.2" office:value-type="percentage" office:value="0.471919523491945">
            <text:p>47,19%</text:p>
          </table:table-cell>
          <table:table-cell table:formula="of:=[.AD7] * 100 * [.Y$85]" office:value-type="float" office:value="998.581711708956">
            <text:p>998,58</text:p>
          </table:table-cell>
          <table:table-cell table:formula="of:=[.AE7] /[.AE$85]" office:value-type="percentage" office:value="0.662444250248077">
            <text:p>66,24%</text:p>
          </table:table-cell>
          <table:table-cell/>
          <table:table-cell table:formula="of:=[.N7]% / [.Y7]" office:value-type="percentage" office:value="0.212464589235127">
            <text:p>21,25%</text:p>
          </table:table-cell>
          <table:table-cell/>
          <table:table-cell table:formula="of:=ROW() -5" office:value-type="float" office:value="2">
            <text:p>2</text:p>
          </table:table-cell>
        </table:table-row>
        <table:table-row table:style-name="ro1">
          <table:table-cell table:formula="of:=ROW() -5" office:value-type="float" office:value="3">
            <text:p>3</text:p>
          </table:table-cell>
          <table:table-cell office:value-type="float" office:value="24">
            <text:p>24</text:p>
          </table:table-cell>
          <table:table-cell table:formula="of:=[.B8]/[.B$85]" office:value-type="percentage" office:value="0.0259179265658747">
            <text:p>2,59%</text:p>
          </table:table-cell>
          <table:table-cell office:value-type="float" office:value="120">
            <text:p>120</text:p>
          </table:table-cell>
          <table:table-cell table:formula="of:=MIN([.D8]; [.$B$3]*[.C8])" office:value-type="float" office:value="64.14686825054">
            <text:p>64,15</text:p>
          </table:table-cell>
          <table:table-cell table:formula="of:= [.E8] + + [.$E$3] * [.J8]" office:value-type="float" office:value="217.27186825054">
            <text:p>217,27</text:p>
          </table:table-cell>
          <table:table-cell table:formula="of:=[.F8] /[.C8]" office:value-type="float" office:value="8383.07291666667">
            <text:p>8383,07</text:p>
          </table:table-cell>
          <table:table-cell table:formula="of:=[.G8] /[.G$85]" office:value-type="percentage" office:value="2.50240982587065">
            <text:p>250,24%</text:p>
          </table:table-cell>
          <table:table-cell/>
          <table:table-cell table:formula="of:=0.375 * [.A8] + 5" office:value-type="float" office:value="6.125">
            <text:p>6,13</text:p>
          </table:table-cell>
          <table:table-cell table:formula="of:= [.J8] / [.C8]" office:value-type="float" office:value="236.322916666667">
            <text:p>236,32</text:p>
          </table:table-cell>
          <table:table-cell table:formula="of:= [.K8] / [.K$85]" office:value-type="percentage" office:value="6.75208333333333">
            <text:p>675,21%</text:p>
          </table:table-cell>
          <table:table-cell/>
          <table:table-cell table:formula="of:=2 * (10 + [.A8])" office:value-type="float" office:value="26">
            <text:p>26</text:p>
          </table:table-cell>
          <table:table-cell table:formula="of:=[.N8] /[.C8]" office:value-type="float" office:value="1003.16666666667">
            <text:p>1003,17</text:p>
          </table:table-cell>
          <table:table-cell table:formula="of:=[.O8] / [.O$85]" office:value-type="percentage" office:value="5.57314814814815">
            <text:p>557,31%</text:p>
          </table:table-cell>
          <table:table-cell/>
          <table:table-cell table:formula="of:=10 + 2 *[.A8]" office:value-type="float" office:value="16">
            <text:p>16</text:p>
          </table:table-cell>
          <table:table-cell table:formula="of:=[.R8] /[.C8]" office:value-type="float" office:value="617.333333333333">
            <text:p>617,33</text:p>
          </table:table-cell>
          <table:table-cell table:formula="of:=[.S8]/[.S$85]" office:value-type="percentage" office:value="3.63137254901961">
            <text:p>363,14%</text:p>
          </table:table-cell>
          <table:table-cell/>
          <table:table-cell table:formula="of:=[.N8] / [.E8]" office:value-type="percentage" office:value="0.405319865319865">
            <text:p>40,53%</text:p>
          </table:table-cell>
          <table:table-cell table:formula="of:=[.N8] / [.F8]" office:value-type="percentage" office:value="0.11966574508403">
            <text:p>11,97%</text:p>
          </table:table-cell>
          <table:table-cell/>
          <table:table-cell table:formula="of:=(0.0024 * [.A8] * [.A8]) + (0.06 * [.A8]) + 1" office:value-type="float" office:value="1.2016">
            <text:p>1,2</text:p>
          </table:table-cell>
          <table:table-cell table:formula="of:=MIN([.D8]; [.$AA$3]*[.C8])" office:value-type="float" office:value="25.6328293736501">
            <text:p>25,63</text:p>
          </table:table-cell>
          <table:table-cell table:formula="of:=([.Z8] / [.Y8]) %" office:value-type="percentage" office:value="0.213322481471789">
            <text:p>21,33%</text:p>
          </table:table-cell>
          <table:table-cell table:formula="of:=[.AA8] * 100 * [.Y$85]" office:value-type="float" office:value="451.390370794304">
            <text:p>451,39</text:p>
          </table:table-cell>
          <table:table-cell table:formula="of:=[.AB8] /[.AB$85]" office:value-type="percentage" office:value="0.456410890590803">
            <text:p>45,64%</text:p>
          </table:table-cell>
          <table:table-cell table:formula="of:=[.AA8] + 0.045 + 0.2" office:value-type="percentage" office:value="0.458322481471789">
            <text:p>45,83%</text:p>
          </table:table-cell>
          <table:table-cell table:formula="of:=[.AD8] * 100 * [.Y$85]" office:value-type="float" office:value="969.810370794305">
            <text:p>969,81</text:p>
          </table:table-cell>
          <table:table-cell table:formula="of:=[.AE8] /[.AE$85]" office:value-type="percentage" office:value="0.643357770756859">
            <text:p>64,34%</text:p>
          </table:table-cell>
          <table:table-cell/>
          <table:table-cell table:formula="of:=[.N8]% / [.Y8]" office:value-type="percentage" office:value="0.216378162450067">
            <text:p>21,64%</text:p>
          </table:table-cell>
          <table:table-cell/>
          <table:table-cell table:formula="of:=ROW() -5" office:value-type="float" office:value="3">
            <text:p>3</text:p>
          </table:table-cell>
        </table:table-row>
        <table:table-row table:style-name="ro1">
          <table:table-cell table:formula="of:=ROW() -5" office:value-type="float" office:value="4">
            <text:p>4</text:p>
          </table:table-cell>
          <table:table-cell office:value-type="float" office:value="54">
            <text:p>54</text:p>
          </table:table-cell>
          <table:table-cell table:formula="of:=[.B9]/[.B$85]" office:value-type="percentage" office:value="0.0583153347732181">
            <text:p>5,83%</text:p>
          </table:table-cell>
          <table:table-cell office:value-type="float" office:value="130">
            <text:p>130</text:p>
          </table:table-cell>
          <table:table-cell table:formula="of:=MIN([.D9]; [.$B$3]*[.C9])" office:value-type="float" office:value="130">
            <text:p>130</text:p>
          </table:table-cell>
          <table:table-cell table:formula="of:= [.E9] + + [.$E$3] * [.J9]" office:value-type="float" office:value="292.5">
            <text:p>292,5</text:p>
          </table:table-cell>
          <table:table-cell table:formula="of:=[.F9] /[.C9]" office:value-type="float" office:value="5015.83333333333">
            <text:p>5015,83</text:p>
          </table:table-cell>
          <table:table-cell table:formula="of:=[.G9] /[.G$85]" office:value-type="percentage" office:value="1.49726368159204">
            <text:p>149,73%</text:p>
          </table:table-cell>
          <table:table-cell/>
          <table:table-cell table:formula="of:=0.375 * [.A9] + 5" office:value-type="float" office:value="6.5">
            <text:p>6,5</text:p>
          </table:table-cell>
          <table:table-cell table:formula="of:= [.J9] / [.C9]" office:value-type="float" office:value="111.462962962963">
            <text:p>111,46</text:p>
          </table:table-cell>
          <table:table-cell table:formula="of:= [.K9] / [.K$85]" office:value-type="percentage" office:value="3.18465608465608">
            <text:p>318,47%</text:p>
          </table:table-cell>
          <table:table-cell/>
          <table:table-cell table:formula="of:=2 * (10 + [.A9])" office:value-type="float" office:value="28">
            <text:p>28</text:p>
          </table:table-cell>
          <table:table-cell table:formula="of:=[.N9] /[.C9]" office:value-type="float" office:value="480.148148148148">
            <text:p>480,15</text:p>
          </table:table-cell>
          <table:table-cell table:formula="of:=[.O9] / [.O$85]" office:value-type="percentage" office:value="2.66748971193416">
            <text:p>266,75%</text:p>
          </table:table-cell>
          <table:table-cell/>
          <table:table-cell table:formula="of:=10 + 2 *[.A9]" office:value-type="float" office:value="18">
            <text:p>18</text:p>
          </table:table-cell>
          <table:table-cell table:formula="of:=[.R9] /[.C9]" office:value-type="float" office:value="308.666666666667">
            <text:p>308,67</text:p>
          </table:table-cell>
          <table:table-cell table:formula="of:=[.S9]/[.S$85]" office:value-type="percentage" office:value="1.8156862745098">
            <text:p>181,57%</text:p>
          </table:table-cell>
          <table:table-cell/>
          <table:table-cell table:formula="of:=[.N9] / [.E9]" office:value-type="percentage" office:value="0.215384615384615">
            <text:p>21,54%</text:p>
          </table:table-cell>
          <table:table-cell table:formula="of:=[.N9] / [.F9]" office:value-type="percentage" office:value="0.0957264957264957">
            <text:p>9,57%</text:p>
          </table:table-cell>
          <table:table-cell/>
          <table:table-cell table:formula="of:=(0.0024 * [.A9] * [.A9]) + (0.06 * [.A9]) + 1" office:value-type="float" office:value="1.2784">
            <text:p>1,28</text:p>
          </table:table-cell>
          <table:table-cell table:formula="of:=MIN([.D9]; [.$AA$3]*[.C9])" office:value-type="float" office:value="57.6738660907128">
            <text:p>57,67</text:p>
          </table:table-cell>
          <table:table-cell table:formula="of:=([.Z9] / [.Y9]) %" office:value-type="percentage" office:value="0.451141005090056">
            <text:p>45,11%</text:p>
          </table:table-cell>
          <table:table-cell table:formula="of:=[.AA9] * 100 * [.Y$85]" office:value-type="float" office:value="954.614366770558">
            <text:p>954,61</text:p>
          </table:table-cell>
          <table:table-cell table:formula="of:=[.AB9] /[.AB$85]" office:value-type="percentage" office:value="0.965231917867096">
            <text:p>96,52%</text:p>
          </table:table-cell>
          <table:table-cell table:formula="of:=[.AA9] + 0.045 + 0.2" office:value-type="percentage" office:value="0.696141005090056">
            <text:p>69,61%</text:p>
          </table:table-cell>
          <table:table-cell table:formula="of:=[.AD9] * 100 * [.Y$85]" office:value-type="float" office:value="1473.03436677056">
            <text:p>1473,03</text:p>
          </table:table-cell>
          <table:table-cell table:formula="of:=[.AE9] /[.AE$85]" office:value-type="percentage" office:value="0.977189082518846">
            <text:p>97,72%</text:p>
          </table:table-cell>
          <table:table-cell/>
          <table:table-cell table:formula="of:=[.N9]% / [.Y9]" office:value-type="percentage" office:value="0.219023779724656">
            <text:p>21,90%</text:p>
          </table:table-cell>
          <table:table-cell/>
          <table:table-cell table:formula="of:=ROW() -5" office:value-type="float" office:value="4">
            <text:p>4</text:p>
          </table:table-cell>
        </table:table-row>
        <table:table-row table:style-name="ro1">
          <table:table-cell table:formula="of:=ROW() -5" office:value-type="float" office:value="5">
            <text:p>5</text:p>
          </table:table-cell>
          <table:table-cell office:value-type="float" office:value="54">
            <text:p>54</text:p>
          </table:table-cell>
          <table:table-cell table:formula="of:=[.B10]/[.B$85]" office:value-type="percentage" office:value="0.0583153347732181">
            <text:p>5,83%</text:p>
          </table:table-cell>
          <table:table-cell office:value-type="float" office:value="140">
            <text:p>140</text:p>
          </table:table-cell>
          <table:table-cell table:formula="of:=MIN([.D10]; [.$B$3]*[.C10])" office:value-type="float" office:value="140">
            <text:p>140</text:p>
          </table:table-cell>
          <table:table-cell table:formula="of:= [.E10] + + [.$E$3] * [.J10]" office:value-type="float" office:value="311.875">
            <text:p>311,88</text:p>
          </table:table-cell>
          <table:table-cell table:formula="of:=[.F10] /[.C10]" office:value-type="float" office:value="5348.0787037037">
            <text:p>5348,08</text:p>
          </table:table-cell>
          <table:table-cell table:formula="of:=[.G10] /[.G$85]" office:value-type="percentage" office:value="1.59644140409066">
            <text:p>159,64%</text:p>
          </table:table-cell>
          <table:table-cell/>
          <table:table-cell table:formula="of:=0.375 * [.A10] + 5" office:value-type="float" office:value="6.875">
            <text:p>6,88</text:p>
          </table:table-cell>
          <table:table-cell table:formula="of:= [.J10] / [.C10]" office:value-type="float" office:value="117.893518518519">
            <text:p>117,89</text:p>
          </table:table-cell>
          <table:table-cell table:formula="of:= [.K10] / [.K$85]" office:value-type="percentage" office:value="3.36838624338624">
            <text:p>336,84%</text:p>
          </table:table-cell>
          <table:table-cell/>
          <table:table-cell table:formula="of:=2 * (10 + [.A10])" office:value-type="float" office:value="30">
            <text:p>30</text:p>
          </table:table-cell>
          <table:table-cell table:formula="of:=[.N10] /[.C10]" office:value-type="float" office:value="514.444444444445">
            <text:p>514,44</text:p>
          </table:table-cell>
          <table:table-cell table:formula="of:=[.O10] / [.O$85]" office:value-type="percentage" office:value="2.85802469135802">
            <text:p>285,80%</text:p>
          </table:table-cell>
          <table:table-cell/>
          <table:table-cell table:formula="of:=10 + 2 *[.A10]" office:value-type="float" office:value="20">
            <text:p>20</text:p>
          </table:table-cell>
          <table:table-cell table:formula="of:=[.R10] /[.C10]" office:value-type="float" office:value="342.962962962963">
            <text:p>342,96</text:p>
          </table:table-cell>
          <table:table-cell table:formula="of:=[.S10]/[.S$85]" office:value-type="percentage" office:value="2.01742919389978">
            <text:p>201,74%</text:p>
          </table:table-cell>
          <table:table-cell/>
          <table:table-cell table:formula="of:=[.N10] / [.E10]" office:value-type="percentage" office:value="0.214285714285714">
            <text:p>21,43%</text:p>
          </table:table-cell>
          <table:table-cell table:formula="of:=[.N10] / [.F10]" office:value-type="percentage" office:value="0.0961923847695391">
            <text:p>9,62%</text:p>
          </table:table-cell>
          <table:table-cell/>
          <table:table-cell table:formula="of:=(0.0024 * [.A10] * [.A10]) + (0.06 * [.A10]) + 1" office:value-type="float" office:value="1.36">
            <text:p>1,36</text:p>
          </table:table-cell>
          <table:table-cell table:formula="of:=MIN([.D10]; [.$AA$3]*[.C10])" office:value-type="float" office:value="57.6738660907128">
            <text:p>57,67</text:p>
          </table:table-cell>
          <table:table-cell table:formula="of:=([.Z10] / [.Y10]) %" office:value-type="percentage" office:value="0.424072544784653">
            <text:p>42,41%</text:p>
          </table:table-cell>
          <table:table-cell table:formula="of:=[.AA10] * 100 * [.Y$85]" office:value-type="float" office:value="897.337504764325">
            <text:p>897,34</text:p>
          </table:table-cell>
          <table:table-cell table:formula="of:=[.AB10] /[.AB$85]" office:value-type="percentage" office:value="0.907318002795071">
            <text:p>90,73%</text:p>
          </table:table-cell>
          <table:table-cell table:formula="of:=[.AA10] + 0.045 + 0.2" office:value-type="percentage" office:value="0.669072544784653">
            <text:p>66,91%</text:p>
          </table:table-cell>
          <table:table-cell table:formula="of:=[.AD10] * 100 * [.Y$85]" office:value-type="float" office:value="1415.75750476433">
            <text:p>1415,76</text:p>
          </table:table-cell>
          <table:table-cell table:formula="of:=[.AE10] /[.AE$85]" office:value-type="percentage" office:value="0.93919246445206">
            <text:p>93,92%</text:p>
          </table:table-cell>
          <table:table-cell/>
          <table:table-cell table:formula="of:=[.N10]% / [.Y10]" office:value-type="percentage" office:value="0.220588235294118">
            <text:p>22,06%</text:p>
          </table:table-cell>
          <table:table-cell/>
          <table:table-cell table:formula="of:=ROW() -5" office:value-type="float" office:value="5">
            <text:p>5</text:p>
          </table:table-cell>
        </table:table-row>
        <table:table-row table:style-name="ro1">
          <table:table-cell table:formula="of:=ROW() -5" office:value-type="float" office:value="6">
            <text:p>6</text:p>
          </table:table-cell>
          <table:table-cell office:value-type="float" office:value="54">
            <text:p>54</text:p>
          </table:table-cell>
          <table:table-cell table:formula="of:=[.B11]/[.B$85]" office:value-type="percentage" office:value="0.0583153347732181">
            <text:p>5,83%</text:p>
          </table:table-cell>
          <table:table-cell office:value-type="float" office:value="150">
            <text:p>150</text:p>
          </table:table-cell>
          <table:table-cell table:formula="of:=MIN([.D11]; [.$B$3]*[.C11])" office:value-type="float" office:value="144.330453563715">
            <text:p>144,33</text:p>
          </table:table-cell>
          <table:table-cell table:formula="of:= [.E11] + + [.$E$3] * [.J11]" office:value-type="float" office:value="325.580453563715">
            <text:p>325,58</text:p>
          </table:table-cell>
          <table:table-cell table:formula="of:=[.F11] /[.C11]" office:value-type="float" office:value="5583.10185185185">
            <text:p>5583,1</text:p>
          </table:table-cell>
          <table:table-cell table:formula="of:=[.G11] /[.G$85]" office:value-type="percentage" office:value="1.66659756771697">
            <text:p>166,66%</text:p>
          </table:table-cell>
          <table:table-cell/>
          <table:table-cell table:formula="of:=0.375 * [.A11] + 5" office:value-type="float" office:value="7.25">
            <text:p>7,25</text:p>
          </table:table-cell>
          <table:table-cell table:formula="of:= [.J11] / [.C11]" office:value-type="float" office:value="124.324074074074">
            <text:p>124,32</text:p>
          </table:table-cell>
          <table:table-cell table:formula="of:= [.K11] / [.K$85]" office:value-type="percentage" office:value="3.5521164021164">
            <text:p>355,21%</text:p>
          </table:table-cell>
          <table:table-cell/>
          <table:table-cell table:formula="of:=2 * (10 + [.A11])" office:value-type="float" office:value="32">
            <text:p>32</text:p>
          </table:table-cell>
          <table:table-cell table:formula="of:=[.N11] /[.C11]" office:value-type="float" office:value="548.740740740741">
            <text:p>548,74</text:p>
          </table:table-cell>
          <table:table-cell table:formula="of:=[.O11] / [.O$85]" office:value-type="percentage" office:value="3.04855967078189">
            <text:p>304,86%</text:p>
          </table:table-cell>
          <table:table-cell/>
          <table:table-cell table:formula="of:=10 + 2 *[.A11]" office:value-type="float" office:value="22">
            <text:p>22</text:p>
          </table:table-cell>
          <table:table-cell table:formula="of:=[.R11] /[.C11]" office:value-type="float" office:value="377.259259259259">
            <text:p>377,26</text:p>
          </table:table-cell>
          <table:table-cell table:formula="of:=[.S11]/[.S$85]" office:value-type="percentage" office:value="2.21917211328976">
            <text:p>221,92%</text:p>
          </table:table-cell>
          <table:table-cell/>
          <table:table-cell table:formula="of:=[.N11] / [.E11]" office:value-type="percentage" office:value="0.221713430602319">
            <text:p>22,17%</text:p>
          </table:table-cell>
          <table:table-cell table:formula="of:=[.N11] / [.F11]" office:value-type="percentage" office:value="0.098285998590323">
            <text:p>9,83%</text:p>
          </table:table-cell>
          <table:table-cell/>
          <table:table-cell table:formula="of:=(0.0024 * [.A11] * [.A11]) + (0.06 * [.A11]) + 1" office:value-type="float" office:value="1.4464">
            <text:p>1,45</text:p>
          </table:table-cell>
          <table:table-cell table:formula="of:=MIN([.D11]; [.$AA$3]*[.C11])" office:value-type="float" office:value="57.6738660907128">
            <text:p>57,67</text:p>
          </table:table-cell>
          <table:table-cell table:formula="of:=([.Z11] / [.Y11]) %" office:value-type="percentage" office:value="0.398740777728932">
            <text:p>39,87%</text:p>
          </table:table-cell>
          <table:table-cell table:formula="of:=[.AA11] * 100 * [.Y$85]" office:value-type="float" office:value="843.735485674421">
            <text:p>843,74</text:p>
          </table:table-cell>
          <table:table-cell table:formula="of:=[.AB11] /[.AB$85]" office:value-type="percentage" office:value="0.853119803513064">
            <text:p>85,31%</text:p>
          </table:table-cell>
          <table:table-cell table:formula="of:=[.AA11] + 0.045 + 0.2" office:value-type="percentage" office:value="0.643740777728932">
            <text:p>64,37%</text:p>
          </table:table-cell>
          <table:table-cell table:formula="of:=[.AD11] * 100 * [.Y$85]" office:value-type="float" office:value="1362.15548567442">
            <text:p>1362,16</text:p>
          </table:table-cell>
          <table:table-cell table:formula="of:=[.AE11] /[.AE$85]" office:value-type="percentage" office:value="0.903633682500179">
            <text:p>90,36%</text:p>
          </table:table-cell>
          <table:table-cell/>
          <table:table-cell table:formula="of:=[.N11]% / [.Y11]" office:value-type="percentage" office:value="0.221238938053097">
            <text:p>22,12%</text:p>
          </table:table-cell>
          <table:table-cell/>
          <table:table-cell table:formula="of:=ROW() -5" office:value-type="float" office:value="6">
            <text:p>6</text:p>
          </table:table-cell>
        </table:table-row>
        <table:table-row table:style-name="ro1">
          <table:table-cell table:formula="of:=ROW() -5" office:value-type="float" office:value="7">
            <text:p>7</text:p>
          </table:table-cell>
          <table:table-cell office:value-type="float" office:value="54">
            <text:p>54</text:p>
          </table:table-cell>
          <table:table-cell table:formula="of:=[.B12]/[.B$85]" office:value-type="percentage" office:value="0.0583153347732181">
            <text:p>5,83%</text:p>
          </table:table-cell>
          <table:table-cell office:value-type="float" office:value="160">
            <text:p>160</text:p>
          </table:table-cell>
          <table:table-cell table:formula="of:=MIN([.D12]; [.$B$3]*[.C12])" office:value-type="float" office:value="144.330453563715">
            <text:p>144,33</text:p>
          </table:table-cell>
          <table:table-cell table:formula="of:= [.E12] + + [.$E$3] * [.J12]" office:value-type="float" office:value="334.955453563715">
            <text:p>334,96</text:p>
          </table:table-cell>
          <table:table-cell table:formula="of:=[.F12] /[.C12]" office:value-type="float" office:value="5743.86574074074">
            <text:p>5743,87</text:p>
          </table:table-cell>
          <table:table-cell table:formula="of:=[.G12] /[.G$85]" office:value-type="percentage" office:value="1.71458678828082">
            <text:p>171,46%</text:p>
          </table:table-cell>
          <table:table-cell/>
          <table:table-cell table:formula="of:=0.375 * [.A12] + 5" office:value-type="float" office:value="7.625">
            <text:p>7,63</text:p>
          </table:table-cell>
          <table:table-cell table:formula="of:= [.J12] / [.C12]" office:value-type="float" office:value="130.75462962963">
            <text:p>130,75</text:p>
          </table:table-cell>
          <table:table-cell table:formula="of:= [.K12] / [.K$85]" office:value-type="percentage" office:value="3.73584656084656">
            <text:p>373,58%</text:p>
          </table:table-cell>
          <table:table-cell/>
          <table:table-cell table:formula="of:=2 * (10 + [.A12])" office:value-type="float" office:value="34">
            <text:p>34</text:p>
          </table:table-cell>
          <table:table-cell table:formula="of:=[.N12] /[.C12]" office:value-type="float" office:value="583.037037037037">
            <text:p>583,04</text:p>
          </table:table-cell>
          <table:table-cell table:formula="of:=[.O12] / [.O$85]" office:value-type="percentage" office:value="3.23909465020576">
            <text:p>323,91%</text:p>
          </table:table-cell>
          <table:table-cell/>
          <table:table-cell table:formula="of:=10 + 2 *[.A12]" office:value-type="float" office:value="24">
            <text:p>24</text:p>
          </table:table-cell>
          <table:table-cell table:formula="of:=[.R12] /[.C12]" office:value-type="float" office:value="411.555555555556">
            <text:p>411,56</text:p>
          </table:table-cell>
          <table:table-cell table:formula="of:=[.S12]/[.S$85]" office:value-type="percentage" office:value="2.42091503267974">
            <text:p>242,09%</text:p>
          </table:table-cell>
          <table:table-cell/>
          <table:table-cell table:formula="of:=[.N12] / [.E12]" office:value-type="percentage" office:value="0.235570520014964">
            <text:p>23,56%</text:p>
          </table:table-cell>
          <table:table-cell table:formula="of:=[.N12] / [.F12]" office:value-type="percentage" office:value="0.101506035021259">
            <text:p>10,15%</text:p>
          </table:table-cell>
          <table:table-cell/>
          <table:table-cell table:formula="of:=(0.0024 * [.A12] * [.A12]) + (0.06 * [.A12]) + 1" office:value-type="float" office:value="1.5376">
            <text:p>1,54</text:p>
          </table:table-cell>
          <table:table-cell table:formula="of:=MIN([.D12]; [.$AA$3]*[.C12])" office:value-type="float" office:value="57.6738660907128">
            <text:p>57,67</text:p>
          </table:table-cell>
          <table:table-cell table:formula="of:=([.Z12] / [.Y12]) %" office:value-type="percentage" office:value="0.375090180090484">
            <text:p>37,51%</text:p>
          </table:table-cell>
          <table:table-cell table:formula="of:=[.AA12] * 100 * [.Y$85]" office:value-type="float" office:value="793.690821071463">
            <text:p>793,69</text:p>
          </table:table-cell>
          <table:table-cell table:formula="of:=[.AB12] /[.AB$85]" office:value-type="percentage" office:value="0.802518524844756">
            <text:p>80,25%</text:p>
          </table:table-cell>
          <table:table-cell table:formula="of:=[.AA12] + 0.045 + 0.2" office:value-type="percentage" office:value="0.620090180090484">
            <text:p>62,01%</text:p>
          </table:table-cell>
          <table:table-cell table:formula="of:=[.AD12] * 100 * [.Y$85]" office:value-type="float" office:value="1312.11082107146">
            <text:p>1312,11</text:p>
          </table:table-cell>
          <table:table-cell table:formula="of:=[.AE12] /[.AE$85]" office:value-type="percentage" office:value="0.870434796587191">
            <text:p>87,04%</text:p>
          </table:table-cell>
          <table:table-cell/>
          <table:table-cell table:formula="of:=[.N12]% / [.Y12]" office:value-type="percentage" office:value="0.221123829344433">
            <text:p>22,11%</text:p>
          </table:table-cell>
          <table:table-cell/>
          <table:table-cell table:formula="of:=ROW() -5" office:value-type="float" office:value="7">
            <text:p>7</text:p>
          </table:table-cell>
        </table:table-row>
        <table:table-row table:style-name="ro1">
          <table:table-cell table:formula="of:=ROW() -5" office:value-type="float" office:value="8">
            <text:p>8</text:p>
          </table:table-cell>
          <table:table-cell office:value-type="float" office:value="54">
            <text:p>54</text:p>
          </table:table-cell>
          <table:table-cell table:formula="of:=[.B13]/[.B$85]" office:value-type="percentage" office:value="0.0583153347732181">
            <text:p>5,83%</text:p>
          </table:table-cell>
          <table:table-cell office:value-type="float" office:value="170">
            <text:p>170</text:p>
          </table:table-cell>
          <table:table-cell table:formula="of:=MIN([.D13]; [.$B$3]*[.C13])" office:value-type="float" office:value="144.330453563715">
            <text:p>144,33</text:p>
          </table:table-cell>
          <table:table-cell table:formula="of:= [.E13] + + [.$E$3] * [.J13]" office:value-type="float" office:value="344.330453563715">
            <text:p>344,33</text:p>
          </table:table-cell>
          <table:table-cell table:formula="of:=[.F13] /[.C13]" office:value-type="float" office:value="5904.62962962963">
            <text:p>5904,63</text:p>
          </table:table-cell>
          <table:table-cell table:formula="of:=[.G13] /[.G$85]" office:value-type="percentage" office:value="1.76257600884467">
            <text:p>176,26%</text:p>
          </table:table-cell>
          <table:table-cell/>
          <table:table-cell table:formula="of:=0.375 * [.A13] + 5" office:value-type="float" office:value="8">
            <text:p>8</text:p>
          </table:table-cell>
          <table:table-cell table:formula="of:= [.J13] / [.C13]" office:value-type="float" office:value="137.185185185185">
            <text:p>137,19</text:p>
          </table:table-cell>
          <table:table-cell table:formula="of:= [.K13] / [.K$85]" office:value-type="percentage" office:value="3.91957671957672">
            <text:p>391,96%</text:p>
          </table:table-cell>
          <table:table-cell/>
          <table:table-cell table:formula="of:=2 * (10 + [.A13])" office:value-type="float" office:value="36">
            <text:p>36</text:p>
          </table:table-cell>
          <table:table-cell table:formula="of:=[.N13] /[.C13]" office:value-type="float" office:value="617.333333333333">
            <text:p>617,33</text:p>
          </table:table-cell>
          <table:table-cell table:formula="of:=[.O13] / [.O$85]" office:value-type="percentage" office:value="3.42962962962963">
            <text:p>342,96%</text:p>
          </table:table-cell>
          <table:table-cell/>
          <table:table-cell table:formula="of:=10 + 2 *[.A13]" office:value-type="float" office:value="26">
            <text:p>26</text:p>
          </table:table-cell>
          <table:table-cell table:formula="of:=[.R13] /[.C13]" office:value-type="float" office:value="445.851851851852">
            <text:p>445,85</text:p>
          </table:table-cell>
          <table:table-cell table:formula="of:=[.S13]/[.S$85]" office:value-type="percentage" office:value="2.62265795206972">
            <text:p>262,27%</text:p>
          </table:table-cell>
          <table:table-cell/>
          <table:table-cell table:formula="of:=[.N13] / [.E13]" office:value-type="percentage" office:value="0.249427609427609">
            <text:p>24,94%</text:p>
          </table:table-cell>
          <table:table-cell table:formula="of:=[.N13] / [.F13]" office:value-type="percentage" office:value="0.104550729183001">
            <text:p>10,46%</text:p>
          </table:table-cell>
          <table:table-cell/>
          <table:table-cell table:formula="of:=(0.0024 * [.A13] * [.A13]) + (0.06 * [.A13]) + 1" office:value-type="float" office:value="1.6336">
            <text:p>1,63</text:p>
          </table:table-cell>
          <table:table-cell table:formula="of:=MIN([.D13]; [.$AA$3]*[.C13])" office:value-type="float" office:value="57.6738660907128">
            <text:p>57,67</text:p>
          </table:table-cell>
          <table:table-cell table:formula="of:=([.Z13] / [.Y13]) %" office:value-type="percentage" office:value="0.353047662161562">
            <text:p>35,30%</text:p>
          </table:table-cell>
          <table:table-cell table:formula="of:=[.AA13] * 100 * [.Y$85]" office:value-type="float" office:value="747.048853133865">
            <text:p>747,05</text:p>
          </table:table-cell>
          <table:table-cell table:formula="of:=[.AB13] /[.AB$85]" office:value-type="percentage" office:value="0.755357788810784">
            <text:p>75,54%</text:p>
          </table:table-cell>
          <table:table-cell table:formula="of:=[.AA13] + 0.045 + 0.2" office:value-type="percentage" office:value="0.598047662161562">
            <text:p>59,80%</text:p>
          </table:table-cell>
          <table:table-cell table:formula="of:=[.AD13] * 100 * [.Y$85]" office:value-type="float" office:value="1265.46885313387">
            <text:p>1265,47</text:p>
          </table:table-cell>
          <table:table-cell table:formula="of:=[.AE13] /[.AE$85]" office:value-type="percentage" office:value="0.839493209015314">
            <text:p>83,95%</text:p>
          </table:table-cell>
          <table:table-cell/>
          <table:table-cell table:formula="of:=[.N13]% / [.Y13]" office:value-type="percentage" office:value="0.220372184133203">
            <text:p>22,04%</text:p>
          </table:table-cell>
          <table:table-cell/>
          <table:table-cell table:formula="of:=ROW() -5" office:value-type="float" office:value="8">
            <text:p>8</text:p>
          </table:table-cell>
        </table:table-row>
        <table:table-row table:style-name="ro1">
          <table:table-cell table:formula="of:=ROW() -5" office:value-type="float" office:value="9">
            <text:p>9</text:p>
          </table:table-cell>
          <table:table-cell office:value-type="float" office:value="54">
            <text:p>54</text:p>
          </table:table-cell>
          <table:table-cell table:formula="of:=[.B14]/[.B$85]" office:value-type="percentage" office:value="0.0583153347732181">
            <text:p>5,83%</text:p>
          </table:table-cell>
          <table:table-cell office:value-type="float" office:value="180">
            <text:p>180</text:p>
          </table:table-cell>
          <table:table-cell table:formula="of:=MIN([.D14]; [.$B$3]*[.C14])" office:value-type="float" office:value="144.330453563715">
            <text:p>144,33</text:p>
          </table:table-cell>
          <table:table-cell table:formula="of:= [.E14] + + [.$E$3] * [.J14]" office:value-type="float" office:value="353.705453563715">
            <text:p>353,71</text:p>
          </table:table-cell>
          <table:table-cell table:formula="of:=[.F14] /[.C14]" office:value-type="float" office:value="6065.39351851852">
            <text:p>6065,39</text:p>
          </table:table-cell>
          <table:table-cell table:formula="of:=[.G14] /[.G$85]" office:value-type="percentage" office:value="1.81056522940851">
            <text:p>181,06%</text:p>
          </table:table-cell>
          <table:table-cell/>
          <table:table-cell table:formula="of:=0.375 * [.A14] + 5" office:value-type="float" office:value="8.375">
            <text:p>8,38</text:p>
          </table:table-cell>
          <table:table-cell table:formula="of:= [.J14] / [.C14]" office:value-type="float" office:value="143.615740740741">
            <text:p>143,62</text:p>
          </table:table-cell>
          <table:table-cell table:formula="of:= [.K14] / [.K$85]" office:value-type="percentage" office:value="4.10330687830688">
            <text:p>410,33%</text:p>
          </table:table-cell>
          <table:table-cell/>
          <table:table-cell table:formula="of:=2 * (10 + [.A14])" office:value-type="float" office:value="38">
            <text:p>38</text:p>
          </table:table-cell>
          <table:table-cell table:formula="of:=[.N14] /[.C14]" office:value-type="float" office:value="651.62962962963">
            <text:p>651,63</text:p>
          </table:table-cell>
          <table:table-cell table:formula="of:=[.O14] / [.O$85]" office:value-type="percentage" office:value="3.6201646090535">
            <text:p>362,02%</text:p>
          </table:table-cell>
          <table:table-cell/>
          <table:table-cell table:formula="of:=10 + 2 *[.A14]" office:value-type="float" office:value="28">
            <text:p>28</text:p>
          </table:table-cell>
          <table:table-cell table:formula="of:=[.R14] /[.C14]" office:value-type="float" office:value="480.148148148148">
            <text:p>480,15</text:p>
          </table:table-cell>
          <table:table-cell table:formula="of:=[.S14]/[.S$85]" office:value-type="percentage" office:value="2.82440087145969">
            <text:p>282,44%</text:p>
          </table:table-cell>
          <table:table-cell/>
          <table:table-cell table:formula="of:=[.N14] / [.E14]" office:value-type="percentage" office:value="0.263284698840254">
            <text:p>26,33%</text:p>
          </table:table-cell>
          <table:table-cell table:formula="of:=[.N14] / [.F14]" office:value-type="percentage" office:value="0.107434023471043">
            <text:p>10,74%</text:p>
          </table:table-cell>
          <table:table-cell/>
          <table:table-cell table:formula="of:=(0.0024 * [.A14] * [.A14]) + (0.06 * [.A14]) + 1" office:value-type="float" office:value="1.7344">
            <text:p>1,73</text:p>
          </table:table-cell>
          <table:table-cell table:formula="of:=MIN([.D14]; [.$AA$3]*[.C14])" office:value-type="float" office:value="57.6738660907128">
            <text:p>57,67</text:p>
          </table:table-cell>
          <table:table-cell table:formula="of:=([.Z14] / [.Y14]) %" office:value-type="percentage" office:value="0.33252920947136">
            <text:p>33,25%</text:p>
          </table:table-cell>
          <table:table-cell table:formula="of:=[.AA14] * 100 * [.Y$85]" office:value-type="float" office:value="703.631807241399">
            <text:p>703,63</text:p>
          </table:table-cell>
          <table:table-cell table:formula="of:=[.AB14] /[.AB$85]" office:value-type="percentage" office:value="0.71145784352012">
            <text:p>71,15%</text:p>
          </table:table-cell>
          <table:table-cell table:formula="of:=[.AA14] + 0.045 + 0.2" office:value-type="percentage" office:value="0.57752920947136">
            <text:p>57,75%</text:p>
          </table:table-cell>
          <table:table-cell table:formula="of:=[.AD14] * 100 * [.Y$85]" office:value-type="float" office:value="1222.0518072414">
            <text:p>1222,05</text:p>
          </table:table-cell>
          <table:table-cell table:formula="of:=[.AE14] /[.AE$85]" office:value-type="percentage" office:value="0.810690986746493">
            <text:p>81,07%</text:p>
          </table:table-cell>
          <table:table-cell/>
          <table:table-cell table:formula="of:=[.N14]% / [.Y14]" office:value-type="percentage" office:value="0.21909594095941">
            <text:p>21,91%</text:p>
          </table:table-cell>
          <table:table-cell/>
          <table:table-cell table:formula="of:=ROW() -5" office:value-type="float" office:value="9">
            <text:p>9</text:p>
          </table:table-cell>
        </table:table-row>
        <table:table-row table:style-name="ro1">
          <table:table-cell table:formula="of:=ROW() -5" office:value-type="float" office:value="10">
            <text:p>10</text:p>
          </table:table-cell>
          <table:table-cell office:value-type="float" office:value="89">
            <text:p>89</text:p>
          </table:table-cell>
          <table:table-cell table:formula="of:=[.B15]/[.B$85]" office:value-type="percentage" office:value="0.0961123110151188">
            <text:p>9,61%</text:p>
          </table:table-cell>
          <table:table-cell office:value-type="float" office:value="200">
            <text:p>200</text:p>
          </table:table-cell>
          <table:table-cell table:formula="of:=MIN([.D15]; [.$B$3]*[.C15])" office:value-type="float" office:value="200">
            <text:p>200</text:p>
          </table:table-cell>
          <table:table-cell table:formula="of:= [.E15] + + [.$E$3] * [.J15]" office:value-type="float" office:value="418.75">
            <text:p>418,75</text:p>
          </table:table-cell>
          <table:table-cell table:formula="of:=[.F15] /[.C15]" office:value-type="float" office:value="4356.88202247191">
            <text:p>4356,88</text:p>
          </table:table-cell>
          <table:table-cell table:formula="of:=[.G15] /[.G$85]" office:value-type="percentage" office:value="1.30056179775281">
            <text:p>130,06%</text:p>
          </table:table-cell>
          <table:table-cell/>
          <table:table-cell table:formula="of:=0.375 * [.A15] + 5" office:value-type="float" office:value="8.75">
            <text:p>8,75</text:p>
          </table:table-cell>
          <table:table-cell table:formula="of:= [.J15] / [.C15]" office:value-type="float" office:value="91.0393258426966">
            <text:p>91,04</text:p>
          </table:table-cell>
          <table:table-cell table:formula="of:= [.K15] / [.K$85]" office:value-type="percentage" office:value="2.60112359550562">
            <text:p>260,11%</text:p>
          </table:table-cell>
          <table:table-cell/>
          <table:table-cell table:formula="of:=2 * (10 + [.A15])" office:value-type="float" office:value="40">
            <text:p>40</text:p>
          </table:table-cell>
          <table:table-cell table:formula="of:=[.N15] /[.C15]" office:value-type="float" office:value="416.179775280899">
            <text:p>416,18</text:p>
          </table:table-cell>
          <table:table-cell table:formula="of:=[.O15] / [.O$85]" office:value-type="percentage" office:value="2.31210986267166">
            <text:p>231,21%</text:p>
          </table:table-cell>
          <table:table-cell/>
          <table:table-cell table:formula="of:=10 + 2 *[.A15]" office:value-type="float" office:value="30">
            <text:p>30</text:p>
          </table:table-cell>
          <table:table-cell table:formula="of:=[.R15] /[.C15]" office:value-type="float" office:value="312.134831460674">
            <text:p>312,13</text:p>
          </table:table-cell>
          <table:table-cell table:formula="of:=[.S15]/[.S$85]" office:value-type="percentage" office:value="1.83608724388632">
            <text:p>183,61%</text:p>
          </table:table-cell>
          <table:table-cell/>
          <table:table-cell table:formula="of:=[.N15] / [.E15]" office:value-type="percentage" office:value="0.2">
            <text:p>20,00%</text:p>
          </table:table-cell>
          <table:table-cell table:formula="of:=[.N15] / [.F15]" office:value-type="percentage" office:value="0.0955223880597015">
            <text:p>9,55%</text:p>
          </table:table-cell>
          <table:table-cell/>
          <table:table-cell table:formula="of:=(0.0024 * [.A15] * [.A15]) + (0.06 * [.A15]) + 1" office:value-type="float" office:value="1.84">
            <text:p>1,84</text:p>
          </table:table-cell>
          <table:table-cell table:formula="of:=MIN([.D15]; [.$AA$3]*[.C15])" office:value-type="float" office:value="95.0550755939525">
            <text:p>95,06</text:p>
          </table:table-cell>
          <table:table-cell table:formula="of:=([.Z15] / [.Y15]) %" office:value-type="percentage" office:value="0.516603671706264">
            <text:p>51,66%</text:p>
          </table:table-cell>
          <table:table-cell table:formula="of:=[.AA15] * 100 * [.Y$85]" office:value-type="float" office:value="1093.13336933045">
            <text:p>1093,13</text:p>
          </table:table-cell>
          <table:table-cell table:formula="of:=[.AB15] /[.AB$85]" office:value-type="percentage" office:value="1.10529157667387">
            <text:p>110,53%</text:p>
          </table:table-cell>
          <table:table-cell table:formula="of:=[.AA15] + 0.045 + 0.2" office:value-type="percentage" office:value="0.761603671706264">
            <text:p>76,16%</text:p>
          </table:table-cell>
          <table:table-cell table:formula="of:=[.AD15] * 100 * [.Y$85]" office:value-type="float" office:value="1611.55336933045">
            <text:p>1611,55</text:p>
          </table:table-cell>
          <table:table-cell table:formula="of:=[.AE15] /[.AE$85]" office:value-type="percentage" office:value="1.06908052787574">
            <text:p>106,91%</text:p>
          </table:table-cell>
          <table:table-cell/>
          <table:table-cell table:formula="of:=[.N15]% / [.Y15]" office:value-type="percentage" office:value="0.217391304347826">
            <text:p>21,74%</text:p>
          </table:table-cell>
          <table:table-cell/>
          <table:table-cell table:formula="of:=ROW() -5" office:value-type="float" office:value="10">
            <text:p>10</text:p>
          </table:table-cell>
        </table:table-row>
        <table:table-row table:style-name="ro1">
          <table:table-cell table:formula="of:=ROW() -5" office:value-type="float" office:value="11">
            <text:p>11</text:p>
          </table:table-cell>
          <table:table-cell office:value-type="float" office:value="89">
            <text:p>89</text:p>
          </table:table-cell>
          <table:table-cell table:formula="of:=[.B16]/[.B$85]" office:value-type="percentage" office:value="0.0961123110151188">
            <text:p>9,61%</text:p>
          </table:table-cell>
          <table:table-cell office:value-type="float" office:value="210">
            <text:p>210</text:p>
          </table:table-cell>
          <table:table-cell table:formula="of:=MIN([.D16]; [.$B$3]*[.C16])" office:value-type="float" office:value="210">
            <text:p>210</text:p>
          </table:table-cell>
          <table:table-cell table:formula="of:= [.E16] + + [.$E$3] * [.J16]" office:value-type="float" office:value="438.125">
            <text:p>438,13</text:p>
          </table:table-cell>
          <table:table-cell table:formula="of:=[.F16] /[.C16]" office:value-type="float" office:value="4558.4691011236">
            <text:p>4558,47</text:p>
          </table:table-cell>
          <table:table-cell table:formula="of:=[.G16] /[.G$85]" office:value-type="percentage" office:value="1.36073704511152">
            <text:p>136,07%</text:p>
          </table:table-cell>
          <table:table-cell/>
          <table:table-cell table:formula="of:=0.375 * [.A16] + 5" office:value-type="float" office:value="9.125">
            <text:p>9,13</text:p>
          </table:table-cell>
          <table:table-cell table:formula="of:= [.J16] / [.C16]" office:value-type="float" office:value="94.9410112359551">
            <text:p>94,94</text:p>
          </table:table-cell>
          <table:table-cell table:formula="of:= [.K16] / [.K$85]" office:value-type="percentage" office:value="2.71260032102729">
            <text:p>271,26%</text:p>
          </table:table-cell>
          <table:table-cell/>
          <table:table-cell table:formula="of:=2 * (10 + [.A16])" office:value-type="float" office:value="42">
            <text:p>42</text:p>
          </table:table-cell>
          <table:table-cell table:formula="of:=[.N16] /[.C16]" office:value-type="float" office:value="436.988764044944">
            <text:p>436,99</text:p>
          </table:table-cell>
          <table:table-cell table:formula="of:=[.O16] / [.O$85]" office:value-type="percentage" office:value="2.42771535580524">
            <text:p>242,77%</text:p>
          </table:table-cell>
          <table:table-cell/>
          <table:table-cell table:formula="of:=10 + 2 *[.A16]" office:value-type="float" office:value="32">
            <text:p>32</text:p>
          </table:table-cell>
          <table:table-cell table:formula="of:=[.R16] /[.C16]" office:value-type="float" office:value="332.943820224719">
            <text:p>332,94</text:p>
          </table:table-cell>
          <table:table-cell table:formula="of:=[.S16]/[.S$85]" office:value-type="percentage" office:value="1.95849306014541">
            <text:p>195,85%</text:p>
          </table:table-cell>
          <table:table-cell/>
          <table:table-cell table:formula="of:=[.N16] / [.E16]" office:value-type="percentage" office:value="0.2">
            <text:p>20,00%</text:p>
          </table:table-cell>
          <table:table-cell table:formula="of:=[.N16] / [.F16]" office:value-type="percentage" office:value="0.0958630527817404">
            <text:p>9,59%</text:p>
          </table:table-cell>
          <table:table-cell/>
          <table:table-cell table:formula="of:=(0.0024 * [.A16] * [.A16]) + (0.06 * [.A16]) + 1" office:value-type="float" office:value="1.9504">
            <text:p>1,95</text:p>
          </table:table-cell>
          <table:table-cell table:formula="of:=MIN([.D16]; [.$AA$3]*[.C16])" office:value-type="float" office:value="95.0550755939525">
            <text:p>95,06</text:p>
          </table:table-cell>
          <table:table-cell table:formula="of:=([.Z16] / [.Y16]) %" office:value-type="percentage" office:value="0.487361954439871">
            <text:p>48,74%</text:p>
          </table:table-cell>
          <table:table-cell table:formula="of:=[.AA16] * 100 * [.Y$85]" office:value-type="float" office:value="1031.25789559477">
            <text:p>1031,26</text:p>
          </table:table-cell>
          <table:table-cell table:formula="of:=[.AB16] /[.AB$85]" office:value-type="percentage" office:value="1.04272790252252">
            <text:p>104,27%</text:p>
          </table:table-cell>
          <table:table-cell table:formula="of:=[.AA16] + 0.045 + 0.2" office:value-type="percentage" office:value="0.732361954439871">
            <text:p>73,24%</text:p>
          </table:table-cell>
          <table:table-cell table:formula="of:=[.AD16] * 100 * [.Y$85]" office:value-type="float" office:value="1549.67789559477">
            <text:p>1549,68</text:p>
          </table:table-cell>
          <table:table-cell table:formula="of:=[.AE16] /[.AE$85]" office:value-type="percentage" office:value="1.02803325920763">
            <text:p>102,80%</text:p>
          </table:table-cell>
          <table:table-cell/>
          <table:table-cell table:formula="of:=[.N16]% / [.Y16]" office:value-type="percentage" office:value="0.215340442986054">
            <text:p>21,53%</text:p>
          </table:table-cell>
          <table:table-cell/>
          <table:table-cell table:formula="of:=ROW() -5" office:value-type="float" office:value="11">
            <text:p>11</text:p>
          </table:table-cell>
        </table:table-row>
        <table:table-row table:style-name="ro1">
          <table:table-cell table:formula="of:=ROW() -5" office:value-type="float" office:value="12">
            <text:p>12</text:p>
          </table:table-cell>
          <table:table-cell office:value-type="float" office:value="89">
            <text:p>89</text:p>
          </table:table-cell>
          <table:table-cell table:formula="of:=[.B17]/[.B$85]" office:value-type="percentage" office:value="0.0961123110151188">
            <text:p>9,61%</text:p>
          </table:table-cell>
          <table:table-cell office:value-type="float" office:value="230">
            <text:p>230</text:p>
          </table:table-cell>
          <table:table-cell table:formula="of:=MIN([.D17]; [.$B$3]*[.C17])" office:value-type="float" office:value="230">
            <text:p>230</text:p>
          </table:table-cell>
          <table:table-cell table:formula="of:= [.E17] + + [.$E$3] * [.J17]" office:value-type="float" office:value="467.5">
            <text:p>467,5</text:p>
          </table:table-cell>
          <table:table-cell table:formula="of:=[.F17] /[.C17]" office:value-type="float" office:value="4864.10112359551">
            <text:p>4864,1</text:p>
          </table:table-cell>
          <table:table-cell table:formula="of:=[.G17] /[.G$85]" office:value-type="percentage" office:value="1.45197048465538">
            <text:p>145,20%</text:p>
          </table:table-cell>
          <table:table-cell/>
          <table:table-cell table:formula="of:=0.375 * [.A17] + 5" office:value-type="float" office:value="9.5">
            <text:p>9,5</text:p>
          </table:table-cell>
          <table:table-cell table:formula="of:= [.J17] / [.C17]" office:value-type="float" office:value="98.8426966292135">
            <text:p>98,84</text:p>
          </table:table-cell>
          <table:table-cell table:formula="of:= [.K17] / [.K$85]" office:value-type="percentage" office:value="2.82407704654896">
            <text:p>282,41%</text:p>
          </table:table-cell>
          <table:table-cell/>
          <table:table-cell table:formula="of:=2 * (10 + [.A17])" office:value-type="float" office:value="44">
            <text:p>44</text:p>
          </table:table-cell>
          <table:table-cell table:formula="of:=[.N17] /[.C17]" office:value-type="float" office:value="457.797752808989">
            <text:p>457,8</text:p>
          </table:table-cell>
          <table:table-cell table:formula="of:=[.O17] / [.O$85]" office:value-type="percentage" office:value="2.54332084893883">
            <text:p>254,33%</text:p>
          </table:table-cell>
          <table:table-cell/>
          <table:table-cell table:formula="of:=10 + 2 *[.A17]" office:value-type="float" office:value="34">
            <text:p>34</text:p>
          </table:table-cell>
          <table:table-cell table:formula="of:=[.R17] /[.C17]" office:value-type="float" office:value="353.752808988764">
            <text:p>353,75</text:p>
          </table:table-cell>
          <table:table-cell table:formula="of:=[.S17]/[.S$85]" office:value-type="percentage" office:value="2.08089887640449">
            <text:p>208,09%</text:p>
          </table:table-cell>
          <table:table-cell/>
          <table:table-cell table:formula="of:=[.N17] / [.E17]" office:value-type="percentage" office:value="0.191304347826087">
            <text:p>19,13%</text:p>
          </table:table-cell>
          <table:table-cell table:formula="of:=[.N17] / [.F17]" office:value-type="percentage" office:value="0.0941176470588235">
            <text:p>9,41%</text:p>
          </table:table-cell>
          <table:table-cell/>
          <table:table-cell table:formula="of:=(0.0024 * [.A17] * [.A17]) + (0.06 * [.A17]) + 1" office:value-type="float" office:value="2.0656">
            <text:p>2,07</text:p>
          </table:table-cell>
          <table:table-cell table:formula="of:=MIN([.D17]; [.$AA$3]*[.C17])" office:value-type="float" office:value="95.0550755939525">
            <text:p>95,06</text:p>
          </table:table-cell>
          <table:table-cell table:formula="of:=([.Z17] / [.Y17]) %" office:value-type="percentage" office:value="0.460181427158949">
            <text:p>46,02%</text:p>
          </table:table-cell>
          <table:table-cell table:formula="of:=[.AA17] * 100 * [.Y$85]" office:value-type="float" office:value="973.743899868336">
            <text:p>973,74</text:p>
          </table:table-cell>
          <table:table-cell table:formula="of:=[.AB17] /[.AB$85]" office:value-type="percentage" office:value="0.984574216247053">
            <text:p>98,46%</text:p>
          </table:table-cell>
          <table:table-cell table:formula="of:=[.AA17] + 0.045 + 0.2" office:value-type="percentage" office:value="0.705181427158949">
            <text:p>70,52%</text:p>
          </table:table-cell>
          <table:table-cell table:formula="of:=[.AD17] * 100 * [.Y$85]" office:value-type="float" office:value="1492.16389986834">
            <text:p>1492,16</text:p>
          </table:table-cell>
          <table:table-cell table:formula="of:=[.AE17] /[.AE$85]" office:value-type="percentage" office:value="0.989879330159037">
            <text:p>98,99%</text:p>
          </table:table-cell>
          <table:table-cell/>
          <table:table-cell table:formula="of:=[.N17]% / [.Y17]" office:value-type="percentage" office:value="0.213013168086754">
            <text:p>21,30%</text:p>
          </table:table-cell>
          <table:table-cell/>
          <table:table-cell table:formula="of:=ROW() -5" office:value-type="float" office:value="12">
            <text:p>12</text:p>
          </table:table-cell>
        </table:table-row>
        <table:table-row table:style-name="ro1">
          <table:table-cell table:formula="of:=ROW() -5" office:value-type="float" office:value="13">
            <text:p>13</text:p>
          </table:table-cell>
          <table:table-cell office:value-type="float" office:value="89">
            <text:p>89</text:p>
          </table:table-cell>
          <table:table-cell table:formula="of:=[.B18]/[.B$85]" office:value-type="percentage" office:value="0.0961123110151188">
            <text:p>9,61%</text:p>
          </table:table-cell>
          <table:table-cell office:value-type="float" office:value="250">
            <text:p>250</text:p>
          </table:table-cell>
          <table:table-cell table:formula="of:=MIN([.D18]; [.$B$3]*[.C18])" office:value-type="float" office:value="237.877969762419">
            <text:p>237,88</text:p>
          </table:table-cell>
          <table:table-cell table:formula="of:= [.E18] + + [.$E$3] * [.J18]" office:value-type="float" office:value="484.752969762419">
            <text:p>484,75</text:p>
          </table:table-cell>
          <table:table-cell table:formula="of:=[.F18] /[.C18]" office:value-type="float" office:value="5043.6095505618">
            <text:p>5043,61</text:p>
          </table:table-cell>
          <table:table-cell table:formula="of:=[.G18] /[.G$85]" office:value-type="percentage" office:value="1.50555508971994">
            <text:p>150,56%</text:p>
          </table:table-cell>
          <table:table-cell/>
          <table:table-cell table:formula="of:=0.375 * [.A18] + 5" office:value-type="float" office:value="9.875">
            <text:p>9,88</text:p>
          </table:table-cell>
          <table:table-cell table:formula="of:= [.J18] / [.C18]" office:value-type="float" office:value="102.744382022472">
            <text:p>102,74</text:p>
          </table:table-cell>
          <table:table-cell table:formula="of:= [.K18] / [.K$85]" office:value-type="percentage" office:value="2.93555377207063">
            <text:p>293,56%</text:p>
          </table:table-cell>
          <table:table-cell/>
          <table:table-cell table:formula="of:=2 * (10 + [.A18])" office:value-type="float" office:value="46">
            <text:p>46</text:p>
          </table:table-cell>
          <table:table-cell table:formula="of:=[.N18] /[.C18]" office:value-type="float" office:value="478.606741573034">
            <text:p>478,61</text:p>
          </table:table-cell>
          <table:table-cell table:formula="of:=[.O18] / [.O$85]" office:value-type="percentage" office:value="2.65892634207241">
            <text:p>265,89%</text:p>
          </table:table-cell>
          <table:table-cell/>
          <table:table-cell table:formula="of:=10 + 2 *[.A18]" office:value-type="float" office:value="36">
            <text:p>36</text:p>
          </table:table-cell>
          <table:table-cell table:formula="of:=[.R18] /[.C18]" office:value-type="float" office:value="374.561797752809">
            <text:p>374,56</text:p>
          </table:table-cell>
          <table:table-cell table:formula="of:=[.S18]/[.S$85]" office:value-type="percentage" office:value="2.20330469266358">
            <text:p>220,33%</text:p>
          </table:table-cell>
          <table:table-cell/>
          <table:table-cell table:formula="of:=[.N18] / [.E18]" office:value-type="percentage" office:value="0.19337646124163">
            <text:p>19,34%</text:p>
          </table:table-cell>
          <table:table-cell table:formula="of:=[.N18] / [.F18]" office:value-type="percentage" office:value="0.0948936940449172">
            <text:p>9,49%</text:p>
          </table:table-cell>
          <table:table-cell/>
          <table:table-cell table:formula="of:=(0.0024 * [.A18] * [.A18]) + (0.06 * [.A18]) + 1" office:value-type="float" office:value="2.1856">
            <text:p>2,19</text:p>
          </table:table-cell>
          <table:table-cell table:formula="of:=MIN([.D18]; [.$AA$3]*[.C18])" office:value-type="float" office:value="95.0550755939525">
            <text:p>95,06</text:p>
          </table:table-cell>
          <table:table-cell table:formula="of:=([.Z18] / [.Y18]) %" office:value-type="percentage" office:value="0.43491524338375">
            <text:p>43,49%</text:p>
          </table:table-cell>
          <table:table-cell table:formula="of:=[.AA18] * 100 * [.Y$85]" office:value-type="float" office:value="920.280655000016">
            <text:p>920,28</text:p>
          </table:table-cell>
          <table:table-cell table:formula="of:=[.AB18] /[.AB$85]" office:value-type="percentage" office:value="0.930516334681512">
            <text:p>93,05%</text:p>
          </table:table-cell>
          <table:table-cell table:formula="of:=[.AA18] + 0.045 + 0.2" office:value-type="percentage" office:value="0.67991524338375">
            <text:p>67,99%</text:p>
          </table:table-cell>
          <table:table-cell table:formula="of:=[.AD18] * 100 * [.Y$85]" office:value-type="float" office:value="1438.70065500002">
            <text:p>1438,7</text:p>
          </table:table-cell>
          <table:table-cell table:formula="of:=[.AE18] /[.AE$85]" office:value-type="percentage" office:value="0.954412608961017">
            <text:p>95,44%</text:p>
          </table:table-cell>
          <table:table-cell/>
          <table:table-cell table:formula="of:=[.N18]% / [.Y18]" office:value-type="percentage" office:value="0.210468521229868">
            <text:p>21,05%</text:p>
          </table:table-cell>
          <table:table-cell/>
          <table:table-cell table:formula="of:=ROW() -5" office:value-type="float" office:value="13">
            <text:p>13</text:p>
          </table:table-cell>
        </table:table-row>
        <table:table-row table:style-name="ro1">
          <table:table-cell table:formula="of:=ROW() -5" office:value-type="float" office:value="14">
            <text:p>14</text:p>
          </table:table-cell>
          <table:table-cell office:value-type="float" office:value="89">
            <text:p>89</text:p>
          </table:table-cell>
          <table:table-cell table:formula="of:=[.B19]/[.B$85]" office:value-type="percentage" office:value="0.0961123110151188">
            <text:p>9,61%</text:p>
          </table:table-cell>
          <table:table-cell office:value-type="float" office:value="260">
            <text:p>260</text:p>
          </table:table-cell>
          <table:table-cell table:formula="of:=MIN([.D19]; [.$B$3]*[.C19])" office:value-type="float" office:value="237.877969762419">
            <text:p>237,88</text:p>
          </table:table-cell>
          <table:table-cell table:formula="of:= [.E19] + + [.$E$3] * [.J19]" office:value-type="float" office:value="494.127969762419">
            <text:p>494,13</text:p>
          </table:table-cell>
          <table:table-cell table:formula="of:=[.F19] /[.C19]" office:value-type="float" office:value="5141.15168539326">
            <text:p>5141,15</text:p>
          </table:table-cell>
          <table:table-cell table:formula="of:=[.G19] /[.G$85]" office:value-type="percentage" office:value="1.53467214489351">
            <text:p>153,47%</text:p>
          </table:table-cell>
          <table:table-cell/>
          <table:table-cell table:formula="of:=0.375 * [.A19] + 5" office:value-type="float" office:value="10.25">
            <text:p>10,25</text:p>
          </table:table-cell>
          <table:table-cell table:formula="of:= [.J19] / [.C19]" office:value-type="float" office:value="106.64606741573">
            <text:p>106,65</text:p>
          </table:table-cell>
          <table:table-cell table:formula="of:= [.K19] / [.K$85]" office:value-type="percentage" office:value="3.0470304975923">
            <text:p>304,70%</text:p>
          </table:table-cell>
          <table:table-cell/>
          <table:table-cell table:formula="of:=2 * (10 + [.A19])" office:value-type="float" office:value="48">
            <text:p>48</text:p>
          </table:table-cell>
          <table:table-cell table:formula="of:=[.N19] /[.C19]" office:value-type="float" office:value="499.415730337079">
            <text:p>499,42</text:p>
          </table:table-cell>
          <table:table-cell table:formula="of:=[.O19] / [.O$85]" office:value-type="percentage" office:value="2.77453183520599">
            <text:p>277,45%</text:p>
          </table:table-cell>
          <table:table-cell/>
          <table:table-cell table:formula="of:=10 + 2 *[.A19]" office:value-type="float" office:value="38">
            <text:p>38</text:p>
          </table:table-cell>
          <table:table-cell table:formula="of:=[.R19] /[.C19]" office:value-type="float" office:value="395.370786516854">
            <text:p>395,37</text:p>
          </table:table-cell>
          <table:table-cell table:formula="of:=[.S19]/[.S$85]" office:value-type="percentage" office:value="2.32571050892267">
            <text:p>232,57%</text:p>
          </table:table-cell>
          <table:table-cell/>
          <table:table-cell table:formula="of:=[.N19] / [.E19]" office:value-type="percentage" office:value="0.201784133469527">
            <text:p>20,18%</text:p>
          </table:table-cell>
          <table:table-cell table:formula="of:=[.N19] / [.F19]" office:value-type="percentage" office:value="0.0971408277557711">
            <text:p>9,71%</text:p>
          </table:table-cell>
          <table:table-cell/>
          <table:table-cell table:formula="of:=(0.0024 * [.A19] * [.A19]) + (0.06 * [.A19]) + 1" office:value-type="float" office:value="2.3104">
            <text:p>2,31</text:p>
          </table:table-cell>
          <table:table-cell table:formula="of:=MIN([.D19]; [.$AA$3]*[.C19])" office:value-type="float" office:value="95.0550755939525">
            <text:p>95,06</text:p>
          </table:table-cell>
          <table:table-cell table:formula="of:=([.Z19] / [.Y19]) %" office:value-type="percentage" office:value="0.411422591732828">
            <text:p>41,14%</text:p>
          </table:table-cell>
          <table:table-cell table:formula="of:=[.AA19] * 100 * [.Y$85]" office:value-type="float" office:value="870.570204106663">
            <text:p>870,57</text:p>
          </table:table-cell>
          <table:table-cell table:formula="of:=[.AB19] /[.AB$85]" office:value-type="percentage" office:value="0.880252986963259">
            <text:p>88,03%</text:p>
          </table:table-cell>
          <table:table-cell table:formula="of:=[.AA19] + 0.045 + 0.2" office:value-type="percentage" office:value="0.656422591732828">
            <text:p>65,64%</text:p>
          </table:table-cell>
          <table:table-cell table:formula="of:=[.AD19] * 100 * [.Y$85]" office:value-type="float" office:value="1388.99020410666">
            <text:p>1388,99</text:p>
          </table:table-cell>
          <table:table-cell table:formula="of:=[.AE19] /[.AE$85]" office:value-type="percentage" office:value="0.921435435450414">
            <text:p>92,14%</text:p>
          </table:table-cell>
          <table:table-cell/>
          <table:table-cell table:formula="of:=[.N19]% / [.Y19]" office:value-type="percentage" office:value="0.207756232686981">
            <text:p>20,78%</text:p>
          </table:table-cell>
          <table:table-cell/>
          <table:table-cell table:formula="of:=ROW() -5" office:value-type="float" office:value="14">
            <text:p>14</text:p>
          </table:table-cell>
        </table:table-row>
        <table:table-row table:style-name="ro1">
          <table:table-cell table:formula="of:=ROW() -5" office:value-type="float" office:value="15">
            <text:p>15</text:p>
          </table:table-cell>
          <table:table-cell office:value-type="float" office:value="89">
            <text:p>89</text:p>
          </table:table-cell>
          <table:table-cell table:formula="of:=[.B20]/[.B$85]" office:value-type="percentage" office:value="0.0961123110151188">
            <text:p>9,61%</text:p>
          </table:table-cell>
          <table:table-cell office:value-type="float" office:value="280">
            <text:p>280</text:p>
          </table:table-cell>
          <table:table-cell table:formula="of:=MIN([.D20]; [.$B$3]*[.C20])" office:value-type="float" office:value="237.877969762419">
            <text:p>237,88</text:p>
          </table:table-cell>
          <table:table-cell table:formula="of:= [.E20] + + [.$E$3] * [.J20]" office:value-type="float" office:value="503.502969762419">
            <text:p>503,5</text:p>
          </table:table-cell>
          <table:table-cell table:formula="of:=[.F20] /[.C20]" office:value-type="float" office:value="5238.69382022472">
            <text:p>5238,69</text:p>
          </table:table-cell>
          <table:table-cell table:formula="of:=[.G20] /[.G$85]" office:value-type="percentage" office:value="1.56378920006708">
            <text:p>156,38%</text:p>
          </table:table-cell>
          <table:table-cell/>
          <table:table-cell table:formula="of:=0.375 * [.A20] + 5" office:value-type="float" office:value="10.625">
            <text:p>10,63</text:p>
          </table:table-cell>
          <table:table-cell table:formula="of:= [.J20] / [.C20]" office:value-type="float" office:value="110.547752808989">
            <text:p>110,55</text:p>
          </table:table-cell>
          <table:table-cell table:formula="of:= [.K20] / [.K$85]" office:value-type="percentage" office:value="3.15850722311396">
            <text:p>315,85%</text:p>
          </table:table-cell>
          <table:table-cell/>
          <table:table-cell table:formula="of:=2 * (10 + [.A20])" office:value-type="float" office:value="50">
            <text:p>50</text:p>
          </table:table-cell>
          <table:table-cell table:formula="of:=[.N20] /[.C20]" office:value-type="float" office:value="520.224719101124">
            <text:p>520,22</text:p>
          </table:table-cell>
          <table:table-cell table:formula="of:=[.O20] / [.O$85]" office:value-type="percentage" office:value="2.89013732833958">
            <text:p>289,01%</text:p>
          </table:table-cell>
          <table:table-cell/>
          <table:table-cell table:formula="of:=10 + 2 *[.A20]" office:value-type="float" office:value="40">
            <text:p>40</text:p>
          </table:table-cell>
          <table:table-cell table:formula="of:=[.R20] /[.C20]" office:value-type="float" office:value="416.179775280899">
            <text:p>416,18</text:p>
          </table:table-cell>
          <table:table-cell table:formula="of:=[.S20]/[.S$85]" office:value-type="percentage" office:value="2.44811632518176">
            <text:p>244,81%</text:p>
          </table:table-cell>
          <table:table-cell/>
          <table:table-cell table:formula="of:=[.N20] / [.E20]" office:value-type="percentage" office:value="0.210191805697424">
            <text:p>21,02%</text:p>
          </table:table-cell>
          <table:table-cell table:formula="of:=[.N20] / [.F20]" office:value-type="percentage" office:value="0.0993042802182335">
            <text:p>9,93%</text:p>
          </table:table-cell>
          <table:table-cell/>
          <table:table-cell table:formula="of:=(0.0024 * [.A20] * [.A20]) + (0.06 * [.A20]) + 1" office:value-type="float" office:value="2.44">
            <text:p>2,44</text:p>
          </table:table-cell>
          <table:table-cell table:formula="of:=MIN([.D20]; [.$AA$3]*[.C20])" office:value-type="float" office:value="95.0550755939525">
            <text:p>95,06</text:p>
          </table:table-cell>
          <table:table-cell table:formula="of:=([.Z20] / [.Y20]) %" office:value-type="percentage" office:value="0.389569981942428">
            <text:p>38,96%</text:p>
          </table:table-cell>
          <table:table-cell table:formula="of:=[.AA20] * 100 * [.Y$85]" office:value-type="float" office:value="824.330081790178">
            <text:p>824,33</text:p>
          </table:table-cell>
          <table:table-cell table:formula="of:=[.AB20] /[.AB$85]" office:value-type="percentage" office:value="0.833498566016358">
            <text:p>83,35%</text:p>
          </table:table-cell>
          <table:table-cell table:formula="of:=[.AA20] + 0.045 + 0.2" office:value-type="percentage" office:value="0.634569981942428">
            <text:p>63,46%</text:p>
          </table:table-cell>
          <table:table-cell table:formula="of:=[.AD20] * 100 * [.Y$85]" office:value-type="float" office:value="1342.75008179018">
            <text:p>1342,75</text:p>
          </table:table-cell>
          <table:table-cell table:formula="of:=[.AE20] /[.AE$85]" office:value-type="percentage" office:value="0.890760426284763">
            <text:p>89,08%</text:p>
          </table:table-cell>
          <table:table-cell/>
          <table:table-cell table:formula="of:=[.N20]% / [.Y20]" office:value-type="percentage" office:value="0.204918032786885">
            <text:p>20,49%</text:p>
          </table:table-cell>
          <table:table-cell/>
          <table:table-cell table:formula="of:=ROW() -5" office:value-type="float" office:value="15">
            <text:p>15</text:p>
          </table:table-cell>
        </table:table-row>
        <table:table-row table:style-name="ro1">
          <table:table-cell table:formula="of:=ROW() -5" office:value-type="float" office:value="16">
            <text:p>16</text:p>
          </table:table-cell>
          <table:table-cell office:value-type="float" office:value="124">
            <text:p>124</text:p>
          </table:table-cell>
          <table:table-cell table:formula="of:=[.B21]/[.B$85]" office:value-type="percentage" office:value="0.133909287257019">
            <text:p>13,39%</text:p>
          </table:table-cell>
          <table:table-cell office:value-type="float" office:value="300">
            <text:p>300</text:p>
          </table:table-cell>
          <table:table-cell table:formula="of:=MIN([.D21]; [.$B$3]*[.C21])" office:value-type="float" office:value="300">
            <text:p>300</text:p>
          </table:table-cell>
          <table:table-cell table:formula="of:= [.E21] + + [.$E$3] * [.J21]" office:value-type="float" office:value="575">
            <text:p>575</text:p>
          </table:table-cell>
          <table:table-cell table:formula="of:=[.F21] /[.C21]" office:value-type="float" office:value="4293.95161290323">
            <text:p>4293,95</text:p>
          </table:table-cell>
          <table:table-cell table:formula="of:=[.G21] /[.G$85]" office:value-type="percentage" office:value="1.28177660086663">
            <text:p>128,18%</text:p>
          </table:table-cell>
          <table:table-cell/>
          <table:table-cell table:formula="of:=0.375 * [.A21] + 5" office:value-type="float" office:value="11">
            <text:p>11</text:p>
          </table:table-cell>
          <table:table-cell table:formula="of:= [.J21] / [.C21]" office:value-type="float" office:value="82.1451612903226">
            <text:p>82,15</text:p>
          </table:table-cell>
          <table:table-cell table:formula="of:= [.K21] / [.K$85]" office:value-type="percentage" office:value="2.34700460829493">
            <text:p>234,70%</text:p>
          </table:table-cell>
          <table:table-cell/>
          <table:table-cell table:formula="of:=2 * (10 + [.A21])" office:value-type="float" office:value="52">
            <text:p>52</text:p>
          </table:table-cell>
          <table:table-cell table:formula="of:=[.N21] /[.C21]" office:value-type="float" office:value="388.322580645161">
            <text:p>388,32</text:p>
          </table:table-cell>
          <table:table-cell table:formula="of:=[.O21] / [.O$85]" office:value-type="percentage" office:value="2.1573476702509">
            <text:p>215,73%</text:p>
          </table:table-cell>
          <table:table-cell/>
          <table:table-cell table:formula="of:=10 + 2 *[.A21]" office:value-type="float" office:value="42">
            <text:p>42</text:p>
          </table:table-cell>
          <table:table-cell table:formula="of:=[.R21] /[.C21]" office:value-type="float" office:value="313.645161290323">
            <text:p>313,65</text:p>
          </table:table-cell>
          <table:table-cell table:formula="of:=[.S21]/[.S$85]" office:value-type="percentage" office:value="1.8449715370019">
            <text:p>184,50%</text:p>
          </table:table-cell>
          <table:table-cell/>
          <table:table-cell table:formula="of:=[.N21] / [.E21]" office:value-type="percentage" office:value="0.173333333333333">
            <text:p>17,33%</text:p>
          </table:table-cell>
          <table:table-cell table:formula="of:=[.N21] / [.F21]" office:value-type="percentage" office:value="0.0904347826086956">
            <text:p>9,04%</text:p>
          </table:table-cell>
          <table:table-cell/>
          <table:table-cell table:formula="of:=(0.0024 * [.A21] * [.A21]) + (0.06 * [.A21]) + 1" office:value-type="float" office:value="2.5744">
            <text:p>2,57</text:p>
          </table:table-cell>
          <table:table-cell table:formula="of:=MIN([.D21]; [.$AA$3]*[.C21])" office:value-type="float" office:value="132.436285097192">
            <text:p>132,44</text:p>
          </table:table-cell>
          <table:table-cell table:formula="of:=([.Z21] / [.Y21]) %" office:value-type="percentage" office:value="0.514435538755408">
            <text:p>51,44%</text:p>
          </table:table-cell>
          <table:table-cell table:formula="of:=[.AA21] * 100 * [.Y$85]" office:value-type="float" office:value="1088.54560000644">
            <text:p>1088,55</text:p>
          </table:table-cell>
          <table:table-cell table:formula="of:=[.AB21] /[.AB$85]" office:value-type="percentage" office:value="1.10065278059297">
            <text:p>110,07%</text:p>
          </table:table-cell>
          <table:table-cell table:formula="of:=[.AA21] + 0.045 + 0.2" office:value-type="percentage" office:value="0.759435538755408">
            <text:p>75,94%</text:p>
          </table:table-cell>
          <table:table-cell table:formula="of:=[.AD21] * 100 * [.Y$85]" office:value-type="float" office:value="1606.96560000644">
            <text:p>1606,97</text:p>
          </table:table-cell>
          <table:table-cell table:formula="of:=[.AE21] /[.AE$85]" office:value-type="percentage" office:value="1.06603706996487">
            <text:p>106,60%</text:p>
          </table:table-cell>
          <table:table-cell/>
          <table:table-cell table:formula="of:=[.N21]% / [.Y21]" office:value-type="percentage" office:value="0.201988812927284">
            <text:p>20,20%</text:p>
          </table:table-cell>
          <table:table-cell/>
          <table:table-cell table:formula="of:=ROW() -5" office:value-type="float" office:value="16">
            <text:p>16</text:p>
          </table:table-cell>
        </table:table-row>
        <table:table-row table:style-name="ro1">
          <table:table-cell table:formula="of:=ROW() -5" office:value-type="float" office:value="17">
            <text:p>17</text:p>
          </table:table-cell>
          <table:table-cell office:value-type="float" office:value="124">
            <text:p>124</text:p>
          </table:table-cell>
          <table:table-cell table:formula="of:=[.B22]/[.B$85]" office:value-type="percentage" office:value="0.133909287257019">
            <text:p>13,39%</text:p>
          </table:table-cell>
          <table:table-cell office:value-type="float" office:value="310">
            <text:p>310</text:p>
          </table:table-cell>
          <table:table-cell table:formula="of:=MIN([.D22]; [.$B$3]*[.C22])" office:value-type="float" office:value="310">
            <text:p>310</text:p>
          </table:table-cell>
          <table:table-cell table:formula="of:= [.E22] + + [.$E$3] * [.J22]" office:value-type="float" office:value="594.375">
            <text:p>594,38</text:p>
          </table:table-cell>
          <table:table-cell table:formula="of:=[.F22] /[.C22]" office:value-type="float" office:value="4438.63911290323">
            <text:p>4438,64</text:p>
          </table:table-cell>
          <table:table-cell table:formula="of:=[.G22] /[.G$85]" office:value-type="percentage" office:value="1.3249668993741">
            <text:p>132,50%</text:p>
          </table:table-cell>
          <table:table-cell/>
          <table:table-cell table:formula="of:=0.375 * [.A22] + 5" office:value-type="float" office:value="11.375">
            <text:p>11,38</text:p>
          </table:table-cell>
          <table:table-cell table:formula="of:= [.J22] / [.C22]" office:value-type="float" office:value="84.945564516129">
            <text:p>84,95</text:p>
          </table:table-cell>
          <table:table-cell table:formula="of:= [.K22] / [.K$85]" office:value-type="percentage" office:value="2.42701612903226">
            <text:p>242,70%</text:p>
          </table:table-cell>
          <table:table-cell/>
          <table:table-cell table:formula="of:=2 * (10 + [.A22])" office:value-type="float" office:value="54">
            <text:p>54</text:p>
          </table:table-cell>
          <table:table-cell table:formula="of:=[.N22] /[.C22]" office:value-type="float" office:value="403.258064516129">
            <text:p>403,26</text:p>
          </table:table-cell>
          <table:table-cell table:formula="of:=[.O22] / [.O$85]" office:value-type="percentage" office:value="2.24032258064516">
            <text:p>224,03%</text:p>
          </table:table-cell>
          <table:table-cell/>
          <table:table-cell table:formula="of:=10 + 2 *[.A22]" office:value-type="float" office:value="44">
            <text:p>44</text:p>
          </table:table-cell>
          <table:table-cell table:formula="of:=[.R22] /[.C22]" office:value-type="float" office:value="328.58064516129">
            <text:p>328,58</text:p>
          </table:table-cell>
          <table:table-cell table:formula="of:=[.S22]/[.S$85]" office:value-type="percentage" office:value="1.93282732447818">
            <text:p>193,28%</text:p>
          </table:table-cell>
          <table:table-cell/>
          <table:table-cell table:formula="of:=[.N22] / [.E22]" office:value-type="percentage" office:value="0.174193548387097">
            <text:p>17,42%</text:p>
          </table:table-cell>
          <table:table-cell table:formula="of:=[.N22] / [.F22]" office:value-type="percentage" office:value="0.0908517350157729">
            <text:p>9,09%</text:p>
          </table:table-cell>
          <table:table-cell/>
          <table:table-cell table:formula="of:=(0.0024 * [.A22] * [.A22]) + (0.06 * [.A22]) + 1" office:value-type="float" office:value="2.7136">
            <text:p>2,71</text:p>
          </table:table-cell>
          <table:table-cell table:formula="of:=MIN([.D22]; [.$AA$3]*[.C22])" office:value-type="float" office:value="132.436285097192">
            <text:p>132,44</text:p>
          </table:table-cell>
          <table:table-cell table:formula="of:=([.Z22] / [.Y22]) %" office:value-type="percentage" office:value="0.488046451566894">
            <text:p>48,80%</text:p>
          </table:table-cell>
          <table:table-cell table:formula="of:=[.AA22] * 100 * [.Y$85]" office:value-type="float" office:value="1032.70629151555">
            <text:p>1032,71</text:p>
          </table:table-cell>
          <table:table-cell table:formula="of:=[.AB22] /[.AB$85]" office:value-type="percentage" office:value="1.04419240800359">
            <text:p>104,42%</text:p>
          </table:table-cell>
          <table:table-cell table:formula="of:=[.AA22] + 0.045 + 0.2" office:value-type="percentage" office:value="0.733046451566894">
            <text:p>73,30%</text:p>
          </table:table-cell>
          <table:table-cell table:formula="of:=[.AD22] * 100 * [.Y$85]" office:value-type="float" office:value="1551.12629151555">
            <text:p>1551,13</text:p>
          </table:table-cell>
          <table:table-cell table:formula="of:=[.AE22] /[.AE$85]" office:value-type="percentage" office:value="1.02899410351166">
            <text:p>102,90%</text:p>
          </table:table-cell>
          <table:table-cell/>
          <table:table-cell table:formula="of:=[.N22]% / [.Y22]" office:value-type="percentage" office:value="0.198997641509434">
            <text:p>19,90%</text:p>
          </table:table-cell>
          <table:table-cell/>
          <table:table-cell table:formula="of:=ROW() -5" office:value-type="float" office:value="17">
            <text:p>17</text:p>
          </table:table-cell>
        </table:table-row>
        <table:table-row table:style-name="ro1">
          <table:table-cell table:formula="of:=ROW() -5" office:value-type="float" office:value="18">
            <text:p>18</text:p>
          </table:table-cell>
          <table:table-cell office:value-type="float" office:value="124">
            <text:p>124</text:p>
          </table:table-cell>
          <table:table-cell table:formula="of:=[.B23]/[.B$85]" office:value-type="percentage" office:value="0.133909287257019">
            <text:p>13,39%</text:p>
          </table:table-cell>
          <table:table-cell office:value-type="float" office:value="330">
            <text:p>330</text:p>
          </table:table-cell>
          <table:table-cell table:formula="of:=MIN([.D23]; [.$B$3]*[.C23])" office:value-type="float" office:value="330">
            <text:p>330</text:p>
          </table:table-cell>
          <table:table-cell table:formula="of:= [.E23] + + [.$E$3] * [.J23]" office:value-type="float" office:value="623.75">
            <text:p>623,75</text:p>
          </table:table-cell>
          <table:table-cell table:formula="of:=[.F23] /[.C23]" office:value-type="float" office:value="4658.00403225807">
            <text:p>4658</text:p>
          </table:table-cell>
          <table:table-cell table:formula="of:=[.G23] /[.G$85]" office:value-type="percentage" office:value="1.39044896485315">
            <text:p>139,04%</text:p>
          </table:table-cell>
          <table:table-cell/>
          <table:table-cell table:formula="of:=0.375 * [.A23] + 5" office:value-type="float" office:value="11.75">
            <text:p>11,75</text:p>
          </table:table-cell>
          <table:table-cell table:formula="of:= [.J23] / [.C23]" office:value-type="float" office:value="87.7459677419355">
            <text:p>87,75</text:p>
          </table:table-cell>
          <table:table-cell table:formula="of:= [.K23] / [.K$85]" office:value-type="percentage" office:value="2.50702764976959">
            <text:p>250,70%</text:p>
          </table:table-cell>
          <table:table-cell/>
          <table:table-cell table:formula="of:=2 * (10 + [.A23])" office:value-type="float" office:value="56">
            <text:p>56</text:p>
          </table:table-cell>
          <table:table-cell table:formula="of:=[.N23] /[.C23]" office:value-type="float" office:value="418.193548387097">
            <text:p>418,19</text:p>
          </table:table-cell>
          <table:table-cell table:formula="of:=[.O23] / [.O$85]" office:value-type="percentage" office:value="2.32329749103943">
            <text:p>232,33%</text:p>
          </table:table-cell>
          <table:table-cell/>
          <table:table-cell table:formula="of:=10 + 2 *[.A23]" office:value-type="float" office:value="46">
            <text:p>46</text:p>
          </table:table-cell>
          <table:table-cell table:formula="of:=[.R23] /[.C23]" office:value-type="float" office:value="343.516129032258">
            <text:p>343,52</text:p>
          </table:table-cell>
          <table:table-cell table:formula="of:=[.S23]/[.S$85]" office:value-type="percentage" office:value="2.02068311195446">
            <text:p>202,07%</text:p>
          </table:table-cell>
          <table:table-cell/>
          <table:table-cell table:formula="of:=[.N23] / [.E23]" office:value-type="percentage" office:value="0.16969696969697">
            <text:p>16,97%</text:p>
          </table:table-cell>
          <table:table-cell table:formula="of:=[.N23] / [.F23]" office:value-type="percentage" office:value="0.0897795591182365">
            <text:p>8,98%</text:p>
          </table:table-cell>
          <table:table-cell/>
          <table:table-cell table:formula="of:=(0.0024 * [.A23] * [.A23]) + (0.06 * [.A23]) + 1" office:value-type="float" office:value="2.8576">
            <text:p>2,86</text:p>
          </table:table-cell>
          <table:table-cell table:formula="of:=MIN([.D23]; [.$AA$3]*[.C23])" office:value-type="float" office:value="132.436285097192">
            <text:p>132,44</text:p>
          </table:table-cell>
          <table:table-cell table:formula="of:=([.Z23] / [.Y23]) %" office:value-type="percentage" office:value="0.463452845384911">
            <text:p>46,35%</text:p>
          </table:table-cell>
          <table:table-cell table:formula="of:=[.AA23] * 100 * [.Y$85]" office:value-type="float" office:value="980.666220834472">
            <text:p>980,67</text:p>
          </table:table-cell>
          <table:table-cell table:formula="of:=[.AB23] /[.AB$85]" office:value-type="percentage" office:value="0.99157352966074">
            <text:p>99,16%</text:p>
          </table:table-cell>
          <table:table-cell table:formula="of:=[.AA23] + 0.045 + 0.2" office:value-type="percentage" office:value="0.708452845384911">
            <text:p>70,85%</text:p>
          </table:table-cell>
          <table:table-cell table:formula="of:=[.AD23] * 100 * [.Y$85]" office:value-type="float" office:value="1499.08622083447">
            <text:p>1499,09</text:p>
          </table:table-cell>
          <table:table-cell table:formula="of:=[.AE23] /[.AE$85]" office:value-type="percentage" office:value="0.994471494894901">
            <text:p>99,45%</text:p>
          </table:table-cell>
          <table:table-cell/>
          <table:table-cell table:formula="of:=[.N23]% / [.Y23]" office:value-type="percentage" office:value="0.195968645016797">
            <text:p>19,60%</text:p>
          </table:table-cell>
          <table:table-cell/>
          <table:table-cell table:formula="of:=ROW() -5" office:value-type="float" office:value="18">
            <text:p>18</text:p>
          </table:table-cell>
        </table:table-row>
        <table:table-row table:style-name="ro1">
          <table:table-cell table:formula="of:=ROW() -5" office:value-type="float" office:value="19">
            <text:p>19</text:p>
          </table:table-cell>
          <table:table-cell office:value-type="float" office:value="124">
            <text:p>124</text:p>
          </table:table-cell>
          <table:table-cell table:formula="of:=[.B24]/[.B$85]" office:value-type="percentage" office:value="0.133909287257019">
            <text:p>13,39%</text:p>
          </table:table-cell>
          <table:table-cell office:value-type="float" office:value="340">
            <text:p>340</text:p>
          </table:table-cell>
          <table:table-cell table:formula="of:=MIN([.D24]; [.$B$3]*[.C24])" office:value-type="float" office:value="331.425485961123">
            <text:p>331,43</text:p>
          </table:table-cell>
          <table:table-cell table:formula="of:= [.E24] + + [.$E$3] * [.J24]" office:value-type="float" office:value="634.550485961123">
            <text:p>634,55</text:p>
          </table:table-cell>
          <table:table-cell table:formula="of:=[.F24] /[.C24]" office:value-type="float" office:value="4738.65927419355">
            <text:p>4738,66</text:p>
          </table:table-cell>
          <table:table-cell table:formula="of:=[.G24] /[.G$85]" office:value-type="percentage" office:value="1.41452515647569">
            <text:p>141,45%</text:p>
          </table:table-cell>
          <table:table-cell/>
          <table:table-cell table:formula="of:=0.375 * [.A24] + 5" office:value-type="float" office:value="12.125">
            <text:p>12,13</text:p>
          </table:table-cell>
          <table:table-cell table:formula="of:= [.J24] / [.C24]" office:value-type="float" office:value="90.5463709677419">
            <text:p>90,55</text:p>
          </table:table-cell>
          <table:table-cell table:formula="of:= [.K24] / [.K$85]" office:value-type="percentage" office:value="2.58703917050691">
            <text:p>258,70%</text:p>
          </table:table-cell>
          <table:table-cell/>
          <table:table-cell table:formula="of:=2 * (10 + [.A24])" office:value-type="float" office:value="58">
            <text:p>58</text:p>
          </table:table-cell>
          <table:table-cell table:formula="of:=[.N24] /[.C24]" office:value-type="float" office:value="433.129032258065">
            <text:p>433,13</text:p>
          </table:table-cell>
          <table:table-cell table:formula="of:=[.O24] / [.O$85]" office:value-type="percentage" office:value="2.40627240143369">
            <text:p>240,63%</text:p>
          </table:table-cell>
          <table:table-cell/>
          <table:table-cell table:formula="of:=10 + 2 *[.A24]" office:value-type="float" office:value="48">
            <text:p>48</text:p>
          </table:table-cell>
          <table:table-cell table:formula="of:=[.R24] /[.C24]" office:value-type="float" office:value="358.451612903226">
            <text:p>358,45</text:p>
          </table:table-cell>
          <table:table-cell table:formula="of:=[.S24]/[.S$85]" office:value-type="percentage" office:value="2.10853889943074">
            <text:p>210,85%</text:p>
          </table:table-cell>
          <table:table-cell/>
          <table:table-cell table:formula="of:=[.N24] / [.E24]" office:value-type="percentage" office:value="0.175001629195178">
            <text:p>17,50%</text:p>
          </table:table-cell>
          <table:table-cell table:formula="of:=[.N24] / [.F24]" office:value-type="percentage" office:value="0.0914032867095676">
            <text:p>9,14%</text:p>
          </table:table-cell>
          <table:table-cell/>
          <table:table-cell table:formula="of:=(0.0024 * [.A24] * [.A24]) + (0.06 * [.A24]) + 1" office:value-type="float" office:value="3.0064">
            <text:p>3,01</text:p>
          </table:table-cell>
          <table:table-cell table:formula="of:=MIN([.D24]; [.$AA$3]*[.C24])" office:value-type="float" office:value="132.436285097192">
            <text:p>132,44</text:p>
          </table:table-cell>
          <table:table-cell table:formula="of:=([.Z24] / [.Y24]) %" office:value-type="percentage" office:value="0.440514519349362">
            <text:p>44,05%</text:p>
          </table:table-cell>
          <table:table-cell table:formula="of:=[.AA24] * 100 * [.Y$85]" office:value-type="float" office:value="932.12872294325">
            <text:p>932,13</text:p>
          </table:table-cell>
          <table:table-cell table:formula="of:=[.AB24] /[.AB$85]" office:value-type="percentage" office:value="0.942496180933519">
            <text:p>94,25%</text:p>
          </table:table-cell>
          <table:table-cell table:formula="of:=[.AA24] + 0.045 + 0.2" office:value-type="percentage" office:value="0.685514519349362">
            <text:p>68,55%</text:p>
          </table:table-cell>
          <table:table-cell table:formula="of:=[.AD24] * 100 * [.Y$85]" office:value-type="float" office:value="1450.54872294325">
            <text:p>1450,55</text:p>
          </table:table-cell>
          <table:table-cell table:formula="of:=[.AE24] /[.AE$85]" office:value-type="percentage" office:value="0.962272440954246">
            <text:p>96,23%</text:p>
          </table:table-cell>
          <table:table-cell/>
          <table:table-cell table:formula="of:=[.N24]% / [.Y24]" office:value-type="percentage" office:value="0.192921766897286">
            <text:p>19,29%</text:p>
          </table:table-cell>
          <table:table-cell/>
          <table:table-cell table:formula="of:=ROW() -5" office:value-type="float" office:value="19">
            <text:p>19</text:p>
          </table:table-cell>
        </table:table-row>
        <table:table-row table:style-name="ro1">
          <table:table-cell table:formula="of:=ROW() -5" office:value-type="float" office:value="20">
            <text:p>20</text:p>
          </table:table-cell>
          <table:table-cell office:value-type="float" office:value="124">
            <text:p>124</text:p>
          </table:table-cell>
          <table:table-cell table:formula="of:=[.B25]/[.B$85]" office:value-type="percentage" office:value="0.133909287257019">
            <text:p>13,39%</text:p>
          </table:table-cell>
          <table:table-cell office:value-type="float" office:value="370">
            <text:p>370</text:p>
          </table:table-cell>
          <table:table-cell table:formula="of:=MIN([.D25]; [.$B$3]*[.C25])" office:value-type="float" office:value="331.425485961123">
            <text:p>331,43</text:p>
          </table:table-cell>
          <table:table-cell table:formula="of:= [.E25] + + [.$E$3] * [.J25]" office:value-type="float" office:value="643.925485961123">
            <text:p>643,93</text:p>
          </table:table-cell>
          <table:table-cell table:formula="of:=[.F25] /[.C25]" office:value-type="float" office:value="4808.66935483871">
            <text:p>4808,67</text:p>
          </table:table-cell>
          <table:table-cell table:formula="of:=[.G25] /[.G$85]" office:value-type="percentage" office:value="1.43542368801156">
            <text:p>143,54%</text:p>
          </table:table-cell>
          <table:table-cell/>
          <table:table-cell table:formula="of:=0.375 * [.A25] + 5" office:value-type="float" office:value="12.5">
            <text:p>12,5</text:p>
          </table:table-cell>
          <table:table-cell table:formula="of:= [.J25] / [.C25]" office:value-type="float" office:value="93.3467741935484">
            <text:p>93,35</text:p>
          </table:table-cell>
          <table:table-cell table:formula="of:= [.K25] / [.K$85]" office:value-type="percentage" office:value="2.66705069124424">
            <text:p>266,71%</text:p>
          </table:table-cell>
          <table:table-cell/>
          <table:table-cell table:formula="of:=2 * (10 + [.A25])" office:value-type="float" office:value="60">
            <text:p>60</text:p>
          </table:table-cell>
          <table:table-cell table:formula="of:=[.N25] /[.C25]" office:value-type="float" office:value="448.064516129032">
            <text:p>448,06</text:p>
          </table:table-cell>
          <table:table-cell table:formula="of:=[.O25] / [.O$85]" office:value-type="percentage" office:value="2.48924731182796">
            <text:p>248,92%</text:p>
          </table:table-cell>
          <table:table-cell/>
          <table:table-cell table:formula="of:=10 + 2 *[.A25]" office:value-type="float" office:value="50">
            <text:p>50</text:p>
          </table:table-cell>
          <table:table-cell table:formula="of:=[.R25] /[.C25]" office:value-type="float" office:value="373.387096774194">
            <text:p>373,39</text:p>
          </table:table-cell>
          <table:table-cell table:formula="of:=[.S25]/[.S$85]" office:value-type="percentage" office:value="2.19639468690702">
            <text:p>219,64%</text:p>
          </table:table-cell>
          <table:table-cell/>
          <table:table-cell table:formula="of:=[.N25] / [.E25]" office:value-type="percentage" office:value="0.181036168132942">
            <text:p>18,10%</text:p>
          </table:table-cell>
          <table:table-cell table:formula="of:=[.N25] / [.F25]" office:value-type="percentage" office:value="0.0931784830824704">
            <text:p>9,32%</text:p>
          </table:table-cell>
          <table:table-cell/>
          <table:table-cell table:formula="of:=(0.0024 * [.A25] * [.A25]) + (0.06 * [.A25]) + 1" office:value-type="float" office:value="3.16">
            <text:p>3,16</text:p>
          </table:table-cell>
          <table:table-cell table:formula="of:=MIN([.D25]; [.$AA$3]*[.C25])" office:value-type="float" office:value="132.436285097192">
            <text:p>132,44</text:p>
          </table:table-cell>
          <table:table-cell table:formula="of:=([.Z25] / [.Y25]) %" office:value-type="percentage" office:value="0.419102168029089">
            <text:p>41,91%</text:p>
          </table:table-cell>
          <table:table-cell table:formula="of:=[.AA25] * 100 * [.Y$85]" office:value-type="float" office:value="886.820187549553">
            <text:p>886,82</text:p>
          </table:table-cell>
          <table:table-cell table:formula="of:=[.AB25] /[.AB$85]" office:value-type="percentage" office:value="0.896683708341307">
            <text:p>89,67%</text:p>
          </table:table-cell>
          <table:table-cell table:formula="of:=[.AA25] + 0.045 + 0.2" office:value-type="percentage" office:value="0.664102168029089">
            <text:p>66,41%</text:p>
          </table:table-cell>
          <table:table-cell table:formula="of:=[.AD25] * 100 * [.Y$85]" office:value-type="float" office:value="1405.24018754955">
            <text:p>1405,24</text:p>
          </table:table-cell>
          <table:table-cell table:formula="of:=[.AE25] /[.AE$85]" office:value-type="percentage" office:value="0.932215432692649">
            <text:p>93,22%</text:p>
          </table:table-cell>
          <table:table-cell/>
          <table:table-cell table:formula="of:=[.N25]% / [.Y25]" office:value-type="percentage" office:value="0.189873417721519">
            <text:p>18,99%</text:p>
          </table:table-cell>
          <table:table-cell/>
          <table:table-cell table:formula="of:=ROW() -5" office:value-type="float" office:value="20">
            <text:p>20</text:p>
          </table:table-cell>
        </table:table-row>
        <table:table-row table:style-name="ro1">
          <table:table-cell table:formula="of:=ROW() -5" office:value-type="float" office:value="21">
            <text:p>21</text:p>
          </table:table-cell>
          <table:table-cell office:value-type="float" office:value="124">
            <text:p>124</text:p>
          </table:table-cell>
          <table:table-cell table:formula="of:=[.B26]/[.B$85]" office:value-type="percentage" office:value="0.133909287257019">
            <text:p>13,39%</text:p>
          </table:table-cell>
          <table:table-cell office:value-type="float" office:value="390">
            <text:p>390</text:p>
          </table:table-cell>
          <table:table-cell table:formula="of:=MIN([.D26]; [.$B$3]*[.C26])" office:value-type="float" office:value="331.425485961123">
            <text:p>331,43</text:p>
          </table:table-cell>
          <table:table-cell table:formula="of:= [.E26] + + [.$E$3] * [.J26]" office:value-type="float" office:value="653.300485961123">
            <text:p>653,3</text:p>
          </table:table-cell>
          <table:table-cell table:formula="of:=[.F26] /[.C26]" office:value-type="float" office:value="4878.67943548387">
            <text:p>4878,68</text:p>
          </table:table-cell>
          <table:table-cell table:formula="of:=[.G26] /[.G$85]" office:value-type="percentage" office:value="1.45632221954742">
            <text:p>145,63%</text:p>
          </table:table-cell>
          <table:table-cell/>
          <table:table-cell table:formula="of:=0.375 * [.A26] + 5" office:value-type="float" office:value="12.875">
            <text:p>12,88</text:p>
          </table:table-cell>
          <table:table-cell table:formula="of:= [.J26] / [.C26]" office:value-type="float" office:value="96.1471774193548">
            <text:p>96,15</text:p>
          </table:table-cell>
          <table:table-cell table:formula="of:= [.K26] / [.K$85]" office:value-type="percentage" office:value="2.74706221198157">
            <text:p>274,71%</text:p>
          </table:table-cell>
          <table:table-cell/>
          <table:table-cell table:formula="of:=2 * (10 + [.A26])" office:value-type="float" office:value="62">
            <text:p>62</text:p>
          </table:table-cell>
          <table:table-cell table:formula="of:=[.N26] /[.C26]" office:value-type="float" office:value="463">
            <text:p>463</text:p>
          </table:table-cell>
          <table:table-cell table:formula="of:=[.O26] / [.O$85]" office:value-type="percentage" office:value="2.57222222222222">
            <text:p>257,22%</text:p>
          </table:table-cell>
          <table:table-cell/>
          <table:table-cell table:formula="of:=10 + 2 *[.A26]" office:value-type="float" office:value="52">
            <text:p>52</text:p>
          </table:table-cell>
          <table:table-cell table:formula="of:=[.R26] /[.C26]" office:value-type="float" office:value="388.322580645161">
            <text:p>388,32</text:p>
          </table:table-cell>
          <table:table-cell table:formula="of:=[.S26]/[.S$85]" office:value-type="percentage" office:value="2.2842504743833">
            <text:p>228,43%</text:p>
          </table:table-cell>
          <table:table-cell/>
          <table:table-cell table:formula="of:=[.N26] / [.E26]" office:value-type="percentage" office:value="0.187070707070707">
            <text:p>18,71%</text:p>
          </table:table-cell>
          <table:table-cell table:formula="of:=[.N26] / [.F26]" office:value-type="percentage" office:value="0.0949027305693594">
            <text:p>9,49%</text:p>
          </table:table-cell>
          <table:table-cell/>
          <table:table-cell table:formula="of:=(0.0024 * [.A26] * [.A26]) + (0.06 * [.A26]) + 1" office:value-type="float" office:value="3.3184">
            <text:p>3,32</text:p>
          </table:table-cell>
          <table:table-cell table:formula="of:=MIN([.D26]; [.$AA$3]*[.C26])" office:value-type="float" office:value="132.436285097192">
            <text:p>132,44</text:p>
          </table:table-cell>
          <table:table-cell table:formula="of:=([.Z26] / [.Y26]) %" office:value-type="percentage" office:value="0.399096808995878">
            <text:p>39,91%</text:p>
          </table:table-cell>
          <table:table-cell table:formula="of:=[.AA26] * 100 * [.Y$85]" office:value-type="float" office:value="844.488847835278">
            <text:p>844,49</text:p>
          </table:table-cell>
          <table:table-cell table:formula="of:=[.AB26] /[.AB$85]" office:value-type="percentage" office:value="0.853881544828391">
            <text:p>85,39%</text:p>
          </table:table-cell>
          <table:table-cell table:formula="of:=[.AA26] + 0.045 + 0.2" office:value-type="percentage" office:value="0.644096808995878">
            <text:p>64,41%</text:p>
          </table:table-cell>
          <table:table-cell table:formula="of:=[.AD26] * 100 * [.Y$85]" office:value-type="float" office:value="1362.90884783528">
            <text:p>1362,91</text:p>
          </table:table-cell>
          <table:table-cell table:formula="of:=[.AE26] /[.AE$85]" office:value-type="percentage" office:value="0.904133451748868">
            <text:p>90,41%</text:p>
          </table:table-cell>
          <table:table-cell/>
          <table:table-cell table:formula="of:=[.N26]% / [.Y26]" office:value-type="percentage" office:value="0.186837029893925">
            <text:p>18,68%</text:p>
          </table:table-cell>
          <table:table-cell/>
          <table:table-cell table:formula="of:=ROW() -5" office:value-type="float" office:value="21">
            <text:p>21</text:p>
          </table:table-cell>
        </table:table-row>
        <table:table-row table:style-name="ro1">
          <table:table-cell table:formula="of:=ROW() -5" office:value-type="float" office:value="22">
            <text:p>22</text:p>
          </table:table-cell>
          <table:table-cell office:value-type="float" office:value="164">
            <text:p>164</text:p>
          </table:table-cell>
          <table:table-cell table:formula="of:=[.B27]/[.B$85]" office:value-type="percentage" office:value="0.177105831533477">
            <text:p>17,71%</text:p>
          </table:table-cell>
          <table:table-cell office:value-type="float" office:value="410">
            <text:p>410</text:p>
          </table:table-cell>
          <table:table-cell table:formula="of:=MIN([.D27]; [.$B$3]*[.C27])" office:value-type="float" office:value="410">
            <text:p>410</text:p>
          </table:table-cell>
          <table:table-cell table:formula="of:= [.E27] + + [.$E$3] * [.J27]" office:value-type="float" office:value="741.25">
            <text:p>741,25</text:p>
          </table:table-cell>
          <table:table-cell table:formula="of:=[.F27] /[.C27]" office:value-type="float" office:value="4185.3506097561">
            <text:p>4185,35</text:p>
          </table:table-cell>
          <table:table-cell table:formula="of:=[.G27] /[.G$85]" office:value-type="percentage" office:value="1.24935839097197">
            <text:p>124,94%</text:p>
          </table:table-cell>
          <table:table-cell/>
          <table:table-cell table:formula="of:=0.375 * [.A27] + 5" office:value-type="float" office:value="13.25">
            <text:p>13,25</text:p>
          </table:table-cell>
          <table:table-cell table:formula="of:= [.J27] / [.C27]" office:value-type="float" office:value="74.8140243902439">
            <text:p>74,81</text:p>
          </table:table-cell>
          <table:table-cell table:formula="of:= [.K27] / [.K$85]" office:value-type="percentage" office:value="2.13754355400697">
            <text:p>213,75%</text:p>
          </table:table-cell>
          <table:table-cell/>
          <table:table-cell table:formula="of:=2 * (10 + [.A27])" office:value-type="float" office:value="64">
            <text:p>64</text:p>
          </table:table-cell>
          <table:table-cell table:formula="of:=[.N27] /[.C27]" office:value-type="float" office:value="361.365853658537">
            <text:p>361,37</text:p>
          </table:table-cell>
          <table:table-cell table:formula="of:=[.O27] / [.O$85]" office:value-type="percentage" office:value="2.00758807588076">
            <text:p>200,76%</text:p>
          </table:table-cell>
          <table:table-cell/>
          <table:table-cell table:formula="of:=10 + 2 *[.A27]" office:value-type="float" office:value="54">
            <text:p>54</text:p>
          </table:table-cell>
          <table:table-cell table:formula="of:=[.R27] /[.C27]" office:value-type="float" office:value="304.90243902439">
            <text:p>304,9</text:p>
          </table:table-cell>
          <table:table-cell table:formula="of:=[.S27]/[.S$85]" office:value-type="percentage" office:value="1.793543758967">
            <text:p>179,35%</text:p>
          </table:table-cell>
          <table:table-cell/>
          <table:table-cell table:formula="of:=[.N27] / [.E27]" office:value-type="percentage" office:value="0.15609756097561">
            <text:p>15,61%</text:p>
          </table:table-cell>
          <table:table-cell table:formula="of:=[.N27] / [.F27]" office:value-type="percentage" office:value="0.0863406408094435">
            <text:p>8,63%</text:p>
          </table:table-cell>
          <table:table-cell/>
          <table:table-cell table:formula="of:=(0.0024 * [.A27] * [.A27]) + (0.06 * [.A27]) + 1" office:value-type="float" office:value="3.4816">
            <text:p>3,48</text:p>
          </table:table-cell>
          <table:table-cell table:formula="of:=MIN([.D27]; [.$AA$3]*[.C27])" office:value-type="float" office:value="175.157667386609">
            <text:p>175,16</text:p>
          </table:table-cell>
          <table:table-cell table:formula="of:=([.Z27] / [.Y27]) %" office:value-type="percentage" office:value="0.503095322227163">
            <text:p>50,31%</text:p>
          </table:table-cell>
          <table:table-cell table:formula="of:=[.AA27] * 100 * [.Y$85]" office:value-type="float" office:value="1064.54970183268">
            <text:p>1064,55</text:p>
          </table:table-cell>
          <table:table-cell table:formula="of:=[.AB27] /[.AB$85]" office:value-type="percentage" office:value="1.07638999174184">
            <text:p>107,64%</text:p>
          </table:table-cell>
          <table:table-cell table:formula="of:=[.AA27] + 0.045 + 0.2" office:value-type="percentage" office:value="0.748095322227163">
            <text:p>74,81%</text:p>
          </table:table-cell>
          <table:table-cell table:formula="of:=[.AD27] * 100 * [.Y$85]" office:value-type="float" office:value="1582.96970183268">
            <text:p>1582,97</text:p>
          </table:table-cell>
          <table:table-cell table:formula="of:=[.AE27] /[.AE$85]" office:value-type="percentage" office:value="1.050118548137">
            <text:p>105,01%</text:p>
          </table:table-cell>
          <table:table-cell/>
          <table:table-cell table:formula="of:=[.N27]% / [.Y27]" office:value-type="percentage" office:value="0.183823529411765">
            <text:p>18,38%</text:p>
          </table:table-cell>
          <table:table-cell/>
          <table:table-cell table:formula="of:=ROW() -5" office:value-type="float" office:value="22">
            <text:p>22</text:p>
          </table:table-cell>
        </table:table-row>
        <table:table-row table:style-name="ro1">
          <table:table-cell table:formula="of:=ROW() -5" office:value-type="float" office:value="23">
            <text:p>23</text:p>
          </table:table-cell>
          <table:table-cell office:value-type="float" office:value="164">
            <text:p>164</text:p>
          </table:table-cell>
          <table:table-cell table:formula="of:=[.B28]/[.B$85]" office:value-type="percentage" office:value="0.177105831533477">
            <text:p>17,71%</text:p>
          </table:table-cell>
          <table:table-cell office:value-type="float" office:value="430">
            <text:p>430</text:p>
          </table:table-cell>
          <table:table-cell table:formula="of:=MIN([.D28]; [.$B$3]*[.C28])" office:value-type="float" office:value="430">
            <text:p>430</text:p>
          </table:table-cell>
          <table:table-cell table:formula="of:= [.E28] + + [.$E$3] * [.J28]" office:value-type="float" office:value="770.625">
            <text:p>770,63</text:p>
          </table:table-cell>
          <table:table-cell table:formula="of:=[.F28] /[.C28]" office:value-type="float" office:value="4351.2118902439">
            <text:p>4351,21</text:p>
          </table:table-cell>
          <table:table-cell table:formula="of:=[.G28] /[.G$85]" office:value-type="percentage" office:value="1.29886922096833">
            <text:p>129,89%</text:p>
          </table:table-cell>
          <table:table-cell/>
          <table:table-cell table:formula="of:=0.375 * [.A28] + 5" office:value-type="float" office:value="13.625">
            <text:p>13,63</text:p>
          </table:table-cell>
          <table:table-cell table:formula="of:= [.J28] / [.C28]" office:value-type="float" office:value="76.9314024390244">
            <text:p>76,93</text:p>
          </table:table-cell>
          <table:table-cell table:formula="of:= [.K28] / [.K$85]" office:value-type="percentage" office:value="2.19804006968641">
            <text:p>219,80%</text:p>
          </table:table-cell>
          <table:table-cell/>
          <table:table-cell table:formula="of:=2 * (10 + [.A28])" office:value-type="float" office:value="66">
            <text:p>66</text:p>
          </table:table-cell>
          <table:table-cell table:formula="of:=[.N28] /[.C28]" office:value-type="float" office:value="372.658536585366">
            <text:p>372,66</text:p>
          </table:table-cell>
          <table:table-cell table:formula="of:=[.O28] / [.O$85]" office:value-type="percentage" office:value="2.07032520325203">
            <text:p>207,03%</text:p>
          </table:table-cell>
          <table:table-cell/>
          <table:table-cell table:formula="of:=10 + 2 *[.A28]" office:value-type="float" office:value="56">
            <text:p>56</text:p>
          </table:table-cell>
          <table:table-cell table:formula="of:=[.R28] /[.C28]" office:value-type="float" office:value="316.19512195122">
            <text:p>316,2</text:p>
          </table:table-cell>
          <table:table-cell table:formula="of:=[.S28]/[.S$85]" office:value-type="percentage" office:value="1.85997130559541">
            <text:p>186,00%</text:p>
          </table:table-cell>
          <table:table-cell/>
          <table:table-cell table:formula="of:=[.N28] / [.E28]" office:value-type="percentage" office:value="0.153488372093023">
            <text:p>15,35%</text:p>
          </table:table-cell>
          <table:table-cell table:formula="of:=[.N28] / [.F28]" office:value-type="percentage" office:value="0.0856447688564477">
            <text:p>8,56%</text:p>
          </table:table-cell>
          <table:table-cell/>
          <table:table-cell table:formula="of:=(0.0024 * [.A28] * [.A28]) + (0.06 * [.A28]) + 1" office:value-type="float" office:value="3.6496">
            <text:p>3,65</text:p>
          </table:table-cell>
          <table:table-cell table:formula="of:=MIN([.D28]; [.$AA$3]*[.C28])" office:value-type="float" office:value="175.157667386609">
            <text:p>175,16</text:p>
          </table:table-cell>
          <table:table-cell table:formula="of:=([.Z28] / [.Y28]) %" office:value-type="percentage" office:value="0.479936616030823">
            <text:p>47,99%</text:p>
          </table:table-cell>
          <table:table-cell table:formula="of:=[.AA28] * 100 * [.Y$85]" office:value-type="float" office:value="1015.54587952122">
            <text:p>1015,55</text:p>
          </table:table-cell>
          <table:table-cell table:formula="of:=[.AB28] /[.AB$85]" office:value-type="percentage" office:value="1.02684113197292">
            <text:p>102,68%</text:p>
          </table:table-cell>
          <table:table-cell table:formula="of:=[.AA28] + 0.045 + 0.2" office:value-type="percentage" office:value="0.724936616030823">
            <text:p>72,49%</text:p>
          </table:table-cell>
          <table:table-cell table:formula="of:=[.AD28] * 100 * [.Y$85]" office:value-type="float" office:value="1533.96587952122">
            <text:p>1533,97</text:p>
          </table:table-cell>
          <table:table-cell table:formula="of:=[.AE28] /[.AE$85]" office:value-type="percentage" office:value="1.01761014151412">
            <text:p>101,76%</text:p>
          </table:table-cell>
          <table:table-cell/>
          <table:table-cell table:formula="of:=[.N28]% / [.Y28]" office:value-type="percentage" office:value="0.180841736080666">
            <text:p>18,08%</text:p>
          </table:table-cell>
          <table:table-cell/>
          <table:table-cell table:formula="of:=ROW() -5" office:value-type="float" office:value="23">
            <text:p>23</text:p>
          </table:table-cell>
        </table:table-row>
        <table:table-row table:style-name="ro1">
          <table:table-cell table:formula="of:=ROW() -5" office:value-type="float" office:value="24">
            <text:p>24</text:p>
          </table:table-cell>
          <table:table-cell office:value-type="float" office:value="164">
            <text:p>164</text:p>
          </table:table-cell>
          <table:table-cell table:formula="of:=[.B29]/[.B$85]" office:value-type="percentage" office:value="0.177105831533477">
            <text:p>17,71%</text:p>
          </table:table-cell>
          <table:table-cell office:value-type="float" office:value="450">
            <text:p>450</text:p>
          </table:table-cell>
          <table:table-cell table:formula="of:=MIN([.D29]; [.$B$3]*[.C29])" office:value-type="float" office:value="438.336933045356">
            <text:p>438,34</text:p>
          </table:table-cell>
          <table:table-cell table:formula="of:= [.E29] + + [.$E$3] * [.J29]" office:value-type="float" office:value="788.336933045356">
            <text:p>788,34</text:p>
          </table:table-cell>
          <table:table-cell table:formula="of:=[.F29] /[.C29]" office:value-type="float" office:value="4451.21951219512">
            <text:p>4451,22</text:p>
          </table:table-cell>
          <table:table-cell table:formula="of:=[.G29] /[.G$85]" office:value-type="percentage" office:value="1.32872224244631">
            <text:p>132,87%</text:p>
          </table:table-cell>
          <table:table-cell/>
          <table:table-cell table:formula="of:=0.375 * [.A29] + 5" office:value-type="float" office:value="14">
            <text:p>14</text:p>
          </table:table-cell>
          <table:table-cell table:formula="of:= [.J29] / [.C29]" office:value-type="float" office:value="79.0487804878049">
            <text:p>79,05</text:p>
          </table:table-cell>
          <table:table-cell table:formula="of:= [.K29] / [.K$85]" office:value-type="percentage" office:value="2.25853658536585">
            <text:p>225,85%</text:p>
          </table:table-cell>
          <table:table-cell/>
          <table:table-cell table:formula="of:=2 * (10 + [.A29])" office:value-type="float" office:value="68">
            <text:p>68</text:p>
          </table:table-cell>
          <table:table-cell table:formula="of:=[.N29] /[.C29]" office:value-type="float" office:value="383.951219512195">
            <text:p>383,95</text:p>
          </table:table-cell>
          <table:table-cell table:formula="of:=[.O29] / [.O$85]" office:value-type="percentage" office:value="2.13306233062331">
            <text:p>213,31%</text:p>
          </table:table-cell>
          <table:table-cell/>
          <table:table-cell table:formula="of:=10 + 2 *[.A29]" office:value-type="float" office:value="58">
            <text:p>58</text:p>
          </table:table-cell>
          <table:table-cell table:formula="of:=[.R29] /[.C29]" office:value-type="float" office:value="327.487804878049">
            <text:p>327,49</text:p>
          </table:table-cell>
          <table:table-cell table:formula="of:=[.S29]/[.S$85]" office:value-type="percentage" office:value="1.92639885222382">
            <text:p>192,64%</text:p>
          </table:table-cell>
          <table:table-cell/>
          <table:table-cell table:formula="of:=[.N29] / [.E29]" office:value-type="percentage" office:value="0.155131805863513">
            <text:p>15,51%</text:p>
          </table:table-cell>
          <table:table-cell table:formula="of:=[.N29] / [.F29]" office:value-type="percentage" office:value="0.0862575342465754">
            <text:p>8,63%</text:p>
          </table:table-cell>
          <table:table-cell/>
          <table:table-cell table:formula="of:=(0.0024 * [.A29] * [.A29]) + (0.06 * [.A29]) + 1" office:value-type="float" office:value="3.8224">
            <text:p>3,82</text:p>
          </table:table-cell>
          <table:table-cell table:formula="of:=MIN([.D29]; [.$AA$3]*[.C29])" office:value-type="float" office:value="175.157667386609">
            <text:p>175,16</text:p>
          </table:table-cell>
          <table:table-cell table:formula="of:=([.Z29] / [.Y29]) %" office:value-type="percentage" office:value="0.45824002560331">
            <text:p>45,82%</text:p>
          </table:table-cell>
          <table:table-cell table:formula="of:=[.AA29] * 100 * [.Y$85]" office:value-type="float" office:value="969.635894176603">
            <text:p>969,64</text:p>
          </table:table-cell>
          <table:table-cell table:formula="of:=[.AB29] /[.AB$85]" office:value-type="percentage" office:value="0.980420519895453">
            <text:p>98,04%</text:p>
          </table:table-cell>
          <table:table-cell table:formula="of:=[.AA29] + 0.045 + 0.2" office:value-type="percentage" office:value="0.70324002560331">
            <text:p>70,32%</text:p>
          </table:table-cell>
          <table:table-cell table:formula="of:=[.AD29] * 100 * [.Y$85]" office:value-type="float" office:value="1488.0558941766">
            <text:p>1488,06</text:p>
          </table:table-cell>
          <table:table-cell table:formula="of:=[.AE29] /[.AE$85]" office:value-type="percentage" office:value="0.9871541403037">
            <text:p>98,72%</text:p>
          </table:table-cell>
          <table:table-cell/>
          <table:table-cell table:formula="of:=[.N29]% / [.Y29]" office:value-type="percentage" office:value="0.177898702385936">
            <text:p>17,79%</text:p>
          </table:table-cell>
          <table:table-cell/>
          <table:table-cell table:formula="of:=ROW() -5" office:value-type="float" office:value="24">
            <text:p>24</text:p>
          </table:table-cell>
        </table:table-row>
        <table:table-row table:style-name="ro1">
          <table:table-cell table:formula="of:=ROW() -5" office:value-type="float" office:value="25">
            <text:p>25</text:p>
          </table:table-cell>
          <table:table-cell office:value-type="float" office:value="164">
            <text:p>164</text:p>
          </table:table-cell>
          <table:table-cell table:formula="of:=[.B30]/[.B$85]" office:value-type="percentage" office:value="0.177105831533477">
            <text:p>17,71%</text:p>
          </table:table-cell>
          <table:table-cell office:value-type="float" office:value="470">
            <text:p>470</text:p>
          </table:table-cell>
          <table:table-cell table:formula="of:=MIN([.D30]; [.$B$3]*[.C30])" office:value-type="float" office:value="438.336933045356">
            <text:p>438,34</text:p>
          </table:table-cell>
          <table:table-cell table:formula="of:= [.E30] + + [.$E$3] * [.J30]" office:value-type="float" office:value="797.711933045356">
            <text:p>797,71</text:p>
          </table:table-cell>
          <table:table-cell table:formula="of:=[.F30] /[.C30]" office:value-type="float" office:value="4504.15396341463">
            <text:p>4504,15</text:p>
          </table:table-cell>
          <table:table-cell table:formula="of:=[.G30] /[.G$85]" office:value-type="percentage" office:value="1.34452357116855">
            <text:p>134,45%</text:p>
          </table:table-cell>
          <table:table-cell/>
          <table:table-cell table:formula="of:=0.375 * [.A30] + 5" office:value-type="float" office:value="14.375">
            <text:p>14,38</text:p>
          </table:table-cell>
          <table:table-cell table:formula="of:= [.J30] / [.C30]" office:value-type="float" office:value="81.1661585365854">
            <text:p>81,17</text:p>
          </table:table-cell>
          <table:table-cell table:formula="of:= [.K30] / [.K$85]" office:value-type="percentage" office:value="2.3190331010453">
            <text:p>231,90%</text:p>
          </table:table-cell>
          <table:table-cell/>
          <table:table-cell table:formula="of:=2 * (10 + [.A30])" office:value-type="float" office:value="70">
            <text:p>70</text:p>
          </table:table-cell>
          <table:table-cell table:formula="of:=[.N30] /[.C30]" office:value-type="float" office:value="395.243902439024">
            <text:p>395,24</text:p>
          </table:table-cell>
          <table:table-cell table:formula="of:=[.O30] / [.O$85]" office:value-type="percentage" office:value="2.19579945799458">
            <text:p>219,58%</text:p>
          </table:table-cell>
          <table:table-cell/>
          <table:table-cell table:formula="of:=10 + 2 *[.A30]" office:value-type="float" office:value="60">
            <text:p>60</text:p>
          </table:table-cell>
          <table:table-cell table:formula="of:=[.R30] /[.C30]" office:value-type="float" office:value="338.780487804878">
            <text:p>338,78</text:p>
          </table:table-cell>
          <table:table-cell table:formula="of:=[.S30]/[.S$85]" office:value-type="percentage" office:value="1.99282639885222">
            <text:p>199,28%</text:p>
          </table:table-cell>
          <table:table-cell/>
          <table:table-cell table:formula="of:=[.N30] / [.E30]" office:value-type="percentage" office:value="0.159694506035969">
            <text:p>15,97%</text:p>
          </table:table-cell>
          <table:table-cell table:formula="of:=[.N30] / [.F30]" office:value-type="percentage" office:value="0.0877509751330496">
            <text:p>8,78%</text:p>
          </table:table-cell>
          <table:table-cell/>
          <table:table-cell table:formula="of:=(0.0024 * [.A30] * [.A30]) + (0.06 * [.A30]) + 1" office:value-type="float" office:value="4">
            <text:p>4</text:p>
          </table:table-cell>
          <table:table-cell table:formula="of:=MIN([.D30]; [.$AA$3]*[.C30])" office:value-type="float" office:value="175.157667386609">
            <text:p>175,16</text:p>
          </table:table-cell>
          <table:table-cell table:formula="of:=([.Z30] / [.Y30]) %" office:value-type="percentage" office:value="0.437894168466523">
            <text:p>43,79%</text:p>
          </table:table-cell>
          <table:table-cell table:formula="of:=[.AA30] * 100 * [.Y$85]" office:value-type="float" office:value="926.584060475162">
            <text:p>926,58</text:p>
          </table:table-cell>
          <table:table-cell table:formula="of:=[.AB30] /[.AB$85]" office:value-type="percentage" office:value="0.936889848812095">
            <text:p>93,69%</text:p>
          </table:table-cell>
          <table:table-cell table:formula="of:=[.AA30] + 0.045 + 0.2" office:value-type="percentage" office:value="0.682894168466523">
            <text:p>68,29%</text:p>
          </table:table-cell>
          <table:table-cell table:formula="of:=[.AD30] * 100 * [.Y$85]" office:value-type="float" office:value="1445.00406047516">
            <text:p>1445</text:p>
          </table:table-cell>
          <table:table-cell table:formula="of:=[.AE30] /[.AE$85]" office:value-type="percentage" office:value="0.958594194368631">
            <text:p>95,86%</text:p>
          </table:table-cell>
          <table:table-cell/>
          <table:table-cell table:formula="of:=[.N30]% / [.Y30]" office:value-type="percentage" office:value="0.175">
            <text:p>17,50%</text:p>
          </table:table-cell>
          <table:table-cell/>
          <table:table-cell table:formula="of:=ROW() -5" office:value-type="float" office:value="25">
            <text:p>25</text:p>
          </table:table-cell>
        </table:table-row>
        <table:table-row table:style-name="ro1">
          <table:table-cell table:formula="of:=ROW() -5" office:value-type="float" office:value="26">
            <text:p>26</text:p>
          </table:table-cell>
          <table:table-cell office:value-type="float" office:value="164">
            <text:p>164</text:p>
          </table:table-cell>
          <table:table-cell table:formula="of:=[.B31]/[.B$85]" office:value-type="percentage" office:value="0.177105831533477">
            <text:p>17,71%</text:p>
          </table:table-cell>
          <table:table-cell office:value-type="float" office:value="500">
            <text:p>500</text:p>
          </table:table-cell>
          <table:table-cell table:formula="of:=MIN([.D31]; [.$B$3]*[.C31])" office:value-type="float" office:value="438.336933045356">
            <text:p>438,34</text:p>
          </table:table-cell>
          <table:table-cell table:formula="of:= [.E31] + + [.$E$3] * [.J31]" office:value-type="float" office:value="807.086933045356">
            <text:p>807,09</text:p>
          </table:table-cell>
          <table:table-cell table:formula="of:=[.F31] /[.C31]" office:value-type="float" office:value="4557.08841463415">
            <text:p>4557,09</text:p>
          </table:table-cell>
          <table:table-cell table:formula="of:=[.G31] /[.G$85]" office:value-type="percentage" office:value="1.36032489989079">
            <text:p>136,03%</text:p>
          </table:table-cell>
          <table:table-cell/>
          <table:table-cell table:formula="of:=0.375 * [.A31] + 5" office:value-type="float" office:value="14.75">
            <text:p>14,75</text:p>
          </table:table-cell>
          <table:table-cell table:formula="of:= [.J31] / [.C31]" office:value-type="float" office:value="83.2835365853659">
            <text:p>83,28</text:p>
          </table:table-cell>
          <table:table-cell table:formula="of:= [.K31] / [.K$85]" office:value-type="percentage" office:value="2.37952961672474">
            <text:p>237,95%</text:p>
          </table:table-cell>
          <table:table-cell/>
          <table:table-cell table:formula="of:=2 * (10 + [.A31])" office:value-type="float" office:value="72">
            <text:p>72</text:p>
          </table:table-cell>
          <table:table-cell table:formula="of:=[.N31] /[.C31]" office:value-type="float" office:value="406.536585365854">
            <text:p>406,54</text:p>
          </table:table-cell>
          <table:table-cell table:formula="of:=[.O31] / [.O$85]" office:value-type="percentage" office:value="2.25853658536585">
            <text:p>225,85%</text:p>
          </table:table-cell>
          <table:table-cell/>
          <table:table-cell table:formula="of:=10 + 2 *[.A31]" office:value-type="float" office:value="62">
            <text:p>62</text:p>
          </table:table-cell>
          <table:table-cell table:formula="of:=[.R31] /[.C31]" office:value-type="float" office:value="350.073170731707">
            <text:p>350,07</text:p>
          </table:table-cell>
          <table:table-cell table:formula="of:=[.S31]/[.S$85]" office:value-type="percentage" office:value="2.05925394548063">
            <text:p>205,93%</text:p>
          </table:table-cell>
          <table:table-cell/>
          <table:table-cell table:formula="of:=[.N31] / [.E31]" office:value-type="percentage" office:value="0.164257206208426">
            <text:p>16,43%</text:p>
          </table:table-cell>
          <table:table-cell table:formula="of:=[.N31] / [.F31]" office:value-type="percentage" office:value="0.0892097208516617">
            <text:p>8,92%</text:p>
          </table:table-cell>
          <table:table-cell/>
          <table:table-cell table:formula="of:=(0.0024 * [.A31] * [.A31]) + (0.06 * [.A31]) + 1" office:value-type="float" office:value="4.1824">
            <text:p>4,18</text:p>
          </table:table-cell>
          <table:table-cell table:formula="of:=MIN([.D31]; [.$AA$3]*[.C31])" office:value-type="float" office:value="175.157667386609">
            <text:p>175,16</text:p>
          </table:table-cell>
          <table:table-cell table:formula="of:=([.Z31] / [.Y31]) %" office:value-type="percentage" office:value="0.418797024164616">
            <text:p>41,88%</text:p>
          </table:table-cell>
          <table:table-cell table:formula="of:=[.AA31] * 100 * [.Y$85]" office:value-type="float" office:value="886.174503132328">
            <text:p>886,17</text:p>
          </table:table-cell>
          <table:table-cell table:formula="of:=[.AB31] /[.AB$85]" office:value-type="percentage" office:value="0.896030842398714">
            <text:p>89,60%</text:p>
          </table:table-cell>
          <table:table-cell table:formula="of:=[.AA31] + 0.045 + 0.2" office:value-type="percentage" office:value="0.663797024164616">
            <text:p>66,38%</text:p>
          </table:table-cell>
          <table:table-cell table:formula="of:=[.AD31] * 100 * [.Y$85]" office:value-type="float" office:value="1404.59450313233">
            <text:p>1404,59</text:p>
          </table:table-cell>
          <table:table-cell table:formula="of:=[.AE31] /[.AE$85]" office:value-type="percentage" office:value="0.931787095257014">
            <text:p>93,18%</text:p>
          </table:table-cell>
          <table:table-cell/>
          <table:table-cell table:formula="of:=[.N31]% / [.Y31]" office:value-type="percentage" office:value="0.172149961744453">
            <text:p>17,21%</text:p>
          </table:table-cell>
          <table:table-cell/>
          <table:table-cell table:formula="of:=ROW() -5" office:value-type="float" office:value="26">
            <text:p>26</text:p>
          </table:table-cell>
        </table:table-row>
        <table:table-row table:style-name="ro1">
          <table:table-cell table:formula="of:=ROW() -5" office:value-type="float" office:value="27">
            <text:p>27</text:p>
          </table:table-cell>
          <table:table-cell office:value-type="float" office:value="164">
            <text:p>164</text:p>
          </table:table-cell>
          <table:table-cell table:formula="of:=[.B32]/[.B$85]" office:value-type="percentage" office:value="0.177105831533477">
            <text:p>17,71%</text:p>
          </table:table-cell>
          <table:table-cell office:value-type="float" office:value="520">
            <text:p>520</text:p>
          </table:table-cell>
          <table:table-cell table:formula="of:=MIN([.D32]; [.$B$3]*[.C32])" office:value-type="float" office:value="438.336933045356">
            <text:p>438,34</text:p>
          </table:table-cell>
          <table:table-cell table:formula="of:= [.E32] + + [.$E$3] * [.J32]" office:value-type="float" office:value="816.461933045356">
            <text:p>816,46</text:p>
          </table:table-cell>
          <table:table-cell table:formula="of:=[.F32] /[.C32]" office:value-type="float" office:value="4610.02286585366">
            <text:p>4610,02</text:p>
          </table:table-cell>
          <table:table-cell table:formula="of:=[.G32] /[.G$85]" office:value-type="percentage" office:value="1.37612622861303">
            <text:p>137,61%</text:p>
          </table:table-cell>
          <table:table-cell/>
          <table:table-cell table:formula="of:=0.375 * [.A32] + 5" office:value-type="float" office:value="15.125">
            <text:p>15,13</text:p>
          </table:table-cell>
          <table:table-cell table:formula="of:= [.J32] / [.C32]" office:value-type="float" office:value="85.4009146341464">
            <text:p>85,4</text:p>
          </table:table-cell>
          <table:table-cell table:formula="of:= [.K32] / [.K$85]" office:value-type="percentage" office:value="2.44002613240418">
            <text:p>244,00%</text:p>
          </table:table-cell>
          <table:table-cell/>
          <table:table-cell table:formula="of:=2 * (10 + [.A32])" office:value-type="float" office:value="74">
            <text:p>74</text:p>
          </table:table-cell>
          <table:table-cell table:formula="of:=[.N32] /[.C32]" office:value-type="float" office:value="417.829268292683">
            <text:p>417,83</text:p>
          </table:table-cell>
          <table:table-cell table:formula="of:=[.O32] / [.O$85]" office:value-type="percentage" office:value="2.32127371273713">
            <text:p>232,13%</text:p>
          </table:table-cell>
          <table:table-cell/>
          <table:table-cell table:formula="of:=10 + 2 *[.A32]" office:value-type="float" office:value="64">
            <text:p>64</text:p>
          </table:table-cell>
          <table:table-cell table:formula="of:=[.R32] /[.C32]" office:value-type="float" office:value="361.365853658537">
            <text:p>361,37</text:p>
          </table:table-cell>
          <table:table-cell table:formula="of:=[.S32]/[.S$85]" office:value-type="percentage" office:value="2.12568149210904">
            <text:p>212,57%</text:p>
          </table:table-cell>
          <table:table-cell/>
          <table:table-cell table:formula="of:=[.N32] / [.E32]" office:value-type="percentage" office:value="0.168819906380882">
            <text:p>16,88%</text:p>
          </table:table-cell>
          <table:table-cell table:formula="of:=[.N32] / [.F32]" office:value-type="percentage" office:value="0.0906349665611283">
            <text:p>9,06%</text:p>
          </table:table-cell>
          <table:table-cell/>
          <table:table-cell table:formula="of:=(0.0024 * [.A32] * [.A32]) + (0.06 * [.A32]) + 1" office:value-type="float" office:value="4.3696">
            <text:p>4,37</text:p>
          </table:table-cell>
          <table:table-cell table:formula="of:=MIN([.D32]; [.$AA$3]*[.C32])" office:value-type="float" office:value="175.157667386609">
            <text:p>175,16</text:p>
          </table:table-cell>
          <table:table-cell table:formula="of:=([.Z32] / [.Y32]) %" office:value-type="percentage" office:value="0.400855152386052">
            <text:p>40,09%</text:p>
          </table:table-cell>
          <table:table-cell table:formula="of:=[.AA32] * 100 * [.Y$85]" office:value-type="float" office:value="848.209502448885">
            <text:p>848,21</text:p>
          </table:table-cell>
          <table:table-cell table:formula="of:=[.AB32] /[.AB$85]" office:value-type="percentage" office:value="0.857643581849226">
            <text:p>85,76%</text:p>
          </table:table-cell>
          <table:table-cell table:formula="of:=[.AA32] + 0.045 + 0.2" office:value-type="percentage" office:value="0.645855152386051">
            <text:p>64,59%</text:p>
          </table:table-cell>
          <table:table-cell table:formula="of:=[.AD32] * 100 * [.Y$85]" office:value-type="float" office:value="1366.62950244888">
            <text:p>1366,63</text:p>
          </table:table-cell>
          <table:table-cell table:formula="of:=[.AE32] /[.AE$85]" office:value-type="percentage" office:value="0.906601678662141">
            <text:p>90,66%</text:p>
          </table:table-cell>
          <table:table-cell/>
          <table:table-cell table:formula="of:=[.N32]% / [.Y32]" office:value-type="percentage" office:value="0.169351885756133">
            <text:p>16,94%</text:p>
          </table:table-cell>
          <table:table-cell/>
          <table:table-cell table:formula="of:=ROW() -5" office:value-type="float" office:value="27">
            <text:p>27</text:p>
          </table:table-cell>
        </table:table-row>
        <table:table-row table:style-name="ro1">
          <table:table-cell table:formula="of:=ROW() -5" office:value-type="float" office:value="28">
            <text:p>28</text:p>
          </table:table-cell>
          <table:table-cell office:value-type="float" office:value="219">
            <text:p>219</text:p>
          </table:table-cell>
          <table:table-cell table:formula="of:=[.B33]/[.B$85]" office:value-type="percentage" office:value="0.236501079913607">
            <text:p>23,65%</text:p>
          </table:table-cell>
          <table:table-cell office:value-type="float" office:value="540">
            <text:p>540</text:p>
          </table:table-cell>
          <table:table-cell table:formula="of:=MIN([.D33]; [.$B$3]*[.C33])" office:value-type="float" office:value="540">
            <text:p>540</text:p>
          </table:table-cell>
          <table:table-cell table:formula="of:= [.E33] + + [.$E$3] * [.J33]" office:value-type="float" office:value="927.5">
            <text:p>927,5</text:p>
          </table:table-cell>
          <table:table-cell table:formula="of:=[.F33] /[.C33]" office:value-type="float" office:value="3921.75799086758">
            <text:p>3921,76</text:p>
          </table:table-cell>
          <table:table-cell table:formula="of:=[.G33] /[.G$85]" office:value-type="percentage" office:value="1.17067402712465">
            <text:p>117,07%</text:p>
          </table:table-cell>
          <table:table-cell/>
          <table:table-cell table:formula="of:=0.375 * [.A33] + 5" office:value-type="float" office:value="15.5">
            <text:p>15,5</text:p>
          </table:table-cell>
          <table:table-cell table:formula="of:= [.J33] / [.C33]" office:value-type="float" office:value="65.5388127853881">
            <text:p>65,54</text:p>
          </table:table-cell>
          <table:table-cell table:formula="of:= [.K33] / [.K$85]" office:value-type="percentage" office:value="1.87253750815395">
            <text:p>187,25%</text:p>
          </table:table-cell>
          <table:table-cell/>
          <table:table-cell table:formula="of:=2 * (10 + [.A33])" office:value-type="float" office:value="76">
            <text:p>76</text:p>
          </table:table-cell>
          <table:table-cell table:formula="of:=[.N33] /[.C33]" office:value-type="float" office:value="321.351598173516">
            <text:p>321,35</text:p>
          </table:table-cell>
          <table:table-cell table:formula="of:=[.O33] / [.O$85]" office:value-type="percentage" office:value="1.78528665651953">
            <text:p>178,53%</text:p>
          </table:table-cell>
          <table:table-cell/>
          <table:table-cell table:formula="of:=10 + 2 *[.A33]" office:value-type="float" office:value="66">
            <text:p>66</text:p>
          </table:table-cell>
          <table:table-cell table:formula="of:=[.R33] /[.C33]" office:value-type="float" office:value="279.068493150685">
            <text:p>279,07</text:p>
          </table:table-cell>
          <table:table-cell table:formula="of:=[.S33]/[.S$85]" office:value-type="percentage" office:value="1.64157937147462">
            <text:p>164,16%</text:p>
          </table:table-cell>
          <table:table-cell/>
          <table:table-cell table:formula="of:=[.N33] / [.E33]" office:value-type="percentage" office:value="0.140740740740741">
            <text:p>14,07%</text:p>
          </table:table-cell>
          <table:table-cell table:formula="of:=[.N33] / [.F33]" office:value-type="percentage" office:value="0.0819407008086253">
            <text:p>8,19%</text:p>
          </table:table-cell>
          <table:table-cell/>
          <table:table-cell table:formula="of:=(0.0024 * [.A33] * [.A33]) + (0.06 * [.A33]) + 1" office:value-type="float" office:value="4.5616">
            <text:p>4,56</text:p>
          </table:table-cell>
          <table:table-cell table:formula="of:=MIN([.D33]; [.$AA$3]*[.C33])" office:value-type="float" office:value="233.899568034557">
            <text:p>233,9</text:p>
          </table:table-cell>
          <table:table-cell table:formula="of:=([.Z33] / [.Y33]) %" office:value-type="percentage" office:value="0.512757734204133">
            <text:p>51,28%</text:p>
          </table:table-cell>
          <table:table-cell table:formula="of:=[.AA33] * 100 * [.Y$85]" office:value-type="float" office:value="1084.99536557595">
            <text:p>1085</text:p>
          </table:table-cell>
          <table:table-cell table:formula="of:=[.AB33] /[.AB$85]" office:value-type="percentage" office:value="1.09706305922745">
            <text:p>109,71%</text:p>
          </table:table-cell>
          <table:table-cell table:formula="of:=[.AA33] + 0.045 + 0.2" office:value-type="percentage" office:value="0.757757734204133">
            <text:p>75,78%</text:p>
          </table:table-cell>
          <table:table-cell table:formula="of:=[.AD33] * 100 * [.Y$85]" office:value-type="float" office:value="1603.41536557595">
            <text:p>1603,42</text:p>
          </table:table-cell>
          <table:table-cell table:formula="of:=[.AE33] /[.AE$85]" office:value-type="percentage" office:value="1.06368189726549">
            <text:p>106,37%</text:p>
          </table:table-cell>
          <table:table-cell/>
          <table:table-cell table:formula="of:=[.N33]% / [.Y33]" office:value-type="percentage" office:value="0.16660820764644">
            <text:p>16,66%</text:p>
          </table:table-cell>
          <table:table-cell/>
          <table:table-cell table:formula="of:=ROW() -5" office:value-type="float" office:value="28">
            <text:p>28</text:p>
          </table:table-cell>
        </table:table-row>
        <table:table-row table:style-name="ro1">
          <table:table-cell table:formula="of:=ROW() -5" office:value-type="float" office:value="29">
            <text:p>29</text:p>
          </table:table-cell>
          <table:table-cell office:value-type="float" office:value="219">
            <text:p>219</text:p>
          </table:table-cell>
          <table:table-cell table:formula="of:=[.B34]/[.B$85]" office:value-type="percentage" office:value="0.236501079913607">
            <text:p>23,65%</text:p>
          </table:table-cell>
          <table:table-cell office:value-type="float" office:value="560">
            <text:p>560</text:p>
          </table:table-cell>
          <table:table-cell table:formula="of:=MIN([.D34]; [.$B$3]*[.C34])" office:value-type="float" office:value="560">
            <text:p>560</text:p>
          </table:table-cell>
          <table:table-cell table:formula="of:= [.E34] + + [.$E$3] * [.J34]" office:value-type="float" office:value="956.875">
            <text:p>956,88</text:p>
          </table:table-cell>
          <table:table-cell table:formula="of:=[.F34] /[.C34]" office:value-type="float" office:value="4045.96461187215">
            <text:p>4045,96</text:p>
          </table:table-cell>
          <table:table-cell table:formula="of:=[.G34] /[.G$85]" office:value-type="percentage" office:value="1.2077506304096">
            <text:p>120,78%</text:p>
          </table:table-cell>
          <table:table-cell/>
          <table:table-cell table:formula="of:=0.375 * [.A34] + 5" office:value-type="float" office:value="15.875">
            <text:p>15,88</text:p>
          </table:table-cell>
          <table:table-cell table:formula="of:= [.J34] / [.C34]" office:value-type="float" office:value="67.1244292237443">
            <text:p>67,12</text:p>
          </table:table-cell>
          <table:table-cell table:formula="of:= [.K34] / [.K$85]" office:value-type="percentage" office:value="1.91784083496412">
            <text:p>191,78%</text:p>
          </table:table-cell>
          <table:table-cell/>
          <table:table-cell table:formula="of:=2 * (10 + [.A34])" office:value-type="float" office:value="78">
            <text:p>78</text:p>
          </table:table-cell>
          <table:table-cell table:formula="of:=[.N34] /[.C34]" office:value-type="float" office:value="329.808219178082">
            <text:p>329,81</text:p>
          </table:table-cell>
          <table:table-cell table:formula="of:=[.O34] / [.O$85]" office:value-type="percentage" office:value="1.83226788432268">
            <text:p>183,23%</text:p>
          </table:table-cell>
          <table:table-cell/>
          <table:table-cell table:formula="of:=10 + 2 *[.A34]" office:value-type="float" office:value="68">
            <text:p>68</text:p>
          </table:table-cell>
          <table:table-cell table:formula="of:=[.R34] /[.C34]" office:value-type="float" office:value="287.525114155251">
            <text:p>287,53</text:p>
          </table:table-cell>
          <table:table-cell table:formula="of:=[.S34]/[.S$85]" office:value-type="percentage" office:value="1.69132420091324">
            <text:p>169,13%</text:p>
          </table:table-cell>
          <table:table-cell/>
          <table:table-cell table:formula="of:=[.N34] / [.E34]" office:value-type="percentage" office:value="0.139285714285714">
            <text:p>13,93%</text:p>
          </table:table-cell>
          <table:table-cell table:formula="of:=[.N34] / [.F34]" office:value-type="percentage" office:value="0.0815153494448073">
            <text:p>8,15%</text:p>
          </table:table-cell>
          <table:table-cell/>
          <table:table-cell table:formula="of:=(0.0024 * [.A34] * [.A34]) + (0.06 * [.A34]) + 1" office:value-type="float" office:value="4.7584">
            <text:p>4,76</text:p>
          </table:table-cell>
          <table:table-cell table:formula="of:=MIN([.D34]; [.$AA$3]*[.C34])" office:value-type="float" office:value="233.899568034557">
            <text:p>233,9</text:p>
          </table:table-cell>
          <table:table-cell table:formula="of:=([.Z34] / [.Y34]) %" office:value-type="percentage" office:value="0.491550874316067">
            <text:p>49,16%</text:p>
          </table:table-cell>
          <table:table-cell table:formula="of:=[.AA34] * 100 * [.Y$85]" office:value-type="float" office:value="1040.1216500528">
            <text:p>1040,12</text:p>
          </table:table-cell>
          <table:table-cell table:formula="of:=[.AB34] /[.AB$85]" office:value-type="percentage" office:value="1.05169024272275">
            <text:p>105,17%</text:p>
          </table:table-cell>
          <table:table-cell table:formula="of:=[.AA34] + 0.045 + 0.2" office:value-type="percentage" office:value="0.736550874316067">
            <text:p>73,66%</text:p>
          </table:table-cell>
          <table:table-cell table:formula="of:=[.AD34] * 100 * [.Y$85]" office:value-type="float" office:value="1558.5416500528">
            <text:p>1558,54</text:p>
          </table:table-cell>
          <table:table-cell table:formula="of:=[.AE34] /[.AE$85]" office:value-type="percentage" office:value="1.03391334203659">
            <text:p>103,39%</text:p>
          </table:table-cell>
          <table:table-cell/>
          <table:table-cell table:formula="of:=[.N34]% / [.Y34]" office:value-type="percentage" office:value="0.163920645595158">
            <text:p>16,39%</text:p>
          </table:table-cell>
          <table:table-cell/>
          <table:table-cell table:formula="of:=ROW() -5" office:value-type="float" office:value="29">
            <text:p>29</text:p>
          </table:table-cell>
        </table:table-row>
        <table:table-row table:style-name="ro1">
          <table:table-cell table:formula="of:=ROW() -5" office:value-type="float" office:value="30">
            <text:p>30</text:p>
          </table:table-cell>
          <table:table-cell office:value-type="float" office:value="219">
            <text:p>219</text:p>
          </table:table-cell>
          <table:table-cell table:formula="of:=[.B35]/[.B$85]" office:value-type="percentage" office:value="0.236501079913607">
            <text:p>23,65%</text:p>
          </table:table-cell>
          <table:table-cell office:value-type="float" office:value="590">
            <text:p>590</text:p>
          </table:table-cell>
          <table:table-cell table:formula="of:=MIN([.D35]; [.$B$3]*[.C35])" office:value-type="float" office:value="585.340172786177">
            <text:p>585,34</text:p>
          </table:table-cell>
          <table:table-cell table:formula="of:= [.E35] + + [.$E$3] * [.J35]" office:value-type="float" office:value="991.590172786177">
            <text:p>991,59</text:p>
          </table:table-cell>
          <table:table-cell table:formula="of:=[.F35] /[.C35]" office:value-type="float" office:value="4192.75114155251">
            <text:p>4192,75</text:p>
          </table:table-cell>
          <table:table-cell table:formula="of:=[.G35] /[.G$85]" office:value-type="percentage" office:value="1.25156750494105">
            <text:p>125,16%</text:p>
          </table:table-cell>
          <table:table-cell/>
          <table:table-cell table:formula="of:=0.375 * [.A35] + 5" office:value-type="float" office:value="16.25">
            <text:p>16,25</text:p>
          </table:table-cell>
          <table:table-cell table:formula="of:= [.J35] / [.C35]" office:value-type="float" office:value="68.7100456621005">
            <text:p>68,71</text:p>
          </table:table-cell>
          <table:table-cell table:formula="of:= [.K35] / [.K$85]" office:value-type="percentage" office:value="1.9631441617743">
            <text:p>196,31%</text:p>
          </table:table-cell>
          <table:table-cell/>
          <table:table-cell table:formula="of:=2 * (10 + [.A35])" office:value-type="float" office:value="80">
            <text:p>80</text:p>
          </table:table-cell>
          <table:table-cell table:formula="of:=[.N35] /[.C35]" office:value-type="float" office:value="338.264840182648">
            <text:p>338,26</text:p>
          </table:table-cell>
          <table:table-cell table:formula="of:=[.O35] / [.O$85]" office:value-type="percentage" office:value="1.87924911212582">
            <text:p>187,92%</text:p>
          </table:table-cell>
          <table:table-cell/>
          <table:table-cell table:formula="of:=10 + 2 *[.A35]" office:value-type="float" office:value="70">
            <text:p>70</text:p>
          </table:table-cell>
          <table:table-cell table:formula="of:=[.R35] /[.C35]" office:value-type="float" office:value="295.981735159817">
            <text:p>295,98</text:p>
          </table:table-cell>
          <table:table-cell table:formula="of:=[.S35]/[.S$85]" office:value-type="percentage" office:value="1.74106903035187">
            <text:p>174,11%</text:p>
          </table:table-cell>
          <table:table-cell/>
          <table:table-cell table:formula="of:=[.N35] / [.E35]" office:value-type="percentage" office:value="0.13667266270006">
            <text:p>13,67%</text:p>
          </table:table-cell>
          <table:table-cell table:formula="of:=[.N35] / [.F35]" office:value-type="percentage" office:value="0.080678492179098">
            <text:p>8,07%</text:p>
          </table:table-cell>
          <table:table-cell/>
          <table:table-cell table:formula="of:=(0.0024 * [.A35] * [.A35]) + (0.06 * [.A35]) + 1" office:value-type="float" office:value="4.96">
            <text:p>4,96</text:p>
          </table:table-cell>
          <table:table-cell table:formula="of:=MIN([.D35]; [.$AA$3]*[.C35])" office:value-type="float" office:value="233.899568034557">
            <text:p>233,9</text:p>
          </table:table-cell>
          <table:table-cell table:formula="of:=([.Z35] / [.Y35]) %" office:value-type="percentage" office:value="0.471571709747091">
            <text:p>47,16%</text:p>
          </table:table-cell>
          <table:table-cell table:formula="of:=[.AA35] * 100 * [.Y$85]" office:value-type="float" office:value="997.845737824845">
            <text:p>997,85</text:p>
          </table:table-cell>
          <table:table-cell table:formula="of:=[.AB35] /[.AB$85]" office:value-type="percentage" office:value="1.00894412317982">
            <text:p>100,89%</text:p>
          </table:table-cell>
          <table:table-cell table:formula="of:=[.AA35] + 0.045 + 0.2" office:value-type="percentage" office:value="0.716571709747091">
            <text:p>71,66%</text:p>
          </table:table-cell>
          <table:table-cell table:formula="of:=[.AD35] * 100 * [.Y$85]" office:value-type="float" office:value="1516.26573782485">
            <text:p>1516,27</text:p>
          </table:table-cell>
          <table:table-cell table:formula="of:=[.AE35] /[.AE$85]" office:value-type="percentage" office:value="1.00586813086256">
            <text:p>100,59%</text:p>
          </table:table-cell>
          <table:table-cell/>
          <table:table-cell table:formula="of:=[.N35]% / [.Y35]" office:value-type="percentage" office:value="0.161290322580645">
            <text:p>16,13%</text:p>
          </table:table-cell>
          <table:table-cell/>
          <table:table-cell table:formula="of:=ROW() -5" office:value-type="float" office:value="30">
            <text:p>30</text:p>
          </table:table-cell>
        </table:table-row>
        <table:table-row table:style-name="ro1">
          <table:table-cell table:formula="of:=ROW() -5" office:value-type="float" office:value="31">
            <text:p>31</text:p>
          </table:table-cell>
          <table:table-cell office:value-type="float" office:value="219">
            <text:p>219</text:p>
          </table:table-cell>
          <table:table-cell table:formula="of:=[.B36]/[.B$85]" office:value-type="percentage" office:value="0.236501079913607">
            <text:p>23,65%</text:p>
          </table:table-cell>
          <table:table-cell office:value-type="float" office:value="610">
            <text:p>610</text:p>
          </table:table-cell>
          <table:table-cell table:formula="of:=MIN([.D36]; [.$B$3]*[.C36])" office:value-type="float" office:value="585.340172786177">
            <text:p>585,34</text:p>
          </table:table-cell>
          <table:table-cell table:formula="of:= [.E36] + + [.$E$3] * [.J36]" office:value-type="float" office:value="1000.96517278618">
            <text:p>1000,97</text:p>
          </table:table-cell>
          <table:table-cell table:formula="of:=[.F36] /[.C36]" office:value-type="float" office:value="4232.39155251142">
            <text:p>4232,39</text:p>
          </table:table-cell>
          <table:table-cell table:formula="of:=[.G36] /[.G$85]" office:value-type="percentage" office:value="1.26340046343624">
            <text:p>126,34%</text:p>
          </table:table-cell>
          <table:table-cell/>
          <table:table-cell table:formula="of:=0.375 * [.A36] + 5" office:value-type="float" office:value="16.625">
            <text:p>16,63</text:p>
          </table:table-cell>
          <table:table-cell table:formula="of:= [.J36] / [.C36]" office:value-type="float" office:value="70.2956621004566">
            <text:p>70,3</text:p>
          </table:table-cell>
          <table:table-cell table:formula="of:= [.K36] / [.K$85]" office:value-type="percentage" office:value="2.00844748858447">
            <text:p>200,84%</text:p>
          </table:table-cell>
          <table:table-cell/>
          <table:table-cell table:formula="of:=2 * (10 + [.A36])" office:value-type="float" office:value="82">
            <text:p>82</text:p>
          </table:table-cell>
          <table:table-cell table:formula="of:=[.N36] /[.C36]" office:value-type="float" office:value="346.721461187215">
            <text:p>346,72</text:p>
          </table:table-cell>
          <table:table-cell table:formula="of:=[.O36] / [.O$85]" office:value-type="percentage" office:value="1.92623033992897">
            <text:p>192,62%</text:p>
          </table:table-cell>
          <table:table-cell/>
          <table:table-cell table:formula="of:=10 + 2 *[.A36]" office:value-type="float" office:value="72">
            <text:p>72</text:p>
          </table:table-cell>
          <table:table-cell table:formula="of:=[.R36] /[.C36]" office:value-type="float" office:value="304.438356164384">
            <text:p>304,44</text:p>
          </table:table-cell>
          <table:table-cell table:formula="of:=[.S36]/[.S$85]" office:value-type="percentage" office:value="1.79081385979049">
            <text:p>179,08%</text:p>
          </table:table-cell>
          <table:table-cell/>
          <table:table-cell table:formula="of:=[.N36] / [.E36]" office:value-type="percentage" office:value="0.140089479267561">
            <text:p>14,01%</text:p>
          </table:table-cell>
          <table:table-cell table:formula="of:=[.N36] / [.F36]" office:value-type="percentage" office:value="0.0819209321456747">
            <text:p>8,19%</text:p>
          </table:table-cell>
          <table:table-cell/>
          <table:table-cell table:formula="of:=(0.0024 * [.A36] * [.A36]) + (0.06 * [.A36]) + 1" office:value-type="float" office:value="5.1664">
            <text:p>5,17</text:p>
          </table:table-cell>
          <table:table-cell table:formula="of:=MIN([.D36]; [.$AA$3]*[.C36])" office:value-type="float" office:value="233.899568034557">
            <text:p>233,9</text:p>
          </table:table-cell>
          <table:table-cell table:formula="of:=([.Z36] / [.Y36]) %" office:value-type="percentage" office:value="0.452732208180856">
            <text:p>45,27%</text:p>
          </table:table-cell>
          <table:table-cell table:formula="of:=[.AA36] * 100 * [.Y$85]" office:value-type="float" office:value="957.98135251069">
            <text:p>957,98</text:p>
          </table:table-cell>
          <table:table-cell table:formula="of:=[.AB36] /[.AB$85]" office:value-type="percentage" office:value="0.968636352386947">
            <text:p>96,86%</text:p>
          </table:table-cell>
          <table:table-cell table:formula="of:=[.AA36] + 0.045 + 0.2" office:value-type="percentage" office:value="0.697732208180856">
            <text:p>69,77%</text:p>
          </table:table-cell>
          <table:table-cell table:formula="of:=[.AD36] * 100 * [.Y$85]" office:value-type="float" office:value="1476.40135251069">
            <text:p>1476,4</text:p>
          </table:table-cell>
          <table:table-cell table:formula="of:=[.AE36] /[.AE$85]" office:value-type="percentage" office:value="0.979422690763484">
            <text:p>97,94%</text:p>
          </table:table-cell>
          <table:table-cell/>
          <table:table-cell table:formula="of:=[.N36]% / [.Y36]" office:value-type="percentage" office:value="0.158717869309384">
            <text:p>15,87%</text:p>
          </table:table-cell>
          <table:table-cell/>
          <table:table-cell table:formula="of:=ROW() -5" office:value-type="float" office:value="31">
            <text:p>31</text:p>
          </table:table-cell>
        </table:table-row>
        <table:table-row table:style-name="ro1">
          <table:table-cell table:formula="of:=ROW() -5" office:value-type="float" office:value="32">
            <text:p>32</text:p>
          </table:table-cell>
          <table:table-cell office:value-type="float" office:value="219">
            <text:p>219</text:p>
          </table:table-cell>
          <table:table-cell table:formula="of:=[.B37]/[.B$85]" office:value-type="percentage" office:value="0.236501079913607">
            <text:p>23,65%</text:p>
          </table:table-cell>
          <table:table-cell office:value-type="float" office:value="640">
            <text:p>640</text:p>
          </table:table-cell>
          <table:table-cell table:formula="of:=MIN([.D37]; [.$B$3]*[.C37])" office:value-type="float" office:value="585.340172786177">
            <text:p>585,34</text:p>
          </table:table-cell>
          <table:table-cell table:formula="of:= [.E37] + + [.$E$3] * [.J37]" office:value-type="float" office:value="1010.34017278618">
            <text:p>1010,34</text:p>
          </table:table-cell>
          <table:table-cell table:formula="of:=[.F37] /[.C37]" office:value-type="float" office:value="4272.03196347032">
            <text:p>4272,03</text:p>
          </table:table-cell>
          <table:table-cell table:formula="of:=[.G37] /[.G$85]" office:value-type="percentage" office:value="1.27523342193144">
            <text:p>127,52%</text:p>
          </table:table-cell>
          <table:table-cell/>
          <table:table-cell table:formula="of:=0.375 * [.A37] + 5" office:value-type="float" office:value="17">
            <text:p>17</text:p>
          </table:table-cell>
          <table:table-cell table:formula="of:= [.J37] / [.C37]" office:value-type="float" office:value="71.8812785388128">
            <text:p>71,88</text:p>
          </table:table-cell>
          <table:table-cell table:formula="of:= [.K37] / [.K$85]" office:value-type="percentage" office:value="2.05375081539465">
            <text:p>205,38%</text:p>
          </table:table-cell>
          <table:table-cell/>
          <table:table-cell table:formula="of:=2 * (10 + [.A37])" office:value-type="float" office:value="84">
            <text:p>84</text:p>
          </table:table-cell>
          <table:table-cell table:formula="of:=[.N37] /[.C37]" office:value-type="float" office:value="355.178082191781">
            <text:p>355,18</text:p>
          </table:table-cell>
          <table:table-cell table:formula="of:=[.O37] / [.O$85]" office:value-type="percentage" office:value="1.97321156773212">
            <text:p>197,32%</text:p>
          </table:table-cell>
          <table:table-cell/>
          <table:table-cell table:formula="of:=10 + 2 *[.A37]" office:value-type="float" office:value="74">
            <text:p>74</text:p>
          </table:table-cell>
          <table:table-cell table:formula="of:=[.R37] /[.C37]" office:value-type="float" office:value="312.89497716895">
            <text:p>312,89</text:p>
          </table:table-cell>
          <table:table-cell table:formula="of:=[.S37]/[.S$85]" office:value-type="percentage" office:value="1.84055868922912">
            <text:p>184,06%</text:p>
          </table:table-cell>
          <table:table-cell/>
          <table:table-cell table:formula="of:=[.N37] / [.E37]" office:value-type="percentage" office:value="0.143506295835063">
            <text:p>14,35%</text:p>
          </table:table-cell>
          <table:table-cell table:formula="of:=[.N37] / [.F37]" office:value-type="percentage" office:value="0.0831403147796809">
            <text:p>8,31%</text:p>
          </table:table-cell>
          <table:table-cell/>
          <table:table-cell table:formula="of:=(0.0024 * [.A37] * [.A37]) + (0.06 * [.A37]) + 1" office:value-type="float" office:value="5.3776">
            <text:p>5,38</text:p>
          </table:table-cell>
          <table:table-cell table:formula="of:=MIN([.D37]; [.$AA$3]*[.C37])" office:value-type="float" office:value="233.899568034557">
            <text:p>233,9</text:p>
          </table:table-cell>
          <table:table-cell table:formula="of:=([.Z37] / [.Y37]) %" office:value-type="percentage" office:value="0.43495159185242">
            <text:p>43,50%</text:p>
          </table:table-cell>
          <table:table-cell table:formula="of:=[.AA37] * 100 * [.Y$85]" office:value-type="float" office:value="920.35756835972">
            <text:p>920,36</text:p>
          </table:table-cell>
          <table:table-cell table:formula="of:=[.AB37] /[.AB$85]" office:value-type="percentage" office:value="0.9305941034982">
            <text:p>93,06%</text:p>
          </table:table-cell>
          <table:table-cell table:formula="of:=[.AA37] + 0.045 + 0.2" office:value-type="percentage" office:value="0.67995159185242">
            <text:p>68,00%</text:p>
          </table:table-cell>
          <table:table-cell table:formula="of:=[.AD37] * 100 * [.Y$85]" office:value-type="float" office:value="1438.77756835972">
            <text:p>1438,78</text:p>
          </table:table-cell>
          <table:table-cell table:formula="of:=[.AE37] /[.AE$85]" office:value-type="percentage" office:value="0.954463632139497">
            <text:p>95,45%</text:p>
          </table:table-cell>
          <table:table-cell/>
          <table:table-cell table:formula="of:=[.N37]% / [.Y37]" office:value-type="percentage" office:value="0.156203510859863">
            <text:p>15,62%</text:p>
          </table:table-cell>
          <table:table-cell/>
          <table:table-cell table:formula="of:=ROW() -5" office:value-type="float" office:value="32">
            <text:p>32</text:p>
          </table:table-cell>
        </table:table-row>
        <table:table-row table:style-name="ro1">
          <table:table-cell table:formula="of:=ROW() -5" office:value-type="float" office:value="33">
            <text:p>33</text:p>
          </table:table-cell>
          <table:table-cell office:value-type="float" office:value="219">
            <text:p>219</text:p>
          </table:table-cell>
          <table:table-cell table:formula="of:=[.B38]/[.B$85]" office:value-type="percentage" office:value="0.236501079913607">
            <text:p>23,65%</text:p>
          </table:table-cell>
          <table:table-cell office:value-type="float" office:value="670">
            <text:p>670</text:p>
          </table:table-cell>
          <table:table-cell table:formula="of:=MIN([.D38]; [.$B$3]*[.C38])" office:value-type="float" office:value="585.340172786177">
            <text:p>585,34</text:p>
          </table:table-cell>
          <table:table-cell table:formula="of:= [.E38] + + [.$E$3] * [.J38]" office:value-type="float" office:value="1019.71517278618">
            <text:p>1019,72</text:p>
          </table:table-cell>
          <table:table-cell table:formula="of:=[.F38] /[.C38]" office:value-type="float" office:value="4311.67237442922">
            <text:p>4311,67</text:p>
          </table:table-cell>
          <table:table-cell table:formula="of:=[.G38] /[.G$85]" office:value-type="percentage" office:value="1.28706638042663">
            <text:p>128,71%</text:p>
          </table:table-cell>
          <table:table-cell/>
          <table:table-cell table:formula="of:=0.375 * [.A38] + 5" office:value-type="float" office:value="17.375">
            <text:p>17,38</text:p>
          </table:table-cell>
          <table:table-cell table:formula="of:= [.J38] / [.C38]" office:value-type="float" office:value="73.466894977169">
            <text:p>73,47</text:p>
          </table:table-cell>
          <table:table-cell table:formula="of:= [.K38] / [.K$85]" office:value-type="percentage" office:value="2.09905414220483">
            <text:p>209,91%</text:p>
          </table:table-cell>
          <table:table-cell/>
          <table:table-cell table:formula="of:=2 * (10 + [.A38])" office:value-type="float" office:value="86">
            <text:p>86</text:p>
          </table:table-cell>
          <table:table-cell table:formula="of:=[.N38] /[.C38]" office:value-type="float" office:value="363.634703196347">
            <text:p>363,63</text:p>
          </table:table-cell>
          <table:table-cell table:formula="of:=[.O38] / [.O$85]" office:value-type="percentage" office:value="2.02019279553526">
            <text:p>202,02%</text:p>
          </table:table-cell>
          <table:table-cell/>
          <table:table-cell table:formula="of:=10 + 2 *[.A38]" office:value-type="float" office:value="76">
            <text:p>76</text:p>
          </table:table-cell>
          <table:table-cell table:formula="of:=[.R38] /[.C38]" office:value-type="float" office:value="321.351598173516">
            <text:p>321,35</text:p>
          </table:table-cell>
          <table:table-cell table:formula="of:=[.S38]/[.S$85]" office:value-type="percentage" office:value="1.89030351866774">
            <text:p>189,03%</text:p>
          </table:table-cell>
          <table:table-cell/>
          <table:table-cell table:formula="of:=[.N38] / [.E38]" office:value-type="percentage" office:value="0.146923112402564">
            <text:p>14,69%</text:p>
          </table:table-cell>
          <table:table-cell table:formula="of:=[.N38] / [.F38]" office:value-type="percentage" office:value="0.0843372760307385">
            <text:p>8,43%</text:p>
          </table:table-cell>
          <table:table-cell/>
          <table:table-cell table:formula="of:=(0.0024 * [.A38] * [.A38]) + (0.06 * [.A38]) + 1" office:value-type="float" office:value="5.5936">
            <text:p>5,59</text:p>
          </table:table-cell>
          <table:table-cell table:formula="of:=MIN([.D38]; [.$AA$3]*[.C38])" office:value-type="float" office:value="233.899568034557">
            <text:p>233,9</text:p>
          </table:table-cell>
          <table:table-cell table:formula="of:=([.Z38] / [.Y38]) %" office:value-type="percentage" office:value="0.41815569228146">
            <text:p>41,82%</text:p>
          </table:table-cell>
          <table:table-cell table:formula="of:=[.AA38] * 100 * [.Y$85]" office:value-type="float" office:value="884.817444867568">
            <text:p>884,82</text:p>
          </table:table-cell>
          <table:table-cell table:formula="of:=[.AB38] /[.AB$85]" office:value-type="percentage" office:value="0.894658690462658">
            <text:p>89,47%</text:p>
          </table:table-cell>
          <table:table-cell table:formula="of:=[.AA38] + 0.045 + 0.2" office:value-type="percentage" office:value="0.66315569228146">
            <text:p>66,32%</text:p>
          </table:table-cell>
          <table:table-cell table:formula="of:=[.AD38] * 100 * [.Y$85]" office:value-type="float" office:value="1403.23744486757">
            <text:p>1403,24</text:p>
          </table:table-cell>
          <table:table-cell table:formula="of:=[.AE38] /[.AE$85]" office:value-type="percentage" office:value="0.93088684299503">
            <text:p>93,09%</text:p>
          </table:table-cell>
          <table:table-cell/>
          <table:table-cell table:formula="of:=[.N38]% / [.Y38]" office:value-type="percentage" office:value="0.153747139588101">
            <text:p>15,37%</text:p>
          </table:table-cell>
          <table:table-cell/>
          <table:table-cell table:formula="of:=ROW() -5" office:value-type="float" office:value="33">
            <text:p>33</text:p>
          </table:table-cell>
        </table:table-row>
        <table:table-row table:style-name="ro1">
          <table:table-cell table:formula="of:=ROW() -5" office:value-type="float" office:value="34">
            <text:p>34</text:p>
          </table:table-cell>
          <table:table-cell office:value-type="float" office:value="279">
            <text:p>279</text:p>
          </table:table-cell>
          <table:table-cell table:formula="of:=[.B39]/[.B$85]" office:value-type="percentage" office:value="0.301295896328294">
            <text:p>30,13%</text:p>
          </table:table-cell>
          <table:table-cell office:value-type="float" office:value="700">
            <text:p>700</text:p>
          </table:table-cell>
          <table:table-cell table:formula="of:=MIN([.D39]; [.$B$3]*[.C39])" office:value-type="float" office:value="700">
            <text:p>700</text:p>
          </table:table-cell>
          <table:table-cell table:formula="of:= [.E39] + + [.$E$3] * [.J39]" office:value-type="float" office:value="1143.75">
            <text:p>1143,75</text:p>
          </table:table-cell>
          <table:table-cell table:formula="of:=[.F39] /[.C39]" office:value-type="float" office:value="3796.10215053763">
            <text:p>3796,1</text:p>
          </table:table-cell>
          <table:table-cell table:formula="of:=[.G39] /[.G$85]" office:value-type="percentage" office:value="1.13316482105601">
            <text:p>113,32%</text:p>
          </table:table-cell>
          <table:table-cell/>
          <table:table-cell table:formula="of:=0.375 * [.A39] + 5" office:value-type="float" office:value="17.75">
            <text:p>17,75</text:p>
          </table:table-cell>
          <table:table-cell table:formula="of:= [.J39] / [.C39]" office:value-type="float" office:value="58.9121863799283">
            <text:p>58,91</text:p>
          </table:table-cell>
          <table:table-cell table:formula="of:= [.K39] / [.K$85]" office:value-type="percentage" office:value="1.68320532514081">
            <text:p>168,32%</text:p>
          </table:table-cell>
          <table:table-cell/>
          <table:table-cell table:formula="of:=2 * (10 + [.A39])" office:value-type="float" office:value="88">
            <text:p>88</text:p>
          </table:table-cell>
          <table:table-cell table:formula="of:=[.N39] /[.C39]" office:value-type="float" office:value="292.071684587814">
            <text:p>292,07</text:p>
          </table:table-cell>
          <table:table-cell table:formula="of:=[.O39] / [.O$85]" office:value-type="percentage" office:value="1.6226204699323">
            <text:p>162,26%</text:p>
          </table:table-cell>
          <table:table-cell/>
          <table:table-cell table:formula="of:=10 + 2 *[.A39]" office:value-type="float" office:value="78">
            <text:p>78</text:p>
          </table:table-cell>
          <table:table-cell table:formula="of:=[.R39] /[.C39]" office:value-type="float" office:value="258.881720430108">
            <text:p>258,88</text:p>
          </table:table-cell>
          <table:table-cell table:formula="of:=[.S39]/[.S$85]" office:value-type="percentage" office:value="1.52283364958887">
            <text:p>152,28%</text:p>
          </table:table-cell>
          <table:table-cell/>
          <table:table-cell table:formula="of:=[.N39] / [.E39]" office:value-type="percentage" office:value="0.125714285714286">
            <text:p>12,57%</text:p>
          </table:table-cell>
          <table:table-cell table:formula="of:=[.N39] / [.F39]" office:value-type="percentage" office:value="0.0769398907103825">
            <text:p>7,69%</text:p>
          </table:table-cell>
          <table:table-cell/>
          <table:table-cell table:formula="of:=(0.0024 * [.A39] * [.A39]) + (0.06 * [.A39]) + 1" office:value-type="float" office:value="5.8144">
            <text:p>5,81</text:p>
          </table:table-cell>
          <table:table-cell table:formula="of:=MIN([.D39]; [.$AA$3]*[.C39])" office:value-type="float" office:value="297.981641468682">
            <text:p>297,98</text:p>
          </table:table-cell>
          <table:table-cell table:formula="of:=([.Z39] / [.Y39]) %" office:value-type="percentage" office:value="0.512489064166006">
            <text:p>51,25%</text:p>
          </table:table-cell>
          <table:table-cell table:formula="of:=[.AA39] * 100 * [.Y$85]" office:value-type="float" office:value="1084.42685977527">
            <text:p>1084,43</text:p>
          </table:table-cell>
          <table:table-cell table:formula="of:=[.AB39] /[.AB$85]" office:value-type="percentage" office:value="1.09648823030866">
            <text:p>109,65%</text:p>
          </table:table-cell>
          <table:table-cell table:formula="of:=[.AA39] + 0.045 + 0.2" office:value-type="percentage" office:value="0.757489064166006">
            <text:p>75,75%</text:p>
          </table:table-cell>
          <table:table-cell table:formula="of:=[.AD39] * 100 * [.Y$85]" office:value-type="float" office:value="1602.84685977527">
            <text:p>1602,85</text:p>
          </table:table-cell>
          <table:table-cell table:formula="of:=[.AE39] /[.AE$85]" office:value-type="percentage" office:value="1.06330475897578">
            <text:p>106,33%</text:p>
          </table:table-cell>
          <table:table-cell/>
          <table:table-cell table:formula="of:=[.N39]% / [.Y39]" office:value-type="percentage" office:value="0.151348376444689">
            <text:p>15,13%</text:p>
          </table:table-cell>
          <table:table-cell/>
          <table:table-cell table:formula="of:=ROW() -5" office:value-type="float" office:value="34">
            <text:p>34</text:p>
          </table:table-cell>
        </table:table-row>
        <table:table-row table:style-name="ro1">
          <table:table-cell table:formula="of:=ROW() -5" office:value-type="float" office:value="35">
            <text:p>35</text:p>
          </table:table-cell>
          <table:table-cell office:value-type="float" office:value="279">
            <text:p>279</text:p>
          </table:table-cell>
          <table:table-cell table:formula="of:=[.B40]/[.B$85]" office:value-type="percentage" office:value="0.301295896328294">
            <text:p>30,13%</text:p>
          </table:table-cell>
          <table:table-cell office:value-type="float" office:value="720">
            <text:p>720</text:p>
          </table:table-cell>
          <table:table-cell table:formula="of:=MIN([.D40]; [.$B$3]*[.C40])" office:value-type="float" office:value="720">
            <text:p>720</text:p>
          </table:table-cell>
          <table:table-cell table:formula="of:= [.E40] + + [.$E$3] * [.J40]" office:value-type="float" office:value="1173.125">
            <text:p>1173,13</text:p>
          </table:table-cell>
          <table:table-cell table:formula="of:=[.F40] /[.C40]" office:value-type="float" office:value="3893.5976702509">
            <text:p>3893,6</text:p>
          </table:table-cell>
          <table:table-cell table:formula="of:=[.G40] /[.G$85]" office:value-type="percentage" office:value="1.16226796126892">
            <text:p>116,23%</text:p>
          </table:table-cell>
          <table:table-cell/>
          <table:table-cell table:formula="of:=0.375 * [.A40] + 5" office:value-type="float" office:value="18.125">
            <text:p>18,13</text:p>
          </table:table-cell>
          <table:table-cell table:formula="of:= [.J40] / [.C40]" office:value-type="float" office:value="60.1568100358423">
            <text:p>60,16</text:p>
          </table:table-cell>
          <table:table-cell table:formula="of:= [.K40] / [.K$85]" office:value-type="percentage" office:value="1.71876600102407">
            <text:p>171,88%</text:p>
          </table:table-cell>
          <table:table-cell/>
          <table:table-cell table:formula="of:=2 * (10 + [.A40])" office:value-type="float" office:value="90">
            <text:p>90</text:p>
          </table:table-cell>
          <table:table-cell table:formula="of:=[.N40] /[.C40]" office:value-type="float" office:value="298.709677419355">
            <text:p>298,71</text:p>
          </table:table-cell>
          <table:table-cell table:formula="of:=[.O40] / [.O$85]" office:value-type="percentage" office:value="1.6594982078853">
            <text:p>165,95%</text:p>
          </table:table-cell>
          <table:table-cell/>
          <table:table-cell table:formula="of:=10 + 2 *[.A40]" office:value-type="float" office:value="80">
            <text:p>80</text:p>
          </table:table-cell>
          <table:table-cell table:formula="of:=[.R40] /[.C40]" office:value-type="float" office:value="265.519713261649">
            <text:p>265,52</text:p>
          </table:table-cell>
          <table:table-cell table:formula="of:=[.S40]/[.S$85]" office:value-type="percentage" office:value="1.56188066624499">
            <text:p>156,19%</text:p>
          </table:table-cell>
          <table:table-cell/>
          <table:table-cell table:formula="of:=[.N40] / [.E40]" office:value-type="percentage" office:value="0.125">
            <text:p>12,50%</text:p>
          </table:table-cell>
          <table:table-cell table:formula="of:=[.N40] / [.F40]" office:value-type="percentage" office:value="0.0767181672882259">
            <text:p>7,67%</text:p>
          </table:table-cell>
          <table:table-cell/>
          <table:table-cell table:formula="of:=(0.0024 * [.A40] * [.A40]) + (0.06 * [.A40]) + 1" office:value-type="float" office:value="6.04">
            <text:p>6,04</text:p>
          </table:table-cell>
          <table:table-cell table:formula="of:=MIN([.D40]; [.$AA$3]*[.C40])" office:value-type="float" office:value="297.981641468682">
            <text:p>297,98</text:p>
          </table:table-cell>
          <table:table-cell table:formula="of:=([.Z40] / [.Y40]) %" office:value-type="percentage" office:value="0.493347088524309">
            <text:p>49,33%</text:p>
          </table:table-cell>
          <table:table-cell table:formula="of:=[.AA40] * 100 * [.Y$85]" office:value-type="float" office:value="1043.92243931744">
            <text:p>1043,92</text:p>
          </table:table-cell>
          <table:table-cell table:formula="of:=[.AB40] /[.AB$85]" office:value-type="percentage" office:value="1.05553330567992">
            <text:p>105,55%</text:p>
          </table:table-cell>
          <table:table-cell table:formula="of:=[.AA40] + 0.045 + 0.2" office:value-type="percentage" office:value="0.738347088524309">
            <text:p>73,83%</text:p>
          </table:table-cell>
          <table:table-cell table:formula="of:=[.AD40] * 100 * [.Y$85]" office:value-type="float" office:value="1562.34243931744">
            <text:p>1562,34</text:p>
          </table:table-cell>
          <table:table-cell table:formula="of:=[.AE40] /[.AE$85]" office:value-type="percentage" office:value="1.03643472908508">
            <text:p>103,64%</text:p>
          </table:table-cell>
          <table:table-cell/>
          <table:table-cell table:formula="of:=[.N40]% / [.Y40]" office:value-type="percentage" office:value="0.149006622516556">
            <text:p>14,90%</text:p>
          </table:table-cell>
          <table:table-cell/>
          <table:table-cell table:formula="of:=ROW() -5" office:value-type="float" office:value="35">
            <text:p>35</text:p>
          </table:table-cell>
        </table:table-row>
        <table:table-row table:style-name="ro1">
          <table:table-cell table:formula="of:=ROW() -5" office:value-type="float" office:value="36">
            <text:p>36</text:p>
          </table:table-cell>
          <table:table-cell office:value-type="float" office:value="279">
            <text:p>279</text:p>
          </table:table-cell>
          <table:table-cell table:formula="of:=[.B41]/[.B$85]" office:value-type="percentage" office:value="0.301295896328294">
            <text:p>30,13%</text:p>
          </table:table-cell>
          <table:table-cell office:value-type="float" office:value="750">
            <text:p>750</text:p>
          </table:table-cell>
          <table:table-cell table:formula="of:=MIN([.D41]; [.$B$3]*[.C41])" office:value-type="float" office:value="745.707343412527">
            <text:p>745,71</text:p>
          </table:table-cell>
          <table:table-cell table:formula="of:= [.E41] + + [.$E$3] * [.J41]" office:value-type="float" office:value="1208.20734341253">
            <text:p>1208,21</text:p>
          </table:table-cell>
          <table:table-cell table:formula="of:=[.F41] /[.C41]" office:value-type="float" office:value="4010.03584229391">
            <text:p>4010,04</text:p>
          </table:table-cell>
          <table:table-cell table:formula="of:=[.G41] /[.G$85]" office:value-type="percentage" office:value="1.19702562456535">
            <text:p>119,70%</text:p>
          </table:table-cell>
          <table:table-cell/>
          <table:table-cell table:formula="of:=0.375 * [.A41] + 5" office:value-type="float" office:value="18.5">
            <text:p>18,5</text:p>
          </table:table-cell>
          <table:table-cell table:formula="of:= [.J41] / [.C41]" office:value-type="float" office:value="61.4014336917563">
            <text:p>61,4</text:p>
          </table:table-cell>
          <table:table-cell table:formula="of:= [.K41] / [.K$85]" office:value-type="percentage" office:value="1.75432667690732">
            <text:p>175,43%</text:p>
          </table:table-cell>
          <table:table-cell/>
          <table:table-cell table:formula="of:=2 * (10 + [.A41])" office:value-type="float" office:value="92">
            <text:p>92</text:p>
          </table:table-cell>
          <table:table-cell table:formula="of:=[.N41] /[.C41]" office:value-type="float" office:value="305.347670250896">
            <text:p>305,35</text:p>
          </table:table-cell>
          <table:table-cell table:formula="of:=[.O41] / [.O$85]" office:value-type="percentage" office:value="1.69637594583831">
            <text:p>169,64%</text:p>
          </table:table-cell>
          <table:table-cell/>
          <table:table-cell table:formula="of:=10 + 2 *[.A41]" office:value-type="float" office:value="82">
            <text:p>82</text:p>
          </table:table-cell>
          <table:table-cell table:formula="of:=[.R41] /[.C41]" office:value-type="float" office:value="272.15770609319">
            <text:p>272,16</text:p>
          </table:table-cell>
          <table:table-cell table:formula="of:=[.S41]/[.S$85]" office:value-type="percentage" office:value="1.60092768290112">
            <text:p>160,09%</text:p>
          </table:table-cell>
          <table:table-cell/>
          <table:table-cell table:formula="of:=[.N41] / [.E41]" office:value-type="percentage" office:value="0.123372796060968">
            <text:p>12,34%</text:p>
          </table:table-cell>
          <table:table-cell table:formula="of:=[.N41] / [.F41]" office:value-type="percentage" office:value="0.0761458705756167">
            <text:p>7,61%</text:p>
          </table:table-cell>
          <table:table-cell/>
          <table:table-cell table:formula="of:=(0.0024 * [.A41] * [.A41]) + (0.06 * [.A41]) + 1" office:value-type="float" office:value="6.2704">
            <text:p>6,27</text:p>
          </table:table-cell>
          <table:table-cell table:formula="of:=MIN([.D41]; [.$AA$3]*[.C41])" office:value-type="float" office:value="297.981641468682">
            <text:p>297,98</text:p>
          </table:table-cell>
          <table:table-cell table:formula="of:=([.Z41] / [.Y41]) %" office:value-type="percentage" office:value="0.475219509869677">
            <text:p>47,52%</text:p>
          </table:table-cell>
          <table:table-cell table:formula="of:=[.AA41] * 100 * [.Y$85]" office:value-type="float" office:value="1005.56448288424">
            <text:p>1005,56</text:p>
          </table:table-cell>
          <table:table-cell table:formula="of:=[.AB41] /[.AB$85]" office:value-type="percentage" office:value="1.01674871879094">
            <text:p>101,67%</text:p>
          </table:table-cell>
          <table:table-cell table:formula="of:=[.AA41] + 0.045 + 0.2" office:value-type="percentage" office:value="0.720219509869677">
            <text:p>72,02%</text:p>
          </table:table-cell>
          <table:table-cell table:formula="of:=[.AD41] * 100 * [.Y$85]" office:value-type="float" office:value="1523.98448288424">
            <text:p>1523,98</text:p>
          </table:table-cell>
          <table:table-cell table:formula="of:=[.AE41] /[.AE$85]" office:value-type="percentage" office:value="1.01098863149238">
            <text:p>101,10%</text:p>
          </table:table-cell>
          <table:table-cell/>
          <table:table-cell table:formula="of:=[.N41]% / [.Y41]" office:value-type="percentage" office:value="0.146721102322021">
            <text:p>14,67%</text:p>
          </table:table-cell>
          <table:table-cell/>
          <table:table-cell table:formula="of:=ROW() -5" office:value-type="float" office:value="36">
            <text:p>36</text:p>
          </table:table-cell>
        </table:table-row>
        <table:table-row table:style-name="ro1">
          <table:table-cell table:formula="of:=ROW() -5" office:value-type="float" office:value="37">
            <text:p>37</text:p>
          </table:table-cell>
          <table:table-cell office:value-type="float" office:value="279">
            <text:p>279</text:p>
          </table:table-cell>
          <table:table-cell table:formula="of:=[.B42]/[.B$85]" office:value-type="percentage" office:value="0.301295896328294">
            <text:p>30,13%</text:p>
          </table:table-cell>
          <table:table-cell office:value-type="float" office:value="780">
            <text:p>780</text:p>
          </table:table-cell>
          <table:table-cell table:formula="of:=MIN([.D42]; [.$B$3]*[.C42])" office:value-type="float" office:value="745.707343412527">
            <text:p>745,71</text:p>
          </table:table-cell>
          <table:table-cell table:formula="of:= [.E42] + + [.$E$3] * [.J42]" office:value-type="float" office:value="1217.58234341253">
            <text:p>1217,58</text:p>
          </table:table-cell>
          <table:table-cell table:formula="of:=[.F42] /[.C42]" office:value-type="float" office:value="4041.15143369176">
            <text:p>4041,15</text:p>
          </table:table-cell>
          <table:table-cell table:formula="of:=[.G42] /[.G$85]" office:value-type="percentage" office:value="1.20631386080351">
            <text:p>120,63%</text:p>
          </table:table-cell>
          <table:table-cell/>
          <table:table-cell table:formula="of:=0.375 * [.A42] + 5" office:value-type="float" office:value="18.875">
            <text:p>18,88</text:p>
          </table:table-cell>
          <table:table-cell table:formula="of:= [.J42] / [.C42]" office:value-type="float" office:value="62.6460573476703">
            <text:p>62,65</text:p>
          </table:table-cell>
          <table:table-cell table:formula="of:= [.K42] / [.K$85]" office:value-type="percentage" office:value="1.78988735279058">
            <text:p>178,99%</text:p>
          </table:table-cell>
          <table:table-cell/>
          <table:table-cell table:formula="of:=2 * (10 + [.A42])" office:value-type="float" office:value="94">
            <text:p>94</text:p>
          </table:table-cell>
          <table:table-cell table:formula="of:=[.N42] /[.C42]" office:value-type="float" office:value="311.985663082437">
            <text:p>311,99</text:p>
          </table:table-cell>
          <table:table-cell table:formula="of:=[.O42] / [.O$85]" office:value-type="percentage" office:value="1.73325368379132">
            <text:p>173,33%</text:p>
          </table:table-cell>
          <table:table-cell/>
          <table:table-cell table:formula="of:=10 + 2 *[.A42]" office:value-type="float" office:value="84">
            <text:p>84</text:p>
          </table:table-cell>
          <table:table-cell table:formula="of:=[.R42] /[.C42]" office:value-type="float" office:value="278.795698924731">
            <text:p>278,8</text:p>
          </table:table-cell>
          <table:table-cell table:formula="of:=[.S42]/[.S$85]" office:value-type="percentage" office:value="1.63997469955724">
            <text:p>164,00%</text:p>
          </table:table-cell>
          <table:table-cell/>
          <table:table-cell table:formula="of:=[.N42] / [.E42]" office:value-type="percentage" office:value="0.126054813366641">
            <text:p>12,61%</text:p>
          </table:table-cell>
          <table:table-cell table:formula="of:=[.N42] / [.F42]" office:value-type="percentage" office:value="0.0772021707678066">
            <text:p>7,72%</text:p>
          </table:table-cell>
          <table:table-cell/>
          <table:table-cell table:formula="of:=(0.0024 * [.A42] * [.A42]) + (0.06 * [.A42]) + 1" office:value-type="float" office:value="6.5056">
            <text:p>6,51</text:p>
          </table:table-cell>
          <table:table-cell table:formula="of:=MIN([.D42]; [.$AA$3]*[.C42])" office:value-type="float" office:value="297.981641468682">
            <text:p>297,98</text:p>
          </table:table-cell>
          <table:table-cell table:formula="of:=([.Z42] / [.Y42]) %" office:value-type="percentage" office:value="0.458038676630415">
            <text:p>45,80%</text:p>
          </table:table-cell>
          <table:table-cell table:formula="of:=[.AA42] * 100 * [.Y$85]" office:value-type="float" office:value="969.209839749957">
            <text:p>969,21</text:p>
          </table:table-cell>
          <table:table-cell table:formula="of:=[.AB42] /[.AB$85]" office:value-type="percentage" office:value="0.979989726744143">
            <text:p>98,00%</text:p>
          </table:table-cell>
          <table:table-cell table:formula="of:=[.AA42] + 0.045 + 0.2" office:value-type="percentage" office:value="0.703038676630415">
            <text:p>70,30%</text:p>
          </table:table-cell>
          <table:table-cell table:formula="of:=[.AD42] * 100 * [.Y$85]" office:value-type="float" office:value="1487.62983974996">
            <text:p>1487,63</text:p>
          </table:table-cell>
          <table:table-cell table:formula="of:=[.AE42] /[.AE$85]" office:value-type="percentage" office:value="0.986871502136072">
            <text:p>98,69%</text:p>
          </table:table-cell>
          <table:table-cell/>
          <table:table-cell table:formula="of:=[.N42]% / [.Y42]" office:value-type="percentage" office:value="0.144490900147565">
            <text:p>14,45%</text:p>
          </table:table-cell>
          <table:table-cell/>
          <table:table-cell table:formula="of:=ROW() -5" office:value-type="float" office:value="37">
            <text:p>37</text:p>
          </table:table-cell>
        </table:table-row>
        <table:table-row table:style-name="ro1">
          <table:table-cell table:formula="of:=ROW() -5" office:value-type="float" office:value="38">
            <text:p>38</text:p>
          </table:table-cell>
          <table:table-cell office:value-type="float" office:value="279">
            <text:p>279</text:p>
          </table:table-cell>
          <table:table-cell table:formula="of:=[.B43]/[.B$85]" office:value-type="percentage" office:value="0.301295896328294">
            <text:p>30,13%</text:p>
          </table:table-cell>
          <table:table-cell office:value-type="float" office:value="800">
            <text:p>800</text:p>
          </table:table-cell>
          <table:table-cell table:formula="of:=MIN([.D43]; [.$B$3]*[.C43])" office:value-type="float" office:value="745.707343412527">
            <text:p>745,71</text:p>
          </table:table-cell>
          <table:table-cell table:formula="of:= [.E43] + + [.$E$3] * [.J43]" office:value-type="float" office:value="1226.95734341253">
            <text:p>1226,96</text:p>
          </table:table-cell>
          <table:table-cell table:formula="of:=[.F43] /[.C43]" office:value-type="float" office:value="4072.26702508961">
            <text:p>4072,27</text:p>
          </table:table-cell>
          <table:table-cell table:formula="of:=[.G43] /[.G$85]" office:value-type="percentage" office:value="1.21560209704167">
            <text:p>121,56%</text:p>
          </table:table-cell>
          <table:table-cell/>
          <table:table-cell table:formula="of:=0.375 * [.A43] + 5" office:value-type="float" office:value="19.25">
            <text:p>19,25</text:p>
          </table:table-cell>
          <table:table-cell table:formula="of:= [.J43] / [.C43]" office:value-type="float" office:value="63.8906810035842">
            <text:p>63,89</text:p>
          </table:table-cell>
          <table:table-cell table:formula="of:= [.K43] / [.K$85]" office:value-type="percentage" office:value="1.82544802867384">
            <text:p>182,54%</text:p>
          </table:table-cell>
          <table:table-cell/>
          <table:table-cell table:formula="of:=2 * (10 + [.A43])" office:value-type="float" office:value="96">
            <text:p>96</text:p>
          </table:table-cell>
          <table:table-cell table:formula="of:=[.N43] /[.C43]" office:value-type="float" office:value="318.623655913978">
            <text:p>318,62</text:p>
          </table:table-cell>
          <table:table-cell table:formula="of:=[.O43] / [.O$85]" office:value-type="percentage" office:value="1.77013142174433">
            <text:p>177,01%</text:p>
          </table:table-cell>
          <table:table-cell/>
          <table:table-cell table:formula="of:=10 + 2 *[.A43]" office:value-type="float" office:value="86">
            <text:p>86</text:p>
          </table:table-cell>
          <table:table-cell table:formula="of:=[.R43] /[.C43]" office:value-type="float" office:value="285.433691756272">
            <text:p>285,43</text:p>
          </table:table-cell>
          <table:table-cell table:formula="of:=[.S43]/[.S$85]" office:value-type="percentage" office:value="1.67902171621337">
            <text:p>167,90%</text:p>
          </table:table-cell>
          <table:table-cell/>
          <table:table-cell table:formula="of:=[.N43] / [.E43]" office:value-type="percentage" office:value="0.128736830672315">
            <text:p>12,87%</text:p>
          </table:table-cell>
          <table:table-cell table:formula="of:=[.N43] / [.F43]" office:value-type="percentage" office:value="0.0782423288922139">
            <text:p>7,82%</text:p>
          </table:table-cell>
          <table:table-cell/>
          <table:table-cell table:formula="of:=(0.0024 * [.A43] * [.A43]) + (0.06 * [.A43]) + 1" office:value-type="float" office:value="6.7456">
            <text:p>6,75</text:p>
          </table:table-cell>
          <table:table-cell table:formula="of:=MIN([.D43]; [.$AA$3]*[.C43])" office:value-type="float" office:value="297.981641468682">
            <text:p>297,98</text:p>
          </table:table-cell>
          <table:table-cell table:formula="of:=([.Z43] / [.Y43]) %" office:value-type="percentage" office:value="0.44174223415068">
            <text:p>44,17%</text:p>
          </table:table-cell>
          <table:table-cell table:formula="of:=[.AA43] * 100 * [.Y$85]" office:value-type="float" office:value="934.726567462838">
            <text:p>934,73</text:p>
          </table:table-cell>
          <table:table-cell table:formula="of:=[.AB43] /[.AB$85]" office:value-type="percentage" office:value="0.945122919578198">
            <text:p>94,51%</text:p>
          </table:table-cell>
          <table:table-cell table:formula="of:=[.AA43] + 0.045 + 0.2" office:value-type="percentage" office:value="0.68674223415068">
            <text:p>68,67%</text:p>
          </table:table-cell>
          <table:table-cell table:formula="of:=[.AD43] * 100 * [.Y$85]" office:value-type="float" office:value="1453.14656746284">
            <text:p>1453,15</text:p>
          </table:table-cell>
          <table:table-cell table:formula="of:=[.AE43] /[.AE$85]" office:value-type="percentage" office:value="0.963995812356767">
            <text:p>96,40%</text:p>
          </table:table-cell>
          <table:table-cell/>
          <table:table-cell table:formula="of:=[.N43]% / [.Y43]" office:value-type="percentage" office:value="0.142314990512334">
            <text:p>14,23%</text:p>
          </table:table-cell>
          <table:table-cell/>
          <table:table-cell table:formula="of:=ROW() -5" office:value-type="float" office:value="38">
            <text:p>38</text:p>
          </table:table-cell>
        </table:table-row>
        <table:table-row table:style-name="ro1">
          <table:table-cell table:formula="of:=ROW() -5" office:value-type="float" office:value="39">
            <text:p>39</text:p>
          </table:table-cell>
          <table:table-cell office:value-type="float" office:value="279">
            <text:p>279</text:p>
          </table:table-cell>
          <table:table-cell table:formula="of:=[.B44]/[.B$85]" office:value-type="percentage" office:value="0.301295896328294">
            <text:p>30,13%</text:p>
          </table:table-cell>
          <table:table-cell office:value-type="float" office:value="830">
            <text:p>830</text:p>
          </table:table-cell>
          <table:table-cell table:formula="of:=MIN([.D44]; [.$B$3]*[.C44])" office:value-type="float" office:value="745.707343412527">
            <text:p>745,71</text:p>
          </table:table-cell>
          <table:table-cell table:formula="of:= [.E44] + + [.$E$3] * [.J44]" office:value-type="float" office:value="1236.33234341253">
            <text:p>1236,33</text:p>
          </table:table-cell>
          <table:table-cell table:formula="of:=[.F44] /[.C44]" office:value-type="float" office:value="4103.38261648746">
            <text:p>4103,38</text:p>
          </table:table-cell>
          <table:table-cell table:formula="of:=[.G44] /[.G$85]" office:value-type="percentage" office:value="1.22489033327984">
            <text:p>122,49%</text:p>
          </table:table-cell>
          <table:table-cell/>
          <table:table-cell table:formula="of:=0.375 * [.A44] + 5" office:value-type="float" office:value="19.625">
            <text:p>19,63</text:p>
          </table:table-cell>
          <table:table-cell table:formula="of:= [.J44] / [.C44]" office:value-type="float" office:value="65.1353046594982">
            <text:p>65,14</text:p>
          </table:table-cell>
          <table:table-cell table:formula="of:= [.K44] / [.K$85]" office:value-type="percentage" office:value="1.86100870455709">
            <text:p>186,10%</text:p>
          </table:table-cell>
          <table:table-cell/>
          <table:table-cell table:formula="of:=2 * (10 + [.A44])" office:value-type="float" office:value="98">
            <text:p>98</text:p>
          </table:table-cell>
          <table:table-cell table:formula="of:=[.N44] /[.C44]" office:value-type="float" office:value="325.26164874552">
            <text:p>325,26</text:p>
          </table:table-cell>
          <table:table-cell table:formula="of:=[.O44] / [.O$85]" office:value-type="percentage" office:value="1.80700915969733">
            <text:p>180,70%</text:p>
          </table:table-cell>
          <table:table-cell/>
          <table:table-cell table:formula="of:=10 + 2 *[.A44]" office:value-type="float" office:value="88">
            <text:p>88</text:p>
          </table:table-cell>
          <table:table-cell table:formula="of:=[.R44] /[.C44]" office:value-type="float" office:value="292.071684587814">
            <text:p>292,07</text:p>
          </table:table-cell>
          <table:table-cell table:formula="of:=[.S44]/[.S$85]" office:value-type="percentage" office:value="1.71806873286949">
            <text:p>171,81%</text:p>
          </table:table-cell>
          <table:table-cell/>
          <table:table-cell table:formula="of:=[.N44] / [.E44]" office:value-type="percentage" office:value="0.131418847977988">
            <text:p>13,14%</text:p>
          </table:table-cell>
          <table:table-cell table:formula="of:=[.N44] / [.F44]" office:value-type="percentage" office:value="0.0792667121605023">
            <text:p>7,93%</text:p>
          </table:table-cell>
          <table:table-cell/>
          <table:table-cell table:formula="of:=(0.0024 * [.A44] * [.A44]) + (0.06 * [.A44]) + 1" office:value-type="float" office:value="6.9904">
            <text:p>6,99</text:p>
          </table:table-cell>
          <table:table-cell table:formula="of:=MIN([.D44]; [.$AA$3]*[.C44])" office:value-type="float" office:value="297.981641468682">
            <text:p>297,98</text:p>
          </table:table-cell>
          <table:table-cell table:formula="of:=([.Z44] / [.Y44]) %" office:value-type="percentage" office:value="0.426272661748516">
            <text:p>42,63%</text:p>
          </table:table-cell>
          <table:table-cell table:formula="of:=[.AA44] * 100 * [.Y$85]" office:value-type="float" office:value="901.99295225986">
            <text:p>901,99</text:p>
          </table:table-cell>
          <table:table-cell table:formula="of:=[.AB44] /[.AB$85]" office:value-type="percentage" office:value="0.912025229787522">
            <text:p>91,20%</text:p>
          </table:table-cell>
          <table:table-cell table:formula="of:=[.AA44] + 0.045 + 0.2" office:value-type="percentage" office:value="0.671272661748516">
            <text:p>67,13%</text:p>
          </table:table-cell>
          <table:table-cell table:formula="of:=[.AD44] * 100 * [.Y$85]" office:value-type="float" office:value="1420.41295225986">
            <text:p>1420,41</text:p>
          </table:table-cell>
          <table:table-cell table:formula="of:=[.AE44] /[.AE$85]" office:value-type="percentage" office:value="0.942280819054981">
            <text:p>94,23%</text:p>
          </table:table-cell>
          <table:table-cell/>
          <table:table-cell table:formula="of:=[.N44]% / [.Y44]" office:value-type="percentage" office:value="0.140192263675898">
            <text:p>14,02%</text:p>
          </table:table-cell>
          <table:table-cell/>
          <table:table-cell table:formula="of:=ROW() -5" office:value-type="float" office:value="39">
            <text:p>39</text:p>
          </table:table-cell>
        </table:table-row>
        <table:table-row table:style-name="ro1">
          <table:table-cell table:formula="of:=ROW() -5" office:value-type="float" office:value="40">
            <text:p>40</text:p>
          </table:table-cell>
          <table:table-cell office:value-type="float" office:value="349">
            <text:p>349</text:p>
          </table:table-cell>
          <table:table-cell table:formula="of:=[.B45]/[.B$85]" office:value-type="percentage" office:value="0.376889848812095">
            <text:p>37,69%</text:p>
          </table:table-cell>
          <table:table-cell office:value-type="float" office:value="860">
            <text:p>860</text:p>
          </table:table-cell>
          <table:table-cell table:formula="of:=MIN([.D45]; [.$B$3]*[.C45])" office:value-type="float" office:value="860">
            <text:p>860</text:p>
          </table:table-cell>
          <table:table-cell table:formula="of:= [.E45] + + [.$E$3] * [.J45]" office:value-type="float" office:value="1360">
            <text:p>1360</text:p>
          </table:table-cell>
          <table:table-cell table:formula="of:=[.F45] /[.C45]" office:value-type="float" office:value="3608.48137535817">
            <text:p>3608,48</text:p>
          </table:table-cell>
          <table:table-cell table:formula="of:=[.G45] /[.G$85]" office:value-type="percentage" office:value="1.0771586195099">
            <text:p>107,72%</text:p>
          </table:table-cell>
          <table:table-cell/>
          <table:table-cell table:formula="of:=0.375 * [.A45] + 5" office:value-type="float" office:value="20">
            <text:p>20</text:p>
          </table:table-cell>
          <table:table-cell table:formula="of:= [.J45] / [.C45]" office:value-type="float" office:value="53.0659025787966">
            <text:p>53,07</text:p>
          </table:table-cell>
          <table:table-cell table:formula="of:= [.K45] / [.K$85]" office:value-type="percentage" office:value="1.51616864510847">
            <text:p>151,62%</text:p>
          </table:table-cell>
          <table:table-cell/>
          <table:table-cell table:formula="of:=2 * (10 + [.A45])" office:value-type="float" office:value="100">
            <text:p>100</text:p>
          </table:table-cell>
          <table:table-cell table:formula="of:=[.N45] /[.C45]" office:value-type="float" office:value="265.329512893983">
            <text:p>265,33</text:p>
          </table:table-cell>
          <table:table-cell table:formula="of:=[.O45] / [.O$85]" office:value-type="percentage" office:value="1.47405284941102">
            <text:p>147,41%</text:p>
          </table:table-cell>
          <table:table-cell/>
          <table:table-cell table:formula="of:=10 + 2 *[.A45]" office:value-type="float" office:value="90">
            <text:p>90</text:p>
          </table:table-cell>
          <table:table-cell table:formula="of:=[.R45] /[.C45]" office:value-type="float" office:value="238.796561604585">
            <text:p>238,8</text:p>
          </table:table-cell>
          <table:table-cell table:formula="of:=[.S45]/[.S$85]" office:value-type="percentage" office:value="1.40468565649756">
            <text:p>140,47%</text:p>
          </table:table-cell>
          <table:table-cell/>
          <table:table-cell table:formula="of:=[.N45] / [.E45]" office:value-type="percentage" office:value="0.116279069767442">
            <text:p>11,63%</text:p>
          </table:table-cell>
          <table:table-cell table:formula="of:=[.N45] / [.F45]" office:value-type="percentage" office:value="0.0735294117647059">
            <text:p>7,35%</text:p>
          </table:table-cell>
          <table:table-cell/>
          <table:table-cell table:formula="of:=(0.0024 * [.A45] * [.A45]) + (0.06 * [.A45]) + 1" office:value-type="float" office:value="7.24">
            <text:p>7,24</text:p>
          </table:table-cell>
          <table:table-cell table:formula="of:=MIN([.D45]; [.$AA$3]*[.C45])" office:value-type="float" office:value="372.744060475162">
            <text:p>372,74</text:p>
          </table:table-cell>
          <table:table-cell table:formula="of:=([.Z45] / [.Y45]) %" office:value-type="percentage" office:value="0.514839862534754">
            <text:p>51,48%</text:p>
          </table:table-cell>
          <table:table-cell table:formula="of:=[.AA45] * 100 * [.Y$85]" office:value-type="float" office:value="1089.40114912354">
            <text:p>1089,4</text:p>
          </table:table-cell>
          <table:table-cell table:formula="of:=[.AB45] /[.AB$85]" office:value-type="percentage" office:value="1.10151784542319">
            <text:p>110,15%</text:p>
          </table:table-cell>
          <table:table-cell table:formula="of:=[.AA45] + 0.045 + 0.2" office:value-type="percentage" office:value="0.759839862534754">
            <text:p>75,98%</text:p>
          </table:table-cell>
          <table:table-cell table:formula="of:=[.AD45] * 100 * [.Y$85]" office:value-type="float" office:value="1607.82114912354">
            <text:p>1607,82</text:p>
          </table:table-cell>
          <table:table-cell table:formula="of:=[.AE45] /[.AE$85]" office:value-type="percentage" office:value="1.06660462851995">
            <text:p>106,66%</text:p>
          </table:table-cell>
          <table:table-cell/>
          <table:table-cell table:formula="of:=[.N45]% / [.Y45]" office:value-type="percentage" office:value="0.138121546961326">
            <text:p>13,81%</text:p>
          </table:table-cell>
          <table:table-cell/>
          <table:table-cell table:formula="of:=ROW() -5" office:value-type="float" office:value="40">
            <text:p>40</text:p>
          </table:table-cell>
        </table:table-row>
        <table:table-row table:style-name="ro1">
          <table:table-cell table:formula="of:=ROW() -5" office:value-type="float" office:value="41">
            <text:p>41</text:p>
          </table:table-cell>
          <table:table-cell office:value-type="float" office:value="349">
            <text:p>349</text:p>
          </table:table-cell>
          <table:table-cell table:formula="of:=[.B46]/[.B$85]" office:value-type="percentage" office:value="0.376889848812095">
            <text:p>37,69%</text:p>
          </table:table-cell>
          <table:table-cell office:value-type="float" office:value="890">
            <text:p>890</text:p>
          </table:table-cell>
          <table:table-cell table:formula="of:=MIN([.D46]; [.$B$3]*[.C46])" office:value-type="float" office:value="890">
            <text:p>890</text:p>
          </table:table-cell>
          <table:table-cell table:formula="of:= [.E46] + + [.$E$3] * [.J46]" office:value-type="float" office:value="1399.375">
            <text:p>1399,38</text:p>
          </table:table-cell>
          <table:table-cell table:formula="of:=[.F46] /[.C46]" office:value-type="float" office:value="3712.95487106017">
            <text:p>3712,95</text:p>
          </table:table-cell>
          <table:table-cell table:formula="of:=[.G46] /[.G$85]" office:value-type="percentage" office:value="1.1083447376299">
            <text:p>110,83%</text:p>
          </table:table-cell>
          <table:table-cell/>
          <table:table-cell table:formula="of:=0.375 * [.A46] + 5" office:value-type="float" office:value="20.375">
            <text:p>20,38</text:p>
          </table:table-cell>
          <table:table-cell table:formula="of:= [.J46] / [.C46]" office:value-type="float" office:value="54.060888252149">
            <text:p>54,06</text:p>
          </table:table-cell>
          <table:table-cell table:formula="of:= [.K46] / [.K$85]" office:value-type="percentage" office:value="1.54459680720426">
            <text:p>154,46%</text:p>
          </table:table-cell>
          <table:table-cell/>
          <table:table-cell table:formula="of:=2 * (10 + [.A46])" office:value-type="float" office:value="102">
            <text:p>102</text:p>
          </table:table-cell>
          <table:table-cell table:formula="of:=[.N46] /[.C46]" office:value-type="float" office:value="270.636103151862">
            <text:p>270,64</text:p>
          </table:table-cell>
          <table:table-cell table:formula="of:=[.O46] / [.O$85]" office:value-type="percentage" office:value="1.50353390639924">
            <text:p>150,35%</text:p>
          </table:table-cell>
          <table:table-cell/>
          <table:table-cell table:formula="of:=10 + 2 *[.A46]" office:value-type="float" office:value="92">
            <text:p>92</text:p>
          </table:table-cell>
          <table:table-cell table:formula="of:=[.R46] /[.C46]" office:value-type="float" office:value="244.103151862464">
            <text:p>244,1</text:p>
          </table:table-cell>
          <table:table-cell table:formula="of:=[.S46]/[.S$85]" office:value-type="percentage" office:value="1.43590089330861">
            <text:p>143,59%</text:p>
          </table:table-cell>
          <table:table-cell/>
          <table:table-cell table:formula="of:=[.N46] / [.E46]" office:value-type="percentage" office:value="0.114606741573034">
            <text:p>11,46%</text:p>
          </table:table-cell>
          <table:table-cell table:formula="of:=[.N46] / [.F46]" office:value-type="percentage" office:value="0.0728896828941492">
            <text:p>7,29%</text:p>
          </table:table-cell>
          <table:table-cell/>
          <table:table-cell table:formula="of:=(0.0024 * [.A46] * [.A46]) + (0.06 * [.A46]) + 1" office:value-type="float" office:value="7.4944">
            <text:p>7,49</text:p>
          </table:table-cell>
          <table:table-cell table:formula="of:=MIN([.D46]; [.$AA$3]*[.C46])" office:value-type="float" office:value="372.744060475162">
            <text:p>372,74</text:p>
          </table:table-cell>
          <table:table-cell table:formula="of:=([.Z46] / [.Y46]) %" office:value-type="percentage" office:value="0.497363445339403">
            <text:p>49,74%</text:p>
          </table:table-cell>
          <table:table-cell table:formula="of:=[.AA46] * 100 * [.Y$85]" office:value-type="float" office:value="1052.42105033818">
            <text:p>1052,42</text:p>
          </table:table-cell>
          <table:table-cell table:formula="of:=[.AB46] /[.AB$85]" office:value-type="percentage" office:value="1.06412644119128">
            <text:p>106,41%</text:p>
          </table:table-cell>
          <table:table-cell table:formula="of:=[.AA46] + 0.045 + 0.2" office:value-type="percentage" office:value="0.742363445339403">
            <text:p>74,24%</text:p>
          </table:table-cell>
          <table:table-cell table:formula="of:=[.AD46] * 100 * [.Y$85]" office:value-type="float" office:value="1570.84105033818">
            <text:p>1570,84</text:p>
          </table:table-cell>
          <table:table-cell table:formula="of:=[.AE46] /[.AE$85]" office:value-type="percentage" office:value="1.0420725811905">
            <text:p>104,21%</text:p>
          </table:table-cell>
          <table:table-cell/>
          <table:table-cell table:formula="of:=[.N46]% / [.Y46]" office:value-type="percentage" office:value="0.136101622544833">
            <text:p>13,61%</text:p>
          </table:table-cell>
          <table:table-cell/>
          <table:table-cell table:formula="of:=ROW() -5" office:value-type="float" office:value="41">
            <text:p>41</text:p>
          </table:table-cell>
        </table:table-row>
        <table:table-row table:style-name="ro1">
          <table:table-cell table:formula="of:=ROW() -5" office:value-type="float" office:value="42">
            <text:p>42</text:p>
          </table:table-cell>
          <table:table-cell office:value-type="float" office:value="349">
            <text:p>349</text:p>
          </table:table-cell>
          <table:table-cell table:formula="of:=[.B47]/[.B$85]" office:value-type="percentage" office:value="0.376889848812095">
            <text:p>37,69%</text:p>
          </table:table-cell>
          <table:table-cell office:value-type="float" office:value="930">
            <text:p>930</text:p>
          </table:table-cell>
          <table:table-cell table:formula="of:=MIN([.D47]; [.$B$3]*[.C47])" office:value-type="float" office:value="930">
            <text:p>930</text:p>
          </table:table-cell>
          <table:table-cell table:formula="of:= [.E47] + + [.$E$3] * [.J47]" office:value-type="float" office:value="1448.75">
            <text:p>1448,75</text:p>
          </table:table-cell>
          <table:table-cell table:formula="of:=[.F47] /[.C47]" office:value-type="float" office:value="3843.96131805158">
            <text:p>3843,96</text:p>
          </table:table-cell>
          <table:table-cell table:formula="of:=[.G47] /[.G$85]" office:value-type="percentage" office:value="1.14745113971689">
            <text:p>114,75%</text:p>
          </table:table-cell>
          <table:table-cell/>
          <table:table-cell table:formula="of:=0.375 * [.A47] + 5" office:value-type="float" office:value="20.75">
            <text:p>20,75</text:p>
          </table:table-cell>
          <table:table-cell table:formula="of:= [.J47] / [.C47]" office:value-type="float" office:value="55.0558739255014">
            <text:p>55,06</text:p>
          </table:table-cell>
          <table:table-cell table:formula="of:= [.K47] / [.K$85]" office:value-type="percentage" office:value="1.57302496930004">
            <text:p>157,30%</text:p>
          </table:table-cell>
          <table:table-cell/>
          <table:table-cell table:formula="of:=2 * (10 + [.A47])" office:value-type="float" office:value="104">
            <text:p>104</text:p>
          </table:table-cell>
          <table:table-cell table:formula="of:=[.N47] /[.C47]" office:value-type="float" office:value="275.942693409742">
            <text:p>275,94</text:p>
          </table:table-cell>
          <table:table-cell table:formula="of:=[.O47] / [.O$85]" office:value-type="percentage" office:value="1.53301496338746">
            <text:p>153,30%</text:p>
          </table:table-cell>
          <table:table-cell/>
          <table:table-cell table:formula="of:=10 + 2 *[.A47]" office:value-type="float" office:value="94">
            <text:p>94</text:p>
          </table:table-cell>
          <table:table-cell table:formula="of:=[.R47] /[.C47]" office:value-type="float" office:value="249.409742120344">
            <text:p>249,41</text:p>
          </table:table-cell>
          <table:table-cell table:formula="of:=[.S47]/[.S$85]" office:value-type="percentage" office:value="1.46711613011967">
            <text:p>146,71%</text:p>
          </table:table-cell>
          <table:table-cell/>
          <table:table-cell table:formula="of:=[.N47] / [.E47]" office:value-type="percentage" office:value="0.111827956989247">
            <text:p>11,18%</text:p>
          </table:table-cell>
          <table:table-cell table:formula="of:=[.N47] / [.F47]" office:value-type="percentage" office:value="0.071786022433132">
            <text:p>7,18%</text:p>
          </table:table-cell>
          <table:table-cell/>
          <table:table-cell table:formula="of:=(0.0024 * [.A47] * [.A47]) + (0.06 * [.A47]) + 1" office:value-type="float" office:value="7.7536">
            <text:p>7,75</text:p>
          </table:table-cell>
          <table:table-cell table:formula="of:=MIN([.D47]; [.$AA$3]*[.C47])" office:value-type="float" office:value="372.744060475162">
            <text:p>372,74</text:p>
          </table:table-cell>
          <table:table-cell table:formula="of:=([.Z47] / [.Y47]) %" office:value-type="percentage" office:value="0.480736768049889">
            <text:p>48,07%</text:p>
          </table:table-cell>
          <table:table-cell table:formula="of:=[.AA47] * 100 * [.Y$85]" office:value-type="float" office:value="1017.23900119357">
            <text:p>1017,24</text:p>
          </table:table-cell>
          <table:table-cell table:formula="of:=[.AB47] /[.AB$85]" office:value-type="percentage" office:value="1.02855308513">
            <text:p>102,86%</text:p>
          </table:table-cell>
          <table:table-cell table:formula="of:=[.AA47] + 0.045 + 0.2" office:value-type="percentage" office:value="0.725736768049889">
            <text:p>72,57%</text:p>
          </table:table-cell>
          <table:table-cell table:formula="of:=[.AD47] * 100 * [.Y$85]" office:value-type="float" office:value="1535.65900119357">
            <text:p>1535,66</text:p>
          </table:table-cell>
          <table:table-cell table:formula="of:=[.AE47] /[.AE$85]" office:value-type="percentage" office:value="1.01873333324061">
            <text:p>101,87%</text:p>
          </table:table-cell>
          <table:table-cell/>
          <table:table-cell table:formula="of:=[.N47]% / [.Y47]" office:value-type="percentage" office:value="0.134131242261659">
            <text:p>13,41%</text:p>
          </table:table-cell>
          <table:table-cell/>
          <table:table-cell table:formula="of:=ROW() -5" office:value-type="float" office:value="42">
            <text:p>42</text:p>
          </table:table-cell>
        </table:table-row>
        <table:table-row table:style-name="ro1">
          <table:table-cell table:formula="of:=ROW() -5" office:value-type="float" office:value="43">
            <text:p>43</text:p>
          </table:table-cell>
          <table:table-cell office:value-type="float" office:value="349">
            <text:p>349</text:p>
          </table:table-cell>
          <table:table-cell table:formula="of:=[.B48]/[.B$85]" office:value-type="percentage" office:value="0.376889848812095">
            <text:p>37,69%</text:p>
          </table:table-cell>
          <table:table-cell office:value-type="float" office:value="960">
            <text:p>960</text:p>
          </table:table-cell>
          <table:table-cell table:formula="of:=MIN([.D48]; [.$B$3]*[.C48])" office:value-type="float" office:value="932.802375809935">
            <text:p>932,8</text:p>
          </table:table-cell>
          <table:table-cell table:formula="of:= [.E48] + + [.$E$3] * [.J48]" office:value-type="float" office:value="1460.92737580994">
            <text:p>1460,93</text:p>
          </table:table-cell>
          <table:table-cell table:formula="of:=[.F48] /[.C48]" office:value-type="float" office:value="3876.27148997135">
            <text:p>3876,27</text:p>
          </table:table-cell>
          <table:table-cell table:formula="of:=[.G48] /[.G$85]" office:value-type="percentage" office:value="1.15709596715563">
            <text:p>115,71%</text:p>
          </table:table-cell>
          <table:table-cell/>
          <table:table-cell table:formula="of:=0.375 * [.A48] + 5" office:value-type="float" office:value="21.125">
            <text:p>21,13</text:p>
          </table:table-cell>
          <table:table-cell table:formula="of:= [.J48] / [.C48]" office:value-type="float" office:value="56.0508595988539">
            <text:p>56,05</text:p>
          </table:table-cell>
          <table:table-cell table:formula="of:= [.K48] / [.K$85]" office:value-type="percentage" office:value="1.60145313139583">
            <text:p>160,15%</text:p>
          </table:table-cell>
          <table:table-cell/>
          <table:table-cell table:formula="of:=2 * (10 + [.A48])" office:value-type="float" office:value="106">
            <text:p>106</text:p>
          </table:table-cell>
          <table:table-cell table:formula="of:=[.N48] /[.C48]" office:value-type="float" office:value="281.249283667622">
            <text:p>281,25</text:p>
          </table:table-cell>
          <table:table-cell table:formula="of:=[.O48] / [.O$85]" office:value-type="percentage" office:value="1.56249602037568">
            <text:p>156,25%</text:p>
          </table:table-cell>
          <table:table-cell/>
          <table:table-cell table:formula="of:=10 + 2 *[.A48]" office:value-type="float" office:value="96">
            <text:p>96</text:p>
          </table:table-cell>
          <table:table-cell table:formula="of:=[.R48] /[.C48]" office:value-type="float" office:value="254.716332378223">
            <text:p>254,72</text:p>
          </table:table-cell>
          <table:table-cell table:formula="of:=[.S48]/[.S$85]" office:value-type="percentage" office:value="1.49833136693073">
            <text:p>149,83%</text:p>
          </table:table-cell>
          <table:table-cell/>
          <table:table-cell table:formula="of:=[.N48] / [.E48]" office:value-type="percentage" office:value="0.11363607420914">
            <text:p>11,36%</text:p>
          </table:table-cell>
          <table:table-cell table:formula="of:=[.N48] / [.F48]" office:value-type="percentage" office:value="0.0725566525449178">
            <text:p>7,26%</text:p>
          </table:table-cell>
          <table:table-cell/>
          <table:table-cell table:formula="of:=(0.0024 * [.A48] * [.A48]) + (0.06 * [.A48]) + 1" office:value-type="float" office:value="8.0176">
            <text:p>8,02</text:p>
          </table:table-cell>
          <table:table-cell table:formula="of:=MIN([.D48]; [.$AA$3]*[.C48])" office:value-type="float" office:value="372.744060475162">
            <text:p>372,74</text:p>
          </table:table-cell>
          <table:table-cell table:formula="of:=([.Z48] / [.Y48]) %" office:value-type="percentage" office:value="0.464907279578879">
            <text:p>46,49%</text:p>
          </table:table-cell>
          <table:table-cell table:formula="of:=[.AA48] * 100 * [.Y$85]" office:value-type="float" office:value="983.743803588908">
            <text:p>983,74</text:p>
          </table:table-cell>
          <table:table-cell table:formula="of:=[.AB48] /[.AB$85]" office:value-type="percentage" office:value="0.99468534235481">
            <text:p>99,47%</text:p>
          </table:table-cell>
          <table:table-cell table:formula="of:=[.AA48] + 0.045 + 0.2" office:value-type="percentage" office:value="0.709907279578879">
            <text:p>70,99%</text:p>
          </table:table-cell>
          <table:table-cell table:formula="of:=[.AD48] * 100 * [.Y$85]" office:value-type="float" office:value="1502.16380358891">
            <text:p>1502,16</text:p>
          </table:table-cell>
          <table:table-cell table:formula="of:=[.AE48] /[.AE$85]" office:value-type="percentage" office:value="0.996513117504682">
            <text:p>99,65%</text:p>
          </table:table-cell>
          <table:table-cell/>
          <table:table-cell table:formula="of:=[.N48]% / [.Y48]" office:value-type="percentage" office:value="0.132209139892237">
            <text:p>13,22%</text:p>
          </table:table-cell>
          <table:table-cell/>
          <table:table-cell table:formula="of:=ROW() -5" office:value-type="float" office:value="43">
            <text:p>43</text:p>
          </table:table-cell>
        </table:table-row>
        <table:table-row table:style-name="ro1">
          <table:table-cell table:formula="of:=ROW() -5" office:value-type="float" office:value="44">
            <text:p>44</text:p>
          </table:table-cell>
          <table:table-cell office:value-type="float" office:value="349">
            <text:p>349</text:p>
          </table:table-cell>
          <table:table-cell table:formula="of:=[.B49]/[.B$85]" office:value-type="percentage" office:value="0.376889848812095">
            <text:p>37,69%</text:p>
          </table:table-cell>
          <table:table-cell office:value-type="float" office:value="990">
            <text:p>990</text:p>
          </table:table-cell>
          <table:table-cell table:formula="of:=MIN([.D49]; [.$B$3]*[.C49])" office:value-type="float" office:value="932.802375809935">
            <text:p>932,8</text:p>
          </table:table-cell>
          <table:table-cell table:formula="of:= [.E49] + + [.$E$3] * [.J49]" office:value-type="float" office:value="1470.30237580994">
            <text:p>1470,3</text:p>
          </table:table-cell>
          <table:table-cell table:formula="of:=[.F49] /[.C49]" office:value-type="float" office:value="3901.14613180516">
            <text:p>3901,15</text:p>
          </table:table-cell>
          <table:table-cell table:formula="of:=[.G49] /[.G$85]" office:value-type="percentage" office:value="1.16452123337467">
            <text:p>116,45%</text:p>
          </table:table-cell>
          <table:table-cell/>
          <table:table-cell table:formula="of:=0.375 * [.A49] + 5" office:value-type="float" office:value="21.5">
            <text:p>21,5</text:p>
          </table:table-cell>
          <table:table-cell table:formula="of:= [.J49] / [.C49]" office:value-type="float" office:value="57.0458452722063">
            <text:p>57,05</text:p>
          </table:table-cell>
          <table:table-cell table:formula="of:= [.K49] / [.K$85]" office:value-type="percentage" office:value="1.62988129349161">
            <text:p>162,99%</text:p>
          </table:table-cell>
          <table:table-cell/>
          <table:table-cell table:formula="of:=2 * (10 + [.A49])" office:value-type="float" office:value="108">
            <text:p>108</text:p>
          </table:table-cell>
          <table:table-cell table:formula="of:=[.N49] /[.C49]" office:value-type="float" office:value="286.555873925501">
            <text:p>286,56</text:p>
          </table:table-cell>
          <table:table-cell table:formula="of:=[.O49] / [.O$85]" office:value-type="percentage" office:value="1.5919770773639">
            <text:p>159,20%</text:p>
          </table:table-cell>
          <table:table-cell/>
          <table:table-cell table:formula="of:=10 + 2 *[.A49]" office:value-type="float" office:value="98">
            <text:p>98</text:p>
          </table:table-cell>
          <table:table-cell table:formula="of:=[.R49] /[.C49]" office:value-type="float" office:value="260.022922636103">
            <text:p>260,02</text:p>
          </table:table-cell>
          <table:table-cell table:formula="of:=[.S49]/[.S$85]" office:value-type="percentage" office:value="1.52954660374178">
            <text:p>152,95%</text:p>
          </table:table-cell>
          <table:table-cell/>
          <table:table-cell table:formula="of:=[.N49] / [.E49]" office:value-type="percentage" office:value="0.115780151081011">
            <text:p>11,58%</text:p>
          </table:table-cell>
          <table:table-cell table:formula="of:=[.N49] / [.F49]" office:value-type="percentage" office:value="0.0734542783694455">
            <text:p>7,35%</text:p>
          </table:table-cell>
          <table:table-cell/>
          <table:table-cell table:formula="of:=(0.0024 * [.A49] * [.A49]) + (0.06 * [.A49]) + 1" office:value-type="float" office:value="8.2864">
            <text:p>8,29</text:p>
          </table:table-cell>
          <table:table-cell table:formula="of:=MIN([.D49]; [.$AA$3]*[.C49])" office:value-type="float" office:value="372.744060475162">
            <text:p>372,74</text:p>
          </table:table-cell>
          <table:table-cell table:formula="of:=([.Z49] / [.Y49]) %" office:value-type="percentage" office:value="0.449826294259464">
            <text:p>44,98%</text:p>
          </table:table-cell>
          <table:table-cell table:formula="of:=[.AA49] * 100 * [.Y$85]" office:value-type="float" office:value="951.832438653025">
            <text:p>951,83</text:p>
          </table:table-cell>
          <table:table-cell table:formula="of:=[.AB49] /[.AB$85]" office:value-type="percentage" office:value="0.962419048183038">
            <text:p>96,24%</text:p>
          </table:table-cell>
          <table:table-cell table:formula="of:=[.AA49] + 0.045 + 0.2" office:value-type="percentage" office:value="0.694826294259464">
            <text:p>69,48%</text:p>
          </table:table-cell>
          <table:table-cell table:formula="of:=[.AD49] * 100 * [.Y$85]" office:value-type="float" office:value="1470.25243865302">
            <text:p>1470,25</text:p>
          </table:table-cell>
          <table:table-cell table:formula="of:=[.AE49] /[.AE$85]" office:value-type="percentage" office:value="0.975343592796317">
            <text:p>97,53%</text:p>
          </table:table-cell>
          <table:table-cell/>
          <table:table-cell table:formula="of:=[.N49]% / [.Y49]" office:value-type="percentage" office:value="0.130334041320718">
            <text:p>13,03%</text:p>
          </table:table-cell>
          <table:table-cell/>
          <table:table-cell table:formula="of:=ROW() -5" office:value-type="float" office:value="44">
            <text:p>44</text:p>
          </table:table-cell>
        </table:table-row>
        <table:table-row table:style-name="ro1">
          <table:table-cell table:formula="of:=ROW() -5" office:value-type="float" office:value="45">
            <text:p>45</text:p>
          </table:table-cell>
          <table:table-cell office:value-type="float" office:value="349">
            <text:p>349</text:p>
          </table:table-cell>
          <table:table-cell table:formula="of:=[.B50]/[.B$85]" office:value-type="percentage" office:value="0.376889848812095">
            <text:p>37,69%</text:p>
          </table:table-cell>
          <table:table-cell office:value-type="float" office:value="1020">
            <text:p>1020</text:p>
          </table:table-cell>
          <table:table-cell table:formula="of:=MIN([.D50]; [.$B$3]*[.C50])" office:value-type="float" office:value="932.802375809935">
            <text:p>932,8</text:p>
          </table:table-cell>
          <table:table-cell table:formula="of:= [.E50] + + [.$E$3] * [.J50]" office:value-type="float" office:value="1479.67737580994">
            <text:p>1479,68</text:p>
          </table:table-cell>
          <table:table-cell table:formula="of:=[.F50] /[.C50]" office:value-type="float" office:value="3926.02077363897">
            <text:p>3926,02</text:p>
          </table:table-cell>
          <table:table-cell table:formula="of:=[.G50] /[.G$85]" office:value-type="percentage" office:value="1.17194649959372">
            <text:p>117,19%</text:p>
          </table:table-cell>
          <table:table-cell/>
          <table:table-cell table:formula="of:=0.375 * [.A50] + 5" office:value-type="float" office:value="21.875">
            <text:p>21,88</text:p>
          </table:table-cell>
          <table:table-cell table:formula="of:= [.J50] / [.C50]" office:value-type="float" office:value="58.0408309455587">
            <text:p>58,04</text:p>
          </table:table-cell>
          <table:table-cell table:formula="of:= [.K50] / [.K$85]" office:value-type="percentage" office:value="1.65830945558739">
            <text:p>165,83%</text:p>
          </table:table-cell>
          <table:table-cell/>
          <table:table-cell table:formula="of:=2 * (10 + [.A50])" office:value-type="float" office:value="110">
            <text:p>110</text:p>
          </table:table-cell>
          <table:table-cell table:formula="of:=[.N50] /[.C50]" office:value-type="float" office:value="291.862464183381">
            <text:p>291,86</text:p>
          </table:table-cell>
          <table:table-cell table:formula="of:=[.O50] / [.O$85]" office:value-type="percentage" office:value="1.62145813435212">
            <text:p>162,15%</text:p>
          </table:table-cell>
          <table:table-cell/>
          <table:table-cell table:formula="of:=10 + 2 *[.A50]" office:value-type="float" office:value="100">
            <text:p>100</text:p>
          </table:table-cell>
          <table:table-cell table:formula="of:=[.R50] /[.C50]" office:value-type="float" office:value="265.329512893983">
            <text:p>265,33</text:p>
          </table:table-cell>
          <table:table-cell table:formula="of:=[.S50]/[.S$85]" office:value-type="percentage" office:value="1.56076184055284">
            <text:p>156,08%</text:p>
          </table:table-cell>
          <table:table-cell/>
          <table:table-cell table:formula="of:=[.N50] / [.E50]" office:value-type="percentage" office:value="0.117924227952881">
            <text:p>11,79%</text:p>
          </table:table-cell>
          <table:table-cell table:formula="of:=[.N50] / [.F50]" office:value-type="percentage" office:value="0.0743405297656788">
            <text:p>7,43%</text:p>
          </table:table-cell>
          <table:table-cell/>
          <table:table-cell table:formula="of:=(0.0024 * [.A50] * [.A50]) + (0.06 * [.A50]) + 1" office:value-type="float" office:value="8.56">
            <text:p>8,56</text:p>
          </table:table-cell>
          <table:table-cell table:formula="of:=MIN([.D50]; [.$AA$3]*[.C50])" office:value-type="float" office:value="372.744060475162">
            <text:p>372,74</text:p>
          </table:table-cell>
          <table:table-cell table:formula="of:=([.Z50] / [.Y50]) %" office:value-type="percentage" office:value="0.435448668779395">
            <text:p>43,54%</text:p>
          </table:table-cell>
          <table:table-cell table:formula="of:=[.AA50] * 100 * [.Y$85]" office:value-type="float" office:value="921.4093831372">
            <text:p>921,41</text:p>
          </table:table-cell>
          <table:table-cell table:formula="of:=[.AB50] /[.AB$85]" office:value-type="percentage" office:value="0.931657616923356">
            <text:p>93,17%</text:p>
          </table:table-cell>
          <table:table-cell table:formula="of:=[.AA50] + 0.045 + 0.2" office:value-type="percentage" office:value="0.680448668779395">
            <text:p>68,04%</text:p>
          </table:table-cell>
          <table:table-cell table:formula="of:=[.AD50] * 100 * [.Y$85]" office:value-type="float" office:value="1439.8293831372">
            <text:p>1439,83</text:p>
          </table:table-cell>
          <table:table-cell table:formula="of:=[.AE50] /[.AE$85]" office:value-type="percentage" office:value="0.955161390413554">
            <text:p>95,52%</text:p>
          </table:table-cell>
          <table:table-cell/>
          <table:table-cell table:formula="of:=[.N50]% / [.Y50]" office:value-type="percentage" office:value="0.128504672897196">
            <text:p>12,85%</text:p>
          </table:table-cell>
          <table:table-cell/>
          <table:table-cell table:formula="of:=ROW() -5" office:value-type="float" office:value="45">
            <text:p>45</text:p>
          </table:table-cell>
        </table:table-row>
        <table:table-row table:style-name="ro1">
          <table:table-cell table:formula="of:=ROW() -5" office:value-type="float" office:value="46">
            <text:p>46</text:p>
          </table:table-cell>
          <table:table-cell office:value-type="float" office:value="422">
            <text:p>422</text:p>
          </table:table-cell>
          <table:table-cell table:formula="of:=[.B51]/[.B$85]" office:value-type="percentage" office:value="0.455723542116631">
            <text:p>45,57%</text:p>
          </table:table-cell>
          <table:table-cell office:value-type="float" office:value="1060">
            <text:p>1060</text:p>
          </table:table-cell>
          <table:table-cell table:formula="of:=MIN([.D51]; [.$B$3]*[.C51])" office:value-type="float" office:value="1060">
            <text:p>1060</text:p>
          </table:table-cell>
          <table:table-cell table:formula="of:= [.E51] + + [.$E$3] * [.J51]" office:value-type="float" office:value="1616.25">
            <text:p>1616,25</text:p>
          </table:table-cell>
          <table:table-cell table:formula="of:=[.F51] /[.C51]" office:value-type="float" office:value="3546.55805687204">
            <text:p>3546,56</text:p>
          </table:table-cell>
          <table:table-cell table:formula="of:=[.G51] /[.G$85]" office:value-type="percentage" office:value="1.05867404682747">
            <text:p>105,87%</text:p>
          </table:table-cell>
          <table:table-cell/>
          <table:table-cell table:formula="of:=0.375 * [.A51] + 5" office:value-type="float" office:value="22.25">
            <text:p>22,25</text:p>
          </table:table-cell>
          <table:table-cell table:formula="of:= [.J51] / [.C51]" office:value-type="float" office:value="48.8234597156398">
            <text:p>48,82</text:p>
          </table:table-cell>
          <table:table-cell table:formula="of:= [.K51] / [.K$85]" office:value-type="percentage" office:value="1.39495599187542">
            <text:p>139,50%</text:p>
          </table:table-cell>
          <table:table-cell/>
          <table:table-cell table:formula="of:=2 * (10 + [.A51])" office:value-type="float" office:value="112">
            <text:p>112</text:p>
          </table:table-cell>
          <table:table-cell table:formula="of:=[.N51] /[.C51]" office:value-type="float" office:value="245.763033175355">
            <text:p>245,76</text:p>
          </table:table-cell>
          <table:table-cell table:formula="of:=[.O51] / [.O$85]" office:value-type="percentage" office:value="1.36535018430753">
            <text:p>136,54%</text:p>
          </table:table-cell>
          <table:table-cell/>
          <table:table-cell table:formula="of:=10 + 2 *[.A51]" office:value-type="float" office:value="102">
            <text:p>102</text:p>
          </table:table-cell>
          <table:table-cell table:formula="of:=[.R51] /[.C51]" office:value-type="float" office:value="223.81990521327">
            <text:p>223,82</text:p>
          </table:table-cell>
          <table:table-cell table:formula="of:=[.S51]/[.S$85]" office:value-type="percentage" office:value="1.31658767772512">
            <text:p>131,66%</text:p>
          </table:table-cell>
          <table:table-cell/>
          <table:table-cell table:formula="of:=[.N51] / [.E51]" office:value-type="percentage" office:value="0.105660377358491">
            <text:p>10,57%</text:p>
          </table:table-cell>
          <table:table-cell table:formula="of:=[.N51] / [.F51]" office:value-type="percentage" office:value="0.0692962103634957">
            <text:p>6,93%</text:p>
          </table:table-cell>
          <table:table-cell/>
          <table:table-cell table:formula="of:=(0.0024 * [.A51] * [.A51]) + (0.06 * [.A51]) + 1" office:value-type="float" office:value="8.8384">
            <text:p>8,84</text:p>
          </table:table-cell>
          <table:table-cell table:formula="of:=MIN([.D51]; [.$AA$3]*[.C51])" office:value-type="float" office:value="450.710583153348">
            <text:p>450,71</text:p>
          </table:table-cell>
          <table:table-cell table:formula="of:=([.Z51] / [.Y51]) %" office:value-type="percentage" office:value="0.50994589875243">
            <text:p>50,99%</text:p>
          </table:table-cell>
          <table:table-cell table:formula="of:=[.AA51] * 100 * [.Y$85]" office:value-type="float" office:value="1079.04552176014">
            <text:p>1079,05</text:p>
          </table:table-cell>
          <table:table-cell table:formula="of:=[.AB51] /[.AB$85]" office:value-type="percentage" office:value="1.09104703919125">
            <text:p>109,10%</text:p>
          </table:table-cell>
          <table:table-cell table:formula="of:=[.AA51] + 0.045 + 0.2" office:value-type="percentage" office:value="0.75494589875243">
            <text:p>75,49%</text:p>
          </table:table-cell>
          <table:table-cell table:formula="of:=[.AD51] * 100 * [.Y$85]" office:value-type="float" office:value="1597.46552176014">
            <text:p>1597,47</text:p>
          </table:table-cell>
          <table:table-cell table:formula="of:=[.AE51] /[.AE$85]" office:value-type="percentage" office:value="1.05973485940225">
            <text:p>105,97%</text:p>
          </table:table-cell>
          <table:table-cell/>
          <table:table-cell table:formula="of:=[.N51]% / [.Y51]" office:value-type="percentage" office:value="0.126719768283852">
            <text:p>12,67%</text:p>
          </table:table-cell>
          <table:table-cell/>
          <table:table-cell table:formula="of:=ROW() -5" office:value-type="float" office:value="46">
            <text:p>46</text:p>
          </table:table-cell>
        </table:table-row>
        <table:table-row table:style-name="ro1">
          <table:table-cell table:formula="of:=ROW() -5" office:value-type="float" office:value="47">
            <text:p>47</text:p>
          </table:table-cell>
          <table:table-cell office:value-type="float" office:value="422">
            <text:p>422</text:p>
          </table:table-cell>
          <table:table-cell table:formula="of:=[.B52]/[.B$85]" office:value-type="percentage" office:value="0.455723542116631">
            <text:p>45,57%</text:p>
          </table:table-cell>
          <table:table-cell office:value-type="float" office:value="1090">
            <text:p>1090</text:p>
          </table:table-cell>
          <table:table-cell table:formula="of:=MIN([.D52]; [.$B$3]*[.C52])" office:value-type="float" office:value="1090">
            <text:p>1090</text:p>
          </table:table-cell>
          <table:table-cell table:formula="of:= [.E52] + + [.$E$3] * [.J52]" office:value-type="float" office:value="1655.625">
            <text:p>1655,63</text:p>
          </table:table-cell>
          <table:table-cell table:formula="of:=[.F52] /[.C52]" office:value-type="float" office:value="3632.95912322275">
            <text:p>3632,96</text:p>
          </table:table-cell>
          <table:table-cell table:formula="of:=[.G52] /[.G$85]" office:value-type="percentage" office:value="1.08446540991724">
            <text:p>108,45%</text:p>
          </table:table-cell>
          <table:table-cell/>
          <table:table-cell table:formula="of:=0.375 * [.A52] + 5" office:value-type="float" office:value="22.625">
            <text:p>22,63</text:p>
          </table:table-cell>
          <table:table-cell table:formula="of:= [.J52] / [.C52]" office:value-type="float" office:value="49.646327014218">
            <text:p>49,65</text:p>
          </table:table-cell>
          <table:table-cell table:formula="of:= [.K52] / [.K$85]" office:value-type="percentage" office:value="1.41846648612051">
            <text:p>141,85%</text:p>
          </table:table-cell>
          <table:table-cell/>
          <table:table-cell table:formula="of:=2 * (10 + [.A52])" office:value-type="float" office:value="114">
            <text:p>114</text:p>
          </table:table-cell>
          <table:table-cell table:formula="of:=[.N52] /[.C52]" office:value-type="float" office:value="250.151658767772">
            <text:p>250,15</text:p>
          </table:table-cell>
          <table:table-cell table:formula="of:=[.O52] / [.O$85]" office:value-type="percentage" office:value="1.38973143759874">
            <text:p>138,97%</text:p>
          </table:table-cell>
          <table:table-cell/>
          <table:table-cell table:formula="of:=10 + 2 *[.A52]" office:value-type="float" office:value="104">
            <text:p>104</text:p>
          </table:table-cell>
          <table:table-cell table:formula="of:=[.R52] /[.C52]" office:value-type="float" office:value="228.208530805687">
            <text:p>228,21</text:p>
          </table:table-cell>
          <table:table-cell table:formula="of:=[.S52]/[.S$85]" office:value-type="percentage" office:value="1.3424031223864">
            <text:p>134,24%</text:p>
          </table:table-cell>
          <table:table-cell/>
          <table:table-cell table:formula="of:=[.N52] / [.E52]" office:value-type="percentage" office:value="0.104587155963303">
            <text:p>10,46%</text:p>
          </table:table-cell>
          <table:table-cell table:formula="of:=[.N52] / [.F52]" office:value-type="percentage" office:value="0.0688561721404304">
            <text:p>6,89%</text:p>
          </table:table-cell>
          <table:table-cell/>
          <table:table-cell table:formula="of:=(0.0024 * [.A52] * [.A52]) + (0.06 * [.A52]) + 1" office:value-type="float" office:value="9.1216">
            <text:p>9,12</text:p>
          </table:table-cell>
          <table:table-cell table:formula="of:=MIN([.D52]; [.$AA$3]*[.C52])" office:value-type="float" office:value="450.710583153348">
            <text:p>450,71</text:p>
          </table:table-cell>
          <table:table-cell table:formula="of:=([.Z52] / [.Y52]) %" office:value-type="percentage" office:value="0.494113514244593">
            <text:p>49,41%</text:p>
          </table:table-cell>
          <table:table-cell table:formula="of:=[.AA52] * 100 * [.Y$85]" office:value-type="float" office:value="1045.54419614156">
            <text:p>1045,54</text:p>
          </table:table-cell>
          <table:table-cell table:formula="of:=[.AB52] /[.AB$85]" office:value-type="percentage" office:value="1.05717310024424">
            <text:p>105,72%</text:p>
          </table:table-cell>
          <table:table-cell table:formula="of:=[.AA52] + 0.045 + 0.2" office:value-type="percentage" office:value="0.739113514244593">
            <text:p>73,91%</text:p>
          </table:table-cell>
          <table:table-cell table:formula="of:=[.AD52] * 100 * [.Y$85]" office:value-type="float" office:value="1563.96419614156">
            <text:p>1563,96</text:p>
          </table:table-cell>
          <table:table-cell table:formula="of:=[.AE52] /[.AE$85]" office:value-type="percentage" office:value="1.03751057843306">
            <text:p>103,75%</text:p>
          </table:table-cell>
          <table:table-cell/>
          <table:table-cell table:formula="of:=[.N52]% / [.Y52]" office:value-type="percentage" office:value="0.124978074022101">
            <text:p>12,50%</text:p>
          </table:table-cell>
          <table:table-cell/>
          <table:table-cell table:formula="of:=ROW() -5" office:value-type="float" office:value="47">
            <text:p>47</text:p>
          </table:table-cell>
        </table:table-row>
        <table:table-row table:style-name="ro1">
          <table:table-cell table:formula="of:=ROW() -5" office:value-type="float" office:value="48">
            <text:p>48</text:p>
          </table:table-cell>
          <table:table-cell office:value-type="float" office:value="422">
            <text:p>422</text:p>
          </table:table-cell>
          <table:table-cell table:formula="of:=[.B53]/[.B$85]" office:value-type="percentage" office:value="0.455723542116631">
            <text:p>45,57%</text:p>
          </table:table-cell>
          <table:table-cell office:value-type="float" office:value="1120">
            <text:p>1120</text:p>
          </table:table-cell>
          <table:table-cell table:formula="of:=MIN([.D53]; [.$B$3]*[.C53])" office:value-type="float" office:value="1120">
            <text:p>1120</text:p>
          </table:table-cell>
          <table:table-cell table:formula="of:= [.E53] + + [.$E$3] * [.J53]" office:value-type="float" office:value="1695">
            <text:p>1695</text:p>
          </table:table-cell>
          <table:table-cell table:formula="of:=[.F53] /[.C53]" office:value-type="float" office:value="3719.36018957346">
            <text:p>3719,36</text:p>
          </table:table-cell>
          <table:table-cell table:formula="of:=[.G53] /[.G$85]" office:value-type="percentage" office:value="1.110256773007">
            <text:p>111,03%</text:p>
          </table:table-cell>
          <table:table-cell/>
          <table:table-cell table:formula="of:=0.375 * [.A53] + 5" office:value-type="float" office:value="23">
            <text:p>23</text:p>
          </table:table-cell>
          <table:table-cell table:formula="of:= [.J53] / [.C53]" office:value-type="float" office:value="50.4691943127962">
            <text:p>50,47</text:p>
          </table:table-cell>
          <table:table-cell table:formula="of:= [.K53] / [.K$85]" office:value-type="percentage" office:value="1.44197698036561">
            <text:p>144,20%</text:p>
          </table:table-cell>
          <table:table-cell/>
          <table:table-cell table:formula="of:=2 * (10 + [.A53])" office:value-type="float" office:value="116">
            <text:p>116</text:p>
          </table:table-cell>
          <table:table-cell table:formula="of:=[.N53] /[.C53]" office:value-type="float" office:value="254.54028436019">
            <text:p>254,54</text:p>
          </table:table-cell>
          <table:table-cell table:formula="of:=[.O53] / [.O$85]" office:value-type="percentage" office:value="1.41411269088994">
            <text:p>141,41%</text:p>
          </table:table-cell>
          <table:table-cell/>
          <table:table-cell table:formula="of:=10 + 2 *[.A53]" office:value-type="float" office:value="106">
            <text:p>106</text:p>
          </table:table-cell>
          <table:table-cell table:formula="of:=[.R53] /[.C53]" office:value-type="float" office:value="232.597156398104">
            <text:p>232,6</text:p>
          </table:table-cell>
          <table:table-cell table:formula="of:=[.S53]/[.S$85]" office:value-type="percentage" office:value="1.36821856704767">
            <text:p>136,82%</text:p>
          </table:table-cell>
          <table:table-cell/>
          <table:table-cell table:formula="of:=[.N53] / [.E53]" office:value-type="percentage" office:value="0.103571428571429">
            <text:p>10,36%</text:p>
          </table:table-cell>
          <table:table-cell table:formula="of:=[.N53] / [.F53]" office:value-type="percentage" office:value="0.0684365781710914">
            <text:p>6,84%</text:p>
          </table:table-cell>
          <table:table-cell/>
          <table:table-cell table:formula="of:=(0.0024 * [.A53] * [.A53]) + (0.06 * [.A53]) + 1" office:value-type="float" office:value="9.4096">
            <text:p>9,41</text:p>
          </table:table-cell>
          <table:table-cell table:formula="of:=MIN([.D53]; [.$AA$3]*[.C53])" office:value-type="float" office:value="450.710583153348">
            <text:p>450,71</text:p>
          </table:table-cell>
          <table:table-cell table:formula="of:=([.Z53] / [.Y53]) %" office:value-type="percentage" office:value="0.47899016233777">
            <text:p>47,90%</text:p>
          </table:table-cell>
          <table:table-cell table:formula="of:=[.AA53] * 100 * [.Y$85]" office:value-type="float" office:value="1013.54318350672">
            <text:p>1013,54</text:p>
          </table:table-cell>
          <table:table-cell table:formula="of:=[.AB53] /[.AB$85]" office:value-type="percentage" office:value="1.02481616128081">
            <text:p>102,48%</text:p>
          </table:table-cell>
          <table:table-cell table:formula="of:=[.AA53] + 0.045 + 0.2" office:value-type="percentage" office:value="0.72399016233777">
            <text:p>72,40%</text:p>
          </table:table-cell>
          <table:table-cell table:formula="of:=[.AD53] * 100 * [.Y$85]" office:value-type="float" office:value="1531.96318350672">
            <text:p>1531,96</text:p>
          </table:table-cell>
          <table:table-cell table:formula="of:=[.AE53] /[.AE$85]" office:value-type="percentage" office:value="1.01628158277502">
            <text:p>101,63%</text:p>
          </table:table-cell>
          <table:table-cell/>
          <table:table-cell table:formula="of:=[.N53]% / [.Y53]" office:value-type="percentage" office:value="0.123278354021425">
            <text:p>12,33%</text:p>
          </table:table-cell>
          <table:table-cell/>
          <table:table-cell table:formula="of:=ROW() -5" office:value-type="float" office:value="48">
            <text:p>48</text:p>
          </table:table-cell>
        </table:table-row>
        <table:table-row table:style-name="ro1">
          <table:table-cell table:formula="of:=ROW() -5" office:value-type="float" office:value="49">
            <text:p>49</text:p>
          </table:table-cell>
          <table:table-cell office:value-type="float" office:value="422">
            <text:p>422</text:p>
          </table:table-cell>
          <table:table-cell table:formula="of:=[.B54]/[.B$85]" office:value-type="percentage" office:value="0.455723542116631">
            <text:p>45,57%</text:p>
          </table:table-cell>
          <table:table-cell office:value-type="float" office:value="1150">
            <text:p>1150</text:p>
          </table:table-cell>
          <table:table-cell table:formula="of:=MIN([.D54]; [.$B$3]*[.C54])" office:value-type="float" office:value="1127.91576673866">
            <text:p>1127,92</text:p>
          </table:table-cell>
          <table:table-cell table:formula="of:= [.E54] + + [.$E$3] * [.J54]" office:value-type="float" office:value="1712.29076673866">
            <text:p>1712,29</text:p>
          </table:table-cell>
          <table:table-cell table:formula="of:=[.F54] /[.C54]" office:value-type="float" office:value="3757.30154028436">
            <text:p>3757,3</text:p>
          </table:table-cell>
          <table:table-cell table:formula="of:=[.G54] /[.G$85]" office:value-type="percentage" office:value="1.12158254933862">
            <text:p>112,16%</text:p>
          </table:table-cell>
          <table:table-cell/>
          <table:table-cell table:formula="of:=0.375 * [.A54] + 5" office:value-type="float" office:value="23.375">
            <text:p>23,38</text:p>
          </table:table-cell>
          <table:table-cell table:formula="of:= [.J54] / [.C54]" office:value-type="float" office:value="51.2920616113744">
            <text:p>51,29</text:p>
          </table:table-cell>
          <table:table-cell table:formula="of:= [.K54] / [.K$85]" office:value-type="percentage" office:value="1.4654874746107">
            <text:p>146,55%</text:p>
          </table:table-cell>
          <table:table-cell/>
          <table:table-cell table:formula="of:=2 * (10 + [.A54])" office:value-type="float" office:value="118">
            <text:p>118</text:p>
          </table:table-cell>
          <table:table-cell table:formula="of:=[.N54] /[.C54]" office:value-type="float" office:value="258.928909952607">
            <text:p>258,93</text:p>
          </table:table-cell>
          <table:table-cell table:formula="of:=[.O54] / [.O$85]" office:value-type="percentage" office:value="1.43849394418115">
            <text:p>143,85%</text:p>
          </table:table-cell>
          <table:table-cell/>
          <table:table-cell table:formula="of:=10 + 2 *[.A54]" office:value-type="float" office:value="108">
            <text:p>108</text:p>
          </table:table-cell>
          <table:table-cell table:formula="of:=[.R54] /[.C54]" office:value-type="float" office:value="236.985781990521">
            <text:p>236,99</text:p>
          </table:table-cell>
          <table:table-cell table:formula="of:=[.S54]/[.S$85]" office:value-type="percentage" office:value="1.39403401170895">
            <text:p>139,40%</text:p>
          </table:table-cell>
          <table:table-cell/>
          <table:table-cell table:formula="of:=[.N54] / [.E54]" office:value-type="percentage" office:value="0.104617741394993">
            <text:p>10,46%</text:p>
          </table:table-cell>
          <table:table-cell table:formula="of:=[.N54] / [.F54]" office:value-type="percentage" office:value="0.0689135293445227">
            <text:p>6,89%</text:p>
          </table:table-cell>
          <table:table-cell/>
          <table:table-cell table:formula="of:=(0.0024 * [.A54] * [.A54]) + (0.06 * [.A54]) + 1" office:value-type="float" office:value="9.7024">
            <text:p>9,7</text:p>
          </table:table-cell>
          <table:table-cell table:formula="of:=MIN([.D54]; [.$AA$3]*[.C54])" office:value-type="float" office:value="450.710583153348">
            <text:p>450,71</text:p>
          </table:table-cell>
          <table:table-cell table:formula="of:=([.Z54] / [.Y54]) %" office:value-type="percentage" office:value="0.464535149193342">
            <text:p>46,45%</text:p>
          </table:table-cell>
          <table:table-cell table:formula="of:=[.AA54] * 100 * [.Y$85]" office:value-type="float" office:value="982.956375693111">
            <text:p>982,96</text:p>
          </table:table-cell>
          <table:table-cell table:formula="of:=[.AB54] /[.AB$85]" office:value-type="percentage" office:value="0.993889156413661">
            <text:p>99,39%</text:p>
          </table:table-cell>
          <table:table-cell table:formula="of:=[.AA54] + 0.045 + 0.2" office:value-type="percentage" office:value="0.709535149193342">
            <text:p>70,95%</text:p>
          </table:table-cell>
          <table:table-cell table:formula="of:=[.AD54] * 100 * [.Y$85]" office:value-type="float" office:value="1501.37637569311">
            <text:p>1501,38</text:p>
          </table:table-cell>
          <table:table-cell table:formula="of:=[.AE54] /[.AE$85]" office:value-type="percentage" office:value="0.995990749554279">
            <text:p>99,60%</text:p>
          </table:table-cell>
          <table:table-cell/>
          <table:table-cell table:formula="of:=[.N54]% / [.Y54]" office:value-type="percentage" office:value="0.121619393139842">
            <text:p>12,16%</text:p>
          </table:table-cell>
          <table:table-cell/>
          <table:table-cell table:formula="of:=ROW() -5" office:value-type="float" office:value="49">
            <text:p>49</text:p>
          </table:table-cell>
        </table:table-row>
        <table:table-row table:style-name="ro1">
          <table:table-cell table:formula="of:=ROW() -5" office:value-type="float" office:value="50">
            <text:p>50</text:p>
          </table:table-cell>
          <table:table-cell office:value-type="float" office:value="422">
            <text:p>422</text:p>
          </table:table-cell>
          <table:table-cell table:formula="of:=[.B55]/[.B$85]" office:value-type="percentage" office:value="0.455723542116631">
            <text:p>45,57%</text:p>
          </table:table-cell>
          <table:table-cell office:value-type="float" office:value="1190">
            <text:p>1190</text:p>
          </table:table-cell>
          <table:table-cell table:formula="of:=MIN([.D55]; [.$B$3]*[.C55])" office:value-type="float" office:value="1127.91576673866">
            <text:p>1127,92</text:p>
          </table:table-cell>
          <table:table-cell table:formula="of:= [.E55] + + [.$E$3] * [.J55]" office:value-type="float" office:value="1721.66576673866">
            <text:p>1721,67</text:p>
          </table:table-cell>
          <table:table-cell table:formula="of:=[.F55] /[.C55]" office:value-type="float" office:value="3777.87322274882">
            <text:p>3777,87</text:p>
          </table:table-cell>
          <table:table-cell table:formula="of:=[.G55] /[.G$85]" office:value-type="percentage" office:value="1.12772335007427">
            <text:p>112,77%</text:p>
          </table:table-cell>
          <table:table-cell/>
          <table:table-cell table:formula="of:=0.375 * [.A55] + 5" office:value-type="float" office:value="23.75">
            <text:p>23,75</text:p>
          </table:table-cell>
          <table:table-cell table:formula="of:= [.J55] / [.C55]" office:value-type="float" office:value="52.1149289099526">
            <text:p>52,11</text:p>
          </table:table-cell>
          <table:table-cell table:formula="of:= [.K55] / [.K$85]" office:value-type="percentage" office:value="1.48899796885579">
            <text:p>148,90%</text:p>
          </table:table-cell>
          <table:table-cell/>
          <table:table-cell table:formula="of:=2 * (10 + [.A55])" office:value-type="float" office:value="120">
            <text:p>120</text:p>
          </table:table-cell>
          <table:table-cell table:formula="of:=[.N55] /[.C55]" office:value-type="float" office:value="263.317535545024">
            <text:p>263,32</text:p>
          </table:table-cell>
          <table:table-cell table:formula="of:=[.O55] / [.O$85]" office:value-type="percentage" office:value="1.46287519747235">
            <text:p>146,29%</text:p>
          </table:table-cell>
          <table:table-cell/>
          <table:table-cell table:formula="of:=10 + 2 *[.A55]" office:value-type="float" office:value="110">
            <text:p>110</text:p>
          </table:table-cell>
          <table:table-cell table:formula="of:=[.R55] /[.C55]" office:value-type="float" office:value="241.374407582938">
            <text:p>241,37</text:p>
          </table:table-cell>
          <table:table-cell table:formula="of:=[.S55]/[.S$85]" office:value-type="percentage" office:value="1.41984945637023">
            <text:p>141,98%</text:p>
          </table:table-cell>
          <table:table-cell/>
          <table:table-cell table:formula="of:=[.N55] / [.E55]" office:value-type="percentage" office:value="0.106390923452535">
            <text:p>10,64%</text:p>
          </table:table-cell>
          <table:table-cell table:formula="of:=[.N55] / [.F55]" office:value-type="percentage" office:value="0.0696999396272571">
            <text:p>6,97%</text:p>
          </table:table-cell>
          <table:table-cell/>
          <table:table-cell table:formula="of:=(0.0024 * [.A55] * [.A55]) + (0.06 * [.A55]) + 1" office:value-type="float" office:value="10">
            <text:p>10</text:p>
          </table:table-cell>
          <table:table-cell table:formula="of:=MIN([.D55]; [.$AA$3]*[.C55])" office:value-type="float" office:value="450.710583153348">
            <text:p>450,71</text:p>
          </table:table-cell>
          <table:table-cell table:formula="of:=([.Z55] / [.Y55]) %" office:value-type="percentage" office:value="0.450710583153348">
            <text:p>45,07%</text:p>
          </table:table-cell>
          <table:table-cell table:formula="of:=[.AA55] * 100 * [.Y$85]" office:value-type="float" office:value="953.703593952484">
            <text:p>953,7</text:p>
          </table:table-cell>
          <table:table-cell table:formula="of:=[.AB55] /[.AB$85]" office:value-type="percentage" office:value="0.964311015118791">
            <text:p>96,43%</text:p>
          </table:table-cell>
          <table:table-cell table:formula="of:=[.AA55] + 0.045 + 0.2" office:value-type="percentage" office:value="0.695710583153348">
            <text:p>69,57%</text:p>
          </table:table-cell>
          <table:table-cell table:formula="of:=[.AD55] * 100 * [.Y$85]" office:value-type="float" office:value="1472.12359395248">
            <text:p>1472,12</text:p>
          </table:table-cell>
          <table:table-cell table:formula="of:=[.AE55] /[.AE$85]" office:value-type="percentage" office:value="0.976584889382178">
            <text:p>97,66%</text:p>
          </table:table-cell>
          <table:table-cell/>
          <table:table-cell table:formula="of:=[.N55]% / [.Y55]" office:value-type="percentage" office:value="0.12">
            <text:p>12,00%</text:p>
          </table:table-cell>
          <table:table-cell/>
          <table:table-cell table:formula="of:=ROW() -5" office:value-type="float" office:value="50">
            <text:p>50</text:p>
          </table:table-cell>
        </table:table-row>
        <table:table-row table:style-name="ro1">
          <table:table-cell table:formula="of:=ROW() -5" office:value-type="float" office:value="51">
            <text:p>51</text:p>
          </table:table-cell>
          <table:table-cell office:value-type="float" office:value="422">
            <text:p>422</text:p>
          </table:table-cell>
          <table:table-cell table:formula="of:=[.B56]/[.B$85]" office:value-type="percentage" office:value="0.455723542116631">
            <text:p>45,57%</text:p>
          </table:table-cell>
          <table:table-cell office:value-type="float" office:value="1230">
            <text:p>1230</text:p>
          </table:table-cell>
          <table:table-cell table:formula="of:=MIN([.D56]; [.$B$3]*[.C56])" office:value-type="float" office:value="1127.91576673866">
            <text:p>1127,92</text:p>
          </table:table-cell>
          <table:table-cell table:formula="of:= [.E56] + + [.$E$3] * [.J56]" office:value-type="float" office:value="1731.04076673866">
            <text:p>1731,04</text:p>
          </table:table-cell>
          <table:table-cell table:formula="of:=[.F56] /[.C56]" office:value-type="float" office:value="3798.44490521327">
            <text:p>3798,44</text:p>
          </table:table-cell>
          <table:table-cell table:formula="of:=[.G56] /[.G$85]" office:value-type="percentage" office:value="1.13386415080993">
            <text:p>113,39%</text:p>
          </table:table-cell>
          <table:table-cell/>
          <table:table-cell table:formula="of:=0.375 * [.A56] + 5" office:value-type="float" office:value="24.125">
            <text:p>24,13</text:p>
          </table:table-cell>
          <table:table-cell table:formula="of:= [.J56] / [.C56]" office:value-type="float" office:value="52.9377962085308">
            <text:p>52,94</text:p>
          </table:table-cell>
          <table:table-cell table:formula="of:= [.K56] / [.K$85]" office:value-type="percentage" office:value="1.51250846310088">
            <text:p>151,25%</text:p>
          </table:table-cell>
          <table:table-cell/>
          <table:table-cell table:formula="of:=2 * (10 + [.A56])" office:value-type="float" office:value="122">
            <text:p>122</text:p>
          </table:table-cell>
          <table:table-cell table:formula="of:=[.N56] /[.C56]" office:value-type="float" office:value="267.706161137441">
            <text:p>267,71</text:p>
          </table:table-cell>
          <table:table-cell table:formula="of:=[.O56] / [.O$85]" office:value-type="percentage" office:value="1.48725645076356">
            <text:p>148,73%</text:p>
          </table:table-cell>
          <table:table-cell/>
          <table:table-cell table:formula="of:=10 + 2 *[.A56]" office:value-type="float" office:value="112">
            <text:p>112</text:p>
          </table:table-cell>
          <table:table-cell table:formula="of:=[.R56] /[.C56]" office:value-type="float" office:value="245.763033175355">
            <text:p>245,76</text:p>
          </table:table-cell>
          <table:table-cell table:formula="of:=[.S56]/[.S$85]" office:value-type="percentage" office:value="1.4456649010315">
            <text:p>144,57%</text:p>
          </table:table-cell>
          <table:table-cell/>
          <table:table-cell table:formula="of:=[.N56] / [.E56]" office:value-type="percentage" office:value="0.108164105510077">
            <text:p>10,82%</text:p>
          </table:table-cell>
          <table:table-cell table:formula="of:=[.N56] / [.F56]" office:value-type="percentage" office:value="0.0704778318016462">
            <text:p>7,05%</text:p>
          </table:table-cell>
          <table:table-cell/>
          <table:table-cell table:formula="of:=(0.0024 * [.A56] * [.A56]) + (0.06 * [.A56]) + 1" office:value-type="float" office:value="10.3024">
            <text:p>10,3</text:p>
          </table:table-cell>
          <table:table-cell table:formula="of:=MIN([.D56]; [.$AA$3]*[.C56])" office:value-type="float" office:value="450.710583153348">
            <text:p>450,71</text:p>
          </table:table-cell>
          <table:table-cell table:formula="of:=([.Z56] / [.Y56]) %" office:value-type="percentage" office:value="0.437481153084085">
            <text:p>43,75%</text:p>
          </table:table-cell>
          <table:table-cell table:formula="of:=[.AA56] * 100 * [.Y$85]" office:value-type="float" office:value="925.710119925924">
            <text:p>925,71</text:p>
          </table:table-cell>
          <table:table-cell table:formula="of:=[.AB56] /[.AB$85]" office:value-type="percentage" office:value="0.936006187993856">
            <text:p>93,60%</text:p>
          </table:table-cell>
          <table:table-cell table:formula="of:=[.AA56] + 0.045 + 0.2" office:value-type="percentage" office:value="0.682481153084085">
            <text:p>68,25%</text:p>
          </table:table-cell>
          <table:table-cell table:formula="of:=[.AD56] * 100 * [.Y$85]" office:value-type="float" office:value="1444.13011992592">
            <text:p>1444,13</text:p>
          </table:table-cell>
          <table:table-cell table:formula="of:=[.AE56] /[.AE$85]" office:value-type="percentage" office:value="0.958014435211105">
            <text:p>95,80%</text:p>
          </table:table-cell>
          <table:table-cell/>
          <table:table-cell table:formula="of:=[.N56]% / [.Y56]" office:value-type="percentage" office:value="0.118419009162913">
            <text:p>11,84%</text:p>
          </table:table-cell>
          <table:table-cell/>
          <table:table-cell table:formula="of:=ROW() -5" office:value-type="float" office:value="51">
            <text:p>51</text:p>
          </table:table-cell>
        </table:table-row>
        <table:table-row table:style-name="ro1">
          <table:table-cell table:formula="of:=ROW() -5" office:value-type="float" office:value="52">
            <text:p>52</text:p>
          </table:table-cell>
          <table:table-cell office:value-type="float" office:value="502">
            <text:p>502</text:p>
          </table:table-cell>
          <table:table-cell table:formula="of:=[.B57]/[.B$85]" office:value-type="percentage" office:value="0.542116630669546">
            <text:p>54,21%</text:p>
          </table:table-cell>
          <table:table-cell office:value-type="float" office:value="1270">
            <text:p>1270</text:p>
          </table:table-cell>
          <table:table-cell table:formula="of:=MIN([.D57]; [.$B$3]*[.C57])" office:value-type="float" office:value="1270">
            <text:p>1270</text:p>
          </table:table-cell>
          <table:table-cell table:formula="of:= [.E57] + + [.$E$3] * [.J57]" office:value-type="float" office:value="1882.5">
            <text:p>1882,5</text:p>
          </table:table-cell>
          <table:table-cell table:formula="of:=[.F57] /[.C57]" office:value-type="float" office:value="3472.5">
            <text:p>3472,5</text:p>
          </table:table-cell>
          <table:table-cell table:formula="of:=[.G57] /[.G$85]" office:value-type="percentage" office:value="1.0365671641791">
            <text:p>103,66%</text:p>
          </table:table-cell>
          <table:table-cell/>
          <table:table-cell table:formula="of:=0.375 * [.A57] + 5" office:value-type="float" office:value="24.5">
            <text:p>24,5</text:p>
          </table:table-cell>
          <table:table-cell table:formula="of:= [.J57] / [.C57]" office:value-type="float" office:value="45.1932270916335">
            <text:p>45,19</text:p>
          </table:table-cell>
          <table:table-cell table:formula="of:= [.K57] / [.K$85]" office:value-type="percentage" office:value="1.29123505976096">
            <text:p>129,12%</text:p>
          </table:table-cell>
          <table:table-cell/>
          <table:table-cell table:formula="of:=2 * (10 + [.A57])" office:value-type="float" office:value="124">
            <text:p>124</text:p>
          </table:table-cell>
          <table:table-cell table:formula="of:=[.N57] /[.C57]" office:value-type="float" office:value="228.733067729084">
            <text:p>228,73</text:p>
          </table:table-cell>
          <table:table-cell table:formula="of:=[.O57] / [.O$85]" office:value-type="percentage" office:value="1.27073926516158">
            <text:p>127,07%</text:p>
          </table:table-cell>
          <table:table-cell/>
          <table:table-cell table:formula="of:=10 + 2 *[.A57]" office:value-type="float" office:value="114">
            <text:p>114</text:p>
          </table:table-cell>
          <table:table-cell table:formula="of:=[.R57] /[.C57]" office:value-type="float" office:value="210.286852589641">
            <text:p>210,29</text:p>
          </table:table-cell>
          <table:table-cell table:formula="of:=[.S57]/[.S$85]" office:value-type="percentage" office:value="1.23698148582142">
            <text:p>123,70%</text:p>
          </table:table-cell>
          <table:table-cell/>
          <table:table-cell table:formula="of:=[.N57] / [.E57]" office:value-type="percentage" office:value="0.0976377952755906">
            <text:p>9,76%</text:p>
          </table:table-cell>
          <table:table-cell table:formula="of:=[.N57] / [.F57]" office:value-type="percentage" office:value="0.0658698539176627">
            <text:p>6,59%</text:p>
          </table:table-cell>
          <table:table-cell/>
          <table:table-cell table:formula="of:=(0.0024 * [.A57] * [.A57]) + (0.06 * [.A57]) + 1" office:value-type="float" office:value="10.6096">
            <text:p>10,61</text:p>
          </table:table-cell>
          <table:table-cell table:formula="of:=MIN([.D57]; [.$AA$3]*[.C57])" office:value-type="float" office:value="536.153347732181">
            <text:p>536,15</text:p>
          </table:table-cell>
          <table:table-cell table:formula="of:=([.Z57] / [.Y57]) %" office:value-type="percentage" office:value="0.505347371938793">
            <text:p>50,53%</text:p>
          </table:table-cell>
          <table:table-cell table:formula="of:=[.AA57] * 100 * [.Y$85]" office:value-type="float" office:value="1069.31503902249">
            <text:p>1069,32</text:p>
          </table:table-cell>
          <table:table-cell table:formula="of:=[.AB57] /[.AB$85]" office:value-type="percentage" office:value="1.08120833065974">
            <text:p>108,12%</text:p>
          </table:table-cell>
          <table:table-cell table:formula="of:=[.AA57] + 0.045 + 0.2" office:value-type="percentage" office:value="0.750347371938793">
            <text:p>75,03%</text:p>
          </table:table-cell>
          <table:table-cell table:formula="of:=[.AD57] * 100 * [.Y$85]" office:value-type="float" office:value="1587.73503902249">
            <text:p>1587,74</text:p>
          </table:table-cell>
          <table:table-cell table:formula="of:=[.AE57] /[.AE$85]" office:value-type="percentage" office:value="1.05327980192812">
            <text:p>105,33%</text:p>
          </table:table-cell>
          <table:table-cell/>
          <table:table-cell table:formula="of:=[.N57]% / [.Y57]" office:value-type="percentage" office:value="0.116875282762781">
            <text:p>11,69%</text:p>
          </table:table-cell>
          <table:table-cell/>
          <table:table-cell table:formula="of:=ROW() -5" office:value-type="float" office:value="52">
            <text:p>52</text:p>
          </table:table-cell>
        </table:table-row>
        <table:table-row table:style-name="ro1">
          <table:table-cell table:formula="of:=ROW() -5" office:value-type="float" office:value="53">
            <text:p>53</text:p>
          </table:table-cell>
          <table:table-cell office:value-type="float" office:value="502">
            <text:p>502</text:p>
          </table:table-cell>
          <table:table-cell table:formula="of:=[.B58]/[.B$85]" office:value-type="percentage" office:value="0.542116630669546">
            <text:p>54,21%</text:p>
          </table:table-cell>
          <table:table-cell office:value-type="float" office:value="1310">
            <text:p>1310</text:p>
          </table:table-cell>
          <table:table-cell table:formula="of:=MIN([.D58]; [.$B$3]*[.C58])" office:value-type="float" office:value="1310">
            <text:p>1310</text:p>
          </table:table-cell>
          <table:table-cell table:formula="of:= [.E58] + + [.$E$3] * [.J58]" office:value-type="float" office:value="1931.875">
            <text:p>1931,88</text:p>
          </table:table-cell>
          <table:table-cell table:formula="of:=[.F58] /[.C58]" office:value-type="float" office:value="3563.578187251">
            <text:p>3563,58</text:p>
          </table:table-cell>
          <table:table-cell table:formula="of:=[.G58] /[.G$85]" office:value-type="percentage" office:value="1.06375468276149">
            <text:p>106,38%</text:p>
          </table:table-cell>
          <table:table-cell/>
          <table:table-cell table:formula="of:=0.375 * [.A58] + 5" office:value-type="float" office:value="24.875">
            <text:p>24,88</text:p>
          </table:table-cell>
          <table:table-cell table:formula="of:= [.J58] / [.C58]" office:value-type="float" office:value="45.8849601593626">
            <text:p>45,88</text:p>
          </table:table-cell>
          <table:table-cell table:formula="of:= [.K58] / [.K$85]" office:value-type="percentage" office:value="1.31099886169607">
            <text:p>131,10%</text:p>
          </table:table-cell>
          <table:table-cell/>
          <table:table-cell table:formula="of:=2 * (10 + [.A58])" office:value-type="float" office:value="126">
            <text:p>126</text:p>
          </table:table-cell>
          <table:table-cell table:formula="of:=[.N58] /[.C58]" office:value-type="float" office:value="232.422310756972">
            <text:p>232,42</text:p>
          </table:table-cell>
          <table:table-cell table:formula="of:=[.O58] / [.O$85]" office:value-type="percentage" office:value="1.29123505976096">
            <text:p>129,12%</text:p>
          </table:table-cell>
          <table:table-cell/>
          <table:table-cell table:formula="of:=10 + 2 *[.A58]" office:value-type="float" office:value="116">
            <text:p>116</text:p>
          </table:table-cell>
          <table:table-cell table:formula="of:=[.R58] /[.C58]" office:value-type="float" office:value="213.97609561753">
            <text:p>213,98</text:p>
          </table:table-cell>
          <table:table-cell table:formula="of:=[.S58]/[.S$85]" office:value-type="percentage" office:value="1.25868291539723">
            <text:p>125,87%</text:p>
          </table:table-cell>
          <table:table-cell/>
          <table:table-cell table:formula="of:=[.N58] / [.E58]" office:value-type="percentage" office:value="0.0961832061068702">
            <text:p>9,62%</text:p>
          </table:table-cell>
          <table:table-cell table:formula="of:=[.N58] / [.F58]" office:value-type="percentage" office:value="0.0652216111290844">
            <text:p>6,52%</text:p>
          </table:table-cell>
          <table:table-cell/>
          <table:table-cell table:formula="of:=(0.0024 * [.A58] * [.A58]) + (0.06 * [.A58]) + 1" office:value-type="float" office:value="10.9216">
            <text:p>10,92</text:p>
          </table:table-cell>
          <table:table-cell table:formula="of:=MIN([.D58]; [.$AA$3]*[.C58])" office:value-type="float" office:value="536.153347732181">
            <text:p>536,15</text:p>
          </table:table-cell>
          <table:table-cell table:formula="of:=([.Z58] / [.Y58]) %" office:value-type="percentage" office:value="0.490910990818361">
            <text:p>49,09%</text:p>
          </table:table-cell>
          <table:table-cell table:formula="of:=[.AA58] * 100 * [.Y$85]" office:value-type="float" office:value="1038.76765657165">
            <text:p>1038,77</text:p>
          </table:table-cell>
          <table:table-cell table:formula="of:=[.AB58] /[.AB$85]" office:value-type="percentage" office:value="1.05032118965789">
            <text:p>105,03%</text:p>
          </table:table-cell>
          <table:table-cell table:formula="of:=[.AA58] + 0.045 + 0.2" office:value-type="percentage" office:value="0.735910990818361">
            <text:p>73,59%</text:p>
          </table:table-cell>
          <table:table-cell table:formula="of:=[.AD58] * 100 * [.Y$85]" office:value-type="float" office:value="1557.18765657165">
            <text:p>1557,19</text:p>
          </table:table-cell>
          <table:table-cell table:formula="of:=[.AE58] /[.AE$85]" office:value-type="percentage" office:value="1.03301512290646">
            <text:p>103,30%</text:p>
          </table:table-cell>
          <table:table-cell/>
          <table:table-cell table:formula="of:=[.N58]% / [.Y58]" office:value-type="percentage" office:value="0.115367711690595">
            <text:p>11,54%</text:p>
          </table:table-cell>
          <table:table-cell/>
          <table:table-cell table:formula="of:=ROW() -5" office:value-type="float" office:value="53">
            <text:p>53</text:p>
          </table:table-cell>
        </table:table-row>
        <table:table-row table:style-name="ro1">
          <table:table-cell table:formula="of:=ROW() -5" office:value-type="float" office:value="54">
            <text:p>54</text:p>
          </table:table-cell>
          <table:table-cell office:value-type="float" office:value="502">
            <text:p>502</text:p>
          </table:table-cell>
          <table:table-cell table:formula="of:=[.B59]/[.B$85]" office:value-type="percentage" office:value="0.542116630669546">
            <text:p>54,21%</text:p>
          </table:table-cell>
          <table:table-cell office:value-type="float" office:value="1340">
            <text:p>1340</text:p>
          </table:table-cell>
          <table:table-cell table:formula="of:=MIN([.D59]; [.$B$3]*[.C59])" office:value-type="float" office:value="1340">
            <text:p>1340</text:p>
          </table:table-cell>
          <table:table-cell table:formula="of:= [.E59] + + [.$E$3] * [.J59]" office:value-type="float" office:value="1971.25">
            <text:p>1971,25</text:p>
          </table:table-cell>
          <table:table-cell table:formula="of:=[.F59] /[.C59]" office:value-type="float" office:value="3636.21015936255">
            <text:p>3636,21</text:p>
          </table:table-cell>
          <table:table-cell table:formula="of:=[.G59] /[.G$85]" office:value-type="percentage" office:value="1.08543586846643">
            <text:p>108,54%</text:p>
          </table:table-cell>
          <table:table-cell/>
          <table:table-cell table:formula="of:=0.375 * [.A59] + 5" office:value-type="float" office:value="25.25">
            <text:p>25,25</text:p>
          </table:table-cell>
          <table:table-cell table:formula="of:= [.J59] / [.C59]" office:value-type="float" office:value="46.5766932270916">
            <text:p>46,58</text:p>
          </table:table-cell>
          <table:table-cell table:formula="of:= [.K59] / [.K$85]" office:value-type="percentage" office:value="1.33076266363119">
            <text:p>133,08%</text:p>
          </table:table-cell>
          <table:table-cell/>
          <table:table-cell table:formula="of:=2 * (10 + [.A59])" office:value-type="float" office:value="128">
            <text:p>128</text:p>
          </table:table-cell>
          <table:table-cell table:formula="of:=[.N59] /[.C59]" office:value-type="float" office:value="236.111553784861">
            <text:p>236,11</text:p>
          </table:table-cell>
          <table:table-cell table:formula="of:=[.O59] / [.O$85]" office:value-type="percentage" office:value="1.31173085436034">
            <text:p>131,17%</text:p>
          </table:table-cell>
          <table:table-cell/>
          <table:table-cell table:formula="of:=10 + 2 *[.A59]" office:value-type="float" office:value="118">
            <text:p>118</text:p>
          </table:table-cell>
          <table:table-cell table:formula="of:=[.R59] /[.C59]" office:value-type="float" office:value="217.665338645418">
            <text:p>217,67</text:p>
          </table:table-cell>
          <table:table-cell table:formula="of:=[.S59]/[.S$85]" office:value-type="percentage" office:value="1.28038434497305">
            <text:p>128,04%</text:p>
          </table:table-cell>
          <table:table-cell/>
          <table:table-cell table:formula="of:=[.N59] / [.E59]" office:value-type="percentage" office:value="0.0955223880597015">
            <text:p>9,55%</text:p>
          </table:table-cell>
          <table:table-cell table:formula="of:=[.N59] / [.F59]" office:value-type="percentage" office:value="0.0649334178820545">
            <text:p>6,49%</text:p>
          </table:table-cell>
          <table:table-cell/>
          <table:table-cell table:formula="of:=(0.0024 * [.A59] * [.A59]) + (0.06 * [.A59]) + 1" office:value-type="float" office:value="11.2384">
            <text:p>11,24</text:p>
          </table:table-cell>
          <table:table-cell table:formula="of:=MIN([.D59]; [.$AA$3]*[.C59])" office:value-type="float" office:value="536.153347732181">
            <text:p>536,15</text:p>
          </table:table-cell>
          <table:table-cell table:formula="of:=([.Z59] / [.Y59]) %" office:value-type="percentage" office:value="0.477072668468983">
            <text:p>47,71%</text:p>
          </table:table-cell>
          <table:table-cell table:formula="of:=[.AA59] * 100 * [.Y$85]" office:value-type="float" office:value="1009.48576648037">
            <text:p>1009,49</text:p>
          </table:table-cell>
          <table:table-cell table:formula="of:=[.AB59] /[.AB$85]" office:value-type="percentage" office:value="1.02071361625922">
            <text:p>102,07%</text:p>
          </table:table-cell>
          <table:table-cell table:formula="of:=[.AA59] + 0.045 + 0.2" office:value-type="percentage" office:value="0.722072668468983">
            <text:p>72,21%</text:p>
          </table:table-cell>
          <table:table-cell table:formula="of:=[.AD59] * 100 * [.Y$85]" office:value-type="float" office:value="1527.90576648037">
            <text:p>1527,91</text:p>
          </table:table-cell>
          <table:table-cell table:formula="of:=[.AE59] /[.AE$85]" office:value-type="percentage" office:value="1.01358995268762">
            <text:p>101,36%</text:p>
          </table:table-cell>
          <table:table-cell/>
          <table:table-cell table:formula="of:=[.N59]% / [.Y59]" office:value-type="percentage" office:value="0.113895216400911">
            <text:p>11,39%</text:p>
          </table:table-cell>
          <table:table-cell/>
          <table:table-cell table:formula="of:=ROW() -5" office:value-type="float" office:value="54">
            <text:p>54</text:p>
          </table:table-cell>
        </table:table-row>
        <table:table-row table:style-name="ro1">
          <table:table-cell table:formula="of:=ROW() -5" office:value-type="float" office:value="55">
            <text:p>55</text:p>
          </table:table-cell>
          <table:table-cell office:value-type="float" office:value="502">
            <text:p>502</text:p>
          </table:table-cell>
          <table:table-cell table:formula="of:=[.B60]/[.B$85]" office:value-type="percentage" office:value="0.542116630669546">
            <text:p>54,21%</text:p>
          </table:table-cell>
          <table:table-cell office:value-type="float" office:value="1380">
            <text:p>1380</text:p>
          </table:table-cell>
          <table:table-cell table:formula="of:=MIN([.D60]; [.$B$3]*[.C60])" office:value-type="float" office:value="1341.73866090713">
            <text:p>1341,74</text:p>
          </table:table-cell>
          <table:table-cell table:formula="of:= [.E60] + + [.$E$3] * [.J60]" office:value-type="float" office:value="1982.36366090713">
            <text:p>1982,36</text:p>
          </table:table-cell>
          <table:table-cell table:formula="of:=[.F60] /[.C60]" office:value-type="float" office:value="3656.71065737052">
            <text:p>3656,71</text:p>
          </table:table-cell>
          <table:table-cell table:formula="of:=[.G60] /[.G$85]" office:value-type="percentage" office:value="1.0915554201106">
            <text:p>109,16%</text:p>
          </table:table-cell>
          <table:table-cell/>
          <table:table-cell table:formula="of:=0.375 * [.A60] + 5" office:value-type="float" office:value="25.625">
            <text:p>25,63</text:p>
          </table:table-cell>
          <table:table-cell table:formula="of:= [.J60] / [.C60]" office:value-type="float" office:value="47.2684262948207">
            <text:p>47,27</text:p>
          </table:table-cell>
          <table:table-cell table:formula="of:= [.K60] / [.K$85]" office:value-type="percentage" office:value="1.35052646556631">
            <text:p>135,05%</text:p>
          </table:table-cell>
          <table:table-cell/>
          <table:table-cell table:formula="of:=2 * (10 + [.A60])" office:value-type="float" office:value="130">
            <text:p>130</text:p>
          </table:table-cell>
          <table:table-cell table:formula="of:=[.N60] /[.C60]" office:value-type="float" office:value="239.800796812749">
            <text:p>239,8</text:p>
          </table:table-cell>
          <table:table-cell table:formula="of:=[.O60] / [.O$85]" office:value-type="percentage" office:value="1.33222664895972">
            <text:p>133,22%</text:p>
          </table:table-cell>
          <table:table-cell/>
          <table:table-cell table:formula="of:=10 + 2 *[.A60]" office:value-type="float" office:value="120">
            <text:p>120</text:p>
          </table:table-cell>
          <table:table-cell table:formula="of:=[.R60] /[.C60]" office:value-type="float" office:value="221.354581673307">
            <text:p>221,35</text:p>
          </table:table-cell>
          <table:table-cell table:formula="of:=[.S60]/[.S$85]" office:value-type="percentage" office:value="1.30208577454886">
            <text:p>130,21%</text:p>
          </table:table-cell>
          <table:table-cell/>
          <table:table-cell table:formula="of:=[.N60] / [.E60]" office:value-type="percentage" office:value="0.096889210833434">
            <text:p>9,69%</text:p>
          </table:table-cell>
          <table:table-cell table:formula="of:=[.N60] / [.F60]" office:value-type="percentage" office:value="0.0655782803950876">
            <text:p>6,56%</text:p>
          </table:table-cell>
          <table:table-cell/>
          <table:table-cell table:formula="of:=(0.0024 * [.A60] * [.A60]) + (0.06 * [.A60]) + 1" office:value-type="float" office:value="11.56">
            <text:p>11,56</text:p>
          </table:table-cell>
          <table:table-cell table:formula="of:=MIN([.D60]; [.$AA$3]*[.C60])" office:value-type="float" office:value="536.153347732181">
            <text:p>536,15</text:p>
          </table:table-cell>
          <table:table-cell table:formula="of:=([.Z60] / [.Y60]) %" office:value-type="percentage" office:value="0.463800473816766">
            <text:p>46,38%</text:p>
          </table:table-cell>
          <table:table-cell table:formula="of:=[.AA60] * 100 * [.Y$85]" office:value-type="float" office:value="981.401802596277">
            <text:p>981,4</text:p>
          </table:table-cell>
          <table:table-cell table:formula="of:=[.AB60] /[.AB$85]" office:value-type="percentage" office:value="0.992317292817267">
            <text:p>99,23%</text:p>
          </table:table-cell>
          <table:table-cell table:formula="of:=[.AA60] + 0.045 + 0.2" office:value-type="percentage" office:value="0.708800473816766">
            <text:p>70,88%</text:p>
          </table:table-cell>
          <table:table-cell table:formula="of:=[.AD60] * 100 * [.Y$85]" office:value-type="float" office:value="1499.82180259628">
            <text:p>1499,82</text:p>
          </table:table-cell>
          <table:table-cell table:formula="of:=[.AE60] /[.AE$85]" office:value-type="percentage" office:value="0.994959468891402">
            <text:p>99,50%</text:p>
          </table:table-cell>
          <table:table-cell/>
          <table:table-cell table:formula="of:=[.N60]% / [.Y60]" office:value-type="percentage" office:value="0.112456747404844">
            <text:p>11,25%</text:p>
          </table:table-cell>
          <table:table-cell/>
          <table:table-cell table:formula="of:=ROW() -5" office:value-type="float" office:value="55">
            <text:p>55</text:p>
          </table:table-cell>
        </table:table-row>
        <table:table-row table:style-name="ro1">
          <table:table-cell table:formula="of:=ROW() -5" office:value-type="float" office:value="56">
            <text:p>56</text:p>
          </table:table-cell>
          <table:table-cell office:value-type="float" office:value="502">
            <text:p>502</text:p>
          </table:table-cell>
          <table:table-cell table:formula="of:=[.B61]/[.B$85]" office:value-type="percentage" office:value="0.542116630669546">
            <text:p>54,21%</text:p>
          </table:table-cell>
          <table:table-cell office:value-type="float" office:value="1420">
            <text:p>1420</text:p>
          </table:table-cell>
          <table:table-cell table:formula="of:=MIN([.D61]; [.$B$3]*[.C61])" office:value-type="float" office:value="1341.73866090713">
            <text:p>1341,74</text:p>
          </table:table-cell>
          <table:table-cell table:formula="of:= [.E61] + + [.$E$3] * [.J61]" office:value-type="float" office:value="1991.73866090713">
            <text:p>1991,74</text:p>
          </table:table-cell>
          <table:table-cell table:formula="of:=[.F61] /[.C61]" office:value-type="float" office:value="3674.00398406374">
            <text:p>3674</text:p>
          </table:table-cell>
          <table:table-cell table:formula="of:=[.G61] /[.G$85]" office:value-type="percentage" office:value="1.09671760718321">
            <text:p>109,67%</text:p>
          </table:table-cell>
          <table:table-cell/>
          <table:table-cell table:formula="of:=0.375 * [.A61] + 5" office:value-type="float" office:value="26">
            <text:p>26</text:p>
          </table:table-cell>
          <table:table-cell table:formula="of:= [.J61] / [.C61]" office:value-type="float" office:value="47.9601593625498">
            <text:p>47,96</text:p>
          </table:table-cell>
          <table:table-cell table:formula="of:= [.K61] / [.K$85]" office:value-type="percentage" office:value="1.37029026750142">
            <text:p>137,03%</text:p>
          </table:table-cell>
          <table:table-cell/>
          <table:table-cell table:formula="of:=2 * (10 + [.A61])" office:value-type="float" office:value="132">
            <text:p>132</text:p>
          </table:table-cell>
          <table:table-cell table:formula="of:=[.N61] /[.C61]" office:value-type="float" office:value="243.490039840637">
            <text:p>243,49</text:p>
          </table:table-cell>
          <table:table-cell table:formula="of:=[.O61] / [.O$85]" office:value-type="percentage" office:value="1.3527224435591">
            <text:p>135,27%</text:p>
          </table:table-cell>
          <table:table-cell/>
          <table:table-cell table:formula="of:=10 + 2 *[.A61]" office:value-type="float" office:value="122">
            <text:p>122</text:p>
          </table:table-cell>
          <table:table-cell table:formula="of:=[.R61] /[.C61]" office:value-type="float" office:value="225.043824701195">
            <text:p>225,04</text:p>
          </table:table-cell>
          <table:table-cell table:formula="of:=[.S61]/[.S$85]" office:value-type="percentage" office:value="1.32378720412468">
            <text:p>132,38%</text:p>
          </table:table-cell>
          <table:table-cell/>
          <table:table-cell table:formula="of:=[.N61] / [.E61]" office:value-type="percentage" office:value="0.0983798140770252">
            <text:p>9,84%</text:p>
          </table:table-cell>
          <table:table-cell table:formula="of:=[.N61] / [.F61]" office:value-type="percentage" office:value="0.0662737549814298">
            <text:p>6,63%</text:p>
          </table:table-cell>
          <table:table-cell/>
          <table:table-cell table:formula="of:=(0.0024 * [.A61] * [.A61]) + (0.06 * [.A61]) + 1" office:value-type="float" office:value="11.8864">
            <text:p>11,89</text:p>
          </table:table-cell>
          <table:table-cell table:formula="of:=MIN([.D61]; [.$AA$3]*[.C61])" office:value-type="float" office:value="536.153347732181">
            <text:p>536,15</text:p>
          </table:table-cell>
          <table:table-cell table:formula="of:=([.Z61] / [.Y61]) %" office:value-type="percentage" office:value="0.451064534032324">
            <text:p>45,11%</text:p>
          </table:table-cell>
          <table:table-cell table:formula="of:=[.AA61] * 100 * [.Y$85]" office:value-type="float" office:value="954.452554012397">
            <text:p>954,45</text:p>
          </table:table-cell>
          <table:table-cell table:formula="of:=[.AB61] /[.AB$85]" office:value-type="percentage" office:value="0.965068305371483">
            <text:p>96,51%</text:p>
          </table:table-cell>
          <table:table-cell table:formula="of:=[.AA61] + 0.045 + 0.2" office:value-type="percentage" office:value="0.696064534032324">
            <text:p>69,61%</text:p>
          </table:table-cell>
          <table:table-cell table:formula="of:=[.AD61] * 100 * [.Y$85]" office:value-type="float" office:value="1472.8725540124">
            <text:p>1472,87</text:p>
          </table:table-cell>
          <table:table-cell table:formula="of:=[.AE61] /[.AE$85]" office:value-type="percentage" office:value="0.977081738342596">
            <text:p>97,71%</text:p>
          </table:table-cell>
          <table:table-cell/>
          <table:table-cell table:formula="of:=[.N61]% / [.Y61]" office:value-type="percentage" office:value="0.111051285502759">
            <text:p>11,11%</text:p>
          </table:table-cell>
          <table:table-cell/>
          <table:table-cell table:formula="of:=ROW() -5" office:value-type="float" office:value="56">
            <text:p>56</text:p>
          </table:table-cell>
        </table:table-row>
        <table:table-row table:style-name="ro1">
          <table:table-cell table:formula="of:=ROW() -5" office:value-type="float" office:value="57">
            <text:p>57</text:p>
          </table:table-cell>
          <table:table-cell office:value-type="float" office:value="502">
            <text:p>502</text:p>
          </table:table-cell>
          <table:table-cell table:formula="of:=[.B62]/[.B$85]" office:value-type="percentage" office:value="0.542116630669546">
            <text:p>54,21%</text:p>
          </table:table-cell>
          <table:table-cell office:value-type="float" office:value="1460">
            <text:p>1460</text:p>
          </table:table-cell>
          <table:table-cell table:formula="of:=MIN([.D62]; [.$B$3]*[.C62])" office:value-type="float" office:value="1341.73866090713">
            <text:p>1341,74</text:p>
          </table:table-cell>
          <table:table-cell table:formula="of:= [.E62] + + [.$E$3] * [.J62]" office:value-type="float" office:value="2001.11366090713">
            <text:p>2001,11</text:p>
          </table:table-cell>
          <table:table-cell table:formula="of:=[.F62] /[.C62]" office:value-type="float" office:value="3691.29731075697">
            <text:p>3691,3</text:p>
          </table:table-cell>
          <table:table-cell table:formula="of:=[.G62] /[.G$85]" office:value-type="percentage" office:value="1.10187979425581">
            <text:p>110,19%</text:p>
          </table:table-cell>
          <table:table-cell/>
          <table:table-cell table:formula="of:=0.375 * [.A62] + 5" office:value-type="float" office:value="26.375">
            <text:p>26,38</text:p>
          </table:table-cell>
          <table:table-cell table:formula="of:= [.J62] / [.C62]" office:value-type="float" office:value="48.6518924302789">
            <text:p>48,65</text:p>
          </table:table-cell>
          <table:table-cell table:formula="of:= [.K62] / [.K$85]" office:value-type="percentage" office:value="1.39005406943654">
            <text:p>139,01%</text:p>
          </table:table-cell>
          <table:table-cell/>
          <table:table-cell table:formula="of:=2 * (10 + [.A62])" office:value-type="float" office:value="134">
            <text:p>134</text:p>
          </table:table-cell>
          <table:table-cell table:formula="of:=[.N62] /[.C62]" office:value-type="float" office:value="247.179282868526">
            <text:p>247,18</text:p>
          </table:table-cell>
          <table:table-cell table:formula="of:=[.O62] / [.O$85]" office:value-type="percentage" office:value="1.37321823815848">
            <text:p>137,32%</text:p>
          </table:table-cell>
          <table:table-cell/>
          <table:table-cell table:formula="of:=10 + 2 *[.A62]" office:value-type="float" office:value="124">
            <text:p>124</text:p>
          </table:table-cell>
          <table:table-cell table:formula="of:=[.R62] /[.C62]" office:value-type="float" office:value="228.733067729084">
            <text:p>228,73</text:p>
          </table:table-cell>
          <table:table-cell table:formula="of:=[.S62]/[.S$85]" office:value-type="percentage" office:value="1.34548863370049">
            <text:p>134,55%</text:p>
          </table:table-cell>
          <table:table-cell/>
          <table:table-cell table:formula="of:=[.N62] / [.E62]" office:value-type="percentage" office:value="0.0998704173206165">
            <text:p>9,99%</text:p>
          </table:table-cell>
          <table:table-cell table:formula="of:=[.N62] / [.F62]" office:value-type="percentage" office:value="0.0669627131220804">
            <text:p>6,70%</text:p>
          </table:table-cell>
          <table:table-cell/>
          <table:table-cell table:formula="of:=(0.0024 * [.A62] * [.A62]) + (0.06 * [.A62]) + 1" office:value-type="float" office:value="12.2176">
            <text:p>12,22</text:p>
          </table:table-cell>
          <table:table-cell table:formula="of:=MIN([.D62]; [.$AA$3]*[.C62])" office:value-type="float" office:value="536.153347732181">
            <text:p>536,15</text:p>
          </table:table-cell>
          <table:table-cell table:formula="of:=([.Z62] / [.Y62]) %" office:value-type="percentage" office:value="0.438836881001327">
            <text:p>43,88%</text:p>
          </table:table-cell>
          <table:table-cell table:formula="of:=[.AA62] * 100 * [.Y$85]" office:value-type="float" office:value="928.578840198808">
            <text:p>928,58</text:p>
          </table:table-cell>
          <table:table-cell table:formula="of:=[.AB62] /[.AB$85]" office:value-type="percentage" office:value="0.93890681516563">
            <text:p>93,89%</text:p>
          </table:table-cell>
          <table:table-cell table:formula="of:=[.AA62] + 0.045 + 0.2" office:value-type="percentage" office:value="0.683836881001327">
            <text:p>68,38%</text:p>
          </table:table-cell>
          <table:table-cell table:formula="of:=[.AD62] * 100 * [.Y$85]" office:value-type="float" office:value="1446.99884019881">
            <text:p>1447</text:p>
          </table:table-cell>
          <table:table-cell table:formula="of:=[.AE62] /[.AE$85]" office:value-type="percentage" office:value="0.959917501558164">
            <text:p>95,99%</text:p>
          </table:table-cell>
          <table:table-cell/>
          <table:table-cell table:formula="of:=[.N62]% / [.Y62]" office:value-type="percentage" office:value="0.109677841801991">
            <text:p>10,97%</text:p>
          </table:table-cell>
          <table:table-cell/>
          <table:table-cell table:formula="of:=ROW() -5" office:value-type="float" office:value="57">
            <text:p>57</text:p>
          </table:table-cell>
        </table:table-row>
        <table:table-row table:style-name="ro1">
          <table:table-cell table:formula="of:=ROW() -5" office:value-type="float" office:value="58">
            <text:p>58</text:p>
          </table:table-cell>
          <table:table-cell office:value-type="float" office:value="582">
            <text:p>582</text:p>
          </table:table-cell>
          <table:table-cell table:formula="of:=[.B63]/[.B$85]" office:value-type="percentage" office:value="0.628509719222462">
            <text:p>62,85%</text:p>
          </table:table-cell>
          <table:table-cell office:value-type="float" office:value="1490">
            <text:p>1490</text:p>
          </table:table-cell>
          <table:table-cell table:formula="of:=MIN([.D63]; [.$B$3]*[.C63])" office:value-type="float" office:value="1490">
            <text:p>1490</text:p>
          </table:table-cell>
          <table:table-cell table:formula="of:= [.E63] + + [.$E$3] * [.J63]" office:value-type="float" office:value="2158.75">
            <text:p>2158,75</text:p>
          </table:table-cell>
          <table:table-cell table:formula="of:=[.F63] /[.C63]" office:value-type="float" office:value="3434.71219931271">
            <text:p>3434,71</text:p>
          </table:table-cell>
          <table:table-cell table:formula="of:=[.G63] /[.G$85]" office:value-type="percentage" office:value="1.02528722367544">
            <text:p>102,53%</text:p>
          </table:table-cell>
          <table:table-cell/>
          <table:table-cell table:formula="of:=0.375 * [.A63] + 5" office:value-type="float" office:value="26.75">
            <text:p>26,75</text:p>
          </table:table-cell>
          <table:table-cell table:formula="of:= [.J63] / [.C63]" office:value-type="float" office:value="42.5609965635739">
            <text:p>42,56</text:p>
          </table:table-cell>
          <table:table-cell table:formula="of:= [.K63] / [.K$85]" office:value-type="percentage" office:value="1.21602847324497">
            <text:p>121,60%</text:p>
          </table:table-cell>
          <table:table-cell/>
          <table:table-cell table:formula="of:=2 * (10 + [.A63])" office:value-type="float" office:value="136">
            <text:p>136</text:p>
          </table:table-cell>
          <table:table-cell table:formula="of:=[.N63] /[.C63]" office:value-type="float" office:value="216.384879725086">
            <text:p>216,38</text:p>
          </table:table-cell>
          <table:table-cell table:formula="of:=[.O63] / [.O$85]" office:value-type="percentage" office:value="1.20213822069492">
            <text:p>120,21%</text:p>
          </table:table-cell>
          <table:table-cell/>
          <table:table-cell table:formula="of:=10 + 2 *[.A63]" office:value-type="float" office:value="126">
            <text:p>126</text:p>
          </table:table-cell>
          <table:table-cell table:formula="of:=[.R63] /[.C63]" office:value-type="float" office:value="200.474226804124">
            <text:p>200,47</text:p>
          </table:table-cell>
          <table:table-cell table:formula="of:=[.S63]/[.S$85]" office:value-type="percentage" office:value="1.17926015767132">
            <text:p>117,93%</text:p>
          </table:table-cell>
          <table:table-cell/>
          <table:table-cell table:formula="of:=[.N63] / [.E63]" office:value-type="percentage" office:value="0.0912751677852349">
            <text:p>9,13%</text:p>
          </table:table-cell>
          <table:table-cell table:formula="of:=[.N63] / [.F63]" office:value-type="percentage" office:value="0.0629994209612044">
            <text:p>6,30%</text:p>
          </table:table-cell>
          <table:table-cell/>
          <table:table-cell table:formula="of:=(0.0024 * [.A63] * [.A63]) + (0.06 * [.A63]) + 1" office:value-type="float" office:value="12.5536">
            <text:p>12,55</text:p>
          </table:table-cell>
          <table:table-cell table:formula="of:=MIN([.D63]; [.$AA$3]*[.C63])" office:value-type="float" office:value="621.596112311015">
            <text:p>621,6</text:p>
          </table:table-cell>
          <table:table-cell table:formula="of:=([.Z63] / [.Y63]) %" office:value-type="percentage" office:value="0.495153670907959">
            <text:p>49,52%</text:p>
          </table:table-cell>
          <table:table-cell table:formula="of:=[.AA63] * 100 * [.Y$85]" office:value-type="float" office:value="1047.74516764124">
            <text:p>1047,75</text:p>
          </table:table-cell>
          <table:table-cell table:formula="of:=[.AB63] /[.AB$85]" office:value-type="percentage" office:value="1.05939855171005">
            <text:p>105,94%</text:p>
          </table:table-cell>
          <table:table-cell table:formula="of:=[.AA63] + 0.045 + 0.2" office:value-type="percentage" office:value="0.740153670907959">
            <text:p>74,02%</text:p>
          </table:table-cell>
          <table:table-cell table:formula="of:=[.AD63] * 100 * [.Y$85]" office:value-type="float" office:value="1566.16516764124">
            <text:p>1566,17</text:p>
          </table:table-cell>
          <table:table-cell table:formula="of:=[.AE63] /[.AE$85]" office:value-type="percentage" office:value="1.03897067017901">
            <text:p>103,90%</text:p>
          </table:table-cell>
          <table:table-cell/>
          <table:table-cell table:formula="of:=[.N63]% / [.Y63]" office:value-type="percentage" office:value="0.108335457557991">
            <text:p>10,83%</text:p>
          </table:table-cell>
          <table:table-cell/>
          <table:table-cell table:formula="of:=ROW() -5" office:value-type="float" office:value="58">
            <text:p>58</text:p>
          </table:table-cell>
        </table:table-row>
        <table:table-row table:style-name="ro1">
          <table:table-cell table:formula="of:=ROW() -5" office:value-type="float" office:value="59">
            <text:p>59</text:p>
          </table:table-cell>
          <table:table-cell office:value-type="float" office:value="582">
            <text:p>582</text:p>
          </table:table-cell>
          <table:table-cell table:formula="of:=[.B64]/[.B$85]" office:value-type="percentage" office:value="0.628509719222462">
            <text:p>62,85%</text:p>
          </table:table-cell>
          <table:table-cell office:value-type="float" office:value="1530">
            <text:p>1530</text:p>
          </table:table-cell>
          <table:table-cell table:formula="of:=MIN([.D64]; [.$B$3]*[.C64])" office:value-type="float" office:value="1530">
            <text:p>1530</text:p>
          </table:table-cell>
          <table:table-cell table:formula="of:= [.E64] + + [.$E$3] * [.J64]" office:value-type="float" office:value="2208.125">
            <text:p>2208,13</text:p>
          </table:table-cell>
          <table:table-cell table:formula="of:=[.F64] /[.C64]" office:value-type="float" office:value="3513.27104810997">
            <text:p>3513,27</text:p>
          </table:table-cell>
          <table:table-cell table:formula="of:=[.G64] /[.G$85]" office:value-type="percentage" office:value="1.04873762630148">
            <text:p>104,87%</text:p>
          </table:table-cell>
          <table:table-cell/>
          <table:table-cell table:formula="of:=0.375 * [.A64] + 5" office:value-type="float" office:value="27.125">
            <text:p>27,13</text:p>
          </table:table-cell>
          <table:table-cell table:formula="of:= [.J64] / [.C64]" office:value-type="float" office:value="43.15764604811">
            <text:p>43,16</text:p>
          </table:table-cell>
          <table:table-cell table:formula="of:= [.K64] / [.K$85]" office:value-type="percentage" office:value="1.23307560137457">
            <text:p>123,31%</text:p>
          </table:table-cell>
          <table:table-cell/>
          <table:table-cell table:formula="of:=2 * (10 + [.A64])" office:value-type="float" office:value="138">
            <text:p>138</text:p>
          </table:table-cell>
          <table:table-cell table:formula="of:=[.N64] /[.C64]" office:value-type="float" office:value="219.567010309278">
            <text:p>219,57</text:p>
          </table:table-cell>
          <table:table-cell table:formula="of:=[.O64] / [.O$85]" office:value-type="percentage" office:value="1.21981672394044">
            <text:p>121,98%</text:p>
          </table:table-cell>
          <table:table-cell/>
          <table:table-cell table:formula="of:=10 + 2 *[.A64]" office:value-type="float" office:value="128">
            <text:p>128</text:p>
          </table:table-cell>
          <table:table-cell table:formula="of:=[.R64] /[.C64]" office:value-type="float" office:value="203.656357388316">
            <text:p>203,66</text:p>
          </table:table-cell>
          <table:table-cell table:formula="of:=[.S64]/[.S$85]" office:value-type="percentage" office:value="1.19797857287245">
            <text:p>119,80%</text:p>
          </table:table-cell>
          <table:table-cell/>
          <table:table-cell table:formula="of:=[.N64] / [.E64]" office:value-type="percentage" office:value="0.0901960784313726">
            <text:p>9,02%</text:p>
          </table:table-cell>
          <table:table-cell table:formula="of:=[.N64] / [.F64]" office:value-type="percentage" office:value="0.0624964619303708">
            <text:p>6,25%</text:p>
          </table:table-cell>
          <table:table-cell/>
          <table:table-cell table:formula="of:=(0.0024 * [.A64] * [.A64]) + (0.06 * [.A64]) + 1" office:value-type="float" office:value="12.8944">
            <text:p>12,89</text:p>
          </table:table-cell>
          <table:table-cell table:formula="of:=MIN([.D64]; [.$AA$3]*[.C64])" office:value-type="float" office:value="621.596112311015">
            <text:p>621,6</text:p>
          </table:table-cell>
          <table:table-cell table:formula="of:=([.Z64] / [.Y64]) %" office:value-type="percentage" office:value="0.48206672067798">
            <text:p>48,21%</text:p>
          </table:table-cell>
          <table:table-cell table:formula="of:=[.AA64] * 100 * [.Y$85]" office:value-type="float" office:value="1020.05318095461">
            <text:p>1020,05</text:p>
          </table:table-cell>
          <table:table-cell table:formula="of:=[.AB64] /[.AB$85]" office:value-type="percentage" office:value="1.03139856517149">
            <text:p>103,14%</text:p>
          </table:table-cell>
          <table:table-cell table:formula="of:=[.AA64] + 0.045 + 0.2" office:value-type="percentage" office:value="0.72706672067798">
            <text:p>72,71%</text:p>
          </table:table-cell>
          <table:table-cell table:formula="of:=[.AD64] * 100 * [.Y$85]" office:value-type="float" office:value="1538.47318095461">
            <text:p>1538,47</text:p>
          </table:table-cell>
          <table:table-cell table:formula="of:=[.AE64] /[.AE$85]" office:value-type="percentage" office:value="1.02060021822359">
            <text:p>102,06%</text:p>
          </table:table-cell>
          <table:table-cell/>
          <table:table-cell table:formula="of:=[.N64]% / [.Y64]" office:value-type="percentage" office:value="0.107023203871448">
            <text:p>10,70%</text:p>
          </table:table-cell>
          <table:table-cell/>
          <table:table-cell table:formula="of:=ROW() -5" office:value-type="float" office:value="59">
            <text:p>59</text:p>
          </table:table-cell>
        </table:table-row>
        <table:table-row table:style-name="ro1">
          <table:table-cell table:formula="of:=ROW() -5" office:value-type="float" office:value="60">
            <text:p>60</text:p>
          </table:table-cell>
          <table:table-cell office:value-type="float" office:value="582">
            <text:p>582</text:p>
          </table:table-cell>
          <table:table-cell table:formula="of:=[.B65]/[.B$85]" office:value-type="percentage" office:value="0.628509719222462">
            <text:p>62,85%</text:p>
          </table:table-cell>
          <table:table-cell office:value-type="float" office:value="1580">
            <text:p>1580</text:p>
          </table:table-cell>
          <table:table-cell table:formula="of:=MIN([.D65]; [.$B$3]*[.C65])" office:value-type="float" office:value="1555.56155507559">
            <text:p>1555,56</text:p>
          </table:table-cell>
          <table:table-cell table:formula="of:= [.E65] + + [.$E$3] * [.J65]" office:value-type="float" office:value="2243.06155507559">
            <text:p>2243,06</text:p>
          </table:table-cell>
          <table:table-cell table:formula="of:=[.F65] /[.C65]" office:value-type="float" office:value="3568.85738831615">
            <text:p>3568,86</text:p>
          </table:table-cell>
          <table:table-cell table:formula="of:=[.G65] /[.G$85]" office:value-type="percentage" office:value="1.06533056367646">
            <text:p>106,53%</text:p>
          </table:table-cell>
          <table:table-cell/>
          <table:table-cell table:formula="of:=0.375 * [.A65] + 5" office:value-type="float" office:value="27.5">
            <text:p>27,5</text:p>
          </table:table-cell>
          <table:table-cell table:formula="of:= [.J65] / [.C65]" office:value-type="float" office:value="43.754295532646">
            <text:p>43,75</text:p>
          </table:table-cell>
          <table:table-cell table:formula="of:= [.K65] / [.K$85]" office:value-type="percentage" office:value="1.25012272950417">
            <text:p>125,01%</text:p>
          </table:table-cell>
          <table:table-cell/>
          <table:table-cell table:formula="of:=2 * (10 + [.A65])" office:value-type="float" office:value="140">
            <text:p>140</text:p>
          </table:table-cell>
          <table:table-cell table:formula="of:=[.N65] /[.C65]" office:value-type="float" office:value="222.749140893471">
            <text:p>222,75</text:p>
          </table:table-cell>
          <table:table-cell table:formula="of:=[.O65] / [.O$85]" office:value-type="percentage" office:value="1.23749522718595">
            <text:p>123,75%</text:p>
          </table:table-cell>
          <table:table-cell/>
          <table:table-cell table:formula="of:=10 + 2 *[.A65]" office:value-type="float" office:value="130">
            <text:p>130</text:p>
          </table:table-cell>
          <table:table-cell table:formula="of:=[.R65] /[.C65]" office:value-type="float" office:value="206.838487972509">
            <text:p>206,84</text:p>
          </table:table-cell>
          <table:table-cell table:formula="of:=[.S65]/[.S$85]" office:value-type="percentage" office:value="1.21669698807358">
            <text:p>121,67%</text:p>
          </table:table-cell>
          <table:table-cell/>
          <table:table-cell table:formula="of:=[.N65] / [.E65]" office:value-type="percentage" office:value="0.0899996528862508">
            <text:p>9,00%</text:p>
          </table:table-cell>
          <table:table-cell table:formula="of:=[.N65] / [.F65]" office:value-type="percentage" office:value="0.062414693739995">
            <text:p>6,24%</text:p>
          </table:table-cell>
          <table:table-cell/>
          <table:table-cell table:formula="of:=(0.0024 * [.A65] * [.A65]) + (0.06 * [.A65]) + 1" office:value-type="float" office:value="13.24">
            <text:p>13,24</text:p>
          </table:table-cell>
          <table:table-cell table:formula="of:=MIN([.D65]; [.$AA$3]*[.C65])" office:value-type="float" office:value="621.596112311015">
            <text:p>621,6</text:p>
          </table:table-cell>
          <table:table-cell table:formula="of:=([.Z65] / [.Y65]) %" office:value-type="percentage" office:value="0.469483468512851">
            <text:p>46,95%</text:p>
          </table:table-cell>
          <table:table-cell table:formula="of:=[.AA65] * 100 * [.Y$85]" office:value-type="float" office:value="993.427019373194">
            <text:p>993,43</text:p>
          </table:table-cell>
          <table:table-cell table:formula="of:=[.AB65] /[.AB$85]" office:value-type="percentage" office:value="1.00447625821354">
            <text:p>100,45%</text:p>
          </table:table-cell>
          <table:table-cell table:formula="of:=[.AA65] + 0.045 + 0.2" office:value-type="percentage" office:value="0.714483468512851">
            <text:p>71,45%</text:p>
          </table:table-cell>
          <table:table-cell table:formula="of:=[.AD65] * 100 * [.Y$85]" office:value-type="float" office:value="1511.84701937319">
            <text:p>1511,85</text:p>
          </table:table-cell>
          <table:table-cell table:formula="of:=[.AE65] /[.AE$85]" office:value-type="percentage" office:value="1.0029368187852">
            <text:p>100,29%</text:p>
          </table:table-cell>
          <table:table-cell/>
          <table:table-cell table:formula="of:=[.N65]% / [.Y65]" office:value-type="percentage" office:value="0.105740181268882">
            <text:p>10,57%</text:p>
          </table:table-cell>
          <table:table-cell/>
          <table:table-cell table:formula="of:=ROW() -5" office:value-type="float" office:value="60">
            <text:p>60</text:p>
          </table:table-cell>
        </table:table-row>
        <table:table-row table:style-name="ro1">
          <table:table-cell table:formula="of:=ROW() -5" office:value-type="float" office:value="61">
            <text:p>61</text:p>
          </table:table-cell>
          <table:table-cell office:value-type="float" office:value="582">
            <text:p>582</text:p>
          </table:table-cell>
          <table:table-cell table:formula="of:=[.B66]/[.B$85]" office:value-type="percentage" office:value="0.628509719222462">
            <text:p>62,85%</text:p>
          </table:table-cell>
          <table:table-cell office:value-type="float" office:value="1620">
            <text:p>1620</text:p>
          </table:table-cell>
          <table:table-cell table:formula="of:=MIN([.D66]; [.$B$3]*[.C66])" office:value-type="float" office:value="1555.56155507559">
            <text:p>1555,56</text:p>
          </table:table-cell>
          <table:table-cell table:formula="of:= [.E66] + + [.$E$3] * [.J66]" office:value-type="float" office:value="2252.43655507559">
            <text:p>2252,44</text:p>
          </table:table-cell>
          <table:table-cell table:formula="of:=[.F66] /[.C66]" office:value-type="float" office:value="3583.77362542955">
            <text:p>3583,77</text:p>
          </table:table-cell>
          <table:table-cell table:formula="of:=[.G66] /[.G$85]" office:value-type="percentage" office:value="1.06978317177002">
            <text:p>106,98%</text:p>
          </table:table-cell>
          <table:table-cell/>
          <table:table-cell table:formula="of:=0.375 * [.A66] + 5" office:value-type="float" office:value="27.875">
            <text:p>27,88</text:p>
          </table:table-cell>
          <table:table-cell table:formula="of:= [.J66] / [.C66]" office:value-type="float" office:value="44.3509450171821">
            <text:p>44,35</text:p>
          </table:table-cell>
          <table:table-cell table:formula="of:= [.K66] / [.K$85]" office:value-type="percentage" office:value="1.26716985763378">
            <text:p>126,72%</text:p>
          </table:table-cell>
          <table:table-cell/>
          <table:table-cell table:formula="of:=2 * (10 + [.A66])" office:value-type="float" office:value="142">
            <text:p>142</text:p>
          </table:table-cell>
          <table:table-cell table:formula="of:=[.N66] /[.C66]" office:value-type="float" office:value="225.931271477663">
            <text:p>225,93</text:p>
          </table:table-cell>
          <table:table-cell table:formula="of:=[.O66] / [.O$85]" office:value-type="percentage" office:value="1.25517373043146">
            <text:p>125,52%</text:p>
          </table:table-cell>
          <table:table-cell/>
          <table:table-cell table:formula="of:=10 + 2 *[.A66]" office:value-type="float" office:value="132">
            <text:p>132</text:p>
          </table:table-cell>
          <table:table-cell table:formula="of:=[.R66] /[.C66]" office:value-type="float" office:value="210.020618556701">
            <text:p>210,02</text:p>
          </table:table-cell>
          <table:table-cell table:formula="of:=[.S66]/[.S$85]" office:value-type="percentage" office:value="1.23541540327471">
            <text:p>123,54%</text:p>
          </table:table-cell>
          <table:table-cell/>
          <table:table-cell table:formula="of:=[.N66] / [.E66]" office:value-type="percentage" office:value="0.0912853622131973">
            <text:p>9,13%</text:p>
          </table:table-cell>
          <table:table-cell table:formula="of:=[.N66] / [.F66]" office:value-type="percentage" office:value="0.0630428411757127">
            <text:p>6,30%</text:p>
          </table:table-cell>
          <table:table-cell/>
          <table:table-cell table:formula="of:=(0.0024 * [.A66] * [.A66]) + (0.06 * [.A66]) + 1" office:value-type="float" office:value="13.5904">
            <text:p>13,59</text:p>
          </table:table-cell>
          <table:table-cell table:formula="of:=MIN([.D66]; [.$AA$3]*[.C66])" office:value-type="float" office:value="621.596112311015">
            <text:p>621,6</text:p>
          </table:table-cell>
          <table:table-cell table:formula="of:=([.Z66] / [.Y66]) %" office:value-type="percentage" office:value="0.457378820572621">
            <text:p>45,74%</text:p>
          </table:table-cell>
          <table:table-cell table:formula="of:=[.AA66] * 100 * [.Y$85]" office:value-type="float" office:value="967.813584331667">
            <text:p>967,81</text:p>
          </table:table-cell>
          <table:table-cell table:formula="of:=[.AB66] /[.AB$85]" office:value-type="percentage" office:value="0.978577941690259">
            <text:p>97,86%</text:p>
          </table:table-cell>
          <table:table-cell table:formula="of:=[.AA66] + 0.045 + 0.2" office:value-type="percentage" office:value="0.702378820572621">
            <text:p>70,24%</text:p>
          </table:table-cell>
          <table:table-cell table:formula="of:=[.AD66] * 100 * [.Y$85]" office:value-type="float" office:value="1486.23358433167">
            <text:p>1486,23</text:p>
          </table:table-cell>
          <table:table-cell table:formula="of:=[.AE66] /[.AE$85]" office:value-type="percentage" office:value="0.985945247065627">
            <text:p>98,59%</text:p>
          </table:table-cell>
          <table:table-cell/>
          <table:table-cell table:formula="of:=[.N66]% / [.Y66]" office:value-type="percentage" office:value="0.104485519190016">
            <text:p>10,45%</text:p>
          </table:table-cell>
          <table:table-cell/>
          <table:table-cell table:formula="of:=ROW() -5" office:value-type="float" office:value="61">
            <text:p>61</text:p>
          </table:table-cell>
        </table:table-row>
        <table:table-row table:style-name="ro1">
          <table:table-cell table:formula="of:=ROW() -5" office:value-type="float" office:value="62">
            <text:p>62</text:p>
          </table:table-cell>
          <table:table-cell office:value-type="float" office:value="582">
            <text:p>582</text:p>
          </table:table-cell>
          <table:table-cell table:formula="of:=[.B67]/[.B$85]" office:value-type="percentage" office:value="0.628509719222462">
            <text:p>62,85%</text:p>
          </table:table-cell>
          <table:table-cell office:value-type="float" office:value="1660">
            <text:p>1660</text:p>
          </table:table-cell>
          <table:table-cell table:formula="of:=MIN([.D67]; [.$B$3]*[.C67])" office:value-type="float" office:value="1555.56155507559">
            <text:p>1555,56</text:p>
          </table:table-cell>
          <table:table-cell table:formula="of:= [.E67] + + [.$E$3] * [.J67]" office:value-type="float" office:value="2261.81155507559">
            <text:p>2261,81</text:p>
          </table:table-cell>
          <table:table-cell table:formula="of:=[.F67] /[.C67]" office:value-type="float" office:value="3598.68986254295">
            <text:p>3598,69</text:p>
          </table:table-cell>
          <table:table-cell table:formula="of:=[.G67] /[.G$85]" office:value-type="percentage" office:value="1.07423577986357">
            <text:p>107,42%</text:p>
          </table:table-cell>
          <table:table-cell/>
          <table:table-cell table:formula="of:=0.375 * [.A67] + 5" office:value-type="float" office:value="28.25">
            <text:p>28,25</text:p>
          </table:table-cell>
          <table:table-cell table:formula="of:= [.J67] / [.C67]" office:value-type="float" office:value="44.9475945017182">
            <text:p>44,95</text:p>
          </table:table-cell>
          <table:table-cell table:formula="of:= [.K67] / [.K$85]" office:value-type="percentage" office:value="1.28421698576338">
            <text:p>128,42%</text:p>
          </table:table-cell>
          <table:table-cell/>
          <table:table-cell table:formula="of:=2 * (10 + [.A67])" office:value-type="float" office:value="144">
            <text:p>144</text:p>
          </table:table-cell>
          <table:table-cell table:formula="of:=[.N67] /[.C67]" office:value-type="float" office:value="229.113402061856">
            <text:p>229,11</text:p>
          </table:table-cell>
          <table:table-cell table:formula="of:=[.O67] / [.O$85]" office:value-type="percentage" office:value="1.27285223367698">
            <text:p>127,29%</text:p>
          </table:table-cell>
          <table:table-cell/>
          <table:table-cell table:formula="of:=10 + 2 *[.A67]" office:value-type="float" office:value="134">
            <text:p>134</text:p>
          </table:table-cell>
          <table:table-cell table:formula="of:=[.R67] /[.C67]" office:value-type="float" office:value="213.202749140893">
            <text:p>213,2</text:p>
          </table:table-cell>
          <table:table-cell table:formula="of:=[.S67]/[.S$85]" office:value-type="percentage" office:value="1.25413381847584">
            <text:p>125,41%</text:p>
          </table:table-cell>
          <table:table-cell/>
          <table:table-cell table:formula="of:=[.N67] / [.E67]" office:value-type="percentage" office:value="0.0925710715401437">
            <text:p>9,26%</text:p>
          </table:table-cell>
          <table:table-cell table:formula="of:=[.N67] / [.F67]" office:value-type="percentage" office:value="0.0636657813852168">
            <text:p>6,37%</text:p>
          </table:table-cell>
          <table:table-cell/>
          <table:table-cell table:formula="of:=(0.0024 * [.A67] * [.A67]) + (0.06 * [.A67]) + 1" office:value-type="float" office:value="13.9456">
            <text:p>13,95</text:p>
          </table:table-cell>
          <table:table-cell table:formula="of:=MIN([.D67]; [.$AA$3]*[.C67])" office:value-type="float" office:value="621.596112311015">
            <text:p>621,6</text:p>
          </table:table-cell>
          <table:table-cell table:formula="of:=([.Z67] / [.Y67]) %" office:value-type="percentage" office:value="0.445729199396953">
            <text:p>44,57%</text:p>
          </table:table-cell>
          <table:table-cell table:formula="of:=[.AA67] * 100 * [.Y$85]" office:value-type="float" office:value="943.162985923953">
            <text:p>943,16</text:p>
          </table:table-cell>
          <table:table-cell table:formula="of:=[.AB67] /[.AB$85]" office:value-type="percentage" office:value="0.953653170802784">
            <text:p>95,37%</text:p>
          </table:table-cell>
          <table:table-cell table:formula="of:=[.AA67] + 0.045 + 0.2" office:value-type="percentage" office:value="0.690729199396953">
            <text:p>69,07%</text:p>
          </table:table-cell>
          <table:table-cell table:formula="of:=[.AD67] * 100 * [.Y$85]" office:value-type="float" office:value="1461.58298592395">
            <text:p>1461,58</text:p>
          </table:table-cell>
          <table:table-cell table:formula="of:=[.AE67] /[.AE$85]" office:value-type="percentage" office:value="0.96959240684345">
            <text:p>96,96%</text:p>
          </table:table-cell>
          <table:table-cell/>
          <table:table-cell table:formula="of:=[.N67]% / [.Y67]" office:value-type="percentage" office:value="0.10325837540156">
            <text:p>10,33%</text:p>
          </table:table-cell>
          <table:table-cell/>
          <table:table-cell table:formula="of:=ROW() -5" office:value-type="float" office:value="62">
            <text:p>62</text:p>
          </table:table-cell>
        </table:table-row>
        <table:table-row table:style-name="ro1">
          <table:table-cell table:formula="of:=ROW() -5" office:value-type="float" office:value="63">
            <text:p>63</text:p>
          </table:table-cell>
          <table:table-cell office:value-type="float" office:value="582">
            <text:p>582</text:p>
          </table:table-cell>
          <table:table-cell table:formula="of:=[.B68]/[.B$85]" office:value-type="percentage" office:value="0.628509719222462">
            <text:p>62,85%</text:p>
          </table:table-cell>
          <table:table-cell office:value-type="float" office:value="1700">
            <text:p>1700</text:p>
          </table:table-cell>
          <table:table-cell table:formula="of:=MIN([.D68]; [.$B$3]*[.C68])" office:value-type="float" office:value="1555.56155507559">
            <text:p>1555,56</text:p>
          </table:table-cell>
          <table:table-cell table:formula="of:= [.E68] + + [.$E$3] * [.J68]" office:value-type="float" office:value="2271.18655507559">
            <text:p>2271,19</text:p>
          </table:table-cell>
          <table:table-cell table:formula="of:=[.F68] /[.C68]" office:value-type="float" office:value="3613.60609965636">
            <text:p>3613,61</text:p>
          </table:table-cell>
          <table:table-cell table:formula="of:=[.G68] /[.G$85]" office:value-type="percentage" office:value="1.07868838795712">
            <text:p>107,87%</text:p>
          </table:table-cell>
          <table:table-cell/>
          <table:table-cell table:formula="of:=0.375 * [.A68] + 5" office:value-type="float" office:value="28.625">
            <text:p>28,63</text:p>
          </table:table-cell>
          <table:table-cell table:formula="of:= [.J68] / [.C68]" office:value-type="float" office:value="45.5442439862543">
            <text:p>45,54</text:p>
          </table:table-cell>
          <table:table-cell table:formula="of:= [.K68] / [.K$85]" office:value-type="percentage" office:value="1.30126411389298">
            <text:p>130,13%</text:p>
          </table:table-cell>
          <table:table-cell/>
          <table:table-cell table:formula="of:=2 * (10 + [.A68])" office:value-type="float" office:value="146">
            <text:p>146</text:p>
          </table:table-cell>
          <table:table-cell table:formula="of:=[.N68] /[.C68]" office:value-type="float" office:value="232.295532646048">
            <text:p>232,3</text:p>
          </table:table-cell>
          <table:table-cell table:formula="of:=[.O68] / [.O$85]" office:value-type="percentage" office:value="1.29053073692249">
            <text:p>129,05%</text:p>
          </table:table-cell>
          <table:table-cell/>
          <table:table-cell table:formula="of:=10 + 2 *[.A68]" office:value-type="float" office:value="136">
            <text:p>136</text:p>
          </table:table-cell>
          <table:table-cell table:formula="of:=[.R68] /[.C68]" office:value-type="float" office:value="216.384879725086">
            <text:p>216,38</text:p>
          </table:table-cell>
          <table:table-cell table:formula="of:=[.S68]/[.S$85]" office:value-type="percentage" office:value="1.27285223367698">
            <text:p>127,29%</text:p>
          </table:table-cell>
          <table:table-cell/>
          <table:table-cell table:formula="of:=[.N68] / [.E68]" office:value-type="percentage" office:value="0.0938567808670901">
            <text:p>9,39%</text:p>
          </table:table-cell>
          <table:table-cell table:formula="of:=[.N68] / [.F68]" office:value-type="percentage" office:value="0.0642835788516459">
            <text:p>6,43%</text:p>
          </table:table-cell>
          <table:table-cell/>
          <table:table-cell table:formula="of:=(0.0024 * [.A68] * [.A68]) + (0.06 * [.A68]) + 1" office:value-type="float" office:value="14.3056">
            <text:p>14,31</text:p>
          </table:table-cell>
          <table:table-cell table:formula="of:=MIN([.D68]; [.$AA$3]*[.C68])" office:value-type="float" office:value="621.596112311015">
            <text:p>621,6</text:p>
          </table:table-cell>
          <table:table-cell table:formula="of:=([.Z68] / [.Y68]) %" office:value-type="percentage" office:value="0.434512437304982">
            <text:p>43,45%</text:p>
          </table:table-cell>
          <table:table-cell table:formula="of:=[.AA68] * 100 * [.Y$85]" office:value-type="float" office:value="919.428317337342">
            <text:p>919,43</text:p>
          </table:table-cell>
          <table:table-cell table:formula="of:=[.AB68] /[.AB$85]" office:value-type="percentage" office:value="0.929654517024613">
            <text:p>92,97%</text:p>
          </table:table-cell>
          <table:table-cell table:formula="of:=[.AA68] + 0.045 + 0.2" office:value-type="percentage" office:value="0.679512437304982">
            <text:p>67,95%</text:p>
          </table:table-cell>
          <table:table-cell table:formula="of:=[.AD68] * 100 * [.Y$85]" office:value-type="float" office:value="1437.84831733734">
            <text:p>1437,85</text:p>
          </table:table-cell>
          <table:table-cell table:formula="of:=[.AE68] /[.AE$85]" office:value-type="percentage" office:value="0.953847180837021">
            <text:p>95,38%</text:p>
          </table:table-cell>
          <table:table-cell/>
          <table:table-cell table:formula="of:=[.N68]% / [.Y68]" office:value-type="percentage" office:value="0.102057935353987">
            <text:p>10,21%</text:p>
          </table:table-cell>
          <table:table-cell/>
          <table:table-cell table:formula="of:=ROW() -5" office:value-type="float" office:value="63">
            <text:p>63</text:p>
          </table:table-cell>
        </table:table-row>
        <table:table-row table:style-name="ro1">
          <table:table-cell table:formula="of:=ROW() -5" office:value-type="float" office:value="64">
            <text:p>64</text:p>
          </table:table-cell>
          <table:table-cell office:value-type="float" office:value="664">
            <text:p>664</text:p>
          </table:table-cell>
          <table:table-cell table:formula="of:=[.B69]/[.B$85]" office:value-type="percentage" office:value="0.717062634989201">
            <text:p>71,71%</text:p>
          </table:table-cell>
          <table:table-cell office:value-type="float" office:value="1750">
            <text:p>1750</text:p>
          </table:table-cell>
          <table:table-cell table:formula="of:=MIN([.D69]; [.$B$3]*[.C69])" office:value-type="float" office:value="1750">
            <text:p>1750</text:p>
          </table:table-cell>
          <table:table-cell table:formula="of:= [.E69] + + [.$E$3] * [.J69]" office:value-type="float" office:value="2475">
            <text:p>2475</text:p>
          </table:table-cell>
          <table:table-cell table:formula="of:=[.F69] /[.C69]" office:value-type="float" office:value="3451.5813253012">
            <text:p>3451,58</text:p>
          </table:table-cell>
          <table:table-cell table:formula="of:=[.G69] /[.G$85]" office:value-type="percentage" office:value="1.030322783672">
            <text:p>103,03%</text:p>
          </table:table-cell>
          <table:table-cell/>
          <table:table-cell table:formula="of:=0.375 * [.A69] + 5" office:value-type="float" office:value="29">
            <text:p>29</text:p>
          </table:table-cell>
          <table:table-cell table:formula="of:= [.J69] / [.C69]" office:value-type="float" office:value="40.4427710843374">
            <text:p>40,44</text:p>
          </table:table-cell>
          <table:table-cell table:formula="of:= [.K69] / [.K$85]" office:value-type="percentage" office:value="1.15550774526678">
            <text:p>115,55%</text:p>
          </table:table-cell>
          <table:table-cell/>
          <table:table-cell table:formula="of:=2 * (10 + [.A69])" office:value-type="float" office:value="148">
            <text:p>148</text:p>
          </table:table-cell>
          <table:table-cell table:formula="of:=[.N69] /[.C69]" office:value-type="float" office:value="206.397590361446">
            <text:p>206,4</text:p>
          </table:table-cell>
          <table:table-cell table:formula="of:=[.O69] / [.O$85]" office:value-type="percentage" office:value="1.14665327978581">
            <text:p>114,67%</text:p>
          </table:table-cell>
          <table:table-cell/>
          <table:table-cell table:formula="of:=10 + 2 *[.A69]" office:value-type="float" office:value="138">
            <text:p>138</text:p>
          </table:table-cell>
          <table:table-cell table:formula="of:=[.R69] /[.C69]" office:value-type="float" office:value="192.451807228916">
            <text:p>192,45</text:p>
          </table:table-cell>
          <table:table-cell table:formula="of:=[.S69]/[.S$85]" office:value-type="percentage" office:value="1.13206945428774">
            <text:p>113,21%</text:p>
          </table:table-cell>
          <table:table-cell/>
          <table:table-cell table:formula="of:=[.N69] / [.E69]" office:value-type="percentage" office:value="0.0845714285714286">
            <text:p>8,46%</text:p>
          </table:table-cell>
          <table:table-cell table:formula="of:=[.N69] / [.F69]" office:value-type="percentage" office:value="0.0597979797979798">
            <text:p>5,98%</text:p>
          </table:table-cell>
          <table:table-cell/>
          <table:table-cell table:formula="of:=(0.0024 * [.A69] * [.A69]) + (0.06 * [.A69]) + 1" office:value-type="float" office:value="14.6704">
            <text:p>14,67</text:p>
          </table:table-cell>
          <table:table-cell table:formula="of:=MIN([.D69]; [.$AA$3]*[.C69])" office:value-type="float" office:value="709.17494600432">
            <text:p>709,17</text:p>
          </table:table-cell>
          <table:table-cell table:formula="of:=([.Z69] / [.Y69]) %" office:value-type="percentage" office:value="0.483405323647835">
            <text:p>48,34%</text:p>
          </table:table-cell>
          <table:table-cell table:formula="of:=[.AA69] * 100 * [.Y$85]" office:value-type="float" office:value="1022.88566483882">
            <text:p>1022,89</text:p>
          </table:table-cell>
          <table:table-cell table:formula="of:=[.AB69] /[.AB$85]" office:value-type="percentage" office:value="1.03426255292095">
            <text:p>103,43%</text:p>
          </table:table-cell>
          <table:table-cell table:formula="of:=[.AA69] + 0.045 + 0.2" office:value-type="percentage" office:value="0.728405323647835">
            <text:p>72,84%</text:p>
          </table:table-cell>
          <table:table-cell table:formula="of:=[.AD69] * 100 * [.Y$85]" office:value-type="float" office:value="1541.30566483882">
            <text:p>1541,31</text:p>
          </table:table-cell>
          <table:table-cell table:formula="of:=[.AE69] /[.AE$85]" office:value-type="percentage" office:value="1.02247924588955">
            <text:p>102,25%</text:p>
          </table:table-cell>
          <table:table-cell/>
          <table:table-cell table:formula="of:=[.N69]% / [.Y69]" office:value-type="percentage" office:value="0.100883411495256">
            <text:p>10,09%</text:p>
          </table:table-cell>
          <table:table-cell/>
          <table:table-cell table:formula="of:=ROW() -5" office:value-type="float" office:value="64">
            <text:p>64</text:p>
          </table:table-cell>
        </table:table-row>
        <table:table-row table:style-name="ro1">
          <table:table-cell table:formula="of:=ROW() -5" office:value-type="float" office:value="65">
            <text:p>65</text:p>
          </table:table-cell>
          <table:table-cell office:value-type="float" office:value="664">
            <text:p>664</text:p>
          </table:table-cell>
          <table:table-cell table:formula="of:=[.B70]/[.B$85]" office:value-type="percentage" office:value="0.717062634989201">
            <text:p>71,71%</text:p>
          </table:table-cell>
          <table:table-cell office:value-type="float" office:value="1790">
            <text:p>1790</text:p>
          </table:table-cell>
          <table:table-cell table:formula="of:=MIN([.D70]; [.$B$3]*[.C70])" office:value-type="float" office:value="1774.73002159827">
            <text:p>1774,73</text:p>
          </table:table-cell>
          <table:table-cell table:formula="of:= [.E70] + + [.$E$3] * [.J70]" office:value-type="float" office:value="2509.10502159827">
            <text:p>2509,11</text:p>
          </table:table-cell>
          <table:table-cell table:formula="of:=[.F70] /[.C70]" office:value-type="float" office:value="3499.14344879518">
            <text:p>3499,14</text:p>
          </table:table-cell>
          <table:table-cell table:formula="of:=[.G70] /[.G$85]" office:value-type="percentage" office:value="1.04452043247617">
            <text:p>104,45%</text:p>
          </table:table-cell>
          <table:table-cell/>
          <table:table-cell table:formula="of:=0.375 * [.A70] + 5" office:value-type="float" office:value="29.375">
            <text:p>29,38</text:p>
          </table:table-cell>
          <table:table-cell table:formula="of:= [.J70] / [.C70]" office:value-type="float" office:value="40.9657379518072">
            <text:p>40,97</text:p>
          </table:table-cell>
          <table:table-cell table:formula="of:= [.K70] / [.K$85]" office:value-type="percentage" office:value="1.17044965576592">
            <text:p>117,04%</text:p>
          </table:table-cell>
          <table:table-cell/>
          <table:table-cell table:formula="of:=2 * (10 + [.A70])" office:value-type="float" office:value="150">
            <text:p>150</text:p>
          </table:table-cell>
          <table:table-cell table:formula="of:=[.N70] /[.C70]" office:value-type="float" office:value="209.186746987952">
            <text:p>209,19</text:p>
          </table:table-cell>
          <table:table-cell table:formula="of:=[.O70] / [.O$85]" office:value-type="percentage" office:value="1.16214859437751">
            <text:p>116,21%</text:p>
          </table:table-cell>
          <table:table-cell/>
          <table:table-cell table:formula="of:=10 + 2 *[.A70]" office:value-type="float" office:value="140">
            <text:p>140</text:p>
          </table:table-cell>
          <table:table-cell table:formula="of:=[.R70] /[.C70]" office:value-type="float" office:value="195.240963855422">
            <text:p>195,24</text:p>
          </table:table-cell>
          <table:table-cell table:formula="of:=[.S70]/[.S$85]" office:value-type="percentage" office:value="1.14847625797307">
            <text:p>114,85%</text:p>
          </table:table-cell>
          <table:table-cell/>
          <table:table-cell table:formula="of:=[.N70] / [.E70]" office:value-type="percentage" office:value="0.0845198977729098">
            <text:p>8,45%</text:p>
          </table:table-cell>
          <table:table-cell table:formula="of:=[.N70] / [.F70]" office:value-type="percentage" office:value="0.0597822724472695">
            <text:p>5,98%</text:p>
          </table:table-cell>
          <table:table-cell/>
          <table:table-cell table:formula="of:=(0.0024 * [.A70] * [.A70]) + (0.06 * [.A70]) + 1" office:value-type="float" office:value="15.04">
            <text:p>15,04</text:p>
          </table:table-cell>
          <table:table-cell table:formula="of:=MIN([.D70]; [.$AA$3]*[.C70])" office:value-type="float" office:value="709.17494600432">
            <text:p>709,17</text:p>
          </table:table-cell>
          <table:table-cell table:formula="of:=([.Z70] / [.Y70]) %" office:value-type="percentage" office:value="0.471525894949681">
            <text:p>47,15%</text:p>
          </table:table-cell>
          <table:table-cell table:formula="of:=[.AA70] * 100 * [.Y$85]" office:value-type="float" office:value="997.748793713524">
            <text:p>997,75</text:p>
          </table:table-cell>
          <table:table-cell table:formula="of:=[.AB70] /[.AB$85]" office:value-type="percentage" office:value="1.00884610082257">
            <text:p>100,88%</text:p>
          </table:table-cell>
          <table:table-cell table:formula="of:=[.AA70] + 0.045 + 0.2" office:value-type="percentage" office:value="0.716525894949681">
            <text:p>71,65%</text:p>
          </table:table-cell>
          <table:table-cell table:formula="of:=[.AD70] * 100 * [.Y$85]" office:value-type="float" office:value="1516.16879371352">
            <text:p>1516,17</text:p>
          </table:table-cell>
          <table:table-cell table:formula="of:=[.AE70] /[.AE$85]" office:value-type="percentage" office:value="1.00580381958149">
            <text:p>100,58%</text:p>
          </table:table-cell>
          <table:table-cell/>
          <table:table-cell table:formula="of:=[.N70]% / [.Y70]" office:value-type="percentage" office:value="0.0997340425531915">
            <text:p>9,97%</text:p>
          </table:table-cell>
          <table:table-cell/>
          <table:table-cell table:formula="of:=ROW() -5" office:value-type="float" office:value="65">
            <text:p>65</text:p>
          </table:table-cell>
        </table:table-row>
        <table:table-row table:style-name="ro1">
          <table:table-cell table:formula="of:=ROW() -5" office:value-type="float" office:value="66">
            <text:p>66</text:p>
          </table:table-cell>
          <table:table-cell office:value-type="float" office:value="664">
            <text:p>664</text:p>
          </table:table-cell>
          <table:table-cell table:formula="of:=[.B71]/[.B$85]" office:value-type="percentage" office:value="0.717062634989201">
            <text:p>71,71%</text:p>
          </table:table-cell>
          <table:table-cell office:value-type="float" office:value="1830">
            <text:p>1830</text:p>
          </table:table-cell>
          <table:table-cell table:formula="of:=MIN([.D71]; [.$B$3]*[.C71])" office:value-type="float" office:value="1774.73002159827">
            <text:p>1774,73</text:p>
          </table:table-cell>
          <table:table-cell table:formula="of:= [.E71] + + [.$E$3] * [.J71]" office:value-type="float" office:value="2518.48002159827">
            <text:p>2518,48</text:p>
          </table:table-cell>
          <table:table-cell table:formula="of:=[.F71] /[.C71]" office:value-type="float" office:value="3512.21762048193">
            <text:p>3512,22</text:p>
          </table:table-cell>
          <table:table-cell table:formula="of:=[.G71] /[.G$85]" office:value-type="percentage" office:value="1.04842317029311">
            <text:p>104,84%</text:p>
          </table:table-cell>
          <table:table-cell/>
          <table:table-cell table:formula="of:=0.375 * [.A71] + 5" office:value-type="float" office:value="29.75">
            <text:p>29,75</text:p>
          </table:table-cell>
          <table:table-cell table:formula="of:= [.J71] / [.C71]" office:value-type="float" office:value="41.4887048192771">
            <text:p>41,49</text:p>
          </table:table-cell>
          <table:table-cell table:formula="of:= [.K71] / [.K$85]" office:value-type="percentage" office:value="1.18539156626506">
            <text:p>118,54%</text:p>
          </table:table-cell>
          <table:table-cell/>
          <table:table-cell table:formula="of:=2 * (10 + [.A71])" office:value-type="float" office:value="152">
            <text:p>152</text:p>
          </table:table-cell>
          <table:table-cell table:formula="of:=[.N71] /[.C71]" office:value-type="float" office:value="211.975903614458">
            <text:p>211,98</text:p>
          </table:table-cell>
          <table:table-cell table:formula="of:=[.O71] / [.O$85]" office:value-type="percentage" office:value="1.17764390896921">
            <text:p>117,76%</text:p>
          </table:table-cell>
          <table:table-cell/>
          <table:table-cell table:formula="of:=10 + 2 *[.A71]" office:value-type="float" office:value="142">
            <text:p>142</text:p>
          </table:table-cell>
          <table:table-cell table:formula="of:=[.R71] /[.C71]" office:value-type="float" office:value="198.030120481928">
            <text:p>198,03</text:p>
          </table:table-cell>
          <table:table-cell table:formula="of:=[.S71]/[.S$85]" office:value-type="percentage" office:value="1.1648830616584">
            <text:p>116,49%</text:p>
          </table:table-cell>
          <table:table-cell/>
          <table:table-cell table:formula="of:=[.N71] / [.E71]" office:value-type="percentage" office:value="0.0856468297432153">
            <text:p>8,56%</text:p>
          </table:table-cell>
          <table:table-cell table:formula="of:=[.N71] / [.F71]" office:value-type="percentage" office:value="0.060353863717981">
            <text:p>6,04%</text:p>
          </table:table-cell>
          <table:table-cell/>
          <table:table-cell table:formula="of:=(0.0024 * [.A71] * [.A71]) + (0.06 * [.A71]) + 1" office:value-type="float" office:value="15.4144">
            <text:p>15,41</text:p>
          </table:table-cell>
          <table:table-cell table:formula="of:=MIN([.D71]; [.$AA$3]*[.C71])" office:value-type="float" office:value="709.17494600432">
            <text:p>709,17</text:p>
          </table:table-cell>
          <table:table-cell table:formula="of:=([.Z71] / [.Y71]) %" office:value-type="percentage" office:value="0.460073013548578">
            <text:p>46,01%</text:p>
          </table:table-cell>
          <table:table-cell table:formula="of:=[.AA71] * 100 * [.Y$85]" office:value-type="float" office:value="973.51449666879">
            <text:p>973,51</text:p>
          </table:table-cell>
          <table:table-cell table:formula="of:=[.AB71] /[.AB$85]" office:value-type="percentage" office:value="0.984342261545794">
            <text:p>98,43%</text:p>
          </table:table-cell>
          <table:table-cell table:formula="of:=[.AA71] + 0.045 + 0.2" office:value-type="percentage" office:value="0.705073013548578">
            <text:p>70,51%</text:p>
          </table:table-cell>
          <table:table-cell table:formula="of:=[.AD71] * 100 * [.Y$85]" office:value-type="float" office:value="1491.93449666879">
            <text:p>1491,93</text:p>
          </table:table-cell>
          <table:table-cell table:formula="of:=[.AE71] /[.AE$85]" office:value-type="percentage" office:value="0.989727147489611">
            <text:p>98,97%</text:p>
          </table:table-cell>
          <table:table-cell/>
          <table:table-cell table:formula="of:=[.N71]% / [.Y71]" office:value-type="percentage" office:value="0.0986090927963463">
            <text:p>9,86%</text:p>
          </table:table-cell>
          <table:table-cell/>
          <table:table-cell table:formula="of:=ROW() -5" office:value-type="float" office:value="66">
            <text:p>66</text:p>
          </table:table-cell>
        </table:table-row>
        <table:table-row table:style-name="ro1">
          <table:table-cell table:formula="of:=ROW() -5" office:value-type="float" office:value="67">
            <text:p>67</text:p>
          </table:table-cell>
          <table:table-cell office:value-type="float" office:value="664">
            <text:p>664</text:p>
          </table:table-cell>
          <table:table-cell table:formula="of:=[.B72]/[.B$85]" office:value-type="percentage" office:value="0.717062634989201">
            <text:p>71,71%</text:p>
          </table:table-cell>
          <table:table-cell office:value-type="float" office:value="1880">
            <text:p>1880</text:p>
          </table:table-cell>
          <table:table-cell table:formula="of:=MIN([.D72]; [.$B$3]*[.C72])" office:value-type="float" office:value="1774.73002159827">
            <text:p>1774,73</text:p>
          </table:table-cell>
          <table:table-cell table:formula="of:= [.E72] + + [.$E$3] * [.J72]" office:value-type="float" office:value="2527.85502159827">
            <text:p>2527,86</text:p>
          </table:table-cell>
          <table:table-cell table:formula="of:=[.F72] /[.C72]" office:value-type="float" office:value="3525.29179216867">
            <text:p>3525,29</text:p>
          </table:table-cell>
          <table:table-cell table:formula="of:=[.G72] /[.G$85]" office:value-type="percentage" office:value="1.05232590811005">
            <text:p>105,23%</text:p>
          </table:table-cell>
          <table:table-cell/>
          <table:table-cell table:formula="of:=0.375 * [.A72] + 5" office:value-type="float" office:value="30.125">
            <text:p>30,13</text:p>
          </table:table-cell>
          <table:table-cell table:formula="of:= [.J72] / [.C72]" office:value-type="float" office:value="42.011671686747">
            <text:p>42,01</text:p>
          </table:table-cell>
          <table:table-cell table:formula="of:= [.K72] / [.K$85]" office:value-type="percentage" office:value="1.2003334767642">
            <text:p>120,03%</text:p>
          </table:table-cell>
          <table:table-cell/>
          <table:table-cell table:formula="of:=2 * (10 + [.A72])" office:value-type="float" office:value="154">
            <text:p>154</text:p>
          </table:table-cell>
          <table:table-cell table:formula="of:=[.N72] /[.C72]" office:value-type="float" office:value="214.765060240964">
            <text:p>214,77</text:p>
          </table:table-cell>
          <table:table-cell table:formula="of:=[.O72] / [.O$85]" office:value-type="percentage" office:value="1.19313922356091">
            <text:p>119,31%</text:p>
          </table:table-cell>
          <table:table-cell/>
          <table:table-cell table:formula="of:=10 + 2 *[.A72]" office:value-type="float" office:value="144">
            <text:p>144</text:p>
          </table:table-cell>
          <table:table-cell table:formula="of:=[.R72] /[.C72]" office:value-type="float" office:value="200.819277108434">
            <text:p>200,82</text:p>
          </table:table-cell>
          <table:table-cell table:formula="of:=[.S72]/[.S$85]" office:value-type="percentage" office:value="1.18128986534373">
            <text:p>118,13%</text:p>
          </table:table-cell>
          <table:table-cell/>
          <table:table-cell table:formula="of:=[.N72] / [.E72]" office:value-type="percentage" office:value="0.0867737617135207">
            <text:p>8,68%</text:p>
          </table:table-cell>
          <table:table-cell table:formula="of:=[.N72] / [.F72]" office:value-type="percentage" office:value="0.0609212152928894">
            <text:p>6,09%</text:p>
          </table:table-cell>
          <table:table-cell/>
          <table:table-cell table:formula="of:=(0.0024 * [.A72] * [.A72]) + (0.06 * [.A72]) + 1" office:value-type="float" office:value="15.7936">
            <text:p>15,79</text:p>
          </table:table-cell>
          <table:table-cell table:formula="of:=MIN([.D72]; [.$AA$3]*[.C72])" office:value-type="float" office:value="709.17494600432">
            <text:p>709,17</text:p>
          </table:table-cell>
          <table:table-cell table:formula="of:=([.Z72] / [.Y72]) %" office:value-type="percentage" office:value="0.449026786802451">
            <text:p>44,90%</text:p>
          </table:table-cell>
          <table:table-cell table:formula="of:=[.AA72] * 100 * [.Y$85]" office:value-type="float" office:value="950.140680873987">
            <text:p>950,14</text:p>
          </table:table-cell>
          <table:table-cell table:formula="of:=[.AB72] /[.AB$85]" office:value-type="percentage" office:value="0.960708474088966">
            <text:p>96,07%</text:p>
          </table:table-cell>
          <table:table-cell table:formula="of:=[.AA72] + 0.045 + 0.2" office:value-type="percentage" office:value="0.694026786802451">
            <text:p>69,40%</text:p>
          </table:table-cell>
          <table:table-cell table:formula="of:=[.AD72] * 100 * [.Y$85]" office:value-type="float" office:value="1468.56068087399">
            <text:p>1468,56</text:p>
          </table:table-cell>
          <table:table-cell table:formula="of:=[.AE72] /[.AE$85]" office:value-type="percentage" office:value="0.974221305856355">
            <text:p>97,42%</text:p>
          </table:table-cell>
          <table:table-cell/>
          <table:table-cell table:formula="of:=[.N72]% / [.Y72]" office:value-type="percentage" office:value="0.0975078512815317">
            <text:p>9,75%</text:p>
          </table:table-cell>
          <table:table-cell/>
          <table:table-cell table:formula="of:=ROW() -5" office:value-type="float" office:value="67">
            <text:p>67</text:p>
          </table:table-cell>
        </table:table-row>
        <table:table-row table:style-name="ro1">
          <table:table-cell table:formula="of:=ROW() -5" office:value-type="float" office:value="68">
            <text:p>68</text:p>
          </table:table-cell>
          <table:table-cell office:value-type="float" office:value="664">
            <text:p>664</text:p>
          </table:table-cell>
          <table:table-cell table:formula="of:=[.B73]/[.B$85]" office:value-type="percentage" office:value="0.717062634989201">
            <text:p>71,71%</text:p>
          </table:table-cell>
          <table:table-cell office:value-type="float" office:value="1920">
            <text:p>1920</text:p>
          </table:table-cell>
          <table:table-cell table:formula="of:=MIN([.D73]; [.$B$3]*[.C73])" office:value-type="float" office:value="1774.73002159827">
            <text:p>1774,73</text:p>
          </table:table-cell>
          <table:table-cell table:formula="of:= [.E73] + + [.$E$3] * [.J73]" office:value-type="float" office:value="2537.23002159827">
            <text:p>2537,23</text:p>
          </table:table-cell>
          <table:table-cell table:formula="of:=[.F73] /[.C73]" office:value-type="float" office:value="3538.36596385542">
            <text:p>3538,37</text:p>
          </table:table-cell>
          <table:table-cell table:formula="of:=[.G73] /[.G$85]" office:value-type="percentage" office:value="1.05622864592699">
            <text:p>105,62%</text:p>
          </table:table-cell>
          <table:table-cell/>
          <table:table-cell table:formula="of:=0.375 * [.A73] + 5" office:value-type="float" office:value="30.5">
            <text:p>30,5</text:p>
          </table:table-cell>
          <table:table-cell table:formula="of:= [.J73] / [.C73]" office:value-type="float" office:value="42.5346385542169">
            <text:p>42,53</text:p>
          </table:table-cell>
          <table:table-cell table:formula="of:= [.K73] / [.K$85]" office:value-type="percentage" office:value="1.21527538726334">
            <text:p>121,53%</text:p>
          </table:table-cell>
          <table:table-cell/>
          <table:table-cell table:formula="of:=2 * (10 + [.A73])" office:value-type="float" office:value="156">
            <text:p>156</text:p>
          </table:table-cell>
          <table:table-cell table:formula="of:=[.N73] /[.C73]" office:value-type="float" office:value="217.55421686747">
            <text:p>217,55</text:p>
          </table:table-cell>
          <table:table-cell table:formula="of:=[.O73] / [.O$85]" office:value-type="percentage" office:value="1.20863453815261">
            <text:p>120,86%</text:p>
          </table:table-cell>
          <table:table-cell/>
          <table:table-cell table:formula="of:=10 + 2 *[.A73]" office:value-type="float" office:value="146">
            <text:p>146</text:p>
          </table:table-cell>
          <table:table-cell table:formula="of:=[.R73] /[.C73]" office:value-type="float" office:value="203.60843373494">
            <text:p>203,61</text:p>
          </table:table-cell>
          <table:table-cell table:formula="of:=[.S73]/[.S$85]" office:value-type="percentage" office:value="1.19769666902906">
            <text:p>119,77%</text:p>
          </table:table-cell>
          <table:table-cell/>
          <table:table-cell table:formula="of:=[.N73] / [.E73]" office:value-type="percentage" office:value="0.0879006936838262">
            <text:p>8,79%</text:p>
          </table:table-cell>
          <table:table-cell table:formula="of:=[.N73] / [.F73]" office:value-type="percentage" office:value="0.0614843741686973">
            <text:p>6,15%</text:p>
          </table:table-cell>
          <table:table-cell/>
          <table:table-cell table:formula="of:=(0.0024 * [.A73] * [.A73]) + (0.06 * [.A73]) + 1" office:value-type="float" office:value="16.1776">
            <text:p>16,18</text:p>
          </table:table-cell>
          <table:table-cell table:formula="of:=MIN([.D73]; [.$AA$3]*[.C73])" office:value-type="float" office:value="709.17494600432">
            <text:p>709,17</text:p>
          </table:table-cell>
          <table:table-cell table:formula="of:=([.Z73] / [.Y73]) %" office:value-type="percentage" office:value="0.438368451441697">
            <text:p>43,84%</text:p>
          </table:table-cell>
          <table:table-cell table:formula="of:=[.AA73] * 100 * [.Y$85]" office:value-type="float" office:value="927.587643250631">
            <text:p>927,59</text:p>
          </table:table-cell>
          <table:table-cell table:formula="of:=[.AB73] /[.AB$85]" office:value-type="percentage" office:value="0.937904593782235">
            <text:p>93,79%</text:p>
          </table:table-cell>
          <table:table-cell table:formula="of:=[.AA73] + 0.045 + 0.2" office:value-type="percentage" office:value="0.683368451441697">
            <text:p>68,34%</text:p>
          </table:table-cell>
          <table:table-cell table:formula="of:=[.AD73] * 100 * [.Y$85]" office:value-type="float" office:value="1446.00764325063">
            <text:p>1446,01</text:p>
          </table:table-cell>
          <table:table-cell table:formula="of:=[.AE73] /[.AE$85]" office:value-type="percentage" office:value="0.95925995625017">
            <text:p>95,93%</text:p>
          </table:table-cell>
          <table:table-cell/>
          <table:table-cell table:formula="of:=[.N73]% / [.Y73]" office:value-type="percentage" office:value="0.0964296310948472">
            <text:p>9,64%</text:p>
          </table:table-cell>
          <table:table-cell/>
          <table:table-cell table:formula="of:=ROW() -5" office:value-type="float" office:value="68">
            <text:p>68</text:p>
          </table:table-cell>
        </table:table-row>
        <table:table-row table:style-name="ro1">
          <table:table-cell table:formula="of:=ROW() -5" office:value-type="float" office:value="69">
            <text:p>69</text:p>
          </table:table-cell>
          <table:table-cell office:value-type="float" office:value="664">
            <text:p>664</text:p>
          </table:table-cell>
          <table:table-cell table:formula="of:=[.B74]/[.B$85]" office:value-type="percentage" office:value="0.717062634989201">
            <text:p>71,71%</text:p>
          </table:table-cell>
          <table:table-cell office:value-type="float" office:value="1960">
            <text:p>1960</text:p>
          </table:table-cell>
          <table:table-cell table:formula="of:=MIN([.D74]; [.$B$3]*[.C74])" office:value-type="float" office:value="1774.73002159827">
            <text:p>1774,73</text:p>
          </table:table-cell>
          <table:table-cell table:formula="of:= [.E74] + + [.$E$3] * [.J74]" office:value-type="float" office:value="2546.60502159827">
            <text:p>2546,61</text:p>
          </table:table-cell>
          <table:table-cell table:formula="of:=[.F74] /[.C74]" office:value-type="float" office:value="3551.44013554217">
            <text:p>3551,44</text:p>
          </table:table-cell>
          <table:table-cell table:formula="of:=[.G74] /[.G$85]" office:value-type="percentage" office:value="1.06013138374393">
            <text:p>106,01%</text:p>
          </table:table-cell>
          <table:table-cell/>
          <table:table-cell table:formula="of:=0.375 * [.A74] + 5" office:value-type="float" office:value="30.875">
            <text:p>30,88</text:p>
          </table:table-cell>
          <table:table-cell table:formula="of:= [.J74] / [.C74]" office:value-type="float" office:value="43.0576054216867">
            <text:p>43,06</text:p>
          </table:table-cell>
          <table:table-cell table:formula="of:= [.K74] / [.K$85]" office:value-type="percentage" office:value="1.23021729776248">
            <text:p>123,02%</text:p>
          </table:table-cell>
          <table:table-cell/>
          <table:table-cell table:formula="of:=2 * (10 + [.A74])" office:value-type="float" office:value="158">
            <text:p>158</text:p>
          </table:table-cell>
          <table:table-cell table:formula="of:=[.N74] /[.C74]" office:value-type="float" office:value="220.343373493976">
            <text:p>220,34</text:p>
          </table:table-cell>
          <table:table-cell table:formula="of:=[.O74] / [.O$85]" office:value-type="percentage" office:value="1.22412985274431">
            <text:p>122,41%</text:p>
          </table:table-cell>
          <table:table-cell/>
          <table:table-cell table:formula="of:=10 + 2 *[.A74]" office:value-type="float" office:value="148">
            <text:p>148</text:p>
          </table:table-cell>
          <table:table-cell table:formula="of:=[.R74] /[.C74]" office:value-type="float" office:value="206.397590361446">
            <text:p>206,4</text:p>
          </table:table-cell>
          <table:table-cell table:formula="of:=[.S74]/[.S$85]" office:value-type="percentage" office:value="1.21410347271439">
            <text:p>121,41%</text:p>
          </table:table-cell>
          <table:table-cell/>
          <table:table-cell table:formula="of:=[.N74] / [.E74]" office:value-type="percentage" office:value="0.0890276256541317">
            <text:p>8,90%</text:p>
          </table:table-cell>
          <table:table-cell table:formula="of:=[.N74] / [.F74]" office:value-type="percentage" office:value="0.0620433866500576">
            <text:p>6,20%</text:p>
          </table:table-cell>
          <table:table-cell/>
          <table:table-cell table:formula="of:=(0.0024 * [.A74] * [.A74]) + (0.06 * [.A74]) + 1" office:value-type="float" office:value="16.5664">
            <text:p>16,57</text:p>
          </table:table-cell>
          <table:table-cell table:formula="of:=MIN([.D74]; [.$AA$3]*[.C74])" office:value-type="float" office:value="709.17494600432">
            <text:p>709,17</text:p>
          </table:table-cell>
          <table:table-cell table:formula="of:=([.Z74] / [.Y74]) %" office:value-type="percentage" office:value="0.428080298679447">
            <text:p>42,81%</text:p>
          </table:table-cell>
          <table:table-cell table:formula="of:=[.AA74] * 100 * [.Y$85]" office:value-type="float" office:value="905.81791200571">
            <text:p>905,82</text:p>
          </table:table-cell>
          <table:table-cell table:formula="of:=[.AB74] /[.AB$85]" office:value-type="percentage" office:value="0.915892732058352">
            <text:p>91,59%</text:p>
          </table:table-cell>
          <table:table-cell table:formula="of:=[.AA74] + 0.045 + 0.2" office:value-type="percentage" office:value="0.673080298679447">
            <text:p>67,31%</text:p>
          </table:table-cell>
          <table:table-cell table:formula="of:=[.AD74] * 100 * [.Y$85]" office:value-type="float" office:value="1424.23791200571">
            <text:p>1424,24</text:p>
          </table:table-cell>
          <table:table-cell table:formula="of:=[.AE74] /[.AE$85]" office:value-type="percentage" office:value="0.944818240441091">
            <text:p>94,48%</text:p>
          </table:table-cell>
          <table:table-cell/>
          <table:table-cell table:formula="of:=[.N74]% / [.Y74]" office:value-type="percentage" office:value="0.0953737685918486">
            <text:p>9,54%</text:p>
          </table:table-cell>
          <table:table-cell/>
          <table:table-cell table:formula="of:=ROW() -5" office:value-type="float" office:value="69">
            <text:p>69</text:p>
          </table:table-cell>
        </table:table-row>
        <table:table-row table:style-name="ro1">
          <table:table-cell table:formula="of:=ROW() -5" office:value-type="float" office:value="70">
            <text:p>70</text:p>
          </table:table-cell>
          <table:table-cell office:value-type="float" office:value="746">
            <text:p>746</text:p>
          </table:table-cell>
          <table:table-cell table:formula="of:=[.B75]/[.B$85]" office:value-type="percentage" office:value="0.805615550755939">
            <text:p>80,56%</text:p>
          </table:table-cell>
          <table:table-cell office:value-type="float" office:value="2010">
            <text:p>2010</text:p>
          </table:table-cell>
          <table:table-cell table:formula="of:=MIN([.D75]; [.$B$3]*[.C75])" office:value-type="float" office:value="1993.89848812095">
            <text:p>1993,9</text:p>
          </table:table-cell>
          <table:table-cell table:formula="of:= [.E75] + + [.$E$3] * [.J75]" office:value-type="float" office:value="2775.14848812095">
            <text:p>2775,15</text:p>
          </table:table-cell>
          <table:table-cell table:formula="of:=[.F75] /[.C75]" office:value-type="float" office:value="3444.75536193029">
            <text:p>3444,76</text:p>
          </table:table-cell>
          <table:table-cell table:formula="of:=[.G75] /[.G$85]" office:value-type="percentage" office:value="1.02828518266576">
            <text:p>102,83%</text:p>
          </table:table-cell>
          <table:table-cell/>
          <table:table-cell table:formula="of:=0.375 * [.A75] + 5" office:value-type="float" office:value="31.25">
            <text:p>31,25</text:p>
          </table:table-cell>
          <table:table-cell table:formula="of:= [.J75] / [.C75]" office:value-type="float" office:value="38.7902144772118">
            <text:p>38,79</text:p>
          </table:table-cell>
          <table:table-cell table:formula="of:= [.K75] / [.K$85]" office:value-type="percentage" office:value="1.10829184220605">
            <text:p>110,83%</text:p>
          </table:table-cell>
          <table:table-cell/>
          <table:table-cell table:formula="of:=2 * (10 + [.A75])" office:value-type="float" office:value="160">
            <text:p>160</text:p>
          </table:table-cell>
          <table:table-cell table:formula="of:=[.N75] /[.C75]" office:value-type="float" office:value="198.605898123324">
            <text:p>198,61</text:p>
          </table:table-cell>
          <table:table-cell table:formula="of:=[.O75] / [.O$85]" office:value-type="percentage" office:value="1.10336610068514">
            <text:p>110,34%</text:p>
          </table:table-cell>
          <table:table-cell/>
          <table:table-cell table:formula="of:=10 + 2 *[.A75]" office:value-type="float" office:value="150">
            <text:p>150</text:p>
          </table:table-cell>
          <table:table-cell table:formula="of:=[.R75] /[.C75]" office:value-type="float" office:value="186.193029490617">
            <text:p>186,19</text:p>
          </table:table-cell>
          <table:table-cell table:formula="of:=[.S75]/[.S$85]" office:value-type="percentage" office:value="1.09525311465069">
            <text:p>109,53%</text:p>
          </table:table-cell>
          <table:table-cell/>
          <table:table-cell table:formula="of:=[.N75] / [.E75]" office:value-type="percentage" office:value="0.0802448073225553">
            <text:p>8,02%</text:p>
          </table:table-cell>
          <table:table-cell table:formula="of:=[.N75] / [.F75]" office:value-type="percentage" office:value="0.0576545726057116">
            <text:p>5,77%</text:p>
          </table:table-cell>
          <table:table-cell/>
          <table:table-cell table:formula="of:=(0.0024 * [.A75] * [.A75]) + (0.06 * [.A75]) + 1" office:value-type="float" office:value="16.96">
            <text:p>16,96</text:p>
          </table:table-cell>
          <table:table-cell table:formula="of:=MIN([.D75]; [.$AA$3]*[.C75])" office:value-type="float" office:value="796.753779697624">
            <text:p>796,75</text:p>
          </table:table-cell>
          <table:table-cell table:formula="of:=([.Z75] / [.Y75]) %" office:value-type="percentage" office:value="0.469784068217939">
            <text:p>46,98%</text:p>
          </table:table-cell>
          <table:table-cell table:formula="of:=[.AA75] * 100 * [.Y$85]" office:value-type="float" office:value="994.063088349158">
            <text:p>994,06</text:p>
          </table:table-cell>
          <table:table-cell table:formula="of:=[.AB75] /[.AB$85]" office:value-type="percentage" office:value="1.00511940176861">
            <text:p>100,51%</text:p>
          </table:table-cell>
          <table:table-cell table:formula="of:=[.AA75] + 0.045 + 0.2" office:value-type="percentage" office:value="0.714784068217939">
            <text:p>71,48%</text:p>
          </table:table-cell>
          <table:table-cell table:formula="of:=[.AD75] * 100 * [.Y$85]" office:value-type="float" office:value="1512.48308834916">
            <text:p>1512,48</text:p>
          </table:table-cell>
          <table:table-cell table:formula="of:=[.AE75] /[.AE$85]" office:value-type="percentage" office:value="1.00335877748017">
            <text:p>100,34%</text:p>
          </table:table-cell>
          <table:table-cell/>
          <table:table-cell table:formula="of:=[.N75]% / [.Y75]" office:value-type="percentage" office:value="0.0943396226415094">
            <text:p>9,43%</text:p>
          </table:table-cell>
          <table:table-cell/>
          <table:table-cell table:formula="of:=ROW() -5" office:value-type="float" office:value="70">
            <text:p>70</text:p>
          </table:table-cell>
        </table:table-row>
        <table:table-row table:style-name="ro1">
          <table:table-cell table:formula="of:=ROW() -5" office:value-type="float" office:value="71">
            <text:p>71</text:p>
          </table:table-cell>
          <table:table-cell office:value-type="float" office:value="746">
            <text:p>746</text:p>
          </table:table-cell>
          <table:table-cell table:formula="of:=[.B76]/[.B$85]" office:value-type="percentage" office:value="0.805615550755939">
            <text:p>80,56%</text:p>
          </table:table-cell>
          <table:table-cell office:value-type="float" office:value="2060">
            <text:p>2060</text:p>
          </table:table-cell>
          <table:table-cell table:formula="of:=MIN([.D76]; [.$B$3]*[.C76])" office:value-type="float" office:value="1993.89848812095">
            <text:p>1993,9</text:p>
          </table:table-cell>
          <table:table-cell table:formula="of:= [.E76] + + [.$E$3] * [.J76]" office:value-type="float" office:value="2784.52348812095">
            <text:p>2784,52</text:p>
          </table:table-cell>
          <table:table-cell table:formula="of:=[.F76] /[.C76]" office:value-type="float" office:value="3456.39242627346">
            <text:p>3456,39</text:p>
          </table:table-cell>
          <table:table-cell table:formula="of:=[.G76] /[.G$85]" office:value-type="percentage" office:value="1.03175893321596">
            <text:p>103,18%</text:p>
          </table:table-cell>
          <table:table-cell/>
          <table:table-cell table:formula="of:=0.375 * [.A76] + 5" office:value-type="float" office:value="31.625">
            <text:p>31,63</text:p>
          </table:table-cell>
          <table:table-cell table:formula="of:= [.J76] / [.C76]" office:value-type="float" office:value="39.2556970509383">
            <text:p>39,26</text:p>
          </table:table-cell>
          <table:table-cell table:formula="of:= [.K76] / [.K$85]" office:value-type="percentage" office:value="1.12159134431252">
            <text:p>112,16%</text:p>
          </table:table-cell>
          <table:table-cell/>
          <table:table-cell table:formula="of:=2 * (10 + [.A76])" office:value-type="float" office:value="162">
            <text:p>162</text:p>
          </table:table-cell>
          <table:table-cell table:formula="of:=[.N76] /[.C76]" office:value-type="float" office:value="201.088471849866">
            <text:p>201,09</text:p>
          </table:table-cell>
          <table:table-cell table:formula="of:=[.O76] / [.O$85]" office:value-type="percentage" office:value="1.1171581769437">
            <text:p>111,72%</text:p>
          </table:table-cell>
          <table:table-cell/>
          <table:table-cell table:formula="of:=10 + 2 *[.A76]" office:value-type="float" office:value="152">
            <text:p>152</text:p>
          </table:table-cell>
          <table:table-cell table:formula="of:=[.R76] /[.C76]" office:value-type="float" office:value="188.675603217158">
            <text:p>188,68</text:p>
          </table:table-cell>
          <table:table-cell table:formula="of:=[.S76]/[.S$85]" office:value-type="percentage" office:value="1.1098564895127">
            <text:p>110,99%</text:p>
          </table:table-cell>
          <table:table-cell/>
          <table:table-cell table:formula="of:=[.N76] / [.E76]" office:value-type="percentage" office:value="0.0812478674140873">
            <text:p>8,12%</text:p>
          </table:table-cell>
          <table:table-cell table:formula="of:=[.N76] / [.F76]" office:value-type="percentage" office:value="0.0581787155651974">
            <text:p>5,82%</text:p>
          </table:table-cell>
          <table:table-cell/>
          <table:table-cell table:formula="of:=(0.0024 * [.A76] * [.A76]) + (0.06 * [.A76]) + 1" office:value-type="float" office:value="17.3584">
            <text:p>17,36</text:p>
          </table:table-cell>
          <table:table-cell table:formula="of:=MIN([.D76]; [.$AA$3]*[.C76])" office:value-type="float" office:value="796.753779697624">
            <text:p>796,75</text:p>
          </table:table-cell>
          <table:table-cell table:formula="of:=([.Z76] / [.Y76]) %" office:value-type="percentage" office:value="0.459001854835483">
            <text:p>45,90%</text:p>
          </table:table-cell>
          <table:table-cell table:formula="of:=[.AA76] * 100 * [.Y$85]" office:value-type="float" office:value="971.247924831881">
            <text:p>971,25</text:p>
          </table:table-cell>
          <table:table-cell table:formula="of:=[.AB76] /[.AB$85]" office:value-type="percentage" office:value="0.982050480113125">
            <text:p>98,21%</text:p>
          </table:table-cell>
          <table:table-cell table:formula="of:=[.AA76] + 0.045 + 0.2" office:value-type="percentage" office:value="0.704001854835482">
            <text:p>70,40%</text:p>
          </table:table-cell>
          <table:table-cell table:formula="of:=[.AD76] * 100 * [.Y$85]" office:value-type="float" office:value="1489.66792483188">
            <text:p>1489,67</text:p>
          </table:table-cell>
          <table:table-cell table:formula="of:=[.AE76] /[.AE$85]" office:value-type="percentage" office:value="0.988223537455972">
            <text:p>98,82%</text:p>
          </table:table-cell>
          <table:table-cell/>
          <table:table-cell table:formula="of:=[.N76]% / [.Y76]" office:value-type="percentage" office:value="0.0933265738777767">
            <text:p>9,33%</text:p>
          </table:table-cell>
          <table:table-cell/>
          <table:table-cell table:formula="of:=ROW() -5" office:value-type="float" office:value="71">
            <text:p>71</text:p>
          </table:table-cell>
        </table:table-row>
        <table:table-row table:style-name="ro1">
          <table:table-cell table:formula="of:=ROW() -5" office:value-type="float" office:value="72">
            <text:p>72</text:p>
          </table:table-cell>
          <table:table-cell office:value-type="float" office:value="746">
            <text:p>746</text:p>
          </table:table-cell>
          <table:table-cell table:formula="of:=[.B77]/[.B$85]" office:value-type="percentage" office:value="0.805615550755939">
            <text:p>80,56%</text:p>
          </table:table-cell>
          <table:table-cell office:value-type="float" office:value="2110">
            <text:p>2110</text:p>
          </table:table-cell>
          <table:table-cell table:formula="of:=MIN([.D77]; [.$B$3]*[.C77])" office:value-type="float" office:value="1993.89848812095">
            <text:p>1993,9</text:p>
          </table:table-cell>
          <table:table-cell table:formula="of:= [.E77] + + [.$E$3] * [.J77]" office:value-type="float" office:value="2793.89848812095">
            <text:p>2793,9</text:p>
          </table:table-cell>
          <table:table-cell table:formula="of:=[.F77] /[.C77]" office:value-type="float" office:value="3468.02949061662">
            <text:p>3468,03</text:p>
          </table:table-cell>
          <table:table-cell table:formula="of:=[.G77] /[.G$85]" office:value-type="percentage" office:value="1.03523268376616">
            <text:p>103,52%</text:p>
          </table:table-cell>
          <table:table-cell/>
          <table:table-cell table:formula="of:=0.375 * [.A77] + 5" office:value-type="float" office:value="32">
            <text:p>32</text:p>
          </table:table-cell>
          <table:table-cell table:formula="of:= [.J77] / [.C77]" office:value-type="float" office:value="39.7211796246649">
            <text:p>39,72</text:p>
          </table:table-cell>
          <table:table-cell table:formula="of:= [.K77] / [.K$85]" office:value-type="percentage" office:value="1.134890846419">
            <text:p>113,49%</text:p>
          </table:table-cell>
          <table:table-cell/>
          <table:table-cell table:formula="of:=2 * (10 + [.A77])" office:value-type="float" office:value="164">
            <text:p>164</text:p>
          </table:table-cell>
          <table:table-cell table:formula="of:=[.N77] /[.C77]" office:value-type="float" office:value="203.571045576408">
            <text:p>203,57</text:p>
          </table:table-cell>
          <table:table-cell table:formula="of:=[.O77] / [.O$85]" office:value-type="percentage" office:value="1.13095025320226">
            <text:p>113,10%</text:p>
          </table:table-cell>
          <table:table-cell/>
          <table:table-cell table:formula="of:=10 + 2 *[.A77]" office:value-type="float" office:value="154">
            <text:p>154</text:p>
          </table:table-cell>
          <table:table-cell table:formula="of:=[.R77] /[.C77]" office:value-type="float" office:value="191.1581769437">
            <text:p>191,16</text:p>
          </table:table-cell>
          <table:table-cell table:formula="of:=[.S77]/[.S$85]" office:value-type="percentage" office:value="1.1244598643747">
            <text:p>112,45%</text:p>
          </table:table-cell>
          <table:table-cell/>
          <table:table-cell table:formula="of:=[.N77] / [.E77]" office:value-type="percentage" office:value="0.0822509275056192">
            <text:p>8,23%</text:p>
          </table:table-cell>
          <table:table-cell table:formula="of:=[.N77] / [.F77]" office:value-type="percentage" office:value="0.0586993409736583">
            <text:p>5,87%</text:p>
          </table:table-cell>
          <table:table-cell/>
          <table:table-cell table:formula="of:=(0.0024 * [.A77] * [.A77]) + (0.06 * [.A77]) + 1" office:value-type="float" office:value="17.7616">
            <text:p>17,76</text:p>
          </table:table-cell>
          <table:table-cell table:formula="of:=MIN([.D77]; [.$AA$3]*[.C77])" office:value-type="float" office:value="796.753779697624">
            <text:p>796,75</text:p>
          </table:table-cell>
          <table:table-cell table:formula="of:=([.Z77] / [.Y77]) %" office:value-type="percentage" office:value="0.448582210891825">
            <text:p>44,86%</text:p>
          </table:table-cell>
          <table:table-cell table:formula="of:=[.AA77] * 100 * [.Y$85]" office:value-type="float" office:value="949.199958247102">
            <text:p>949,2</text:p>
          </table:table-cell>
          <table:table-cell table:formula="of:=[.AB77] /[.AB$85]" office:value-type="percentage" office:value="0.959757288419719">
            <text:p>95,98%</text:p>
          </table:table-cell>
          <table:table-cell table:formula="of:=[.AA77] + 0.045 + 0.2" office:value-type="percentage" office:value="0.693582210891825">
            <text:p>69,36%</text:p>
          </table:table-cell>
          <table:table-cell table:formula="of:=[.AD77] * 100 * [.Y$85]" office:value-type="float" office:value="1467.6199582471">
            <text:p>1467,62</text:p>
          </table:table-cell>
          <table:table-cell table:formula="of:=[.AE77] /[.AE$85]" office:value-type="percentage" office:value="0.973597244462129">
            <text:p>97,36%</text:p>
          </table:table-cell>
          <table:table-cell/>
          <table:table-cell table:formula="of:=[.N77]% / [.Y77]" office:value-type="percentage" office:value="0.0923340239618052">
            <text:p>9,23%</text:p>
          </table:table-cell>
          <table:table-cell/>
          <table:table-cell table:formula="of:=ROW() -5" office:value-type="float" office:value="72">
            <text:p>72</text:p>
          </table:table-cell>
        </table:table-row>
        <table:table-row table:style-name="ro1">
          <table:table-cell table:formula="of:=ROW() -5" office:value-type="float" office:value="73">
            <text:p>73</text:p>
          </table:table-cell>
          <table:table-cell office:value-type="float" office:value="746">
            <text:p>746</text:p>
          </table:table-cell>
          <table:table-cell table:formula="of:=[.B78]/[.B$85]" office:value-type="percentage" office:value="0.805615550755939">
            <text:p>80,56%</text:p>
          </table:table-cell>
          <table:table-cell office:value-type="float" office:value="2160">
            <text:p>2160</text:p>
          </table:table-cell>
          <table:table-cell table:formula="of:=MIN([.D78]; [.$B$3]*[.C78])" office:value-type="float" office:value="1993.89848812095">
            <text:p>1993,9</text:p>
          </table:table-cell>
          <table:table-cell table:formula="of:= [.E78] + + [.$E$3] * [.J78]" office:value-type="float" office:value="2803.27348812095">
            <text:p>2803,27</text:p>
          </table:table-cell>
          <table:table-cell table:formula="of:=[.F78] /[.C78]" office:value-type="float" office:value="3479.66655495979">
            <text:p>3479,67</text:p>
          </table:table-cell>
          <table:table-cell table:formula="of:=[.G78] /[.G$85]" office:value-type="percentage" office:value="1.03870643431635">
            <text:p>103,87%</text:p>
          </table:table-cell>
          <table:table-cell/>
          <table:table-cell table:formula="of:=0.375 * [.A78] + 5" office:value-type="float" office:value="32.375">
            <text:p>32,38</text:p>
          </table:table-cell>
          <table:table-cell table:formula="of:= [.J78] / [.C78]" office:value-type="float" office:value="40.1866621983914">
            <text:p>40,19</text:p>
          </table:table-cell>
          <table:table-cell table:formula="of:= [.K78] / [.K$85]" office:value-type="percentage" office:value="1.14819034852547">
            <text:p>114,82%</text:p>
          </table:table-cell>
          <table:table-cell/>
          <table:table-cell table:formula="of:=2 * (10 + [.A78])" office:value-type="float" office:value="166">
            <text:p>166</text:p>
          </table:table-cell>
          <table:table-cell table:formula="of:=[.N78] /[.C78]" office:value-type="float" office:value="206.053619302949">
            <text:p>206,05</text:p>
          </table:table-cell>
          <table:table-cell table:formula="of:=[.O78] / [.O$85]" office:value-type="percentage" office:value="1.14474232946083">
            <text:p>114,47%</text:p>
          </table:table-cell>
          <table:table-cell/>
          <table:table-cell table:formula="of:=10 + 2 *[.A78]" office:value-type="float" office:value="156">
            <text:p>156</text:p>
          </table:table-cell>
          <table:table-cell table:formula="of:=[.R78] /[.C78]" office:value-type="float" office:value="193.640750670241">
            <text:p>193,64</text:p>
          </table:table-cell>
          <table:table-cell table:formula="of:=[.S78]/[.S$85]" office:value-type="percentage" office:value="1.13906323923671">
            <text:p>113,91%</text:p>
          </table:table-cell>
          <table:table-cell/>
          <table:table-cell table:formula="of:=[.N78] / [.E78]" office:value-type="percentage" office:value="0.0832539875971511">
            <text:p>8,33%</text:p>
          </table:table-cell>
          <table:table-cell table:formula="of:=[.N78] / [.F78]" office:value-type="percentage" office:value="0.0592164841223789">
            <text:p>5,92%</text:p>
          </table:table-cell>
          <table:table-cell/>
          <table:table-cell table:formula="of:=(0.0024 * [.A78] * [.A78]) + (0.06 * [.A78]) + 1" office:value-type="float" office:value="18.1696">
            <text:p>18,17</text:p>
          </table:table-cell>
          <table:table-cell table:formula="of:=MIN([.D78]; [.$AA$3]*[.C78])" office:value-type="float" office:value="796.753779697624">
            <text:p>796,75</text:p>
          </table:table-cell>
          <table:table-cell table:formula="of:=([.Z78] / [.Y78]) %" office:value-type="percentage" office:value="0.438509257054434">
            <text:p>43,85%</text:p>
          </table:table-cell>
          <table:table-cell table:formula="of:=[.AA78] * 100 * [.Y$85]" office:value-type="float" office:value="927.885587927182">
            <text:p>927,89</text:p>
          </table:table-cell>
          <table:table-cell table:formula="of:=[.AB78] /[.AB$85]" office:value-type="percentage" office:value="0.938205852302509">
            <text:p>93,82%</text:p>
          </table:table-cell>
          <table:table-cell table:formula="of:=[.AA78] + 0.045 + 0.2" office:value-type="percentage" office:value="0.683509257054434">
            <text:p>68,35%</text:p>
          </table:table-cell>
          <table:table-cell table:formula="of:=[.AD78] * 100 * [.Y$85]" office:value-type="float" office:value="1446.30558792718">
            <text:p>1446,31</text:p>
          </table:table-cell>
          <table:table-cell table:formula="of:=[.AE78] /[.AE$85]" office:value-type="percentage" office:value="0.959457608315653">
            <text:p>95,95%</text:p>
          </table:table-cell>
          <table:table-cell/>
          <table:table-cell table:formula="of:=[.N78]% / [.Y78]" office:value-type="percentage" office:value="0.0913613948573441">
            <text:p>9,14%</text:p>
          </table:table-cell>
          <table:table-cell/>
          <table:table-cell table:formula="of:=ROW() -5" office:value-type="float" office:value="73">
            <text:p>73</text:p>
          </table:table-cell>
        </table:table-row>
        <table:table-row table:style-name="ro1">
          <table:table-cell table:formula="of:=ROW() -5" office:value-type="float" office:value="74">
            <text:p>74</text:p>
          </table:table-cell>
          <table:table-cell office:value-type="float" office:value="746">
            <text:p>746</text:p>
          </table:table-cell>
          <table:table-cell table:formula="of:=[.B79]/[.B$85]" office:value-type="percentage" office:value="0.805615550755939">
            <text:p>80,56%</text:p>
          </table:table-cell>
          <table:table-cell office:value-type="float" office:value="2210">
            <text:p>2210</text:p>
          </table:table-cell>
          <table:table-cell table:formula="of:=MIN([.D79]; [.$B$3]*[.C79])" office:value-type="float" office:value="1993.89848812095">
            <text:p>1993,9</text:p>
          </table:table-cell>
          <table:table-cell table:formula="of:= [.E79] + + [.$E$3] * [.J79]" office:value-type="float" office:value="2812.64848812095">
            <text:p>2812,65</text:p>
          </table:table-cell>
          <table:table-cell table:formula="of:=[.F79] /[.C79]" office:value-type="float" office:value="3491.30361930295">
            <text:p>3491,3</text:p>
          </table:table-cell>
          <table:table-cell table:formula="of:=[.G79] /[.G$85]" office:value-type="percentage" office:value="1.04218018486655">
            <text:p>104,22%</text:p>
          </table:table-cell>
          <table:table-cell/>
          <table:table-cell table:formula="of:=0.375 * [.A79] + 5" office:value-type="float" office:value="32.75">
            <text:p>32,75</text:p>
          </table:table-cell>
          <table:table-cell table:formula="of:= [.J79] / [.C79]" office:value-type="float" office:value="40.652144772118">
            <text:p>40,65</text:p>
          </table:table-cell>
          <table:table-cell table:formula="of:= [.K79] / [.K$85]" office:value-type="percentage" office:value="1.16148985063194">
            <text:p>116,15%</text:p>
          </table:table-cell>
          <table:table-cell/>
          <table:table-cell table:formula="of:=2 * (10 + [.A79])" office:value-type="float" office:value="168">
            <text:p>168</text:p>
          </table:table-cell>
          <table:table-cell table:formula="of:=[.N79] /[.C79]" office:value-type="float" office:value="208.536193029491">
            <text:p>208,54</text:p>
          </table:table-cell>
          <table:table-cell table:formula="of:=[.O79] / [.O$85]" office:value-type="percentage" office:value="1.15853440571939">
            <text:p>115,85%</text:p>
          </table:table-cell>
          <table:table-cell/>
          <table:table-cell table:formula="of:=10 + 2 *[.A79]" office:value-type="float" office:value="158">
            <text:p>158</text:p>
          </table:table-cell>
          <table:table-cell table:formula="of:=[.R79] /[.C79]" office:value-type="float" office:value="196.123324396783">
            <text:p>196,12</text:p>
          </table:table-cell>
          <table:table-cell table:formula="of:=[.S79]/[.S$85]" office:value-type="percentage" office:value="1.15366661409872">
            <text:p>115,37%</text:p>
          </table:table-cell>
          <table:table-cell/>
          <table:table-cell table:formula="of:=[.N79] / [.E79]" office:value-type="percentage" office:value="0.0842570476886831">
            <text:p>8,43%</text:p>
          </table:table-cell>
          <table:table-cell table:formula="of:=[.N79] / [.F79]" office:value-type="percentage" office:value="0.0597301798321183">
            <text:p>5,97%</text:p>
          </table:table-cell>
          <table:table-cell/>
          <table:table-cell table:formula="of:=(0.0024 * [.A79] * [.A79]) + (0.06 * [.A79]) + 1" office:value-type="float" office:value="18.5824">
            <text:p>18,58</text:p>
          </table:table-cell>
          <table:table-cell table:formula="of:=MIN([.D79]; [.$AA$3]*[.C79])" office:value-type="float" office:value="796.753779697624">
            <text:p>796,75</text:p>
          </table:table-cell>
          <table:table-cell table:formula="of:=([.Z79] / [.Y79]) %" office:value-type="percentage" office:value="0.428767963071306">
            <text:p>42,88%</text:p>
          </table:table-cell>
          <table:table-cell table:formula="of:=[.AA79] * 100 * [.Y$85]" office:value-type="float" office:value="907.273009858884">
            <text:p>907,27</text:p>
          </table:table-cell>
          <table:table-cell table:formula="of:=[.AB79] /[.AB$85]" office:value-type="percentage" office:value="0.917364014013027">
            <text:p>91,74%</text:p>
          </table:table-cell>
          <table:table-cell table:formula="of:=[.AA79] + 0.045 + 0.2" office:value-type="percentage" office:value="0.673767963071306">
            <text:p>67,38%</text:p>
          </table:table-cell>
          <table:table-cell table:formula="of:=[.AD79] * 100 * [.Y$85]" office:value-type="float" office:value="1425.69300985888">
            <text:p>1425,69</text:p>
          </table:table-cell>
          <table:table-cell table:formula="of:=[.AE79] /[.AE$85]" office:value-type="percentage" office:value="0.945783530707357">
            <text:p>94,58%</text:p>
          </table:table-cell>
          <table:table-cell/>
          <table:table-cell table:formula="of:=[.N79]% / [.Y79]" office:value-type="percentage" office:value="0.090408128121233">
            <text:p>9,04%</text:p>
          </table:table-cell>
          <table:table-cell/>
          <table:table-cell table:formula="of:=ROW() -5" office:value-type="float" office:value="74">
            <text:p>74</text:p>
          </table:table-cell>
        </table:table-row>
        <table:table-row table:style-name="ro1">
          <table:table-cell table:formula="of:=ROW() -5" office:value-type="float" office:value="75">
            <text:p>75</text:p>
          </table:table-cell>
          <table:table-cell office:value-type="float" office:value="746">
            <text:p>746</text:p>
          </table:table-cell>
          <table:table-cell table:formula="of:=[.B80]/[.B$85]" office:value-type="percentage" office:value="0.805615550755939">
            <text:p>80,56%</text:p>
          </table:table-cell>
          <table:table-cell office:value-type="float" office:value="2260">
            <text:p>2260</text:p>
          </table:table-cell>
          <table:table-cell table:formula="of:=MIN([.D80]; [.$B$3]*[.C80])" office:value-type="float" office:value="1993.89848812095">
            <text:p>1993,9</text:p>
          </table:table-cell>
          <table:table-cell table:formula="of:= [.E80] + + [.$E$3] * [.J80]" office:value-type="float" office:value="2822.02348812095">
            <text:p>2822,02</text:p>
          </table:table-cell>
          <table:table-cell table:formula="of:=[.F80] /[.C80]" office:value-type="float" office:value="3502.94068364611">
            <text:p>3502,94</text:p>
          </table:table-cell>
          <table:table-cell table:formula="of:=[.G80] /[.G$85]" office:value-type="percentage" office:value="1.04565393541675">
            <text:p>104,57%</text:p>
          </table:table-cell>
          <table:table-cell/>
          <table:table-cell table:formula="of:=0.375 * [.A80] + 5" office:value-type="float" office:value="33.125">
            <text:p>33,13</text:p>
          </table:table-cell>
          <table:table-cell table:formula="of:= [.J80] / [.C80]" office:value-type="float" office:value="41.1176273458445">
            <text:p>41,12</text:p>
          </table:table-cell>
          <table:table-cell table:formula="of:= [.K80] / [.K$85]" office:value-type="percentage" office:value="1.17478935273841">
            <text:p>117,48%</text:p>
          </table:table-cell>
          <table:table-cell/>
          <table:table-cell table:formula="of:=2 * (10 + [.A80])" office:value-type="float" office:value="170">
            <text:p>170</text:p>
          </table:table-cell>
          <table:table-cell table:formula="of:=[.N80] /[.C80]" office:value-type="float" office:value="211.018766756032">
            <text:p>211,02</text:p>
          </table:table-cell>
          <table:table-cell table:formula="of:=[.O80] / [.O$85]" office:value-type="percentage" office:value="1.17232648197796">
            <text:p>117,23%</text:p>
          </table:table-cell>
          <table:table-cell/>
          <table:table-cell table:formula="of:=10 + 2 *[.A80]" office:value-type="float" office:value="160">
            <text:p>160</text:p>
          </table:table-cell>
          <table:table-cell table:formula="of:=[.R80] /[.C80]" office:value-type="float" office:value="198.605898123324">
            <text:p>198,61</text:p>
          </table:table-cell>
          <table:table-cell table:formula="of:=[.S80]/[.S$85]" office:value-type="percentage" office:value="1.16826998896073">
            <text:p>116,83%</text:p>
          </table:table-cell>
          <table:table-cell/>
          <table:table-cell table:formula="of:=[.N80] / [.E80]" office:value-type="percentage" office:value="0.085260107780215">
            <text:p>8,53%</text:p>
          </table:table-cell>
          <table:table-cell table:formula="of:=[.N80] / [.F80]" office:value-type="percentage" office:value="0.0602404624609255">
            <text:p>6,02%</text:p>
          </table:table-cell>
          <table:table-cell/>
          <table:table-cell table:formula="of:=(0.0024 * [.A80] * [.A80]) + (0.06 * [.A80]) + 1" office:value-type="float" office:value="19">
            <text:p>19</text:p>
          </table:table-cell>
          <table:table-cell table:formula="of:=MIN([.D80]; [.$AA$3]*[.C80])" office:value-type="float" office:value="796.753779697624">
            <text:p>796,75</text:p>
          </table:table-cell>
          <table:table-cell table:formula="of:=([.Z80] / [.Y80]) %" office:value-type="percentage" office:value="0.419344094577697">
            <text:p>41,93%</text:p>
          </table:table-cell>
          <table:table-cell table:formula="of:=[.AA80] * 100 * [.Y$85]" office:value-type="float" office:value="887.332104126407">
            <text:p>887,33</text:p>
          </table:table-cell>
          <table:table-cell table:formula="of:=[.AB80] /[.AB$85]" office:value-type="percentage" office:value="0.897201318631352">
            <text:p>89,72%</text:p>
          </table:table-cell>
          <table:table-cell table:formula="of:=[.AA80] + 0.045 + 0.2" office:value-type="percentage" office:value="0.664344094577697">
            <text:p>66,43%</text:p>
          </table:table-cell>
          <table:table-cell table:formula="of:=[.AD80] * 100 * [.Y$85]" office:value-type="float" office:value="1405.75210412641">
            <text:p>1405,75</text:p>
          </table:table-cell>
          <table:table-cell table:formula="of:=[.AE80] /[.AE$85]" office:value-type="percentage" office:value="0.932555030533233">
            <text:p>93,26%</text:p>
          </table:table-cell>
          <table:table-cell/>
          <table:table-cell table:formula="of:=[.N80]% / [.Y80]" office:value-type="percentage" office:value="0.0894736842105263">
            <text:p>8,95%</text:p>
          </table:table-cell>
          <table:table-cell/>
          <table:table-cell table:formula="of:=ROW() -5" office:value-type="float" office:value="75">
            <text:p>75</text:p>
          </table:table-cell>
        </table:table-row>
        <table:table-row table:style-name="ro1">
          <table:table-cell table:formula="of:=ROW() -5" office:value-type="float" office:value="76">
            <text:p>76</text:p>
          </table:table-cell>
          <table:table-cell office:value-type="float" office:value="831">
            <text:p>831</text:p>
          </table:table-cell>
          <table:table-cell table:formula="of:=[.B81]/[.B$85]" office:value-type="percentage" office:value="0.897408207343413">
            <text:p>89,74%</text:p>
          </table:table-cell>
          <table:table-cell office:value-type="float" office:value="2300">
            <text:p>2300</text:p>
          </table:table-cell>
          <table:table-cell table:formula="of:=MIN([.D81]; [.$B$3]*[.C81])" office:value-type="float" office:value="2221.08531317495">
            <text:p>2221,09</text:p>
          </table:table-cell>
          <table:table-cell table:formula="of:= [.E81] + + [.$E$3] * [.J81]" office:value-type="float" office:value="3058.58531317495">
            <text:p>3058,59</text:p>
          </table:table-cell>
          <table:table-cell table:formula="of:=[.F81] /[.C81]" office:value-type="float" office:value="3408.24308062575">
            <text:p>3408,24</text:p>
          </table:table-cell>
          <table:table-cell table:formula="of:=[.G81] /[.G$85]" office:value-type="percentage" office:value="1.01738599421664">
            <text:p>101,74%</text:p>
          </table:table-cell>
          <table:table-cell/>
          <table:table-cell table:formula="of:=0.375 * [.A81] + 5" office:value-type="float" office:value="33.5">
            <text:p>33,5</text:p>
          </table:table-cell>
          <table:table-cell table:formula="of:= [.J81] / [.C81]" office:value-type="float" office:value="37.3297232250301">
            <text:p>37,33</text:p>
          </table:table-cell>
          <table:table-cell table:formula="of:= [.K81] / [.K$85]" office:value-type="percentage" office:value="1.06656352071515">
            <text:p>106,66%</text:p>
          </table:table-cell>
          <table:table-cell/>
          <table:table-cell table:formula="of:=2 * (10 + [.A81])" office:value-type="float" office:value="172">
            <text:p>172</text:p>
          </table:table-cell>
          <table:table-cell table:formula="of:=[.N81] /[.C81]" office:value-type="float" office:value="191.663056558363">
            <text:p>191,66</text:p>
          </table:table-cell>
          <table:table-cell table:formula="of:=[.O81] / [.O$85]" office:value-type="percentage" office:value="1.06479475865757">
            <text:p>106,48%</text:p>
          </table:table-cell>
          <table:table-cell/>
          <table:table-cell table:formula="of:=10 + 2 *[.A81]" office:value-type="float" office:value="162">
            <text:p>162</text:p>
          </table:table-cell>
          <table:table-cell table:formula="of:=[.R81] /[.C81]" office:value-type="float" office:value="180.519855595668">
            <text:p>180,52</text:p>
          </table:table-cell>
          <table:table-cell table:formula="of:=[.S81]/[.S$85]" office:value-type="percentage" office:value="1.06188150350393">
            <text:p>106,19%</text:p>
          </table:table-cell>
          <table:table-cell/>
          <table:table-cell table:formula="of:=[.N81] / [.E81]" office:value-type="percentage" office:value="0.07743961881146">
            <text:p>7,74%</text:p>
          </table:table-cell>
          <table:table-cell table:formula="of:=[.N81] / [.F81]" office:value-type="percentage" office:value="0.0562351487333392">
            <text:p>5,62%</text:p>
          </table:table-cell>
          <table:table-cell/>
          <table:table-cell table:formula="of:=(0.0024 * [.A81] * [.A81]) + (0.06 * [.A81]) + 1" office:value-type="float" office:value="19.4224">
            <text:p>19,42</text:p>
          </table:table-cell>
          <table:table-cell table:formula="of:=MIN([.D81]; [.$AA$3]*[.C81])" office:value-type="float" office:value="887.536717062635">
            <text:p>887,54</text:p>
          </table:table-cell>
          <table:table-cell table:formula="of:=([.Z81] / [.Y81]) %" office:value-type="percentage" office:value="0.456965522830667">
            <text:p>45,70%</text:p>
          </table:table-cell>
          <table:table-cell table:formula="of:=[.AA81] * 100 * [.Y$85]" office:value-type="float" office:value="966.939046309692">
            <text:p>966,94</text:p>
          </table:table-cell>
          <table:table-cell table:formula="of:=[.AB81] /[.AB$85]" office:value-type="percentage" office:value="0.977693676753986">
            <text:p>97,77%</text:p>
          </table:table-cell>
          <table:table-cell table:formula="of:=[.AA81] + 0.045 + 0.2" office:value-type="percentage" office:value="0.701965522830667">
            <text:p>70,20%</text:p>
          </table:table-cell>
          <table:table-cell table:formula="of:=[.AD81] * 100 * [.Y$85]" office:value-type="float" office:value="1485.35904630969">
            <text:p>1485,36</text:p>
          </table:table-cell>
          <table:table-cell table:formula="of:=[.AE81] /[.AE$85]" office:value-type="percentage" office:value="0.985365091553576">
            <text:p>98,54%</text:p>
          </table:table-cell>
          <table:table-cell/>
          <table:table-cell table:formula="of:=[.N81]% / [.Y81]" office:value-type="percentage" office:value="0.0885575418073976">
            <text:p>8,86%</text:p>
          </table:table-cell>
          <table:table-cell/>
          <table:table-cell table:formula="of:=ROW() -5" office:value-type="float" office:value="76">
            <text:p>76</text:p>
          </table:table-cell>
        </table:table-row>
        <table:table-row table:style-name="ro1">
          <table:table-cell table:formula="of:=ROW() -5" office:value-type="float" office:value="77">
            <text:p>77</text:p>
          </table:table-cell>
          <table:table-cell office:value-type="float" office:value="831">
            <text:p>831</text:p>
          </table:table-cell>
          <table:table-cell table:formula="of:=[.B82]/[.B$85]" office:value-type="percentage" office:value="0.897408207343413">
            <text:p>89,74%</text:p>
          </table:table-cell>
          <table:table-cell office:value-type="float" office:value="2350">
            <text:p>2350</text:p>
          </table:table-cell>
          <table:table-cell table:formula="of:=MIN([.D82]; [.$B$3]*[.C82])" office:value-type="float" office:value="2221.08531317495">
            <text:p>2221,09</text:p>
          </table:table-cell>
          <table:table-cell table:formula="of:= [.E82] + + [.$E$3] * [.J82]" office:value-type="float" office:value="3067.96031317495">
            <text:p>3067,96</text:p>
          </table:table-cell>
          <table:table-cell table:formula="of:=[.F82] /[.C82]" office:value-type="float" office:value="3418.68983152828">
            <text:p>3418,69</text:p>
          </table:table-cell>
          <table:table-cell table:formula="of:=[.G82] /[.G$85]" office:value-type="percentage" office:value="1.02050442732187">
            <text:p>102,05%</text:p>
          </table:table-cell>
          <table:table-cell/>
          <table:table-cell table:formula="of:=0.375 * [.A82] + 5" office:value-type="float" office:value="33.875">
            <text:p>33,88</text:p>
          </table:table-cell>
          <table:table-cell table:formula="of:= [.J82] / [.C82]" office:value-type="float" office:value="37.7475932611312">
            <text:p>37,75</text:p>
          </table:table-cell>
          <table:table-cell table:formula="of:= [.K82] / [.K$85]" office:value-type="percentage" office:value="1.07850266460375">
            <text:p>107,85%</text:p>
          </table:table-cell>
          <table:table-cell/>
          <table:table-cell table:formula="of:=2 * (10 + [.A82])" office:value-type="float" office:value="174">
            <text:p>174</text:p>
          </table:table-cell>
          <table:table-cell table:formula="of:=[.N82] /[.C82]" office:value-type="float" office:value="193.891696750903">
            <text:p>193,89</text:p>
          </table:table-cell>
          <table:table-cell table:formula="of:=[.O82] / [.O$85]" office:value-type="percentage" office:value="1.07717609306057">
            <text:p>107,72%</text:p>
          </table:table-cell>
          <table:table-cell/>
          <table:table-cell table:formula="of:=10 + 2 *[.A82]" office:value-type="float" office:value="164">
            <text:p>164</text:p>
          </table:table-cell>
          <table:table-cell table:formula="of:=[.R82] /[.C82]" office:value-type="float" office:value="182.748495788207">
            <text:p>182,75</text:p>
          </table:table-cell>
          <table:table-cell table:formula="of:=[.S82]/[.S$85]" office:value-type="percentage" office:value="1.07499115169534">
            <text:p>107,50%</text:p>
          </table:table-cell>
          <table:table-cell/>
          <table:table-cell table:formula="of:=[.N82] / [.E82]" office:value-type="percentage" office:value="0.0783400794953142">
            <text:p>7,83%</text:p>
          </table:table-cell>
          <table:table-cell table:formula="of:=[.N82] / [.F82]" office:value-type="percentage" office:value="0.0567152056213962">
            <text:p>5,67%</text:p>
          </table:table-cell>
          <table:table-cell/>
          <table:table-cell table:formula="of:=(0.0024 * [.A82] * [.A82]) + (0.06 * [.A82]) + 1" office:value-type="float" office:value="19.8496">
            <text:p>19,85</text:p>
          </table:table-cell>
          <table:table-cell table:formula="of:=MIN([.D82]; [.$AA$3]*[.C82])" office:value-type="float" office:value="887.536717062635">
            <text:p>887,54</text:p>
          </table:table-cell>
          <table:table-cell table:formula="of:=([.Z82] / [.Y82]) %" office:value-type="percentage" office:value="0.447130782012048">
            <text:p>44,71%</text:p>
          </table:table-cell>
          <table:table-cell table:formula="of:=[.AA82] * 100 * [.Y$85]" office:value-type="float" office:value="946.128734737494">
            <text:p>946,13</text:p>
          </table:table-cell>
          <table:table-cell table:formula="of:=[.AB82] /[.AB$85]" office:value-type="percentage" office:value="0.956651905700196">
            <text:p>95,67%</text:p>
          </table:table-cell>
          <table:table-cell table:formula="of:=[.AA82] + 0.045 + 0.2" office:value-type="percentage" office:value="0.692130782012048">
            <text:p>69,21%</text:p>
          </table:table-cell>
          <table:table-cell table:formula="of:=[.AD82] * 100 * [.Y$85]" office:value-type="float" office:value="1464.54873473749">
            <text:p>1464,55</text:p>
          </table:table-cell>
          <table:table-cell table:formula="of:=[.AE82] /[.AE$85]" office:value-type="percentage" office:value="0.971559840480751">
            <text:p>97,16%</text:p>
          </table:table-cell>
          <table:table-cell/>
          <table:table-cell table:formula="of:=[.N82]% / [.Y82]" office:value-type="percentage" office:value="0.0876591971626632">
            <text:p>8,77%</text:p>
          </table:table-cell>
          <table:table-cell/>
          <table:table-cell table:formula="of:=ROW() -5" office:value-type="float" office:value="77">
            <text:p>77</text:p>
          </table:table-cell>
        </table:table-row>
        <table:table-row table:style-name="ro1">
          <table:table-cell table:formula="of:=ROW() -5" office:value-type="float" office:value="78">
            <text:p>78</text:p>
          </table:table-cell>
          <table:table-cell office:value-type="float" office:value="831">
            <text:p>831</text:p>
          </table:table-cell>
          <table:table-cell table:formula="of:=[.B83]/[.B$85]" office:value-type="percentage" office:value="0.897408207343413">
            <text:p>89,74%</text:p>
          </table:table-cell>
          <table:table-cell office:value-type="float" office:value="2400">
            <text:p>2400</text:p>
          </table:table-cell>
          <table:table-cell table:formula="of:=MIN([.D83]; [.$B$3]*[.C83])" office:value-type="float" office:value="2221.08531317495">
            <text:p>2221,09</text:p>
          </table:table-cell>
          <table:table-cell table:formula="of:= [.E83] + + [.$E$3] * [.J83]" office:value-type="float" office:value="3077.33531317495">
            <text:p>3077,34</text:p>
          </table:table-cell>
          <table:table-cell table:formula="of:=[.F83] /[.C83]" office:value-type="float" office:value="3429.13658243081">
            <text:p>3429,14</text:p>
          </table:table-cell>
          <table:table-cell table:formula="of:=[.G83] /[.G$85]" office:value-type="percentage" office:value="1.02362286042711">
            <text:p>102,36%</text:p>
          </table:table-cell>
          <table:table-cell/>
          <table:table-cell table:formula="of:=0.375 * [.A83] + 5" office:value-type="float" office:value="34.25">
            <text:p>34,25</text:p>
          </table:table-cell>
          <table:table-cell table:formula="of:= [.J83] / [.C83]" office:value-type="float" office:value="38.1654632972322">
            <text:p>38,17</text:p>
          </table:table-cell>
          <table:table-cell table:formula="of:= [.K83] / [.K$85]" office:value-type="percentage" office:value="1.09044180849235">
            <text:p>109,04%</text:p>
          </table:table-cell>
          <table:table-cell/>
          <table:table-cell table:formula="of:=2 * (10 + [.A83])" office:value-type="float" office:value="176">
            <text:p>176</text:p>
          </table:table-cell>
          <table:table-cell table:formula="of:=[.N83] /[.C83]" office:value-type="float" office:value="196.120336943442">
            <text:p>196,12</text:p>
          </table:table-cell>
          <table:table-cell table:formula="of:=[.O83] / [.O$85]" office:value-type="percentage" office:value="1.08955742746356">
            <text:p>108,96%</text:p>
          </table:table-cell>
          <table:table-cell/>
          <table:table-cell table:formula="of:=10 + 2 *[.A83]" office:value-type="float" office:value="166">
            <text:p>166</text:p>
          </table:table-cell>
          <table:table-cell table:formula="of:=[.R83] /[.C83]" office:value-type="float" office:value="184.977135980746">
            <text:p>184,98</text:p>
          </table:table-cell>
          <table:table-cell table:formula="of:=[.S83]/[.S$85]" office:value-type="percentage" office:value="1.08810079988674">
            <text:p>108,81%</text:p>
          </table:table-cell>
          <table:table-cell/>
          <table:table-cell table:formula="of:=[.N83] / [.E83]" office:value-type="percentage" office:value="0.0792405401791683">
            <text:p>7,92%</text:p>
          </table:table-cell>
          <table:table-cell table:formula="of:=[.N83] / [.F83]" office:value-type="percentage" office:value="0.0571923375546675">
            <text:p>5,72%</text:p>
          </table:table-cell>
          <table:table-cell/>
          <table:table-cell table:formula="of:=(0.0024 * [.A83] * [.A83]) + (0.06 * [.A83]) + 1" office:value-type="float" office:value="20.2816">
            <text:p>20,28</text:p>
          </table:table-cell>
          <table:table-cell table:formula="of:=MIN([.D83]; [.$AA$3]*[.C83])" office:value-type="float" office:value="887.536717062635">
            <text:p>887,54</text:p>
          </table:table-cell>
          <table:table-cell table:formula="of:=([.Z83] / [.Y83]) %" office:value-type="percentage" office:value="0.437606854026623">
            <text:p>43,76%</text:p>
          </table:table-cell>
          <table:table-cell table:formula="of:=[.AA83] * 100 * [.Y$85]" office:value-type="float" office:value="925.976103120334">
            <text:p>925,98</text:p>
          </table:table-cell>
          <table:table-cell table:formula="of:=[.AB83] /[.AB$85]" office:value-type="percentage" office:value="0.936275129545332">
            <text:p>93,63%</text:p>
          </table:table-cell>
          <table:table-cell table:formula="of:=[.AA83] + 0.045 + 0.2" office:value-type="percentage" office:value="0.682606854026623">
            <text:p>68,26%</text:p>
          </table:table-cell>
          <table:table-cell table:formula="of:=[.AD83] * 100 * [.Y$85]" office:value-type="float" office:value="1444.39610312033">
            <text:p>1444,4</text:p>
          </table:table-cell>
          <table:table-cell table:formula="of:=[.AE83] /[.AE$85]" office:value-type="percentage" office:value="0.958190884504872">
            <text:p>95,82%</text:p>
          </table:table-cell>
          <table:table-cell/>
          <table:table-cell table:formula="of:=[.N83]% / [.Y83]" office:value-type="percentage" office:value="0.0867781634585043">
            <text:p>8,68%</text:p>
          </table:table-cell>
          <table:table-cell/>
          <table:table-cell table:formula="of:=ROW() -5" office:value-type="float" office:value="78">
            <text:p>78</text:p>
          </table:table-cell>
        </table:table-row>
        <table:table-row table:style-name="ro1">
          <table:table-cell table:formula="of:=ROW() -5" office:value-type="float" office:value="79">
            <text:p>79</text:p>
          </table:table-cell>
          <table:table-cell office:value-type="float" office:value="831">
            <text:p>831</text:p>
          </table:table-cell>
          <table:table-cell table:formula="of:=[.B84]/[.B$85]" office:value-type="percentage" office:value="0.897408207343413">
            <text:p>89,74%</text:p>
          </table:table-cell>
          <table:table-cell office:value-type="float" office:value="2450">
            <text:p>2450</text:p>
          </table:table-cell>
          <table:table-cell table:formula="of:=MIN([.D84]; [.$B$3]*[.C84])" office:value-type="float" office:value="2221.08531317495">
            <text:p>2221,09</text:p>
          </table:table-cell>
          <table:table-cell table:formula="of:= [.E84] + + [.$E$3] * [.J84]" office:value-type="float" office:value="3086.71031317495">
            <text:p>3086,71</text:p>
          </table:table-cell>
          <table:table-cell table:formula="of:=[.F84] /[.C84]" office:value-type="float" office:value="3439.58333333333">
            <text:p>3439,58</text:p>
          </table:table-cell>
          <table:table-cell table:formula="of:=[.G84] /[.G$85]" office:value-type="percentage" office:value="1.02674129353234">
            <text:p>102,67%</text:p>
          </table:table-cell>
          <table:table-cell/>
          <table:table-cell table:formula="of:=0.375 * [.A84] + 5" office:value-type="float" office:value="34.625">
            <text:p>34,63</text:p>
          </table:table-cell>
          <table:table-cell table:formula="of:= [.J84] / [.C84]" office:value-type="float" office:value="38.5833333333333">
            <text:p>38,58</text:p>
          </table:table-cell>
          <table:table-cell table:formula="of:= [.K84] / [.K$85]" office:value-type="percentage" office:value="1.10238095238095">
            <text:p>110,24%</text:p>
          </table:table-cell>
          <table:table-cell/>
          <table:table-cell table:formula="of:=2 * (10 + [.A84])" office:value-type="float" office:value="178">
            <text:p>178</text:p>
          </table:table-cell>
          <table:table-cell table:formula="of:=[.N84] /[.C84]" office:value-type="float" office:value="198.348977135981">
            <text:p>198,35</text:p>
          </table:table-cell>
          <table:table-cell table:formula="of:=[.O84] / [.O$85]" office:value-type="percentage" office:value="1.10193876186656">
            <text:p>110,19%</text:p>
          </table:table-cell>
          <table:table-cell/>
          <table:table-cell table:formula="of:=10 + 2 *[.A84]" office:value-type="float" office:value="168">
            <text:p>168</text:p>
          </table:table-cell>
          <table:table-cell table:formula="of:=[.R84] /[.C84]" office:value-type="float" office:value="187.205776173285">
            <text:p>187,21</text:p>
          </table:table-cell>
          <table:table-cell table:formula="of:=[.S84]/[.S$85]" office:value-type="percentage" office:value="1.10121044807815">
            <text:p>110,12%</text:p>
          </table:table-cell>
          <table:table-cell/>
          <table:table-cell table:formula="of:=[.N84] / [.E84]" office:value-type="percentage" office:value="0.0801410008630225">
            <text:p>8,01%</text:p>
          </table:table-cell>
          <table:table-cell table:formula="of:=[.N84] / [.F84]" office:value-type="percentage" office:value="0.0576665711842948">
            <text:p>5,77%</text:p>
          </table:table-cell>
          <table:table-cell/>
          <table:table-cell table:formula="of:=(0.0024 * [.A84] * [.A84]) + (0.06 * [.A84]) + 1" office:value-type="float" office:value="20.7184">
            <text:p>20,72</text:p>
          </table:table-cell>
          <table:table-cell table:formula="of:=MIN([.D84]; [.$AA$3]*[.C84])" office:value-type="float" office:value="887.536717062635">
            <text:p>887,54</text:p>
          </table:table-cell>
          <table:table-cell table:formula="of:=([.Z84] / [.Y84]) %" office:value-type="percentage" office:value="0.428380916027606">
            <text:p>42,84%</text:p>
          </table:table-cell>
          <table:table-cell table:formula="of:=[.AA84] * 100 * [.Y$85]" office:value-type="float" office:value="906.454018314414">
            <text:p>906,45</text:p>
          </table:table-cell>
          <table:table-cell table:formula="of:=[.AB84] /[.AB$85]" office:value-type="percentage" office:value="0.916535913361389">
            <text:p>91,65%</text:p>
          </table:table-cell>
          <table:table-cell table:formula="of:=[.AA84] + 0.045 + 0.2" office:value-type="percentage" office:value="0.673380916027606">
            <text:p>67,34%</text:p>
          </table:table-cell>
          <table:table-cell table:formula="of:=[.AD84] * 100 * [.Y$85]" office:value-type="float" office:value="1424.87401831441">
            <text:p>1424,87</text:p>
          </table:table-cell>
          <table:table-cell table:formula="of:=[.AE84] /[.AE$85]" office:value-type="percentage" office:value="0.94524022390204">
            <text:p>94,52%</text:p>
          </table:table-cell>
          <table:table-cell/>
          <table:table-cell table:formula="of:=[.N84]% / [.Y84]" office:value-type="percentage" office:value="0.0859139701907483">
            <text:p>8,59%</text:p>
          </table:table-cell>
          <table:table-cell/>
          <table:table-cell table:formula="of:=ROW() -5" office:value-type="float" office:value="79">
            <text:p>79</text:p>
          </table:table-cell>
        </table:table-row>
        <table:table-row table:style-name="ro1">
          <table:table-cell table:formula="of:=ROW() -5" office:value-type="float" office:value="80">
            <text:p>80</text:p>
          </table:table-cell>
          <table:table-cell office:value-type="float" office:value="926">
            <text:p>926</text:p>
          </table:table-cell>
          <table:table-cell table:formula="of:=[.B85]/[.B$85]" office:value-type="percentage" office:value="1">
            <text:p>100,00%</text:p>
          </table:table-cell>
          <table:table-cell office:value-type="float" office:value="10000">
            <text:p>10000</text:p>
          </table:table-cell>
          <table:table-cell table:formula="of:=MIN([.D85]; [.$B$3]*[.C85])" office:value-type="float" office:value="2475">
            <text:p>2475</text:p>
          </table:table-cell>
          <table:table-cell table:formula="of:= [.E85] + + [.$E$3] * [.J85]" office:value-type="float" office:value="3350">
            <text:p>3350</text:p>
          </table:table-cell>
          <table:table-cell table:formula="of:=[.F85] /[.C85]" office:value-type="float" office:value="3350">
            <text:p>3350</text:p>
          </table:table-cell>
          <table:table-cell table:formula="of:=[.G85] /[.G$85]" office:value-type="percentage" office:value="1">
            <text:p>100,00%</text:p>
          </table:table-cell>
          <table:table-cell/>
          <table:table-cell table:formula="of:=0.375 * [.A85] + 5" office:value-type="float" office:value="35">
            <text:p>35</text:p>
          </table:table-cell>
          <table:table-cell table:formula="of:= [.J85] / [.C85]" office:value-type="float" office:value="35">
            <text:p>35</text:p>
          </table:table-cell>
          <table:table-cell table:formula="of:= [.K85] / [.K$85]" office:value-type="percentage" office:value="1">
            <text:p>100,00%</text:p>
          </table:table-cell>
          <table:table-cell/>
          <table:table-cell table:formula="of:=2 * (10 + [.A85])" office:value-type="float" office:value="180">
            <text:p>180</text:p>
          </table:table-cell>
          <table:table-cell table:formula="of:=[.N85] /[.C85]" office:value-type="float" office:value="180">
            <text:p>180</text:p>
          </table:table-cell>
          <table:table-cell table:formula="of:=[.O85] / [.O$85]" office:value-type="percentage" office:value="1">
            <text:p>100,00%</text:p>
          </table:table-cell>
          <table:table-cell/>
          <table:table-cell table:formula="of:=10 + 2 *[.A85]" office:value-type="float" office:value="170">
            <text:p>170</text:p>
          </table:table-cell>
          <table:table-cell table:formula="of:=[.R85] /[.C85]" office:value-type="float" office:value="170">
            <text:p>170</text:p>
          </table:table-cell>
          <table:table-cell table:formula="of:=[.S85]/[.S$85]" office:value-type="percentage" office:value="1">
            <text:p>100,00%</text:p>
          </table:table-cell>
          <table:table-cell/>
          <table:table-cell table:formula="of:=[.N85] / [.E85]" office:value-type="percentage" office:value="0.0727272727272727">
            <text:p>7,27%</text:p>
          </table:table-cell>
          <table:table-cell table:formula="of:=[.N85] / [.F85]" office:value-type="percentage" office:value="0.0537313432835821">
            <text:p>5,37%</text:p>
          </table:table-cell>
          <table:table-cell/>
          <table:table-cell table:formula="of:=(0.0024 * [.A85] * [.A85]) + (0.06 * [.A85]) + 1" office:value-type="float" office:value="21.16">
            <text:p>21,16</text:p>
          </table:table-cell>
          <table:table-cell table:formula="of:=MIN([.D85]; [.$AA$3]*[.C85])" office:value-type="float" office:value="989">
            <text:p>989</text:p>
          </table:table-cell>
          <table:table-cell table:formula="of:=([.Z85] / [.Y85]) %" office:value-type="percentage" office:value="0.467391304347826">
            <text:p>46,74%</text:p>
          </table:table-cell>
          <table:table-cell table:formula="of:=[.AA85] * 100 * [.Y$85]" office:value-type="float" office:value="989">
            <text:p>989</text:p>
          </table:table-cell>
          <table:table-cell table:formula="of:=[.AB85] /[.AB$85]" office:value-type="percentage" office:value="1">
            <text:p>100,00%</text:p>
          </table:table-cell>
          <table:table-cell table:formula="of:=[.AA85] + 0.045 + 0.2" office:value-type="percentage" office:value="0.712391304347826">
            <text:p>71,24%</text:p>
          </table:table-cell>
          <table:table-cell table:formula="of:=[.AD85] * 100 * [.Y$85]" office:value-type="float" office:value="1507.42">
            <text:p>1507,42</text:p>
          </table:table-cell>
          <table:table-cell table:formula="of:=[.AE85] /[.AE$85]" office:value-type="percentage" office:value="1">
            <text:p>100,00%</text:p>
          </table:table-cell>
          <table:table-cell/>
          <table:table-cell table:formula="of:=[.N85]% / [.Y85]" office:value-type="percentage" office:value="0.0850661625708885">
            <text:p>8,51%</text:p>
          </table:table-cell>
          <table:table-cell/>
          <table:table-cell table:style-name="Default"/>
        </table:table-row>
      </table:table>
      <table:table table:name="Strength Calc" table:style-name="ta1" table:print="false">
        <table:table-column table:style-name="co1" table:default-cell-style-name="ce3"/>
        <table:table-column table:style-name="co1" table:default-cell-style-name="ce4"/>
        <table:table-column table:style-name="co1" table:number-columns-repeated="2" table:default-cell-style-name="Default"/>
        <table:table-row table:style-name="ro1" table:number-rows-repeated="2"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Strength</text:p>
          </table:table-cell>
          <table:table-cell office:value-type="float" office:value="920">
            <text:p>920</text:p>
          </table:table-cell>
          <table:table-cell table:style-name="ce4" office:value-type="float" office:value="1080">
            <text:p>1080</text:p>
          </table:table-cell>
          <table:table-cell/>
        </table:table-row>
        <table:table-row table:style-name="ro1">
          <table:table-cell office:value-type="string">
            <text:p>Spread</text:p>
          </table:table-cell>
          <table:table-cell table:style-name="ce15" table:formula="of:=([.C3]-([.C3]+[.B3])/2)/([.C3]+[.B3])*2" office:value-type="percentage" office:value="0.08">
            <text:p>8,00%</text:p>
          </table:table-cell>
          <table:table-cell table:number-columns-repeated="2"/>
        </table:table-row>
        <table:table-row table:style-name="ro1">
          <table:table-cell office:value-type="string">
            <text:p>Power</text:p>
          </table:table-cell>
          <table:table-cell office:value-type="float" office:value="2300">
            <text:p>2300</text:p>
          </table:table-cell>
          <table:table-cell table:number-columns-repeated="2"/>
        </table:table-row>
        <table:table-row table:style-name="ro1">
          <table:table-cell office:value-type="string">
            <text:p>Coefficient</text:p>
          </table:table-cell>
          <table:table-cell office:value-type="float" office:value="0.66">
            <text:p>0,66</text:p>
          </table:table-cell>
          <table:table-cell table:number-columns-repeated="2"/>
        </table:table-row>
        <table:table-row table:style-name="ro1">
          <table:table-cell office:value-type="string">
            <text:p>Damage</text:p>
          </table:table-cell>
          <table:table-cell office:value-type="float" office:value="566">
            <text:p>566</text:p>
          </table:table-cell>
          <table:table-cell table:number-columns-repeated="2"/>
        </table:table-row>
        <table:table-row table:style-name="ro1">
          <table:table-cell office:value-type="string">
            <text:p>Target Armor</text:p>
          </table:table-cell>
          <table:table-cell office:value-type="float" office:value="2600">
            <text:p>2600</text:p>
          </table:table-cell>
          <table:table-cell table:number-columns-repeated="2"/>
        </table:table-row>
        <table:table-row table:style-name="ro1">
          <table:table-cell office:value-type="string">
            <text:p>Strength</text:p>
          </table:table-cell>
          <table:table-cell table:style-name="ce13" table:formula="of:=[.B7]*[.B8]/[.B6]/[.B5]" office:value-type="float" office:value="969.433465085639">
            <text:p>969,4335</text:p>
          </table:table-cell>
          <table:table-cell table:style-name="ce13" table:formula="of:=[.B9]/(1 + [.B4])" office:value-type="float" office:value="897.623578782999">
            <text:p>897,6236</text:p>
          </table:table-cell>
          <table:table-cell table:style-name="ce13" table:formula="of:=[.B9] * (1 + [.B4])" office:value-type="float" office:value="1046.98814229249">
            <text:p>1046,988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0">
      <number:number number:decimal-places="1" number:min-integer-digits="1"/>
    </number:number-style>
    <number:number-style style:name="N111">
      <number:number number:decimal-places="10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3" number:min-integer-digits="1"/>
    </number:number-style>
    <number:currency-style style:name="N115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1">01.12.2014</text:date>, <text:time>11:03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13H22M4S</meta:editing-duration>
    <meta:editing-cycles>113</meta:editing-cycles>
    <meta:generator>OpenOffice/4.1.1$Win32 OpenOffice.org_project/411m6$Build-9775</meta:generator>
    <dc:date>2014-12-01T11:03:23.10</dc:date>
    <dc:creator>Jere Kuusela</dc:creator>
    <meta:document-statistic meta:table-count="7" meta:cell-count="4726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5.935cm" svg:height="9.007cm" xlink:href=".." xlink:type="simple" chart:class="chart:line" chart:style-name="ch1">
        <chart:legend chart:legend-position="end" svg:x="33.136cm" svg:y="3.667cm" style:legend-expansion="high" chart:style-name="ch2"/>
        <chart:plot-area chart:style-name="ch3" table:cell-range-address="Graphs.C2:Graphs.D81 Graphs.F2:Graphs.G81" chart:data-source-has-labels="column" svg:x="1.168cm" svg:y="0.855cm" svg:width="30.532cm" svg:height="7.552cm">
          <chartooo:coordinate-region svg:x="2.16cm" svg:y="1.067cm" svg:width="29.353cm" svg:height="6.243cm"/>
          <chart:axis chart:dimension="x" chart:name="primary-x" chart:style-name="ch4" chartooo:axis-type="auto">
            <chartooo:date-scale/>
            <chart:categories table:cell-range-address="Graphs.C2:Graphs.C8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Graphs.D2:Graphs.D81" chart:class="chart:line">
            <chart:data-point chart:repeated="80"/>
          </chart:series>
          <chart:series chart:style-name="ch7" chart:values-cell-range-address="Graphs.F2:Graphs.F81" chart:class="chart:line">
            <chart:data-point chart:repeated="80"/>
          </chart:series>
          <chart:series chart:style-name="ch8" chart:values-cell-range-address="Graphs.G2:Graphs.G81" chart:class="chart:line">
            <chart:data-point chart:repeated="8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rake D</text:p>
              </table:table-cell>
              <table:table-cell office:value-type="string">
                <text:p>Sarake F</text:p>
              </table:table-cell>
              <table:table-cell office:value-type="string">
                <text:p>Sarake G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Graphs.C2:Graphs.C81</svg:desc>
                </draw:g>
              </table:table-cell>
              <table:table-cell office:value-type="float" office:value="NaN">
                <text:p>NaN</text:p>
                <draw:g>
                  <svg:desc>Graphs.D2:Graphs.D81</svg:desc>
                </draw:g>
              </table:table-cell>
              <table:table-cell office:value-type="float" office:value="24">
                <text:p>24</text:p>
                <draw:g>
                  <svg:desc>Graphs.F2:Graphs.F81</svg:desc>
                </draw:g>
              </table:table-cell>
              <table:table-cell office:value-type="float" office:value="3000">
                <text:p>3000</text:p>
                <draw:g>
                  <svg:desc>Graphs.G2:Graphs.G8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49">
                <text:p>149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70">
                <text:p>170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06">
                <text:p>206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34">
                <text:p>234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74">
                <text:p>274</text:p>
              </table:table-cell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89">
                <text:p>289</text:p>
              </table:table-cell>
              <table:table-cell office:value-type="float" office:value="92">
                <text:p>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98">
                <text:p>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24">
                <text:p>324</text:p>
              </table:table-cell>
              <table:table-cell office:value-type="float" office:value="116">
                <text:p>116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370">
                <text:p>370</text:p>
              </table:table-cell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387">
                <text:p>387</text:p>
              </table:table-cell>
              <table:table-cell office:value-type="float" office:value="148">
                <text:p>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156">
                <text:p>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415">
                <text:p>415</text:p>
              </table:table-cell>
              <table:table-cell office:value-type="float" office:value="164">
                <text:p>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172">
                <text:p>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443">
                <text:p>443</text:p>
              </table:table-cell>
              <table:table-cell office:value-type="float" office:value="180">
                <text:p>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188">
                <text:p>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196">
                <text:p>196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515">
                <text:p>515</text:p>
              </table:table-cell>
              <table:table-cell office:value-type="float" office:value="206">
                <text:p>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216">
                <text:p>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226">
                <text:p>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580">
                <text:p>580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599">
                <text:p>599</text:p>
              </table:table-cell>
              <table:table-cell office:value-type="float" office:value="246">
                <text:p>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612">
                <text:p>612</text:p>
              </table:table-cell>
              <table:table-cell office:value-type="float" office:value="256">
                <text:p>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266">
                <text:p>2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673">
                <text:p>673</text:p>
              </table:table-cell>
              <table:table-cell office:value-type="float" office:value="276">
                <text:p>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286">
                <text:p>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296">
                <text:p>296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308">
                <text:p>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320">
                <text:p>3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799">
                <text:p>799</text:p>
              </table:table-cell>
              <table:table-cell office:value-type="float" office:value="332">
                <text:p>3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344">
                <text:p>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356">
                <text:p>3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882">
                <text:p>882</text:p>
              </table:table-cell>
              <table:table-cell office:value-type="float" office:value="368">
                <text:p>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380">
                <text:p>3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392">
                <text:p>3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404">
                <text:p>4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416">
                <text:p>416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46">
                <text:p>1046</text:p>
              </table:table-cell>
              <table:table-cell office:value-type="float" office:value="430">
                <text:p>4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444">
                <text:p>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458">
                <text:p>4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472">
                <text:p>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486">
                <text:p>4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1209">
                <text:p>1209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514">
                <text:p>5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528">
                <text:p>5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542">
                <text:p>5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556">
                <text:p>556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448">
                <text:p>1448</text:p>
              </table:table-cell>
              <table:table-cell office:value-type="float" office:value="572">
                <text:p>5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1485">
                <text:p>1485</text:p>
              </table:table-cell>
              <table:table-cell office:value-type="float" office:value="588">
                <text:p>5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1520">
                <text:p>1520</text:p>
              </table:table-cell>
              <table:table-cell office:value-type="float" office:value="604">
                <text:p>6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620">
                <text:p>6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636">
                <text:p>6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652">
                <text:p>6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668">
                <text:p>6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1743">
                <text:p>1743</text:p>
              </table:table-cell>
              <table:table-cell office:value-type="float" office:value="684">
                <text:p>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700">
                <text:p>7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716">
                <text:p>716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922">
                <text:p>1922</text:p>
              </table:table-cell>
              <table:table-cell office:value-type="float" office:value="734">
                <text:p>7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752">
                <text:p>7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770">
                <text:p>7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788">
                <text:p>7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806">
                <text:p>8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824">
                <text:p>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842">
                <text:p>8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860">
                <text:p>8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878">
                <text:p>8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896">
                <text:p>8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600">
                <text:p>2600</text:p>
              </table:table-cell>
              <table:table-cell office:value-type="float" office:value="916">
                <text:p>916</text:p>
              </table:table-cell>
              <table:table-cell office:value-type="float" office:value="3000">
                <text:p>3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